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20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BodyMotion_</text:p>
          </table:table-cell>
          <table:table-cell office:value-type="string" calcext:value-type="string">
            <text:p>GravityAcceleration_</text:p>
          </table:table-cell>
          <table:table-cell office:value-type="string" calcext:value-type="string">
            <text:p>Accelerometer_</text:p>
          </table:table-cell>
          <table:table-cell office:value-type="string" calcext:value-type="string">
            <text:p>Gyroscope_</text:p>
          </table:table-cell>
          <table:table-cell office:value-type="string" calcext:value-type="string">
            <text:p>Jerk_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Xaxis_</text:p>
          </table:table-cell>
          <table:table-cell office:value-type="string" calcext:value-type="string">
            <text:p>Yaxis_</text:p>
          </table:table-cell>
          <table:table-cell office:value-type="string" calcext:value-type="string">
            <text:p>Zaxis_</text:p>
          </table:table-cell>
          <table:table-cell office:value-type="string" calcext:value-type="string">
            <text:p>Magnitude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td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use?</text:p>
          </table:table-cell>
          <table:table-cell office:value-type="string" calcext:value-type="string">
            <text:p>descripcion nueva</text:p>
          </table:table-cell>
          <table:table-cell office:value-type="string" calcext:value-type="string">
            <text:p>type v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ean()</text:p>
          </table:table-cell>
          <table:table-cell office:value-type="string" calcext:value-type="string">
            <text:p>std(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Y</text:p>
          </table:table-cell>
          <table:table-cell office:value-type="string" calcext:value-type="string">
            <text:p>-Z</text:p>
          </table:table-cell>
          <table:table-cell office:value-type="string" calcext:value-type="string">
            <text:p>Mag-</text:p>
          </table:table-cell>
          <table:table-cell office:value-type="string" calcext:value-type="string">
            <text:p>full</text:p>
          </table:table-cell>
          <table:table-cell table:number-columns-repeated="6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tBodyAcc-mad()-X</text:p>
          </table:table-cell>
          <table:table-cell table:formula="of:=ISERROR(SEARCH([.C$2];[.B3]))=FALSE()" office:value-type="boolean" office:boolean-value="false" calcext:value-type="boolean">
            <text:p>FALSE</text:p>
          </table:table-cell>
          <table:table-cell table:formula="of:=ISERROR(SEARCH([.D$2];[.B3]))=FALSE()" office:value-type="boolean" office:boolean-value="false" calcext:value-type="boolean">
            <text:p>FALSE</text:p>
          </table:table-cell>
          <table:table-cell table:formula="of:=OR([.C3];[.D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BodyAcc-mad()-Y</text:p>
          </table:table-cell>
          <table:table-cell table:formula="of:=ISERROR(SEARCH([.C$2];[.B4]))=FALSE()" office:value-type="boolean" office:boolean-value="false" calcext:value-type="boolean">
            <text:p>FALSE</text:p>
          </table:table-cell>
          <table:table-cell table:formula="of:=ISERROR(SEARCH([.D$2];[.B4]))=FALSE()" office:value-type="boolean" office:boolean-value="false" calcext:value-type="boolean">
            <text:p>FALSE</text:p>
          </table:table-cell>
          <table:table-cell table:formula="of:=OR([.C4];[.D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BodyAcc-mad()-Z</text:p>
          </table:table-cell>
          <table:table-cell table:formula="of:=ISERROR(SEARCH([.C$2];[.B5]))=FALSE()" office:value-type="boolean" office:boolean-value="false" calcext:value-type="boolean">
            <text:p>FALSE</text:p>
          </table:table-cell>
          <table:table-cell table:formula="of:=ISERROR(SEARCH([.D$2];[.B5]))=FALSE()" office:value-type="boolean" office:boolean-value="false" calcext:value-type="boolean">
            <text:p>FALSE</text:p>
          </table:table-cell>
          <table:table-cell table:formula="of:=OR([.C5];[.D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BodyAcc-max()-X</text:p>
          </table:table-cell>
          <table:table-cell table:formula="of:=ISERROR(SEARCH([.C$2];[.B6]))=FALSE()" office:value-type="boolean" office:boolean-value="false" calcext:value-type="boolean">
            <text:p>FALSE</text:p>
          </table:table-cell>
          <table:table-cell table:formula="of:=ISERROR(SEARCH([.D$2];[.B6]))=FALSE()" office:value-type="boolean" office:boolean-value="false" calcext:value-type="boolean">
            <text:p>FALSE</text:p>
          </table:table-cell>
          <table:table-cell table:formula="of:=OR([.C6];[.D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BodyAcc-max()-Y</text:p>
          </table:table-cell>
          <table:table-cell table:formula="of:=ISERROR(SEARCH([.C$2];[.B7]))=FALSE()" office:value-type="boolean" office:boolean-value="false" calcext:value-type="boolean">
            <text:p>FALSE</text:p>
          </table:table-cell>
          <table:table-cell table:formula="of:=ISERROR(SEARCH([.D$2];[.B7]))=FALSE()" office:value-type="boolean" office:boolean-value="false" calcext:value-type="boolean">
            <text:p>FALSE</text:p>
          </table:table-cell>
          <table:table-cell table:formula="of:=OR([.C7];[.D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BodyAcc-max()-Z</text:p>
          </table:table-cell>
          <table:table-cell table:formula="of:=ISERROR(SEARCH([.C$2];[.B8]))=FALSE()" office:value-type="boolean" office:boolean-value="false" calcext:value-type="boolean">
            <text:p>FALSE</text:p>
          </table:table-cell>
          <table:table-cell table:formula="of:=ISERROR(SEARCH([.D$2];[.B8]))=FALSE()" office:value-type="boolean" office:boolean-value="false" calcext:value-type="boolean">
            <text:p>FALSE</text:p>
          </table:table-cell>
          <table:table-cell table:formula="of:=OR([.C8];[.D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BodyAcc-min()-X</text:p>
          </table:table-cell>
          <table:table-cell table:formula="of:=ISERROR(SEARCH([.C$2];[.B9]))=FALSE()" office:value-type="boolean" office:boolean-value="false" calcext:value-type="boolean">
            <text:p>FALSE</text:p>
          </table:table-cell>
          <table:table-cell table:formula="of:=ISERROR(SEARCH([.D$2];[.B9]))=FALSE()" office:value-type="boolean" office:boolean-value="false" calcext:value-type="boolean">
            <text:p>FALSE</text:p>
          </table:table-cell>
          <table:table-cell table:formula="of:=OR([.C9];[.D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BodyAcc-min()-Y</text:p>
          </table:table-cell>
          <table:table-cell table:formula="of:=ISERROR(SEARCH([.C$2];[.B10]))=FALSE()" office:value-type="boolean" office:boolean-value="false" calcext:value-type="boolean">
            <text:p>FALSE</text:p>
          </table:table-cell>
          <table:table-cell table:formula="of:=ISERROR(SEARCH([.D$2];[.B10]))=FALSE()" office:value-type="boolean" office:boolean-value="false" calcext:value-type="boolean">
            <text:p>FALSE</text:p>
          </table:table-cell>
          <table:table-cell table:formula="of:=OR([.C10];[.D1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tBodyAcc-min()-Z</text:p>
          </table:table-cell>
          <table:table-cell table:formula="of:=ISERROR(SEARCH([.C$2];[.B11]))=FALSE()" office:value-type="boolean" office:boolean-value="false" calcext:value-type="boolean">
            <text:p>FALSE</text:p>
          </table:table-cell>
          <table:table-cell table:formula="of:=ISERROR(SEARCH([.D$2];[.B11]))=FALSE()" office:value-type="boolean" office:boolean-value="false" calcext:value-type="boolean">
            <text:p>FALSE</text:p>
          </table:table-cell>
          <table:table-cell table:formula="of:=OR([.C11];[.D1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tBodyAcc-sma()</text:p>
          </table:table-cell>
          <table:table-cell table:formula="of:=ISERROR(SEARCH([.C$2];[.B12]))=FALSE()" office:value-type="boolean" office:boolean-value="false" calcext:value-type="boolean">
            <text:p>FALSE</text:p>
          </table:table-cell>
          <table:table-cell table:formula="of:=ISERROR(SEARCH([.D$2];[.B12]))=FALSE()" office:value-type="boolean" office:boolean-value="false" calcext:value-type="boolean">
            <text:p>FALSE</text:p>
          </table:table-cell>
          <table:table-cell table:formula="of:=OR([.C12];[.D1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BodyAcc-energy()-X</text:p>
          </table:table-cell>
          <table:table-cell table:formula="of:=ISERROR(SEARCH([.C$2];[.B13]))=FALSE()" office:value-type="boolean" office:boolean-value="false" calcext:value-type="boolean">
            <text:p>FALSE</text:p>
          </table:table-cell>
          <table:table-cell table:formula="of:=ISERROR(SEARCH([.D$2];[.B13]))=FALSE()" office:value-type="boolean" office:boolean-value="false" calcext:value-type="boolean">
            <text:p>FALSE</text:p>
          </table:table-cell>
          <table:table-cell table:formula="of:=OR([.C13];[.D1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tBodyAcc-energy()-Y</text:p>
          </table:table-cell>
          <table:table-cell table:formula="of:=ISERROR(SEARCH([.C$2];[.B14]))=FALSE()" office:value-type="boolean" office:boolean-value="false" calcext:value-type="boolean">
            <text:p>FALSE</text:p>
          </table:table-cell>
          <table:table-cell table:formula="of:=ISERROR(SEARCH([.D$2];[.B14]))=FALSE()" office:value-type="boolean" office:boolean-value="false" calcext:value-type="boolean">
            <text:p>FALSE</text:p>
          </table:table-cell>
          <table:table-cell table:formula="of:=OR([.C14];[.D1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tBodyAcc-energy()-Z</text:p>
          </table:table-cell>
          <table:table-cell table:formula="of:=ISERROR(SEARCH([.C$2];[.B15]))=FALSE()" office:value-type="boolean" office:boolean-value="false" calcext:value-type="boolean">
            <text:p>FALSE</text:p>
          </table:table-cell>
          <table:table-cell table:formula="of:=ISERROR(SEARCH([.D$2];[.B15]))=FALSE()" office:value-type="boolean" office:boolean-value="false" calcext:value-type="boolean">
            <text:p>FALSE</text:p>
          </table:table-cell>
          <table:table-cell table:formula="of:=OR([.C15];[.D1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BodyAcc-iqr()-X</text:p>
          </table:table-cell>
          <table:table-cell table:formula="of:=ISERROR(SEARCH([.C$2];[.B16]))=FALSE()" office:value-type="boolean" office:boolean-value="false" calcext:value-type="boolean">
            <text:p>FALSE</text:p>
          </table:table-cell>
          <table:table-cell table:formula="of:=ISERROR(SEARCH([.D$2];[.B16]))=FALSE()" office:value-type="boolean" office:boolean-value="false" calcext:value-type="boolean">
            <text:p>FALSE</text:p>
          </table:table-cell>
          <table:table-cell table:formula="of:=OR([.C16];[.D1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tBodyAcc-iqr()-Y</text:p>
          </table:table-cell>
          <table:table-cell table:formula="of:=ISERROR(SEARCH([.C$2];[.B17]))=FALSE()" office:value-type="boolean" office:boolean-value="false" calcext:value-type="boolean">
            <text:p>FALSE</text:p>
          </table:table-cell>
          <table:table-cell table:formula="of:=ISERROR(SEARCH([.D$2];[.B17]))=FALSE()" office:value-type="boolean" office:boolean-value="false" calcext:value-type="boolean">
            <text:p>FALSE</text:p>
          </table:table-cell>
          <table:table-cell table:formula="of:=OR([.C17];[.D1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tBodyAcc-iqr()-Z</text:p>
          </table:table-cell>
          <table:table-cell table:formula="of:=ISERROR(SEARCH([.C$2];[.B18]))=FALSE()" office:value-type="boolean" office:boolean-value="false" calcext:value-type="boolean">
            <text:p>FALSE</text:p>
          </table:table-cell>
          <table:table-cell table:formula="of:=ISERROR(SEARCH([.D$2];[.B18]))=FALSE()" office:value-type="boolean" office:boolean-value="false" calcext:value-type="boolean">
            <text:p>FALSE</text:p>
          </table:table-cell>
          <table:table-cell table:formula="of:=OR([.C18];[.D1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BodyAcc-entropy()-X</text:p>
          </table:table-cell>
          <table:table-cell table:formula="of:=ISERROR(SEARCH([.C$2];[.B19]))=FALSE()" office:value-type="boolean" office:boolean-value="false" calcext:value-type="boolean">
            <text:p>FALSE</text:p>
          </table:table-cell>
          <table:table-cell table:formula="of:=ISERROR(SEARCH([.D$2];[.B19]))=FALSE()" office:value-type="boolean" office:boolean-value="false" calcext:value-type="boolean">
            <text:p>FALSE</text:p>
          </table:table-cell>
          <table:table-cell table:formula="of:=OR([.C19];[.D1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tBodyAcc-entropy()-Y</text:p>
          </table:table-cell>
          <table:table-cell table:formula="of:=ISERROR(SEARCH([.C$2];[.B20]))=FALSE()" office:value-type="boolean" office:boolean-value="false" calcext:value-type="boolean">
            <text:p>FALSE</text:p>
          </table:table-cell>
          <table:table-cell table:formula="of:=ISERROR(SEARCH([.D$2];[.B20]))=FALSE()" office:value-type="boolean" office:boolean-value="false" calcext:value-type="boolean">
            <text:p>FALSE</text:p>
          </table:table-cell>
          <table:table-cell table:formula="of:=OR([.C20];[.D2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BodyAcc-entropy()-Z</text:p>
          </table:table-cell>
          <table:table-cell table:formula="of:=ISERROR(SEARCH([.C$2];[.B21]))=FALSE()" office:value-type="boolean" office:boolean-value="false" calcext:value-type="boolean">
            <text:p>FALSE</text:p>
          </table:table-cell>
          <table:table-cell table:formula="of:=ISERROR(SEARCH([.D$2];[.B21]))=FALSE()" office:value-type="boolean" office:boolean-value="false" calcext:value-type="boolean">
            <text:p>FALSE</text:p>
          </table:table-cell>
          <table:table-cell table:formula="of:=OR([.C21];[.D2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tBodyAcc-arCoeff()-X,1</text:p>
          </table:table-cell>
          <table:table-cell table:formula="of:=ISERROR(SEARCH([.C$2];[.B22]))=FALSE()" office:value-type="boolean" office:boolean-value="false" calcext:value-type="boolean">
            <text:p>FALSE</text:p>
          </table:table-cell>
          <table:table-cell table:formula="of:=ISERROR(SEARCH([.D$2];[.B22]))=FALSE()" office:value-type="boolean" office:boolean-value="false" calcext:value-type="boolean">
            <text:p>FALSE</text:p>
          </table:table-cell>
          <table:table-cell table:formula="of:=OR([.C22];[.D2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tBodyAcc-arCoeff()-X,2</text:p>
          </table:table-cell>
          <table:table-cell table:formula="of:=ISERROR(SEARCH([.C$2];[.B23]))=FALSE()" office:value-type="boolean" office:boolean-value="false" calcext:value-type="boolean">
            <text:p>FALSE</text:p>
          </table:table-cell>
          <table:table-cell table:formula="of:=ISERROR(SEARCH([.D$2];[.B23]))=FALSE()" office:value-type="boolean" office:boolean-value="false" calcext:value-type="boolean">
            <text:p>FALSE</text:p>
          </table:table-cell>
          <table:table-cell table:formula="of:=OR([.C23];[.D2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BodyAcc-arCoeff()-X,3</text:p>
          </table:table-cell>
          <table:table-cell table:formula="of:=ISERROR(SEARCH([.C$2];[.B24]))=FALSE()" office:value-type="boolean" office:boolean-value="false" calcext:value-type="boolean">
            <text:p>FALSE</text:p>
          </table:table-cell>
          <table:table-cell table:formula="of:=ISERROR(SEARCH([.D$2];[.B24]))=FALSE()" office:value-type="boolean" office:boolean-value="false" calcext:value-type="boolean">
            <text:p>FALSE</text:p>
          </table:table-cell>
          <table:table-cell table:formula="of:=OR([.C24];[.D2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BodyAcc-arCoeff()-X,4</text:p>
          </table:table-cell>
          <table:table-cell table:formula="of:=ISERROR(SEARCH([.C$2];[.B25]))=FALSE()" office:value-type="boolean" office:boolean-value="false" calcext:value-type="boolean">
            <text:p>FALSE</text:p>
          </table:table-cell>
          <table:table-cell table:formula="of:=ISERROR(SEARCH([.D$2];[.B25]))=FALSE()" office:value-type="boolean" office:boolean-value="false" calcext:value-type="boolean">
            <text:p>FALSE</text:p>
          </table:table-cell>
          <table:table-cell table:formula="of:=OR([.C25];[.D2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BodyAcc-arCoeff()-Y,1</text:p>
          </table:table-cell>
          <table:table-cell table:formula="of:=ISERROR(SEARCH([.C$2];[.B26]))=FALSE()" office:value-type="boolean" office:boolean-value="false" calcext:value-type="boolean">
            <text:p>FALSE</text:p>
          </table:table-cell>
          <table:table-cell table:formula="of:=ISERROR(SEARCH([.D$2];[.B26]))=FALSE()" office:value-type="boolean" office:boolean-value="false" calcext:value-type="boolean">
            <text:p>FALSE</text:p>
          </table:table-cell>
          <table:table-cell table:formula="of:=OR([.C26];[.D2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tBodyAcc-arCoeff()-Y,2</text:p>
          </table:table-cell>
          <table:table-cell table:formula="of:=ISERROR(SEARCH([.C$2];[.B27]))=FALSE()" office:value-type="boolean" office:boolean-value="false" calcext:value-type="boolean">
            <text:p>FALSE</text:p>
          </table:table-cell>
          <table:table-cell table:formula="of:=ISERROR(SEARCH([.D$2];[.B27]))=FALSE()" office:value-type="boolean" office:boolean-value="false" calcext:value-type="boolean">
            <text:p>FALSE</text:p>
          </table:table-cell>
          <table:table-cell table:formula="of:=OR([.C27];[.D2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BodyAcc-arCoeff()-Y,3</text:p>
          </table:table-cell>
          <table:table-cell table:formula="of:=ISERROR(SEARCH([.C$2];[.B28]))=FALSE()" office:value-type="boolean" office:boolean-value="false" calcext:value-type="boolean">
            <text:p>FALSE</text:p>
          </table:table-cell>
          <table:table-cell table:formula="of:=ISERROR(SEARCH([.D$2];[.B28]))=FALSE()" office:value-type="boolean" office:boolean-value="false" calcext:value-type="boolean">
            <text:p>FALSE</text:p>
          </table:table-cell>
          <table:table-cell table:formula="of:=OR([.C28];[.D2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BodyAcc-arCoeff()-Y,4</text:p>
          </table:table-cell>
          <table:table-cell table:formula="of:=ISERROR(SEARCH([.C$2];[.B29]))=FALSE()" office:value-type="boolean" office:boolean-value="false" calcext:value-type="boolean">
            <text:p>FALSE</text:p>
          </table:table-cell>
          <table:table-cell table:formula="of:=ISERROR(SEARCH([.D$2];[.B29]))=FALSE()" office:value-type="boolean" office:boolean-value="false" calcext:value-type="boolean">
            <text:p>FALSE</text:p>
          </table:table-cell>
          <table:table-cell table:formula="of:=OR([.C29];[.D2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BodyAcc-arCoeff()-Z,1</text:p>
          </table:table-cell>
          <table:table-cell table:formula="of:=ISERROR(SEARCH([.C$2];[.B30]))=FALSE()" office:value-type="boolean" office:boolean-value="false" calcext:value-type="boolean">
            <text:p>FALSE</text:p>
          </table:table-cell>
          <table:table-cell table:formula="of:=ISERROR(SEARCH([.D$2];[.B30]))=FALSE()" office:value-type="boolean" office:boolean-value="false" calcext:value-type="boolean">
            <text:p>FALSE</text:p>
          </table:table-cell>
          <table:table-cell table:formula="of:=OR([.C30];[.D3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BodyAcc-arCoeff()-Z,2</text:p>
          </table:table-cell>
          <table:table-cell table:formula="of:=ISERROR(SEARCH([.C$2];[.B31]))=FALSE()" office:value-type="boolean" office:boolean-value="false" calcext:value-type="boolean">
            <text:p>FALSE</text:p>
          </table:table-cell>
          <table:table-cell table:formula="of:=ISERROR(SEARCH([.D$2];[.B31]))=FALSE()" office:value-type="boolean" office:boolean-value="false" calcext:value-type="boolean">
            <text:p>FALSE</text:p>
          </table:table-cell>
          <table:table-cell table:formula="of:=OR([.C31];[.D3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BodyAcc-arCoeff()-Z,3</text:p>
          </table:table-cell>
          <table:table-cell table:formula="of:=ISERROR(SEARCH([.C$2];[.B32]))=FALSE()" office:value-type="boolean" office:boolean-value="false" calcext:value-type="boolean">
            <text:p>FALSE</text:p>
          </table:table-cell>
          <table:table-cell table:formula="of:=ISERROR(SEARCH([.D$2];[.B32]))=FALSE()" office:value-type="boolean" office:boolean-value="false" calcext:value-type="boolean">
            <text:p>FALSE</text:p>
          </table:table-cell>
          <table:table-cell table:formula="of:=OR([.C32];[.D3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BodyAcc-arCoeff()-Z,4</text:p>
          </table:table-cell>
          <table:table-cell table:formula="of:=ISERROR(SEARCH([.C$2];[.B33]))=FALSE()" office:value-type="boolean" office:boolean-value="false" calcext:value-type="boolean">
            <text:p>FALSE</text:p>
          </table:table-cell>
          <table:table-cell table:formula="of:=ISERROR(SEARCH([.D$2];[.B33]))=FALSE()" office:value-type="boolean" office:boolean-value="false" calcext:value-type="boolean">
            <text:p>FALSE</text:p>
          </table:table-cell>
          <table:table-cell table:formula="of:=OR([.C33];[.D3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tBodyAcc-correlation()-X,Y</text:p>
          </table:table-cell>
          <table:table-cell table:formula="of:=ISERROR(SEARCH([.C$2];[.B34]))=FALSE()" office:value-type="boolean" office:boolean-value="false" calcext:value-type="boolean">
            <text:p>FALSE</text:p>
          </table:table-cell>
          <table:table-cell table:formula="of:=ISERROR(SEARCH([.D$2];[.B34]))=FALSE()" office:value-type="boolean" office:boolean-value="false" calcext:value-type="boolean">
            <text:p>FALSE</text:p>
          </table:table-cell>
          <table:table-cell table:formula="of:=OR([.C34];[.D3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tBodyAcc-correlation()-X,Z</text:p>
          </table:table-cell>
          <table:table-cell table:formula="of:=ISERROR(SEARCH([.C$2];[.B35]))=FALSE()" office:value-type="boolean" office:boolean-value="false" calcext:value-type="boolean">
            <text:p>FALSE</text:p>
          </table:table-cell>
          <table:table-cell table:formula="of:=ISERROR(SEARCH([.D$2];[.B35]))=FALSE()" office:value-type="boolean" office:boolean-value="false" calcext:value-type="boolean">
            <text:p>FALSE</text:p>
          </table:table-cell>
          <table:table-cell table:formula="of:=OR([.C35];[.D3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BodyAcc-correlation()-Y,Z</text:p>
          </table:table-cell>
          <table:table-cell table:formula="of:=ISERROR(SEARCH([.C$2];[.B36]))=FALSE()" office:value-type="boolean" office:boolean-value="false" calcext:value-type="boolean">
            <text:p>FALSE</text:p>
          </table:table-cell>
          <table:table-cell table:formula="of:=ISERROR(SEARCH([.D$2];[.B36]))=FALSE()" office:value-type="boolean" office:boolean-value="false" calcext:value-type="boolean">
            <text:p>FALSE</text:p>
          </table:table-cell>
          <table:table-cell table:formula="of:=OR([.C36];[.D3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tGravityAcc-mad()-X</text:p>
          </table:table-cell>
          <table:table-cell table:formula="of:=ISERROR(SEARCH([.C$2];[.B37]))=FALSE()" office:value-type="boolean" office:boolean-value="false" calcext:value-type="boolean">
            <text:p>FALSE</text:p>
          </table:table-cell>
          <table:table-cell table:formula="of:=ISERROR(SEARCH([.D$2];[.B37]))=FALSE()" office:value-type="boolean" office:boolean-value="false" calcext:value-type="boolean">
            <text:p>FALSE</text:p>
          </table:table-cell>
          <table:table-cell table:formula="of:=OR([.C37];[.D3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GravityAcc-mad()-Y</text:p>
          </table:table-cell>
          <table:table-cell table:formula="of:=ISERROR(SEARCH([.C$2];[.B38]))=FALSE()" office:value-type="boolean" office:boolean-value="false" calcext:value-type="boolean">
            <text:p>FALSE</text:p>
          </table:table-cell>
          <table:table-cell table:formula="of:=ISERROR(SEARCH([.D$2];[.B38]))=FALSE()" office:value-type="boolean" office:boolean-value="false" calcext:value-type="boolean">
            <text:p>FALSE</text:p>
          </table:table-cell>
          <table:table-cell table:formula="of:=OR([.C38];[.D3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GravityAcc-mad()-Z</text:p>
          </table:table-cell>
          <table:table-cell table:formula="of:=ISERROR(SEARCH([.C$2];[.B39]))=FALSE()" office:value-type="boolean" office:boolean-value="false" calcext:value-type="boolean">
            <text:p>FALSE</text:p>
          </table:table-cell>
          <table:table-cell table:formula="of:=ISERROR(SEARCH([.D$2];[.B39]))=FALSE()" office:value-type="boolean" office:boolean-value="false" calcext:value-type="boolean">
            <text:p>FALSE</text:p>
          </table:table-cell>
          <table:table-cell table:formula="of:=OR([.C39];[.D3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tGravityAcc-max()-X</text:p>
          </table:table-cell>
          <table:table-cell table:formula="of:=ISERROR(SEARCH([.C$2];[.B40]))=FALSE()" office:value-type="boolean" office:boolean-value="false" calcext:value-type="boolean">
            <text:p>FALSE</text:p>
          </table:table-cell>
          <table:table-cell table:formula="of:=ISERROR(SEARCH([.D$2];[.B40]))=FALSE()" office:value-type="boolean" office:boolean-value="false" calcext:value-type="boolean">
            <text:p>FALSE</text:p>
          </table:table-cell>
          <table:table-cell table:formula="of:=OR([.C40];[.D4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tGravityAcc-max()-Y</text:p>
          </table:table-cell>
          <table:table-cell table:formula="of:=ISERROR(SEARCH([.C$2];[.B41]))=FALSE()" office:value-type="boolean" office:boolean-value="false" calcext:value-type="boolean">
            <text:p>FALSE</text:p>
          </table:table-cell>
          <table:table-cell table:formula="of:=ISERROR(SEARCH([.D$2];[.B41]))=FALSE()" office:value-type="boolean" office:boolean-value="false" calcext:value-type="boolean">
            <text:p>FALSE</text:p>
          </table:table-cell>
          <table:table-cell table:formula="of:=OR([.C41];[.D4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tGravityAcc-max()-Z</text:p>
          </table:table-cell>
          <table:table-cell table:formula="of:=ISERROR(SEARCH([.C$2];[.B42]))=FALSE()" office:value-type="boolean" office:boolean-value="false" calcext:value-type="boolean">
            <text:p>FALSE</text:p>
          </table:table-cell>
          <table:table-cell table:formula="of:=ISERROR(SEARCH([.D$2];[.B42]))=FALSE()" office:value-type="boolean" office:boolean-value="false" calcext:value-type="boolean">
            <text:p>FALSE</text:p>
          </table:table-cell>
          <table:table-cell table:formula="of:=OR([.C42];[.D4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tGravityAcc-min()-X</text:p>
          </table:table-cell>
          <table:table-cell table:formula="of:=ISERROR(SEARCH([.C$2];[.B43]))=FALSE()" office:value-type="boolean" office:boolean-value="false" calcext:value-type="boolean">
            <text:p>FALSE</text:p>
          </table:table-cell>
          <table:table-cell table:formula="of:=ISERROR(SEARCH([.D$2];[.B43]))=FALSE()" office:value-type="boolean" office:boolean-value="false" calcext:value-type="boolean">
            <text:p>FALSE</text:p>
          </table:table-cell>
          <table:table-cell table:formula="of:=OR([.C43];[.D4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tGravityAcc-min()-Y</text:p>
          </table:table-cell>
          <table:table-cell table:formula="of:=ISERROR(SEARCH([.C$2];[.B44]))=FALSE()" office:value-type="boolean" office:boolean-value="false" calcext:value-type="boolean">
            <text:p>FALSE</text:p>
          </table:table-cell>
          <table:table-cell table:formula="of:=ISERROR(SEARCH([.D$2];[.B44]))=FALSE()" office:value-type="boolean" office:boolean-value="false" calcext:value-type="boolean">
            <text:p>FALSE</text:p>
          </table:table-cell>
          <table:table-cell table:formula="of:=OR([.C44];[.D4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tGravityAcc-min()-Z</text:p>
          </table:table-cell>
          <table:table-cell table:formula="of:=ISERROR(SEARCH([.C$2];[.B45]))=FALSE()" office:value-type="boolean" office:boolean-value="false" calcext:value-type="boolean">
            <text:p>FALSE</text:p>
          </table:table-cell>
          <table:table-cell table:formula="of:=ISERROR(SEARCH([.D$2];[.B45]))=FALSE()" office:value-type="boolean" office:boolean-value="false" calcext:value-type="boolean">
            <text:p>FALSE</text:p>
          </table:table-cell>
          <table:table-cell table:formula="of:=OR([.C45];[.D4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tGravityAcc-sma()</text:p>
          </table:table-cell>
          <table:table-cell table:formula="of:=ISERROR(SEARCH([.C$2];[.B46]))=FALSE()" office:value-type="boolean" office:boolean-value="false" calcext:value-type="boolean">
            <text:p>FALSE</text:p>
          </table:table-cell>
          <table:table-cell table:formula="of:=ISERROR(SEARCH([.D$2];[.B46]))=FALSE()" office:value-type="boolean" office:boolean-value="false" calcext:value-type="boolean">
            <text:p>FALSE</text:p>
          </table:table-cell>
          <table:table-cell table:formula="of:=OR([.C46];[.D4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tGravityAcc-energy()-X</text:p>
          </table:table-cell>
          <table:table-cell table:formula="of:=ISERROR(SEARCH([.C$2];[.B47]))=FALSE()" office:value-type="boolean" office:boolean-value="false" calcext:value-type="boolean">
            <text:p>FALSE</text:p>
          </table:table-cell>
          <table:table-cell table:formula="of:=ISERROR(SEARCH([.D$2];[.B47]))=FALSE()" office:value-type="boolean" office:boolean-value="false" calcext:value-type="boolean">
            <text:p>FALSE</text:p>
          </table:table-cell>
          <table:table-cell table:formula="of:=OR([.C47];[.D4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tGravityAcc-energy()-Y</text:p>
          </table:table-cell>
          <table:table-cell table:formula="of:=ISERROR(SEARCH([.C$2];[.B48]))=FALSE()" office:value-type="boolean" office:boolean-value="false" calcext:value-type="boolean">
            <text:p>FALSE</text:p>
          </table:table-cell>
          <table:table-cell table:formula="of:=ISERROR(SEARCH([.D$2];[.B48]))=FALSE()" office:value-type="boolean" office:boolean-value="false" calcext:value-type="boolean">
            <text:p>FALSE</text:p>
          </table:table-cell>
          <table:table-cell table:formula="of:=OR([.C48];[.D4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GravityAcc-energy()-Z</text:p>
          </table:table-cell>
          <table:table-cell table:formula="of:=ISERROR(SEARCH([.C$2];[.B49]))=FALSE()" office:value-type="boolean" office:boolean-value="false" calcext:value-type="boolean">
            <text:p>FALSE</text:p>
          </table:table-cell>
          <table:table-cell table:formula="of:=ISERROR(SEARCH([.D$2];[.B49]))=FALSE()" office:value-type="boolean" office:boolean-value="false" calcext:value-type="boolean">
            <text:p>FALSE</text:p>
          </table:table-cell>
          <table:table-cell table:formula="of:=OR([.C49];[.D4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tGravityAcc-iqr()-X</text:p>
          </table:table-cell>
          <table:table-cell table:formula="of:=ISERROR(SEARCH([.C$2];[.B50]))=FALSE()" office:value-type="boolean" office:boolean-value="false" calcext:value-type="boolean">
            <text:p>FALSE</text:p>
          </table:table-cell>
          <table:table-cell table:formula="of:=ISERROR(SEARCH([.D$2];[.B50]))=FALSE()" office:value-type="boolean" office:boolean-value="false" calcext:value-type="boolean">
            <text:p>FALSE</text:p>
          </table:table-cell>
          <table:table-cell table:formula="of:=OR([.C50];[.D5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tGravityAcc-iqr()-Y</text:p>
          </table:table-cell>
          <table:table-cell table:formula="of:=ISERROR(SEARCH([.C$2];[.B51]))=FALSE()" office:value-type="boolean" office:boolean-value="false" calcext:value-type="boolean">
            <text:p>FALSE</text:p>
          </table:table-cell>
          <table:table-cell table:formula="of:=ISERROR(SEARCH([.D$2];[.B51]))=FALSE()" office:value-type="boolean" office:boolean-value="false" calcext:value-type="boolean">
            <text:p>FALSE</text:p>
          </table:table-cell>
          <table:table-cell table:formula="of:=OR([.C51];[.D5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tGravityAcc-iqr()-Z</text:p>
          </table:table-cell>
          <table:table-cell table:formula="of:=ISERROR(SEARCH([.C$2];[.B52]))=FALSE()" office:value-type="boolean" office:boolean-value="false" calcext:value-type="boolean">
            <text:p>FALSE</text:p>
          </table:table-cell>
          <table:table-cell table:formula="of:=ISERROR(SEARCH([.D$2];[.B52]))=FALSE()" office:value-type="boolean" office:boolean-value="false" calcext:value-type="boolean">
            <text:p>FALSE</text:p>
          </table:table-cell>
          <table:table-cell table:formula="of:=OR([.C52];[.D5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tGravityAcc-entropy()-X</text:p>
          </table:table-cell>
          <table:table-cell table:formula="of:=ISERROR(SEARCH([.C$2];[.B53]))=FALSE()" office:value-type="boolean" office:boolean-value="false" calcext:value-type="boolean">
            <text:p>FALSE</text:p>
          </table:table-cell>
          <table:table-cell table:formula="of:=ISERROR(SEARCH([.D$2];[.B53]))=FALSE()" office:value-type="boolean" office:boolean-value="false" calcext:value-type="boolean">
            <text:p>FALSE</text:p>
          </table:table-cell>
          <table:table-cell table:formula="of:=OR([.C53];[.D5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GravityAcc-entropy()-Y</text:p>
          </table:table-cell>
          <table:table-cell table:formula="of:=ISERROR(SEARCH([.C$2];[.B54]))=FALSE()" office:value-type="boolean" office:boolean-value="false" calcext:value-type="boolean">
            <text:p>FALSE</text:p>
          </table:table-cell>
          <table:table-cell table:formula="of:=ISERROR(SEARCH([.D$2];[.B54]))=FALSE()" office:value-type="boolean" office:boolean-value="false" calcext:value-type="boolean">
            <text:p>FALSE</text:p>
          </table:table-cell>
          <table:table-cell table:formula="of:=OR([.C54];[.D5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GravityAcc-entropy()-Z</text:p>
          </table:table-cell>
          <table:table-cell table:formula="of:=ISERROR(SEARCH([.C$2];[.B55]))=FALSE()" office:value-type="boolean" office:boolean-value="false" calcext:value-type="boolean">
            <text:p>FALSE</text:p>
          </table:table-cell>
          <table:table-cell table:formula="of:=ISERROR(SEARCH([.D$2];[.B55]))=FALSE()" office:value-type="boolean" office:boolean-value="false" calcext:value-type="boolean">
            <text:p>FALSE</text:p>
          </table:table-cell>
          <table:table-cell table:formula="of:=OR([.C55];[.D5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GravityAcc-arCoeff()-X,1</text:p>
          </table:table-cell>
          <table:table-cell table:formula="of:=ISERROR(SEARCH([.C$2];[.B56]))=FALSE()" office:value-type="boolean" office:boolean-value="false" calcext:value-type="boolean">
            <text:p>FALSE</text:p>
          </table:table-cell>
          <table:table-cell table:formula="of:=ISERROR(SEARCH([.D$2];[.B56]))=FALSE()" office:value-type="boolean" office:boolean-value="false" calcext:value-type="boolean">
            <text:p>FALSE</text:p>
          </table:table-cell>
          <table:table-cell table:formula="of:=OR([.C56];[.D5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GravityAcc-arCoeff()-X,2</text:p>
          </table:table-cell>
          <table:table-cell table:formula="of:=ISERROR(SEARCH([.C$2];[.B57]))=FALSE()" office:value-type="boolean" office:boolean-value="false" calcext:value-type="boolean">
            <text:p>FALSE</text:p>
          </table:table-cell>
          <table:table-cell table:formula="of:=ISERROR(SEARCH([.D$2];[.B57]))=FALSE()" office:value-type="boolean" office:boolean-value="false" calcext:value-type="boolean">
            <text:p>FALSE</text:p>
          </table:table-cell>
          <table:table-cell table:formula="of:=OR([.C57];[.D5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tGravityAcc-arCoeff()-X,3</text:p>
          </table:table-cell>
          <table:table-cell table:formula="of:=ISERROR(SEARCH([.C$2];[.B58]))=FALSE()" office:value-type="boolean" office:boolean-value="false" calcext:value-type="boolean">
            <text:p>FALSE</text:p>
          </table:table-cell>
          <table:table-cell table:formula="of:=ISERROR(SEARCH([.D$2];[.B58]))=FALSE()" office:value-type="boolean" office:boolean-value="false" calcext:value-type="boolean">
            <text:p>FALSE</text:p>
          </table:table-cell>
          <table:table-cell table:formula="of:=OR([.C58];[.D5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tGravityAcc-arCoeff()-X,4</text:p>
          </table:table-cell>
          <table:table-cell table:formula="of:=ISERROR(SEARCH([.C$2];[.B59]))=FALSE()" office:value-type="boolean" office:boolean-value="false" calcext:value-type="boolean">
            <text:p>FALSE</text:p>
          </table:table-cell>
          <table:table-cell table:formula="of:=ISERROR(SEARCH([.D$2];[.B59]))=FALSE()" office:value-type="boolean" office:boolean-value="false" calcext:value-type="boolean">
            <text:p>FALSE</text:p>
          </table:table-cell>
          <table:table-cell table:formula="of:=OR([.C59];[.D5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tGravityAcc-arCoeff()-Y,1</text:p>
          </table:table-cell>
          <table:table-cell table:formula="of:=ISERROR(SEARCH([.C$2];[.B60]))=FALSE()" office:value-type="boolean" office:boolean-value="false" calcext:value-type="boolean">
            <text:p>FALSE</text:p>
          </table:table-cell>
          <table:table-cell table:formula="of:=ISERROR(SEARCH([.D$2];[.B60]))=FALSE()" office:value-type="boolean" office:boolean-value="false" calcext:value-type="boolean">
            <text:p>FALSE</text:p>
          </table:table-cell>
          <table:table-cell table:formula="of:=OR([.C60];[.D6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tGravityAcc-arCoeff()-Y,2</text:p>
          </table:table-cell>
          <table:table-cell table:formula="of:=ISERROR(SEARCH([.C$2];[.B61]))=FALSE()" office:value-type="boolean" office:boolean-value="false" calcext:value-type="boolean">
            <text:p>FALSE</text:p>
          </table:table-cell>
          <table:table-cell table:formula="of:=ISERROR(SEARCH([.D$2];[.B61]))=FALSE()" office:value-type="boolean" office:boolean-value="false" calcext:value-type="boolean">
            <text:p>FALSE</text:p>
          </table:table-cell>
          <table:table-cell table:formula="of:=OR([.C61];[.D6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tGravityAcc-arCoeff()-Y,3</text:p>
          </table:table-cell>
          <table:table-cell table:formula="of:=ISERROR(SEARCH([.C$2];[.B62]))=FALSE()" office:value-type="boolean" office:boolean-value="false" calcext:value-type="boolean">
            <text:p>FALSE</text:p>
          </table:table-cell>
          <table:table-cell table:formula="of:=ISERROR(SEARCH([.D$2];[.B62]))=FALSE()" office:value-type="boolean" office:boolean-value="false" calcext:value-type="boolean">
            <text:p>FALSE</text:p>
          </table:table-cell>
          <table:table-cell table:formula="of:=OR([.C62];[.D6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tGravityAcc-arCoeff()-Y,4</text:p>
          </table:table-cell>
          <table:table-cell table:formula="of:=ISERROR(SEARCH([.C$2];[.B63]))=FALSE()" office:value-type="boolean" office:boolean-value="false" calcext:value-type="boolean">
            <text:p>FALSE</text:p>
          </table:table-cell>
          <table:table-cell table:formula="of:=ISERROR(SEARCH([.D$2];[.B63]))=FALSE()" office:value-type="boolean" office:boolean-value="false" calcext:value-type="boolean">
            <text:p>FALSE</text:p>
          </table:table-cell>
          <table:table-cell table:formula="of:=OR([.C63];[.D6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tGravityAcc-arCoeff()-Z,1</text:p>
          </table:table-cell>
          <table:table-cell table:formula="of:=ISERROR(SEARCH([.C$2];[.B64]))=FALSE()" office:value-type="boolean" office:boolean-value="false" calcext:value-type="boolean">
            <text:p>FALSE</text:p>
          </table:table-cell>
          <table:table-cell table:formula="of:=ISERROR(SEARCH([.D$2];[.B64]))=FALSE()" office:value-type="boolean" office:boolean-value="false" calcext:value-type="boolean">
            <text:p>FALSE</text:p>
          </table:table-cell>
          <table:table-cell table:formula="of:=OR([.C64];[.D6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tGravityAcc-arCoeff()-Z,2</text:p>
          </table:table-cell>
          <table:table-cell table:formula="of:=ISERROR(SEARCH([.C$2];[.B65]))=FALSE()" office:value-type="boolean" office:boolean-value="false" calcext:value-type="boolean">
            <text:p>FALSE</text:p>
          </table:table-cell>
          <table:table-cell table:formula="of:=ISERROR(SEARCH([.D$2];[.B65]))=FALSE()" office:value-type="boolean" office:boolean-value="false" calcext:value-type="boolean">
            <text:p>FALSE</text:p>
          </table:table-cell>
          <table:table-cell table:formula="of:=OR([.C65];[.D6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tGravityAcc-arCoeff()-Z,3</text:p>
          </table:table-cell>
          <table:table-cell table:formula="of:=ISERROR(SEARCH([.C$2];[.B66]))=FALSE()" office:value-type="boolean" office:boolean-value="false" calcext:value-type="boolean">
            <text:p>FALSE</text:p>
          </table:table-cell>
          <table:table-cell table:formula="of:=ISERROR(SEARCH([.D$2];[.B66]))=FALSE()" office:value-type="boolean" office:boolean-value="false" calcext:value-type="boolean">
            <text:p>FALSE</text:p>
          </table:table-cell>
          <table:table-cell table:formula="of:=OR([.C66];[.D6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GravityAcc-arCoeff()-Z,4</text:p>
          </table:table-cell>
          <table:table-cell table:formula="of:=ISERROR(SEARCH([.C$2];[.B67]))=FALSE()" office:value-type="boolean" office:boolean-value="false" calcext:value-type="boolean">
            <text:p>FALSE</text:p>
          </table:table-cell>
          <table:table-cell table:formula="of:=ISERROR(SEARCH([.D$2];[.B67]))=FALSE()" office:value-type="boolean" office:boolean-value="false" calcext:value-type="boolean">
            <text:p>FALSE</text:p>
          </table:table-cell>
          <table:table-cell table:formula="of:=OR([.C67];[.D6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tGravityAcc-correlation()-X,Y</text:p>
          </table:table-cell>
          <table:table-cell table:formula="of:=ISERROR(SEARCH([.C$2];[.B68]))=FALSE()" office:value-type="boolean" office:boolean-value="false" calcext:value-type="boolean">
            <text:p>FALSE</text:p>
          </table:table-cell>
          <table:table-cell table:formula="of:=ISERROR(SEARCH([.D$2];[.B68]))=FALSE()" office:value-type="boolean" office:boolean-value="false" calcext:value-type="boolean">
            <text:p>FALSE</text:p>
          </table:table-cell>
          <table:table-cell table:formula="of:=OR([.C68];[.D6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tGravityAcc-correlation()-X,Z</text:p>
          </table:table-cell>
          <table:table-cell table:formula="of:=ISERROR(SEARCH([.C$2];[.B69]))=FALSE()" office:value-type="boolean" office:boolean-value="false" calcext:value-type="boolean">
            <text:p>FALSE</text:p>
          </table:table-cell>
          <table:table-cell table:formula="of:=ISERROR(SEARCH([.D$2];[.B69]))=FALSE()" office:value-type="boolean" office:boolean-value="false" calcext:value-type="boolean">
            <text:p>FALSE</text:p>
          </table:table-cell>
          <table:table-cell table:formula="of:=OR([.C69];[.D6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tGravityAcc-correlation()-Y,Z</text:p>
          </table:table-cell>
          <table:table-cell table:formula="of:=ISERROR(SEARCH([.C$2];[.B70]))=FALSE()" office:value-type="boolean" office:boolean-value="false" calcext:value-type="boolean">
            <text:p>FALSE</text:p>
          </table:table-cell>
          <table:table-cell table:formula="of:=ISERROR(SEARCH([.D$2];[.B70]))=FALSE()" office:value-type="boolean" office:boolean-value="false" calcext:value-type="boolean">
            <text:p>FALSE</text:p>
          </table:table-cell>
          <table:table-cell table:formula="of:=OR([.C70];[.D7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tBodyAccJerk-mad()-X</text:p>
          </table:table-cell>
          <table:table-cell table:formula="of:=ISERROR(SEARCH([.C$2];[.B71]))=FALSE()" office:value-type="boolean" office:boolean-value="false" calcext:value-type="boolean">
            <text:p>FALSE</text:p>
          </table:table-cell>
          <table:table-cell table:formula="of:=ISERROR(SEARCH([.D$2];[.B71]))=FALSE()" office:value-type="boolean" office:boolean-value="false" calcext:value-type="boolean">
            <text:p>FALSE</text:p>
          </table:table-cell>
          <table:table-cell table:formula="of:=OR([.C71];[.D7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tBodyAccJerk-mad()-Y</text:p>
          </table:table-cell>
          <table:table-cell table:formula="of:=ISERROR(SEARCH([.C$2];[.B72]))=FALSE()" office:value-type="boolean" office:boolean-value="false" calcext:value-type="boolean">
            <text:p>FALSE</text:p>
          </table:table-cell>
          <table:table-cell table:formula="of:=ISERROR(SEARCH([.D$2];[.B72]))=FALSE()" office:value-type="boolean" office:boolean-value="false" calcext:value-type="boolean">
            <text:p>FALSE</text:p>
          </table:table-cell>
          <table:table-cell table:formula="of:=OR([.C72];[.D7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tBodyAccJerk-mad()-Z</text:p>
          </table:table-cell>
          <table:table-cell table:formula="of:=ISERROR(SEARCH([.C$2];[.B73]))=FALSE()" office:value-type="boolean" office:boolean-value="false" calcext:value-type="boolean">
            <text:p>FALSE</text:p>
          </table:table-cell>
          <table:table-cell table:formula="of:=ISERROR(SEARCH([.D$2];[.B73]))=FALSE()" office:value-type="boolean" office:boolean-value="false" calcext:value-type="boolean">
            <text:p>FALSE</text:p>
          </table:table-cell>
          <table:table-cell table:formula="of:=OR([.C73];[.D7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tBodyAccJerk-max()-X</text:p>
          </table:table-cell>
          <table:table-cell table:formula="of:=ISERROR(SEARCH([.C$2];[.B74]))=FALSE()" office:value-type="boolean" office:boolean-value="false" calcext:value-type="boolean">
            <text:p>FALSE</text:p>
          </table:table-cell>
          <table:table-cell table:formula="of:=ISERROR(SEARCH([.D$2];[.B74]))=FALSE()" office:value-type="boolean" office:boolean-value="false" calcext:value-type="boolean">
            <text:p>FALSE</text:p>
          </table:table-cell>
          <table:table-cell table:formula="of:=OR([.C74];[.D7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tBodyAccJerk-max()-Y</text:p>
          </table:table-cell>
          <table:table-cell table:formula="of:=ISERROR(SEARCH([.C$2];[.B75]))=FALSE()" office:value-type="boolean" office:boolean-value="false" calcext:value-type="boolean">
            <text:p>FALSE</text:p>
          </table:table-cell>
          <table:table-cell table:formula="of:=ISERROR(SEARCH([.D$2];[.B75]))=FALSE()" office:value-type="boolean" office:boolean-value="false" calcext:value-type="boolean">
            <text:p>FALSE</text:p>
          </table:table-cell>
          <table:table-cell table:formula="of:=OR([.C75];[.D7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tBodyAccJerk-max()-Z</text:p>
          </table:table-cell>
          <table:table-cell table:formula="of:=ISERROR(SEARCH([.C$2];[.B76]))=FALSE()" office:value-type="boolean" office:boolean-value="false" calcext:value-type="boolean">
            <text:p>FALSE</text:p>
          </table:table-cell>
          <table:table-cell table:formula="of:=ISERROR(SEARCH([.D$2];[.B76]))=FALSE()" office:value-type="boolean" office:boolean-value="false" calcext:value-type="boolean">
            <text:p>FALSE</text:p>
          </table:table-cell>
          <table:table-cell table:formula="of:=OR([.C76];[.D7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tBodyAccJerk-min()-X</text:p>
          </table:table-cell>
          <table:table-cell table:formula="of:=ISERROR(SEARCH([.C$2];[.B77]))=FALSE()" office:value-type="boolean" office:boolean-value="false" calcext:value-type="boolean">
            <text:p>FALSE</text:p>
          </table:table-cell>
          <table:table-cell table:formula="of:=ISERROR(SEARCH([.D$2];[.B77]))=FALSE()" office:value-type="boolean" office:boolean-value="false" calcext:value-type="boolean">
            <text:p>FALSE</text:p>
          </table:table-cell>
          <table:table-cell table:formula="of:=OR([.C77];[.D7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tBodyAccJerk-min()-Y</text:p>
          </table:table-cell>
          <table:table-cell table:formula="of:=ISERROR(SEARCH([.C$2];[.B78]))=FALSE()" office:value-type="boolean" office:boolean-value="false" calcext:value-type="boolean">
            <text:p>FALSE</text:p>
          </table:table-cell>
          <table:table-cell table:formula="of:=ISERROR(SEARCH([.D$2];[.B78]))=FALSE()" office:value-type="boolean" office:boolean-value="false" calcext:value-type="boolean">
            <text:p>FALSE</text:p>
          </table:table-cell>
          <table:table-cell table:formula="of:=OR([.C78];[.D7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tBodyAccJerk-min()-Z</text:p>
          </table:table-cell>
          <table:table-cell table:formula="of:=ISERROR(SEARCH([.C$2];[.B79]))=FALSE()" office:value-type="boolean" office:boolean-value="false" calcext:value-type="boolean">
            <text:p>FALSE</text:p>
          </table:table-cell>
          <table:table-cell table:formula="of:=ISERROR(SEARCH([.D$2];[.B79]))=FALSE()" office:value-type="boolean" office:boolean-value="false" calcext:value-type="boolean">
            <text:p>FALSE</text:p>
          </table:table-cell>
          <table:table-cell table:formula="of:=OR([.C79];[.D7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tBodyAccJerk-sma()</text:p>
          </table:table-cell>
          <table:table-cell table:formula="of:=ISERROR(SEARCH([.C$2];[.B80]))=FALSE()" office:value-type="boolean" office:boolean-value="false" calcext:value-type="boolean">
            <text:p>FALSE</text:p>
          </table:table-cell>
          <table:table-cell table:formula="of:=ISERROR(SEARCH([.D$2];[.B80]))=FALSE()" office:value-type="boolean" office:boolean-value="false" calcext:value-type="boolean">
            <text:p>FALSE</text:p>
          </table:table-cell>
          <table:table-cell table:formula="of:=OR([.C80];[.D8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tBodyAccJerk-energy()-X</text:p>
          </table:table-cell>
          <table:table-cell table:formula="of:=ISERROR(SEARCH([.C$2];[.B81]))=FALSE()" office:value-type="boolean" office:boolean-value="false" calcext:value-type="boolean">
            <text:p>FALSE</text:p>
          </table:table-cell>
          <table:table-cell table:formula="of:=ISERROR(SEARCH([.D$2];[.B81]))=FALSE()" office:value-type="boolean" office:boolean-value="false" calcext:value-type="boolean">
            <text:p>FALSE</text:p>
          </table:table-cell>
          <table:table-cell table:formula="of:=OR([.C81];[.D8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tBodyAccJerk-energy()-Y</text:p>
          </table:table-cell>
          <table:table-cell table:formula="of:=ISERROR(SEARCH([.C$2];[.B82]))=FALSE()" office:value-type="boolean" office:boolean-value="false" calcext:value-type="boolean">
            <text:p>FALSE</text:p>
          </table:table-cell>
          <table:table-cell table:formula="of:=ISERROR(SEARCH([.D$2];[.B82]))=FALSE()" office:value-type="boolean" office:boolean-value="false" calcext:value-type="boolean">
            <text:p>FALSE</text:p>
          </table:table-cell>
          <table:table-cell table:formula="of:=OR([.C82];[.D8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tBodyAccJerk-energy()-Z</text:p>
          </table:table-cell>
          <table:table-cell table:formula="of:=ISERROR(SEARCH([.C$2];[.B83]))=FALSE()" office:value-type="boolean" office:boolean-value="false" calcext:value-type="boolean">
            <text:p>FALSE</text:p>
          </table:table-cell>
          <table:table-cell table:formula="of:=ISERROR(SEARCH([.D$2];[.B83]))=FALSE()" office:value-type="boolean" office:boolean-value="false" calcext:value-type="boolean">
            <text:p>FALSE</text:p>
          </table:table-cell>
          <table:table-cell table:formula="of:=OR([.C83];[.D8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tBodyAccJerk-iqr()-X</text:p>
          </table:table-cell>
          <table:table-cell table:formula="of:=ISERROR(SEARCH([.C$2];[.B84]))=FALSE()" office:value-type="boolean" office:boolean-value="false" calcext:value-type="boolean">
            <text:p>FALSE</text:p>
          </table:table-cell>
          <table:table-cell table:formula="of:=ISERROR(SEARCH([.D$2];[.B84]))=FALSE()" office:value-type="boolean" office:boolean-value="false" calcext:value-type="boolean">
            <text:p>FALSE</text:p>
          </table:table-cell>
          <table:table-cell table:formula="of:=OR([.C84];[.D8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tBodyAccJerk-iqr()-Y</text:p>
          </table:table-cell>
          <table:table-cell table:formula="of:=ISERROR(SEARCH([.C$2];[.B85]))=FALSE()" office:value-type="boolean" office:boolean-value="false" calcext:value-type="boolean">
            <text:p>FALSE</text:p>
          </table:table-cell>
          <table:table-cell table:formula="of:=ISERROR(SEARCH([.D$2];[.B85]))=FALSE()" office:value-type="boolean" office:boolean-value="false" calcext:value-type="boolean">
            <text:p>FALSE</text:p>
          </table:table-cell>
          <table:table-cell table:formula="of:=OR([.C85];[.D8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tBodyAccJerk-iqr()-Z</text:p>
          </table:table-cell>
          <table:table-cell table:formula="of:=ISERROR(SEARCH([.C$2];[.B86]))=FALSE()" office:value-type="boolean" office:boolean-value="false" calcext:value-type="boolean">
            <text:p>FALSE</text:p>
          </table:table-cell>
          <table:table-cell table:formula="of:=ISERROR(SEARCH([.D$2];[.B86]))=FALSE()" office:value-type="boolean" office:boolean-value="false" calcext:value-type="boolean">
            <text:p>FALSE</text:p>
          </table:table-cell>
          <table:table-cell table:formula="of:=OR([.C86];[.D8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tBodyAccJerk-entropy()-X</text:p>
          </table:table-cell>
          <table:table-cell table:formula="of:=ISERROR(SEARCH([.C$2];[.B87]))=FALSE()" office:value-type="boolean" office:boolean-value="false" calcext:value-type="boolean">
            <text:p>FALSE</text:p>
          </table:table-cell>
          <table:table-cell table:formula="of:=ISERROR(SEARCH([.D$2];[.B87]))=FALSE()" office:value-type="boolean" office:boolean-value="false" calcext:value-type="boolean">
            <text:p>FALSE</text:p>
          </table:table-cell>
          <table:table-cell table:formula="of:=OR([.C87];[.D8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tBodyAccJerk-entropy()-Y</text:p>
          </table:table-cell>
          <table:table-cell table:formula="of:=ISERROR(SEARCH([.C$2];[.B88]))=FALSE()" office:value-type="boolean" office:boolean-value="false" calcext:value-type="boolean">
            <text:p>FALSE</text:p>
          </table:table-cell>
          <table:table-cell table:formula="of:=ISERROR(SEARCH([.D$2];[.B88]))=FALSE()" office:value-type="boolean" office:boolean-value="false" calcext:value-type="boolean">
            <text:p>FALSE</text:p>
          </table:table-cell>
          <table:table-cell table:formula="of:=OR([.C88];[.D8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tBodyAccJerk-entropy()-Z</text:p>
          </table:table-cell>
          <table:table-cell table:formula="of:=ISERROR(SEARCH([.C$2];[.B89]))=FALSE()" office:value-type="boolean" office:boolean-value="false" calcext:value-type="boolean">
            <text:p>FALSE</text:p>
          </table:table-cell>
          <table:table-cell table:formula="of:=ISERROR(SEARCH([.D$2];[.B89]))=FALSE()" office:value-type="boolean" office:boolean-value="false" calcext:value-type="boolean">
            <text:p>FALSE</text:p>
          </table:table-cell>
          <table:table-cell table:formula="of:=OR([.C89];[.D8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tBodyAccJerk-arCoeff()-X,1</text:p>
          </table:table-cell>
          <table:table-cell table:formula="of:=ISERROR(SEARCH([.C$2];[.B90]))=FALSE()" office:value-type="boolean" office:boolean-value="false" calcext:value-type="boolean">
            <text:p>FALSE</text:p>
          </table:table-cell>
          <table:table-cell table:formula="of:=ISERROR(SEARCH([.D$2];[.B90]))=FALSE()" office:value-type="boolean" office:boolean-value="false" calcext:value-type="boolean">
            <text:p>FALSE</text:p>
          </table:table-cell>
          <table:table-cell table:formula="of:=OR([.C90];[.D9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tBodyAccJerk-arCoeff()-X,2</text:p>
          </table:table-cell>
          <table:table-cell table:formula="of:=ISERROR(SEARCH([.C$2];[.B91]))=FALSE()" office:value-type="boolean" office:boolean-value="false" calcext:value-type="boolean">
            <text:p>FALSE</text:p>
          </table:table-cell>
          <table:table-cell table:formula="of:=ISERROR(SEARCH([.D$2];[.B91]))=FALSE()" office:value-type="boolean" office:boolean-value="false" calcext:value-type="boolean">
            <text:p>FALSE</text:p>
          </table:table-cell>
          <table:table-cell table:formula="of:=OR([.C91];[.D9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tBodyAccJerk-arCoeff()-X,3</text:p>
          </table:table-cell>
          <table:table-cell table:formula="of:=ISERROR(SEARCH([.C$2];[.B92]))=FALSE()" office:value-type="boolean" office:boolean-value="false" calcext:value-type="boolean">
            <text:p>FALSE</text:p>
          </table:table-cell>
          <table:table-cell table:formula="of:=ISERROR(SEARCH([.D$2];[.B92]))=FALSE()" office:value-type="boolean" office:boolean-value="false" calcext:value-type="boolean">
            <text:p>FALSE</text:p>
          </table:table-cell>
          <table:table-cell table:formula="of:=OR([.C92];[.D9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tBodyAccJerk-arCoeff()-X,4</text:p>
          </table:table-cell>
          <table:table-cell table:formula="of:=ISERROR(SEARCH([.C$2];[.B93]))=FALSE()" office:value-type="boolean" office:boolean-value="false" calcext:value-type="boolean">
            <text:p>FALSE</text:p>
          </table:table-cell>
          <table:table-cell table:formula="of:=ISERROR(SEARCH([.D$2];[.B93]))=FALSE()" office:value-type="boolean" office:boolean-value="false" calcext:value-type="boolean">
            <text:p>FALSE</text:p>
          </table:table-cell>
          <table:table-cell table:formula="of:=OR([.C93];[.D9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tBodyAccJerk-arCoeff()-Y,1</text:p>
          </table:table-cell>
          <table:table-cell table:formula="of:=ISERROR(SEARCH([.C$2];[.B94]))=FALSE()" office:value-type="boolean" office:boolean-value="false" calcext:value-type="boolean">
            <text:p>FALSE</text:p>
          </table:table-cell>
          <table:table-cell table:formula="of:=ISERROR(SEARCH([.D$2];[.B94]))=FALSE()" office:value-type="boolean" office:boolean-value="false" calcext:value-type="boolean">
            <text:p>FALSE</text:p>
          </table:table-cell>
          <table:table-cell table:formula="of:=OR([.C94];[.D9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tBodyAccJerk-arCoeff()-Y,2</text:p>
          </table:table-cell>
          <table:table-cell table:formula="of:=ISERROR(SEARCH([.C$2];[.B95]))=FALSE()" office:value-type="boolean" office:boolean-value="false" calcext:value-type="boolean">
            <text:p>FALSE</text:p>
          </table:table-cell>
          <table:table-cell table:formula="of:=ISERROR(SEARCH([.D$2];[.B95]))=FALSE()" office:value-type="boolean" office:boolean-value="false" calcext:value-type="boolean">
            <text:p>FALSE</text:p>
          </table:table-cell>
          <table:table-cell table:formula="of:=OR([.C95];[.D9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tBodyAccJerk-arCoeff()-Y,3</text:p>
          </table:table-cell>
          <table:table-cell table:formula="of:=ISERROR(SEARCH([.C$2];[.B96]))=FALSE()" office:value-type="boolean" office:boolean-value="false" calcext:value-type="boolean">
            <text:p>FALSE</text:p>
          </table:table-cell>
          <table:table-cell table:formula="of:=ISERROR(SEARCH([.D$2];[.B96]))=FALSE()" office:value-type="boolean" office:boolean-value="false" calcext:value-type="boolean">
            <text:p>FALSE</text:p>
          </table:table-cell>
          <table:table-cell table:formula="of:=OR([.C96];[.D9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tBodyAccJerk-arCoeff()-Y,4</text:p>
          </table:table-cell>
          <table:table-cell table:formula="of:=ISERROR(SEARCH([.C$2];[.B97]))=FALSE()" office:value-type="boolean" office:boolean-value="false" calcext:value-type="boolean">
            <text:p>FALSE</text:p>
          </table:table-cell>
          <table:table-cell table:formula="of:=ISERROR(SEARCH([.D$2];[.B97]))=FALSE()" office:value-type="boolean" office:boolean-value="false" calcext:value-type="boolean">
            <text:p>FALSE</text:p>
          </table:table-cell>
          <table:table-cell table:formula="of:=OR([.C97];[.D9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tBodyAccJerk-arCoeff()-Z,1</text:p>
          </table:table-cell>
          <table:table-cell table:formula="of:=ISERROR(SEARCH([.C$2];[.B98]))=FALSE()" office:value-type="boolean" office:boolean-value="false" calcext:value-type="boolean">
            <text:p>FALSE</text:p>
          </table:table-cell>
          <table:table-cell table:formula="of:=ISERROR(SEARCH([.D$2];[.B98]))=FALSE()" office:value-type="boolean" office:boolean-value="false" calcext:value-type="boolean">
            <text:p>FALSE</text:p>
          </table:table-cell>
          <table:table-cell table:formula="of:=OR([.C98];[.D9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tBodyAccJerk-arCoeff()-Z,2</text:p>
          </table:table-cell>
          <table:table-cell table:formula="of:=ISERROR(SEARCH([.C$2];[.B99]))=FALSE()" office:value-type="boolean" office:boolean-value="false" calcext:value-type="boolean">
            <text:p>FALSE</text:p>
          </table:table-cell>
          <table:table-cell table:formula="of:=ISERROR(SEARCH([.D$2];[.B99]))=FALSE()" office:value-type="boolean" office:boolean-value="false" calcext:value-type="boolean">
            <text:p>FALSE</text:p>
          </table:table-cell>
          <table:table-cell table:formula="of:=OR([.C99];[.D9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tBodyAccJerk-arCoeff()-Z,3</text:p>
          </table:table-cell>
          <table:table-cell table:formula="of:=ISERROR(SEARCH([.C$2];[.B100]))=FALSE()" office:value-type="boolean" office:boolean-value="false" calcext:value-type="boolean">
            <text:p>FALSE</text:p>
          </table:table-cell>
          <table:table-cell table:formula="of:=ISERROR(SEARCH([.D$2];[.B100]))=FALSE()" office:value-type="boolean" office:boolean-value="false" calcext:value-type="boolean">
            <text:p>FALSE</text:p>
          </table:table-cell>
          <table:table-cell table:formula="of:=OR([.C100];[.D10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tBodyAccJerk-arCoeff()-Z,4</text:p>
          </table:table-cell>
          <table:table-cell table:formula="of:=ISERROR(SEARCH([.C$2];[.B101]))=FALSE()" office:value-type="boolean" office:boolean-value="false" calcext:value-type="boolean">
            <text:p>FALSE</text:p>
          </table:table-cell>
          <table:table-cell table:formula="of:=ISERROR(SEARCH([.D$2];[.B101]))=FALSE()" office:value-type="boolean" office:boolean-value="false" calcext:value-type="boolean">
            <text:p>FALSE</text:p>
          </table:table-cell>
          <table:table-cell table:formula="of:=OR([.C101];[.D10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tBodyAccJerk-correlation()-X,Y</text:p>
          </table:table-cell>
          <table:table-cell table:formula="of:=ISERROR(SEARCH([.C$2];[.B102]))=FALSE()" office:value-type="boolean" office:boolean-value="false" calcext:value-type="boolean">
            <text:p>FALSE</text:p>
          </table:table-cell>
          <table:table-cell table:formula="of:=ISERROR(SEARCH([.D$2];[.B102]))=FALSE()" office:value-type="boolean" office:boolean-value="false" calcext:value-type="boolean">
            <text:p>FALSE</text:p>
          </table:table-cell>
          <table:table-cell table:formula="of:=OR([.C102];[.D10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tBodyAccJerk-correlation()-X,Z</text:p>
          </table:table-cell>
          <table:table-cell table:formula="of:=ISERROR(SEARCH([.C$2];[.B103]))=FALSE()" office:value-type="boolean" office:boolean-value="false" calcext:value-type="boolean">
            <text:p>FALSE</text:p>
          </table:table-cell>
          <table:table-cell table:formula="of:=ISERROR(SEARCH([.D$2];[.B103]))=FALSE()" office:value-type="boolean" office:boolean-value="false" calcext:value-type="boolean">
            <text:p>FALSE</text:p>
          </table:table-cell>
          <table:table-cell table:formula="of:=OR([.C103];[.D10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tBodyAccJerk-correlation()-Y,Z</text:p>
          </table:table-cell>
          <table:table-cell table:formula="of:=ISERROR(SEARCH([.C$2];[.B104]))=FALSE()" office:value-type="boolean" office:boolean-value="false" calcext:value-type="boolean">
            <text:p>FALSE</text:p>
          </table:table-cell>
          <table:table-cell table:formula="of:=ISERROR(SEARCH([.D$2];[.B104]))=FALSE()" office:value-type="boolean" office:boolean-value="false" calcext:value-type="boolean">
            <text:p>FALSE</text:p>
          </table:table-cell>
          <table:table-cell table:formula="of:=OR([.C104];[.D10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tBodyGyro-mad()-X</text:p>
          </table:table-cell>
          <table:table-cell table:formula="of:=ISERROR(SEARCH([.C$2];[.B105]))=FALSE()" office:value-type="boolean" office:boolean-value="false" calcext:value-type="boolean">
            <text:p>FALSE</text:p>
          </table:table-cell>
          <table:table-cell table:formula="of:=ISERROR(SEARCH([.D$2];[.B105]))=FALSE()" office:value-type="boolean" office:boolean-value="false" calcext:value-type="boolean">
            <text:p>FALSE</text:p>
          </table:table-cell>
          <table:table-cell table:formula="of:=OR([.C105];[.D10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tBodyGyro-mad()-Y</text:p>
          </table:table-cell>
          <table:table-cell table:formula="of:=ISERROR(SEARCH([.C$2];[.B106]))=FALSE()" office:value-type="boolean" office:boolean-value="false" calcext:value-type="boolean">
            <text:p>FALSE</text:p>
          </table:table-cell>
          <table:table-cell table:formula="of:=ISERROR(SEARCH([.D$2];[.B106]))=FALSE()" office:value-type="boolean" office:boolean-value="false" calcext:value-type="boolean">
            <text:p>FALSE</text:p>
          </table:table-cell>
          <table:table-cell table:formula="of:=OR([.C106];[.D10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tBodyGyro-mad()-Z</text:p>
          </table:table-cell>
          <table:table-cell table:formula="of:=ISERROR(SEARCH([.C$2];[.B107]))=FALSE()" office:value-type="boolean" office:boolean-value="false" calcext:value-type="boolean">
            <text:p>FALSE</text:p>
          </table:table-cell>
          <table:table-cell table:formula="of:=ISERROR(SEARCH([.D$2];[.B107]))=FALSE()" office:value-type="boolean" office:boolean-value="false" calcext:value-type="boolean">
            <text:p>FALSE</text:p>
          </table:table-cell>
          <table:table-cell table:formula="of:=OR([.C107];[.D10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tBodyGyro-max()-X</text:p>
          </table:table-cell>
          <table:table-cell table:formula="of:=ISERROR(SEARCH([.C$2];[.B108]))=FALSE()" office:value-type="boolean" office:boolean-value="false" calcext:value-type="boolean">
            <text:p>FALSE</text:p>
          </table:table-cell>
          <table:table-cell table:formula="of:=ISERROR(SEARCH([.D$2];[.B108]))=FALSE()" office:value-type="boolean" office:boolean-value="false" calcext:value-type="boolean">
            <text:p>FALSE</text:p>
          </table:table-cell>
          <table:table-cell table:formula="of:=OR([.C108];[.D10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tBodyGyro-max()-Y</text:p>
          </table:table-cell>
          <table:table-cell table:formula="of:=ISERROR(SEARCH([.C$2];[.B109]))=FALSE()" office:value-type="boolean" office:boolean-value="false" calcext:value-type="boolean">
            <text:p>FALSE</text:p>
          </table:table-cell>
          <table:table-cell table:formula="of:=ISERROR(SEARCH([.D$2];[.B109]))=FALSE()" office:value-type="boolean" office:boolean-value="false" calcext:value-type="boolean">
            <text:p>FALSE</text:p>
          </table:table-cell>
          <table:table-cell table:formula="of:=OR([.C109];[.D10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tBodyGyro-max()-Z</text:p>
          </table:table-cell>
          <table:table-cell table:formula="of:=ISERROR(SEARCH([.C$2];[.B110]))=FALSE()" office:value-type="boolean" office:boolean-value="false" calcext:value-type="boolean">
            <text:p>FALSE</text:p>
          </table:table-cell>
          <table:table-cell table:formula="of:=ISERROR(SEARCH([.D$2];[.B110]))=FALSE()" office:value-type="boolean" office:boolean-value="false" calcext:value-type="boolean">
            <text:p>FALSE</text:p>
          </table:table-cell>
          <table:table-cell table:formula="of:=OR([.C110];[.D11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tBodyGyro-min()-X</text:p>
          </table:table-cell>
          <table:table-cell table:formula="of:=ISERROR(SEARCH([.C$2];[.B111]))=FALSE()" office:value-type="boolean" office:boolean-value="false" calcext:value-type="boolean">
            <text:p>FALSE</text:p>
          </table:table-cell>
          <table:table-cell table:formula="of:=ISERROR(SEARCH([.D$2];[.B111]))=FALSE()" office:value-type="boolean" office:boolean-value="false" calcext:value-type="boolean">
            <text:p>FALSE</text:p>
          </table:table-cell>
          <table:table-cell table:formula="of:=OR([.C111];[.D11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tBodyGyro-min()-Y</text:p>
          </table:table-cell>
          <table:table-cell table:formula="of:=ISERROR(SEARCH([.C$2];[.B112]))=FALSE()" office:value-type="boolean" office:boolean-value="false" calcext:value-type="boolean">
            <text:p>FALSE</text:p>
          </table:table-cell>
          <table:table-cell table:formula="of:=ISERROR(SEARCH([.D$2];[.B112]))=FALSE()" office:value-type="boolean" office:boolean-value="false" calcext:value-type="boolean">
            <text:p>FALSE</text:p>
          </table:table-cell>
          <table:table-cell table:formula="of:=OR([.C112];[.D11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tBodyGyro-min()-Z</text:p>
          </table:table-cell>
          <table:table-cell table:formula="of:=ISERROR(SEARCH([.C$2];[.B113]))=FALSE()" office:value-type="boolean" office:boolean-value="false" calcext:value-type="boolean">
            <text:p>FALSE</text:p>
          </table:table-cell>
          <table:table-cell table:formula="of:=ISERROR(SEARCH([.D$2];[.B113]))=FALSE()" office:value-type="boolean" office:boolean-value="false" calcext:value-type="boolean">
            <text:p>FALSE</text:p>
          </table:table-cell>
          <table:table-cell table:formula="of:=OR([.C113];[.D11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tBodyGyro-sma()</text:p>
          </table:table-cell>
          <table:table-cell table:formula="of:=ISERROR(SEARCH([.C$2];[.B114]))=FALSE()" office:value-type="boolean" office:boolean-value="false" calcext:value-type="boolean">
            <text:p>FALSE</text:p>
          </table:table-cell>
          <table:table-cell table:formula="of:=ISERROR(SEARCH([.D$2];[.B114]))=FALSE()" office:value-type="boolean" office:boolean-value="false" calcext:value-type="boolean">
            <text:p>FALSE</text:p>
          </table:table-cell>
          <table:table-cell table:formula="of:=OR([.C114];[.D11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tBodyGyro-energy()-X</text:p>
          </table:table-cell>
          <table:table-cell table:formula="of:=ISERROR(SEARCH([.C$2];[.B115]))=FALSE()" office:value-type="boolean" office:boolean-value="false" calcext:value-type="boolean">
            <text:p>FALSE</text:p>
          </table:table-cell>
          <table:table-cell table:formula="of:=ISERROR(SEARCH([.D$2];[.B115]))=FALSE()" office:value-type="boolean" office:boolean-value="false" calcext:value-type="boolean">
            <text:p>FALSE</text:p>
          </table:table-cell>
          <table:table-cell table:formula="of:=OR([.C115];[.D11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tBodyGyro-energy()-Y</text:p>
          </table:table-cell>
          <table:table-cell table:formula="of:=ISERROR(SEARCH([.C$2];[.B116]))=FALSE()" office:value-type="boolean" office:boolean-value="false" calcext:value-type="boolean">
            <text:p>FALSE</text:p>
          </table:table-cell>
          <table:table-cell table:formula="of:=ISERROR(SEARCH([.D$2];[.B116]))=FALSE()" office:value-type="boolean" office:boolean-value="false" calcext:value-type="boolean">
            <text:p>FALSE</text:p>
          </table:table-cell>
          <table:table-cell table:formula="of:=OR([.C116];[.D11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tBodyGyro-energy()-Z</text:p>
          </table:table-cell>
          <table:table-cell table:formula="of:=ISERROR(SEARCH([.C$2];[.B117]))=FALSE()" office:value-type="boolean" office:boolean-value="false" calcext:value-type="boolean">
            <text:p>FALSE</text:p>
          </table:table-cell>
          <table:table-cell table:formula="of:=ISERROR(SEARCH([.D$2];[.B117]))=FALSE()" office:value-type="boolean" office:boolean-value="false" calcext:value-type="boolean">
            <text:p>FALSE</text:p>
          </table:table-cell>
          <table:table-cell table:formula="of:=OR([.C117];[.D11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tBodyGyro-iqr()-X</text:p>
          </table:table-cell>
          <table:table-cell table:formula="of:=ISERROR(SEARCH([.C$2];[.B118]))=FALSE()" office:value-type="boolean" office:boolean-value="false" calcext:value-type="boolean">
            <text:p>FALSE</text:p>
          </table:table-cell>
          <table:table-cell table:formula="of:=ISERROR(SEARCH([.D$2];[.B118]))=FALSE()" office:value-type="boolean" office:boolean-value="false" calcext:value-type="boolean">
            <text:p>FALSE</text:p>
          </table:table-cell>
          <table:table-cell table:formula="of:=OR([.C118];[.D11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tBodyGyro-iqr()-Y</text:p>
          </table:table-cell>
          <table:table-cell table:formula="of:=ISERROR(SEARCH([.C$2];[.B119]))=FALSE()" office:value-type="boolean" office:boolean-value="false" calcext:value-type="boolean">
            <text:p>FALSE</text:p>
          </table:table-cell>
          <table:table-cell table:formula="of:=ISERROR(SEARCH([.D$2];[.B119]))=FALSE()" office:value-type="boolean" office:boolean-value="false" calcext:value-type="boolean">
            <text:p>FALSE</text:p>
          </table:table-cell>
          <table:table-cell table:formula="of:=OR([.C119];[.D11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tBodyGyro-iqr()-Z</text:p>
          </table:table-cell>
          <table:table-cell table:formula="of:=ISERROR(SEARCH([.C$2];[.B120]))=FALSE()" office:value-type="boolean" office:boolean-value="false" calcext:value-type="boolean">
            <text:p>FALSE</text:p>
          </table:table-cell>
          <table:table-cell table:formula="of:=ISERROR(SEARCH([.D$2];[.B120]))=FALSE()" office:value-type="boolean" office:boolean-value="false" calcext:value-type="boolean">
            <text:p>FALSE</text:p>
          </table:table-cell>
          <table:table-cell table:formula="of:=OR([.C120];[.D12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tBodyGyro-entropy()-X</text:p>
          </table:table-cell>
          <table:table-cell table:formula="of:=ISERROR(SEARCH([.C$2];[.B121]))=FALSE()" office:value-type="boolean" office:boolean-value="false" calcext:value-type="boolean">
            <text:p>FALSE</text:p>
          </table:table-cell>
          <table:table-cell table:formula="of:=ISERROR(SEARCH([.D$2];[.B121]))=FALSE()" office:value-type="boolean" office:boolean-value="false" calcext:value-type="boolean">
            <text:p>FALSE</text:p>
          </table:table-cell>
          <table:table-cell table:formula="of:=OR([.C121];[.D12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tBodyGyro-entropy()-Y</text:p>
          </table:table-cell>
          <table:table-cell table:formula="of:=ISERROR(SEARCH([.C$2];[.B122]))=FALSE()" office:value-type="boolean" office:boolean-value="false" calcext:value-type="boolean">
            <text:p>FALSE</text:p>
          </table:table-cell>
          <table:table-cell table:formula="of:=ISERROR(SEARCH([.D$2];[.B122]))=FALSE()" office:value-type="boolean" office:boolean-value="false" calcext:value-type="boolean">
            <text:p>FALSE</text:p>
          </table:table-cell>
          <table:table-cell table:formula="of:=OR([.C122];[.D12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tBodyGyro-entropy()-Z</text:p>
          </table:table-cell>
          <table:table-cell table:formula="of:=ISERROR(SEARCH([.C$2];[.B123]))=FALSE()" office:value-type="boolean" office:boolean-value="false" calcext:value-type="boolean">
            <text:p>FALSE</text:p>
          </table:table-cell>
          <table:table-cell table:formula="of:=ISERROR(SEARCH([.D$2];[.B123]))=FALSE()" office:value-type="boolean" office:boolean-value="false" calcext:value-type="boolean">
            <text:p>FALSE</text:p>
          </table:table-cell>
          <table:table-cell table:formula="of:=OR([.C123];[.D12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tBodyGyro-arCoeff()-X,1</text:p>
          </table:table-cell>
          <table:table-cell table:formula="of:=ISERROR(SEARCH([.C$2];[.B124]))=FALSE()" office:value-type="boolean" office:boolean-value="false" calcext:value-type="boolean">
            <text:p>FALSE</text:p>
          </table:table-cell>
          <table:table-cell table:formula="of:=ISERROR(SEARCH([.D$2];[.B124]))=FALSE()" office:value-type="boolean" office:boolean-value="false" calcext:value-type="boolean">
            <text:p>FALSE</text:p>
          </table:table-cell>
          <table:table-cell table:formula="of:=OR([.C124];[.D12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tBodyGyro-arCoeff()-X,2</text:p>
          </table:table-cell>
          <table:table-cell table:formula="of:=ISERROR(SEARCH([.C$2];[.B125]))=FALSE()" office:value-type="boolean" office:boolean-value="false" calcext:value-type="boolean">
            <text:p>FALSE</text:p>
          </table:table-cell>
          <table:table-cell table:formula="of:=ISERROR(SEARCH([.D$2];[.B125]))=FALSE()" office:value-type="boolean" office:boolean-value="false" calcext:value-type="boolean">
            <text:p>FALSE</text:p>
          </table:table-cell>
          <table:table-cell table:formula="of:=OR([.C125];[.D12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BodyGyro-arCoeff()-X,3</text:p>
          </table:table-cell>
          <table:table-cell table:formula="of:=ISERROR(SEARCH([.C$2];[.B126]))=FALSE()" office:value-type="boolean" office:boolean-value="false" calcext:value-type="boolean">
            <text:p>FALSE</text:p>
          </table:table-cell>
          <table:table-cell table:formula="of:=ISERROR(SEARCH([.D$2];[.B126]))=FALSE()" office:value-type="boolean" office:boolean-value="false" calcext:value-type="boolean">
            <text:p>FALSE</text:p>
          </table:table-cell>
          <table:table-cell table:formula="of:=OR([.C126];[.D12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tBodyGyro-arCoeff()-X,4</text:p>
          </table:table-cell>
          <table:table-cell table:formula="of:=ISERROR(SEARCH([.C$2];[.B127]))=FALSE()" office:value-type="boolean" office:boolean-value="false" calcext:value-type="boolean">
            <text:p>FALSE</text:p>
          </table:table-cell>
          <table:table-cell table:formula="of:=ISERROR(SEARCH([.D$2];[.B127]))=FALSE()" office:value-type="boolean" office:boolean-value="false" calcext:value-type="boolean">
            <text:p>FALSE</text:p>
          </table:table-cell>
          <table:table-cell table:formula="of:=OR([.C127];[.D12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tBodyGyro-arCoeff()-Y,1</text:p>
          </table:table-cell>
          <table:table-cell table:formula="of:=ISERROR(SEARCH([.C$2];[.B128]))=FALSE()" office:value-type="boolean" office:boolean-value="false" calcext:value-type="boolean">
            <text:p>FALSE</text:p>
          </table:table-cell>
          <table:table-cell table:formula="of:=ISERROR(SEARCH([.D$2];[.B128]))=FALSE()" office:value-type="boolean" office:boolean-value="false" calcext:value-type="boolean">
            <text:p>FALSE</text:p>
          </table:table-cell>
          <table:table-cell table:formula="of:=OR([.C128];[.D12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tBodyGyro-arCoeff()-Y,2</text:p>
          </table:table-cell>
          <table:table-cell table:formula="of:=ISERROR(SEARCH([.C$2];[.B129]))=FALSE()" office:value-type="boolean" office:boolean-value="false" calcext:value-type="boolean">
            <text:p>FALSE</text:p>
          </table:table-cell>
          <table:table-cell table:formula="of:=ISERROR(SEARCH([.D$2];[.B129]))=FALSE()" office:value-type="boolean" office:boolean-value="false" calcext:value-type="boolean">
            <text:p>FALSE</text:p>
          </table:table-cell>
          <table:table-cell table:formula="of:=OR([.C129];[.D12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tBodyGyro-arCoeff()-Y,3</text:p>
          </table:table-cell>
          <table:table-cell table:formula="of:=ISERROR(SEARCH([.C$2];[.B130]))=FALSE()" office:value-type="boolean" office:boolean-value="false" calcext:value-type="boolean">
            <text:p>FALSE</text:p>
          </table:table-cell>
          <table:table-cell table:formula="of:=ISERROR(SEARCH([.D$2];[.B130]))=FALSE()" office:value-type="boolean" office:boolean-value="false" calcext:value-type="boolean">
            <text:p>FALSE</text:p>
          </table:table-cell>
          <table:table-cell table:formula="of:=OR([.C130];[.D13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tBodyGyro-arCoeff()-Y,4</text:p>
          </table:table-cell>
          <table:table-cell table:formula="of:=ISERROR(SEARCH([.C$2];[.B131]))=FALSE()" office:value-type="boolean" office:boolean-value="false" calcext:value-type="boolean">
            <text:p>FALSE</text:p>
          </table:table-cell>
          <table:table-cell table:formula="of:=ISERROR(SEARCH([.D$2];[.B131]))=FALSE()" office:value-type="boolean" office:boolean-value="false" calcext:value-type="boolean">
            <text:p>FALSE</text:p>
          </table:table-cell>
          <table:table-cell table:formula="of:=OR([.C131];[.D13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tBodyGyro-arCoeff()-Z,1</text:p>
          </table:table-cell>
          <table:table-cell table:formula="of:=ISERROR(SEARCH([.C$2];[.B132]))=FALSE()" office:value-type="boolean" office:boolean-value="false" calcext:value-type="boolean">
            <text:p>FALSE</text:p>
          </table:table-cell>
          <table:table-cell table:formula="of:=ISERROR(SEARCH([.D$2];[.B132]))=FALSE()" office:value-type="boolean" office:boolean-value="false" calcext:value-type="boolean">
            <text:p>FALSE</text:p>
          </table:table-cell>
          <table:table-cell table:formula="of:=OR([.C132];[.D13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tBodyGyro-arCoeff()-Z,2</text:p>
          </table:table-cell>
          <table:table-cell table:formula="of:=ISERROR(SEARCH([.C$2];[.B133]))=FALSE()" office:value-type="boolean" office:boolean-value="false" calcext:value-type="boolean">
            <text:p>FALSE</text:p>
          </table:table-cell>
          <table:table-cell table:formula="of:=ISERROR(SEARCH([.D$2];[.B133]))=FALSE()" office:value-type="boolean" office:boolean-value="false" calcext:value-type="boolean">
            <text:p>FALSE</text:p>
          </table:table-cell>
          <table:table-cell table:formula="of:=OR([.C133];[.D13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tBodyGyro-arCoeff()-Z,3</text:p>
          </table:table-cell>
          <table:table-cell table:formula="of:=ISERROR(SEARCH([.C$2];[.B134]))=FALSE()" office:value-type="boolean" office:boolean-value="false" calcext:value-type="boolean">
            <text:p>FALSE</text:p>
          </table:table-cell>
          <table:table-cell table:formula="of:=ISERROR(SEARCH([.D$2];[.B134]))=FALSE()" office:value-type="boolean" office:boolean-value="false" calcext:value-type="boolean">
            <text:p>FALSE</text:p>
          </table:table-cell>
          <table:table-cell table:formula="of:=OR([.C134];[.D13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tBodyGyro-arCoeff()-Z,4</text:p>
          </table:table-cell>
          <table:table-cell table:formula="of:=ISERROR(SEARCH([.C$2];[.B135]))=FALSE()" office:value-type="boolean" office:boolean-value="false" calcext:value-type="boolean">
            <text:p>FALSE</text:p>
          </table:table-cell>
          <table:table-cell table:formula="of:=ISERROR(SEARCH([.D$2];[.B135]))=FALSE()" office:value-type="boolean" office:boolean-value="false" calcext:value-type="boolean">
            <text:p>FALSE</text:p>
          </table:table-cell>
          <table:table-cell table:formula="of:=OR([.C135];[.D13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tBodyGyro-correlation()-X,Y</text:p>
          </table:table-cell>
          <table:table-cell table:formula="of:=ISERROR(SEARCH([.C$2];[.B136]))=FALSE()" office:value-type="boolean" office:boolean-value="false" calcext:value-type="boolean">
            <text:p>FALSE</text:p>
          </table:table-cell>
          <table:table-cell table:formula="of:=ISERROR(SEARCH([.D$2];[.B136]))=FALSE()" office:value-type="boolean" office:boolean-value="false" calcext:value-type="boolean">
            <text:p>FALSE</text:p>
          </table:table-cell>
          <table:table-cell table:formula="of:=OR([.C136];[.D13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tBodyGyro-correlation()-X,Z</text:p>
          </table:table-cell>
          <table:table-cell table:formula="of:=ISERROR(SEARCH([.C$2];[.B137]))=FALSE()" office:value-type="boolean" office:boolean-value="false" calcext:value-type="boolean">
            <text:p>FALSE</text:p>
          </table:table-cell>
          <table:table-cell table:formula="of:=ISERROR(SEARCH([.D$2];[.B137]))=FALSE()" office:value-type="boolean" office:boolean-value="false" calcext:value-type="boolean">
            <text:p>FALSE</text:p>
          </table:table-cell>
          <table:table-cell table:formula="of:=OR([.C137];[.D13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tBodyGyro-correlation()-Y,Z</text:p>
          </table:table-cell>
          <table:table-cell table:formula="of:=ISERROR(SEARCH([.C$2];[.B138]))=FALSE()" office:value-type="boolean" office:boolean-value="false" calcext:value-type="boolean">
            <text:p>FALSE</text:p>
          </table:table-cell>
          <table:table-cell table:formula="of:=ISERROR(SEARCH([.D$2];[.B138]))=FALSE()" office:value-type="boolean" office:boolean-value="false" calcext:value-type="boolean">
            <text:p>FALSE</text:p>
          </table:table-cell>
          <table:table-cell table:formula="of:=OR([.C138];[.D13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tBodyGyroJerk-mad()-X</text:p>
          </table:table-cell>
          <table:table-cell table:formula="of:=ISERROR(SEARCH([.C$2];[.B139]))=FALSE()" office:value-type="boolean" office:boolean-value="false" calcext:value-type="boolean">
            <text:p>FALSE</text:p>
          </table:table-cell>
          <table:table-cell table:formula="of:=ISERROR(SEARCH([.D$2];[.B139]))=FALSE()" office:value-type="boolean" office:boolean-value="false" calcext:value-type="boolean">
            <text:p>FALSE</text:p>
          </table:table-cell>
          <table:table-cell table:formula="of:=OR([.C139];[.D13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tBodyGyroJerk-mad()-Y</text:p>
          </table:table-cell>
          <table:table-cell table:formula="of:=ISERROR(SEARCH([.C$2];[.B140]))=FALSE()" office:value-type="boolean" office:boolean-value="false" calcext:value-type="boolean">
            <text:p>FALSE</text:p>
          </table:table-cell>
          <table:table-cell table:formula="of:=ISERROR(SEARCH([.D$2];[.B140]))=FALSE()" office:value-type="boolean" office:boolean-value="false" calcext:value-type="boolean">
            <text:p>FALSE</text:p>
          </table:table-cell>
          <table:table-cell table:formula="of:=OR([.C140];[.D14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tBodyGyroJerk-mad()-Z</text:p>
          </table:table-cell>
          <table:table-cell table:formula="of:=ISERROR(SEARCH([.C$2];[.B141]))=FALSE()" office:value-type="boolean" office:boolean-value="false" calcext:value-type="boolean">
            <text:p>FALSE</text:p>
          </table:table-cell>
          <table:table-cell table:formula="of:=ISERROR(SEARCH([.D$2];[.B141]))=FALSE()" office:value-type="boolean" office:boolean-value="false" calcext:value-type="boolean">
            <text:p>FALSE</text:p>
          </table:table-cell>
          <table:table-cell table:formula="of:=OR([.C141];[.D14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tBodyGyroJerk-max()-X</text:p>
          </table:table-cell>
          <table:table-cell table:formula="of:=ISERROR(SEARCH([.C$2];[.B142]))=FALSE()" office:value-type="boolean" office:boolean-value="false" calcext:value-type="boolean">
            <text:p>FALSE</text:p>
          </table:table-cell>
          <table:table-cell table:formula="of:=ISERROR(SEARCH([.D$2];[.B142]))=FALSE()" office:value-type="boolean" office:boolean-value="false" calcext:value-type="boolean">
            <text:p>FALSE</text:p>
          </table:table-cell>
          <table:table-cell table:formula="of:=OR([.C142];[.D14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tBodyGyroJerk-max()-Y</text:p>
          </table:table-cell>
          <table:table-cell table:formula="of:=ISERROR(SEARCH([.C$2];[.B143]))=FALSE()" office:value-type="boolean" office:boolean-value="false" calcext:value-type="boolean">
            <text:p>FALSE</text:p>
          </table:table-cell>
          <table:table-cell table:formula="of:=ISERROR(SEARCH([.D$2];[.B143]))=FALSE()" office:value-type="boolean" office:boolean-value="false" calcext:value-type="boolean">
            <text:p>FALSE</text:p>
          </table:table-cell>
          <table:table-cell table:formula="of:=OR([.C143];[.D14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tBodyGyroJerk-max()-Z</text:p>
          </table:table-cell>
          <table:table-cell table:formula="of:=ISERROR(SEARCH([.C$2];[.B144]))=FALSE()" office:value-type="boolean" office:boolean-value="false" calcext:value-type="boolean">
            <text:p>FALSE</text:p>
          </table:table-cell>
          <table:table-cell table:formula="of:=ISERROR(SEARCH([.D$2];[.B144]))=FALSE()" office:value-type="boolean" office:boolean-value="false" calcext:value-type="boolean">
            <text:p>FALSE</text:p>
          </table:table-cell>
          <table:table-cell table:formula="of:=OR([.C144];[.D14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tBodyGyroJerk-min()-X</text:p>
          </table:table-cell>
          <table:table-cell table:formula="of:=ISERROR(SEARCH([.C$2];[.B145]))=FALSE()" office:value-type="boolean" office:boolean-value="false" calcext:value-type="boolean">
            <text:p>FALSE</text:p>
          </table:table-cell>
          <table:table-cell table:formula="of:=ISERROR(SEARCH([.D$2];[.B145]))=FALSE()" office:value-type="boolean" office:boolean-value="false" calcext:value-type="boolean">
            <text:p>FALSE</text:p>
          </table:table-cell>
          <table:table-cell table:formula="of:=OR([.C145];[.D14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tBodyGyroJerk-min()-Y</text:p>
          </table:table-cell>
          <table:table-cell table:formula="of:=ISERROR(SEARCH([.C$2];[.B146]))=FALSE()" office:value-type="boolean" office:boolean-value="false" calcext:value-type="boolean">
            <text:p>FALSE</text:p>
          </table:table-cell>
          <table:table-cell table:formula="of:=ISERROR(SEARCH([.D$2];[.B146]))=FALSE()" office:value-type="boolean" office:boolean-value="false" calcext:value-type="boolean">
            <text:p>FALSE</text:p>
          </table:table-cell>
          <table:table-cell table:formula="of:=OR([.C146];[.D14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tBodyGyroJerk-min()-Z</text:p>
          </table:table-cell>
          <table:table-cell table:formula="of:=ISERROR(SEARCH([.C$2];[.B147]))=FALSE()" office:value-type="boolean" office:boolean-value="false" calcext:value-type="boolean">
            <text:p>FALSE</text:p>
          </table:table-cell>
          <table:table-cell table:formula="of:=ISERROR(SEARCH([.D$2];[.B147]))=FALSE()" office:value-type="boolean" office:boolean-value="false" calcext:value-type="boolean">
            <text:p>FALSE</text:p>
          </table:table-cell>
          <table:table-cell table:formula="of:=OR([.C147];[.D14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tBodyGyroJerk-sma()</text:p>
          </table:table-cell>
          <table:table-cell table:formula="of:=ISERROR(SEARCH([.C$2];[.B148]))=FALSE()" office:value-type="boolean" office:boolean-value="false" calcext:value-type="boolean">
            <text:p>FALSE</text:p>
          </table:table-cell>
          <table:table-cell table:formula="of:=ISERROR(SEARCH([.D$2];[.B148]))=FALSE()" office:value-type="boolean" office:boolean-value="false" calcext:value-type="boolean">
            <text:p>FALSE</text:p>
          </table:table-cell>
          <table:table-cell table:formula="of:=OR([.C148];[.D14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tBodyGyroJerk-energy()-X</text:p>
          </table:table-cell>
          <table:table-cell table:formula="of:=ISERROR(SEARCH([.C$2];[.B149]))=FALSE()" office:value-type="boolean" office:boolean-value="false" calcext:value-type="boolean">
            <text:p>FALSE</text:p>
          </table:table-cell>
          <table:table-cell table:formula="of:=ISERROR(SEARCH([.D$2];[.B149]))=FALSE()" office:value-type="boolean" office:boolean-value="false" calcext:value-type="boolean">
            <text:p>FALSE</text:p>
          </table:table-cell>
          <table:table-cell table:formula="of:=OR([.C149];[.D14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tBodyGyroJerk-energy()-Y</text:p>
          </table:table-cell>
          <table:table-cell table:formula="of:=ISERROR(SEARCH([.C$2];[.B150]))=FALSE()" office:value-type="boolean" office:boolean-value="false" calcext:value-type="boolean">
            <text:p>FALSE</text:p>
          </table:table-cell>
          <table:table-cell table:formula="of:=ISERROR(SEARCH([.D$2];[.B150]))=FALSE()" office:value-type="boolean" office:boolean-value="false" calcext:value-type="boolean">
            <text:p>FALSE</text:p>
          </table:table-cell>
          <table:table-cell table:formula="of:=OR([.C150];[.D15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tBodyGyroJerk-energy()-Z</text:p>
          </table:table-cell>
          <table:table-cell table:formula="of:=ISERROR(SEARCH([.C$2];[.B151]))=FALSE()" office:value-type="boolean" office:boolean-value="false" calcext:value-type="boolean">
            <text:p>FALSE</text:p>
          </table:table-cell>
          <table:table-cell table:formula="of:=ISERROR(SEARCH([.D$2];[.B151]))=FALSE()" office:value-type="boolean" office:boolean-value="false" calcext:value-type="boolean">
            <text:p>FALSE</text:p>
          </table:table-cell>
          <table:table-cell table:formula="of:=OR([.C151];[.D15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tBodyGyroJerk-iqr()-X</text:p>
          </table:table-cell>
          <table:table-cell table:formula="of:=ISERROR(SEARCH([.C$2];[.B152]))=FALSE()" office:value-type="boolean" office:boolean-value="false" calcext:value-type="boolean">
            <text:p>FALSE</text:p>
          </table:table-cell>
          <table:table-cell table:formula="of:=ISERROR(SEARCH([.D$2];[.B152]))=FALSE()" office:value-type="boolean" office:boolean-value="false" calcext:value-type="boolean">
            <text:p>FALSE</text:p>
          </table:table-cell>
          <table:table-cell table:formula="of:=OR([.C152];[.D15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tBodyGyroJerk-iqr()-Y</text:p>
          </table:table-cell>
          <table:table-cell table:formula="of:=ISERROR(SEARCH([.C$2];[.B153]))=FALSE()" office:value-type="boolean" office:boolean-value="false" calcext:value-type="boolean">
            <text:p>FALSE</text:p>
          </table:table-cell>
          <table:table-cell table:formula="of:=ISERROR(SEARCH([.D$2];[.B153]))=FALSE()" office:value-type="boolean" office:boolean-value="false" calcext:value-type="boolean">
            <text:p>FALSE</text:p>
          </table:table-cell>
          <table:table-cell table:formula="of:=OR([.C153];[.D15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tBodyGyroJerk-iqr()-Z</text:p>
          </table:table-cell>
          <table:table-cell table:formula="of:=ISERROR(SEARCH([.C$2];[.B154]))=FALSE()" office:value-type="boolean" office:boolean-value="false" calcext:value-type="boolean">
            <text:p>FALSE</text:p>
          </table:table-cell>
          <table:table-cell table:formula="of:=ISERROR(SEARCH([.D$2];[.B154]))=FALSE()" office:value-type="boolean" office:boolean-value="false" calcext:value-type="boolean">
            <text:p>FALSE</text:p>
          </table:table-cell>
          <table:table-cell table:formula="of:=OR([.C154];[.D15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tBodyGyroJerk-entropy()-X</text:p>
          </table:table-cell>
          <table:table-cell table:formula="of:=ISERROR(SEARCH([.C$2];[.B155]))=FALSE()" office:value-type="boolean" office:boolean-value="false" calcext:value-type="boolean">
            <text:p>FALSE</text:p>
          </table:table-cell>
          <table:table-cell table:formula="of:=ISERROR(SEARCH([.D$2];[.B155]))=FALSE()" office:value-type="boolean" office:boolean-value="false" calcext:value-type="boolean">
            <text:p>FALSE</text:p>
          </table:table-cell>
          <table:table-cell table:formula="of:=OR([.C155];[.D15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tBodyGyroJerk-entropy()-Y</text:p>
          </table:table-cell>
          <table:table-cell table:formula="of:=ISERROR(SEARCH([.C$2];[.B156]))=FALSE()" office:value-type="boolean" office:boolean-value="false" calcext:value-type="boolean">
            <text:p>FALSE</text:p>
          </table:table-cell>
          <table:table-cell table:formula="of:=ISERROR(SEARCH([.D$2];[.B156]))=FALSE()" office:value-type="boolean" office:boolean-value="false" calcext:value-type="boolean">
            <text:p>FALSE</text:p>
          </table:table-cell>
          <table:table-cell table:formula="of:=OR([.C156];[.D15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tBodyGyroJerk-entropy()-Z</text:p>
          </table:table-cell>
          <table:table-cell table:formula="of:=ISERROR(SEARCH([.C$2];[.B157]))=FALSE()" office:value-type="boolean" office:boolean-value="false" calcext:value-type="boolean">
            <text:p>FALSE</text:p>
          </table:table-cell>
          <table:table-cell table:formula="of:=ISERROR(SEARCH([.D$2];[.B157]))=FALSE()" office:value-type="boolean" office:boolean-value="false" calcext:value-type="boolean">
            <text:p>FALSE</text:p>
          </table:table-cell>
          <table:table-cell table:formula="of:=OR([.C157];[.D15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tBodyGyroJerk-arCoeff()-X,1</text:p>
          </table:table-cell>
          <table:table-cell table:formula="of:=ISERROR(SEARCH([.C$2];[.B158]))=FALSE()" office:value-type="boolean" office:boolean-value="false" calcext:value-type="boolean">
            <text:p>FALSE</text:p>
          </table:table-cell>
          <table:table-cell table:formula="of:=ISERROR(SEARCH([.D$2];[.B158]))=FALSE()" office:value-type="boolean" office:boolean-value="false" calcext:value-type="boolean">
            <text:p>FALSE</text:p>
          </table:table-cell>
          <table:table-cell table:formula="of:=OR([.C158];[.D15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tBodyGyroJerk-arCoeff()-X,2</text:p>
          </table:table-cell>
          <table:table-cell table:formula="of:=ISERROR(SEARCH([.C$2];[.B159]))=FALSE()" office:value-type="boolean" office:boolean-value="false" calcext:value-type="boolean">
            <text:p>FALSE</text:p>
          </table:table-cell>
          <table:table-cell table:formula="of:=ISERROR(SEARCH([.D$2];[.B159]))=FALSE()" office:value-type="boolean" office:boolean-value="false" calcext:value-type="boolean">
            <text:p>FALSE</text:p>
          </table:table-cell>
          <table:table-cell table:formula="of:=OR([.C159];[.D15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tBodyGyroJerk-arCoeff()-X,3</text:p>
          </table:table-cell>
          <table:table-cell table:formula="of:=ISERROR(SEARCH([.C$2];[.B160]))=FALSE()" office:value-type="boolean" office:boolean-value="false" calcext:value-type="boolean">
            <text:p>FALSE</text:p>
          </table:table-cell>
          <table:table-cell table:formula="of:=ISERROR(SEARCH([.D$2];[.B160]))=FALSE()" office:value-type="boolean" office:boolean-value="false" calcext:value-type="boolean">
            <text:p>FALSE</text:p>
          </table:table-cell>
          <table:table-cell table:formula="of:=OR([.C160];[.D16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tBodyGyroJerk-arCoeff()-X,4</text:p>
          </table:table-cell>
          <table:table-cell table:formula="of:=ISERROR(SEARCH([.C$2];[.B161]))=FALSE()" office:value-type="boolean" office:boolean-value="false" calcext:value-type="boolean">
            <text:p>FALSE</text:p>
          </table:table-cell>
          <table:table-cell table:formula="of:=ISERROR(SEARCH([.D$2];[.B161]))=FALSE()" office:value-type="boolean" office:boolean-value="false" calcext:value-type="boolean">
            <text:p>FALSE</text:p>
          </table:table-cell>
          <table:table-cell table:formula="of:=OR([.C161];[.D16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tBodyGyroJerk-arCoeff()-Y,1</text:p>
          </table:table-cell>
          <table:table-cell table:formula="of:=ISERROR(SEARCH([.C$2];[.B162]))=FALSE()" office:value-type="boolean" office:boolean-value="false" calcext:value-type="boolean">
            <text:p>FALSE</text:p>
          </table:table-cell>
          <table:table-cell table:formula="of:=ISERROR(SEARCH([.D$2];[.B162]))=FALSE()" office:value-type="boolean" office:boolean-value="false" calcext:value-type="boolean">
            <text:p>FALSE</text:p>
          </table:table-cell>
          <table:table-cell table:formula="of:=OR([.C162];[.D16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tBodyGyroJerk-arCoeff()-Y,2</text:p>
          </table:table-cell>
          <table:table-cell table:formula="of:=ISERROR(SEARCH([.C$2];[.B163]))=FALSE()" office:value-type="boolean" office:boolean-value="false" calcext:value-type="boolean">
            <text:p>FALSE</text:p>
          </table:table-cell>
          <table:table-cell table:formula="of:=ISERROR(SEARCH([.D$2];[.B163]))=FALSE()" office:value-type="boolean" office:boolean-value="false" calcext:value-type="boolean">
            <text:p>FALSE</text:p>
          </table:table-cell>
          <table:table-cell table:formula="of:=OR([.C163];[.D16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tBodyGyroJerk-arCoeff()-Y,3</text:p>
          </table:table-cell>
          <table:table-cell table:formula="of:=ISERROR(SEARCH([.C$2];[.B164]))=FALSE()" office:value-type="boolean" office:boolean-value="false" calcext:value-type="boolean">
            <text:p>FALSE</text:p>
          </table:table-cell>
          <table:table-cell table:formula="of:=ISERROR(SEARCH([.D$2];[.B164]))=FALSE()" office:value-type="boolean" office:boolean-value="false" calcext:value-type="boolean">
            <text:p>FALSE</text:p>
          </table:table-cell>
          <table:table-cell table:formula="of:=OR([.C164];[.D16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tBodyGyroJerk-arCoeff()-Y,4</text:p>
          </table:table-cell>
          <table:table-cell table:formula="of:=ISERROR(SEARCH([.C$2];[.B165]))=FALSE()" office:value-type="boolean" office:boolean-value="false" calcext:value-type="boolean">
            <text:p>FALSE</text:p>
          </table:table-cell>
          <table:table-cell table:formula="of:=ISERROR(SEARCH([.D$2];[.B165]))=FALSE()" office:value-type="boolean" office:boolean-value="false" calcext:value-type="boolean">
            <text:p>FALSE</text:p>
          </table:table-cell>
          <table:table-cell table:formula="of:=OR([.C165];[.D16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tBodyGyroJerk-arCoeff()-Z,1</text:p>
          </table:table-cell>
          <table:table-cell table:formula="of:=ISERROR(SEARCH([.C$2];[.B166]))=FALSE()" office:value-type="boolean" office:boolean-value="false" calcext:value-type="boolean">
            <text:p>FALSE</text:p>
          </table:table-cell>
          <table:table-cell table:formula="of:=ISERROR(SEARCH([.D$2];[.B166]))=FALSE()" office:value-type="boolean" office:boolean-value="false" calcext:value-type="boolean">
            <text:p>FALSE</text:p>
          </table:table-cell>
          <table:table-cell table:formula="of:=OR([.C166];[.D16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tBodyGyroJerk-arCoeff()-Z,2</text:p>
          </table:table-cell>
          <table:table-cell table:formula="of:=ISERROR(SEARCH([.C$2];[.B167]))=FALSE()" office:value-type="boolean" office:boolean-value="false" calcext:value-type="boolean">
            <text:p>FALSE</text:p>
          </table:table-cell>
          <table:table-cell table:formula="of:=ISERROR(SEARCH([.D$2];[.B167]))=FALSE()" office:value-type="boolean" office:boolean-value="false" calcext:value-type="boolean">
            <text:p>FALSE</text:p>
          </table:table-cell>
          <table:table-cell table:formula="of:=OR([.C167];[.D16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tBodyGyroJerk-arCoeff()-Z,3</text:p>
          </table:table-cell>
          <table:table-cell table:formula="of:=ISERROR(SEARCH([.C$2];[.B168]))=FALSE()" office:value-type="boolean" office:boolean-value="false" calcext:value-type="boolean">
            <text:p>FALSE</text:p>
          </table:table-cell>
          <table:table-cell table:formula="of:=ISERROR(SEARCH([.D$2];[.B168]))=FALSE()" office:value-type="boolean" office:boolean-value="false" calcext:value-type="boolean">
            <text:p>FALSE</text:p>
          </table:table-cell>
          <table:table-cell table:formula="of:=OR([.C168];[.D16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tBodyGyroJerk-arCoeff()-Z,4</text:p>
          </table:table-cell>
          <table:table-cell table:formula="of:=ISERROR(SEARCH([.C$2];[.B169]))=FALSE()" office:value-type="boolean" office:boolean-value="false" calcext:value-type="boolean">
            <text:p>FALSE</text:p>
          </table:table-cell>
          <table:table-cell table:formula="of:=ISERROR(SEARCH([.D$2];[.B169]))=FALSE()" office:value-type="boolean" office:boolean-value="false" calcext:value-type="boolean">
            <text:p>FALSE</text:p>
          </table:table-cell>
          <table:table-cell table:formula="of:=OR([.C169];[.D16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tBodyGyroJerk-correlation()-X,Y</text:p>
          </table:table-cell>
          <table:table-cell table:formula="of:=ISERROR(SEARCH([.C$2];[.B170]))=FALSE()" office:value-type="boolean" office:boolean-value="false" calcext:value-type="boolean">
            <text:p>FALSE</text:p>
          </table:table-cell>
          <table:table-cell table:formula="of:=ISERROR(SEARCH([.D$2];[.B170]))=FALSE()" office:value-type="boolean" office:boolean-value="false" calcext:value-type="boolean">
            <text:p>FALSE</text:p>
          </table:table-cell>
          <table:table-cell table:formula="of:=OR([.C170];[.D17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tBodyGyroJerk-correlation()-X,Z</text:p>
          </table:table-cell>
          <table:table-cell table:formula="of:=ISERROR(SEARCH([.C$2];[.B171]))=FALSE()" office:value-type="boolean" office:boolean-value="false" calcext:value-type="boolean">
            <text:p>FALSE</text:p>
          </table:table-cell>
          <table:table-cell table:formula="of:=ISERROR(SEARCH([.D$2];[.B171]))=FALSE()" office:value-type="boolean" office:boolean-value="false" calcext:value-type="boolean">
            <text:p>FALSE</text:p>
          </table:table-cell>
          <table:table-cell table:formula="of:=OR([.C171];[.D17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tBodyGyroJerk-correlation()-Y,Z</text:p>
          </table:table-cell>
          <table:table-cell table:formula="of:=ISERROR(SEARCH([.C$2];[.B172]))=FALSE()" office:value-type="boolean" office:boolean-value="false" calcext:value-type="boolean">
            <text:p>FALSE</text:p>
          </table:table-cell>
          <table:table-cell table:formula="of:=ISERROR(SEARCH([.D$2];[.B172]))=FALSE()" office:value-type="boolean" office:boolean-value="false" calcext:value-type="boolean">
            <text:p>FALSE</text:p>
          </table:table-cell>
          <table:table-cell table:formula="of:=OR([.C172];[.D17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tBodyAccMag-mad()</text:p>
          </table:table-cell>
          <table:table-cell table:formula="of:=ISERROR(SEARCH([.C$2];[.B173]))=FALSE()" office:value-type="boolean" office:boolean-value="false" calcext:value-type="boolean">
            <text:p>FALSE</text:p>
          </table:table-cell>
          <table:table-cell table:formula="of:=ISERROR(SEARCH([.D$2];[.B173]))=FALSE()" office:value-type="boolean" office:boolean-value="false" calcext:value-type="boolean">
            <text:p>FALSE</text:p>
          </table:table-cell>
          <table:table-cell table:formula="of:=OR([.C173];[.D17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tBodyAccMag-max()</text:p>
          </table:table-cell>
          <table:table-cell table:formula="of:=ISERROR(SEARCH([.C$2];[.B174]))=FALSE()" office:value-type="boolean" office:boolean-value="false" calcext:value-type="boolean">
            <text:p>FALSE</text:p>
          </table:table-cell>
          <table:table-cell table:formula="of:=ISERROR(SEARCH([.D$2];[.B174]))=FALSE()" office:value-type="boolean" office:boolean-value="false" calcext:value-type="boolean">
            <text:p>FALSE</text:p>
          </table:table-cell>
          <table:table-cell table:formula="of:=OR([.C174];[.D17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tBodyAccMag-min()</text:p>
          </table:table-cell>
          <table:table-cell table:formula="of:=ISERROR(SEARCH([.C$2];[.B175]))=FALSE()" office:value-type="boolean" office:boolean-value="false" calcext:value-type="boolean">
            <text:p>FALSE</text:p>
          </table:table-cell>
          <table:table-cell table:formula="of:=ISERROR(SEARCH([.D$2];[.B175]))=FALSE()" office:value-type="boolean" office:boolean-value="false" calcext:value-type="boolean">
            <text:p>FALSE</text:p>
          </table:table-cell>
          <table:table-cell table:formula="of:=OR([.C175];[.D17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tBodyAccMag-sma()</text:p>
          </table:table-cell>
          <table:table-cell table:formula="of:=ISERROR(SEARCH([.C$2];[.B176]))=FALSE()" office:value-type="boolean" office:boolean-value="false" calcext:value-type="boolean">
            <text:p>FALSE</text:p>
          </table:table-cell>
          <table:table-cell table:formula="of:=ISERROR(SEARCH([.D$2];[.B176]))=FALSE()" office:value-type="boolean" office:boolean-value="false" calcext:value-type="boolean">
            <text:p>FALSE</text:p>
          </table:table-cell>
          <table:table-cell table:formula="of:=OR([.C176];[.D17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tBodyAccMag-energy()</text:p>
          </table:table-cell>
          <table:table-cell table:formula="of:=ISERROR(SEARCH([.C$2];[.B177]))=FALSE()" office:value-type="boolean" office:boolean-value="false" calcext:value-type="boolean">
            <text:p>FALSE</text:p>
          </table:table-cell>
          <table:table-cell table:formula="of:=ISERROR(SEARCH([.D$2];[.B177]))=FALSE()" office:value-type="boolean" office:boolean-value="false" calcext:value-type="boolean">
            <text:p>FALSE</text:p>
          </table:table-cell>
          <table:table-cell table:formula="of:=OR([.C177];[.D17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tBodyAccMag-iqr()</text:p>
          </table:table-cell>
          <table:table-cell table:formula="of:=ISERROR(SEARCH([.C$2];[.B178]))=FALSE()" office:value-type="boolean" office:boolean-value="false" calcext:value-type="boolean">
            <text:p>FALSE</text:p>
          </table:table-cell>
          <table:table-cell table:formula="of:=ISERROR(SEARCH([.D$2];[.B178]))=FALSE()" office:value-type="boolean" office:boolean-value="false" calcext:value-type="boolean">
            <text:p>FALSE</text:p>
          </table:table-cell>
          <table:table-cell table:formula="of:=OR([.C178];[.D17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tBodyAccMag-entropy()</text:p>
          </table:table-cell>
          <table:table-cell table:formula="of:=ISERROR(SEARCH([.C$2];[.B179]))=FALSE()" office:value-type="boolean" office:boolean-value="false" calcext:value-type="boolean">
            <text:p>FALSE</text:p>
          </table:table-cell>
          <table:table-cell table:formula="of:=ISERROR(SEARCH([.D$2];[.B179]))=FALSE()" office:value-type="boolean" office:boolean-value="false" calcext:value-type="boolean">
            <text:p>FALSE</text:p>
          </table:table-cell>
          <table:table-cell table:formula="of:=OR([.C179];[.D17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tBodyAccMag-arCoeff()1</text:p>
          </table:table-cell>
          <table:table-cell table:formula="of:=ISERROR(SEARCH([.C$2];[.B180]))=FALSE()" office:value-type="boolean" office:boolean-value="false" calcext:value-type="boolean">
            <text:p>FALSE</text:p>
          </table:table-cell>
          <table:table-cell table:formula="of:=ISERROR(SEARCH([.D$2];[.B180]))=FALSE()" office:value-type="boolean" office:boolean-value="false" calcext:value-type="boolean">
            <text:p>FALSE</text:p>
          </table:table-cell>
          <table:table-cell table:formula="of:=OR([.C180];[.D18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tBodyAccMag-arCoeff()2</text:p>
          </table:table-cell>
          <table:table-cell table:formula="of:=ISERROR(SEARCH([.C$2];[.B181]))=FALSE()" office:value-type="boolean" office:boolean-value="false" calcext:value-type="boolean">
            <text:p>FALSE</text:p>
          </table:table-cell>
          <table:table-cell table:formula="of:=ISERROR(SEARCH([.D$2];[.B181]))=FALSE()" office:value-type="boolean" office:boolean-value="false" calcext:value-type="boolean">
            <text:p>FALSE</text:p>
          </table:table-cell>
          <table:table-cell table:formula="of:=OR([.C181];[.D18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tBodyAccMag-arCoeff()3</text:p>
          </table:table-cell>
          <table:table-cell table:formula="of:=ISERROR(SEARCH([.C$2];[.B182]))=FALSE()" office:value-type="boolean" office:boolean-value="false" calcext:value-type="boolean">
            <text:p>FALSE</text:p>
          </table:table-cell>
          <table:table-cell table:formula="of:=ISERROR(SEARCH([.D$2];[.B182]))=FALSE()" office:value-type="boolean" office:boolean-value="false" calcext:value-type="boolean">
            <text:p>FALSE</text:p>
          </table:table-cell>
          <table:table-cell table:formula="of:=OR([.C182];[.D18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tBodyAccMag-arCoeff()4</text:p>
          </table:table-cell>
          <table:table-cell table:formula="of:=ISERROR(SEARCH([.C$2];[.B183]))=FALSE()" office:value-type="boolean" office:boolean-value="false" calcext:value-type="boolean">
            <text:p>FALSE</text:p>
          </table:table-cell>
          <table:table-cell table:formula="of:=ISERROR(SEARCH([.D$2];[.B183]))=FALSE()" office:value-type="boolean" office:boolean-value="false" calcext:value-type="boolean">
            <text:p>FALSE</text:p>
          </table:table-cell>
          <table:table-cell table:formula="of:=OR([.C183];[.D18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tGravityAccMag-mad()</text:p>
          </table:table-cell>
          <table:table-cell table:formula="of:=ISERROR(SEARCH([.C$2];[.B184]))=FALSE()" office:value-type="boolean" office:boolean-value="false" calcext:value-type="boolean">
            <text:p>FALSE</text:p>
          </table:table-cell>
          <table:table-cell table:formula="of:=ISERROR(SEARCH([.D$2];[.B184]))=FALSE()" office:value-type="boolean" office:boolean-value="false" calcext:value-type="boolean">
            <text:p>FALSE</text:p>
          </table:table-cell>
          <table:table-cell table:formula="of:=OR([.C184];[.D18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tGravityAccMag-max()</text:p>
          </table:table-cell>
          <table:table-cell table:formula="of:=ISERROR(SEARCH([.C$2];[.B185]))=FALSE()" office:value-type="boolean" office:boolean-value="false" calcext:value-type="boolean">
            <text:p>FALSE</text:p>
          </table:table-cell>
          <table:table-cell table:formula="of:=ISERROR(SEARCH([.D$2];[.B185]))=FALSE()" office:value-type="boolean" office:boolean-value="false" calcext:value-type="boolean">
            <text:p>FALSE</text:p>
          </table:table-cell>
          <table:table-cell table:formula="of:=OR([.C185];[.D18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tGravityAccMag-min()</text:p>
          </table:table-cell>
          <table:table-cell table:formula="of:=ISERROR(SEARCH([.C$2];[.B186]))=FALSE()" office:value-type="boolean" office:boolean-value="false" calcext:value-type="boolean">
            <text:p>FALSE</text:p>
          </table:table-cell>
          <table:table-cell table:formula="of:=ISERROR(SEARCH([.D$2];[.B186]))=FALSE()" office:value-type="boolean" office:boolean-value="false" calcext:value-type="boolean">
            <text:p>FALSE</text:p>
          </table:table-cell>
          <table:table-cell table:formula="of:=OR([.C186];[.D18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tGravityAccMag-sma()</text:p>
          </table:table-cell>
          <table:table-cell table:formula="of:=ISERROR(SEARCH([.C$2];[.B187]))=FALSE()" office:value-type="boolean" office:boolean-value="false" calcext:value-type="boolean">
            <text:p>FALSE</text:p>
          </table:table-cell>
          <table:table-cell table:formula="of:=ISERROR(SEARCH([.D$2];[.B187]))=FALSE()" office:value-type="boolean" office:boolean-value="false" calcext:value-type="boolean">
            <text:p>FALSE</text:p>
          </table:table-cell>
          <table:table-cell table:formula="of:=OR([.C187];[.D18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tGravityAccMag-energy()</text:p>
          </table:table-cell>
          <table:table-cell table:formula="of:=ISERROR(SEARCH([.C$2];[.B188]))=FALSE()" office:value-type="boolean" office:boolean-value="false" calcext:value-type="boolean">
            <text:p>FALSE</text:p>
          </table:table-cell>
          <table:table-cell table:formula="of:=ISERROR(SEARCH([.D$2];[.B188]))=FALSE()" office:value-type="boolean" office:boolean-value="false" calcext:value-type="boolean">
            <text:p>FALSE</text:p>
          </table:table-cell>
          <table:table-cell table:formula="of:=OR([.C188];[.D18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tGravityAccMag-iqr()</text:p>
          </table:table-cell>
          <table:table-cell table:formula="of:=ISERROR(SEARCH([.C$2];[.B189]))=FALSE()" office:value-type="boolean" office:boolean-value="false" calcext:value-type="boolean">
            <text:p>FALSE</text:p>
          </table:table-cell>
          <table:table-cell table:formula="of:=ISERROR(SEARCH([.D$2];[.B189]))=FALSE()" office:value-type="boolean" office:boolean-value="false" calcext:value-type="boolean">
            <text:p>FALSE</text:p>
          </table:table-cell>
          <table:table-cell table:formula="of:=OR([.C189];[.D18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tGravityAccMag-entropy()</text:p>
          </table:table-cell>
          <table:table-cell table:formula="of:=ISERROR(SEARCH([.C$2];[.B190]))=FALSE()" office:value-type="boolean" office:boolean-value="false" calcext:value-type="boolean">
            <text:p>FALSE</text:p>
          </table:table-cell>
          <table:table-cell table:formula="of:=ISERROR(SEARCH([.D$2];[.B190]))=FALSE()" office:value-type="boolean" office:boolean-value="false" calcext:value-type="boolean">
            <text:p>FALSE</text:p>
          </table:table-cell>
          <table:table-cell table:formula="of:=OR([.C190];[.D19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tGravityAccMag-arCoeff()1</text:p>
          </table:table-cell>
          <table:table-cell table:formula="of:=ISERROR(SEARCH([.C$2];[.B191]))=FALSE()" office:value-type="boolean" office:boolean-value="false" calcext:value-type="boolean">
            <text:p>FALSE</text:p>
          </table:table-cell>
          <table:table-cell table:formula="of:=ISERROR(SEARCH([.D$2];[.B191]))=FALSE()" office:value-type="boolean" office:boolean-value="false" calcext:value-type="boolean">
            <text:p>FALSE</text:p>
          </table:table-cell>
          <table:table-cell table:formula="of:=OR([.C191];[.D19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tGravityAccMag-arCoeff()2</text:p>
          </table:table-cell>
          <table:table-cell table:formula="of:=ISERROR(SEARCH([.C$2];[.B192]))=FALSE()" office:value-type="boolean" office:boolean-value="false" calcext:value-type="boolean">
            <text:p>FALSE</text:p>
          </table:table-cell>
          <table:table-cell table:formula="of:=ISERROR(SEARCH([.D$2];[.B192]))=FALSE()" office:value-type="boolean" office:boolean-value="false" calcext:value-type="boolean">
            <text:p>FALSE</text:p>
          </table:table-cell>
          <table:table-cell table:formula="of:=OR([.C192];[.D19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tGravityAccMag-arCoeff()3</text:p>
          </table:table-cell>
          <table:table-cell table:formula="of:=ISERROR(SEARCH([.C$2];[.B193]))=FALSE()" office:value-type="boolean" office:boolean-value="false" calcext:value-type="boolean">
            <text:p>FALSE</text:p>
          </table:table-cell>
          <table:table-cell table:formula="of:=ISERROR(SEARCH([.D$2];[.B193]))=FALSE()" office:value-type="boolean" office:boolean-value="false" calcext:value-type="boolean">
            <text:p>FALSE</text:p>
          </table:table-cell>
          <table:table-cell table:formula="of:=OR([.C193];[.D19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tGravityAccMag-arCoeff()4</text:p>
          </table:table-cell>
          <table:table-cell table:formula="of:=ISERROR(SEARCH([.C$2];[.B194]))=FALSE()" office:value-type="boolean" office:boolean-value="false" calcext:value-type="boolean">
            <text:p>FALSE</text:p>
          </table:table-cell>
          <table:table-cell table:formula="of:=ISERROR(SEARCH([.D$2];[.B194]))=FALSE()" office:value-type="boolean" office:boolean-value="false" calcext:value-type="boolean">
            <text:p>FALSE</text:p>
          </table:table-cell>
          <table:table-cell table:formula="of:=OR([.C194];[.D19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tBodyAccJerkMag-mad()</text:p>
          </table:table-cell>
          <table:table-cell table:formula="of:=ISERROR(SEARCH([.C$2];[.B195]))=FALSE()" office:value-type="boolean" office:boolean-value="false" calcext:value-type="boolean">
            <text:p>FALSE</text:p>
          </table:table-cell>
          <table:table-cell table:formula="of:=ISERROR(SEARCH([.D$2];[.B195]))=FALSE()" office:value-type="boolean" office:boolean-value="false" calcext:value-type="boolean">
            <text:p>FALSE</text:p>
          </table:table-cell>
          <table:table-cell table:formula="of:=OR([.C195];[.D19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tBodyAccJerkMag-max()</text:p>
          </table:table-cell>
          <table:table-cell table:formula="of:=ISERROR(SEARCH([.C$2];[.B196]))=FALSE()" office:value-type="boolean" office:boolean-value="false" calcext:value-type="boolean">
            <text:p>FALSE</text:p>
          </table:table-cell>
          <table:table-cell table:formula="of:=ISERROR(SEARCH([.D$2];[.B196]))=FALSE()" office:value-type="boolean" office:boolean-value="false" calcext:value-type="boolean">
            <text:p>FALSE</text:p>
          </table:table-cell>
          <table:table-cell table:formula="of:=OR([.C196];[.D19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tBodyAccJerkMag-min()</text:p>
          </table:table-cell>
          <table:table-cell table:formula="of:=ISERROR(SEARCH([.C$2];[.B197]))=FALSE()" office:value-type="boolean" office:boolean-value="false" calcext:value-type="boolean">
            <text:p>FALSE</text:p>
          </table:table-cell>
          <table:table-cell table:formula="of:=ISERROR(SEARCH([.D$2];[.B197]))=FALSE()" office:value-type="boolean" office:boolean-value="false" calcext:value-type="boolean">
            <text:p>FALSE</text:p>
          </table:table-cell>
          <table:table-cell table:formula="of:=OR([.C197];[.D19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tBodyAccJerkMag-sma()</text:p>
          </table:table-cell>
          <table:table-cell table:formula="of:=ISERROR(SEARCH([.C$2];[.B198]))=FALSE()" office:value-type="boolean" office:boolean-value="false" calcext:value-type="boolean">
            <text:p>FALSE</text:p>
          </table:table-cell>
          <table:table-cell table:formula="of:=ISERROR(SEARCH([.D$2];[.B198]))=FALSE()" office:value-type="boolean" office:boolean-value="false" calcext:value-type="boolean">
            <text:p>FALSE</text:p>
          </table:table-cell>
          <table:table-cell table:formula="of:=OR([.C198];[.D19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tBodyAccJerkMag-energy()</text:p>
          </table:table-cell>
          <table:table-cell table:formula="of:=ISERROR(SEARCH([.C$2];[.B199]))=FALSE()" office:value-type="boolean" office:boolean-value="false" calcext:value-type="boolean">
            <text:p>FALSE</text:p>
          </table:table-cell>
          <table:table-cell table:formula="of:=ISERROR(SEARCH([.D$2];[.B199]))=FALSE()" office:value-type="boolean" office:boolean-value="false" calcext:value-type="boolean">
            <text:p>FALSE</text:p>
          </table:table-cell>
          <table:table-cell table:formula="of:=OR([.C199];[.D19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tBodyAccJerkMag-iqr()</text:p>
          </table:table-cell>
          <table:table-cell table:formula="of:=ISERROR(SEARCH([.C$2];[.B200]))=FALSE()" office:value-type="boolean" office:boolean-value="false" calcext:value-type="boolean">
            <text:p>FALSE</text:p>
          </table:table-cell>
          <table:table-cell table:formula="of:=ISERROR(SEARCH([.D$2];[.B200]))=FALSE()" office:value-type="boolean" office:boolean-value="false" calcext:value-type="boolean">
            <text:p>FALSE</text:p>
          </table:table-cell>
          <table:table-cell table:formula="of:=OR([.C200];[.D20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tBodyAccJerkMag-entropy()</text:p>
          </table:table-cell>
          <table:table-cell table:formula="of:=ISERROR(SEARCH([.C$2];[.B201]))=FALSE()" office:value-type="boolean" office:boolean-value="false" calcext:value-type="boolean">
            <text:p>FALSE</text:p>
          </table:table-cell>
          <table:table-cell table:formula="of:=ISERROR(SEARCH([.D$2];[.B201]))=FALSE()" office:value-type="boolean" office:boolean-value="false" calcext:value-type="boolean">
            <text:p>FALSE</text:p>
          </table:table-cell>
          <table:table-cell table:formula="of:=OR([.C201];[.D20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tBodyAccJerkMag-arCoeff()1</text:p>
          </table:table-cell>
          <table:table-cell table:formula="of:=ISERROR(SEARCH([.C$2];[.B202]))=FALSE()" office:value-type="boolean" office:boolean-value="false" calcext:value-type="boolean">
            <text:p>FALSE</text:p>
          </table:table-cell>
          <table:table-cell table:formula="of:=ISERROR(SEARCH([.D$2];[.B202]))=FALSE()" office:value-type="boolean" office:boolean-value="false" calcext:value-type="boolean">
            <text:p>FALSE</text:p>
          </table:table-cell>
          <table:table-cell table:formula="of:=OR([.C202];[.D20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tBodyAccJerkMag-arCoeff()2</text:p>
          </table:table-cell>
          <table:table-cell table:formula="of:=ISERROR(SEARCH([.C$2];[.B203]))=FALSE()" office:value-type="boolean" office:boolean-value="false" calcext:value-type="boolean">
            <text:p>FALSE</text:p>
          </table:table-cell>
          <table:table-cell table:formula="of:=ISERROR(SEARCH([.D$2];[.B203]))=FALSE()" office:value-type="boolean" office:boolean-value="false" calcext:value-type="boolean">
            <text:p>FALSE</text:p>
          </table:table-cell>
          <table:table-cell table:formula="of:=OR([.C203];[.D20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tBodyAccJerkMag-arCoeff()3</text:p>
          </table:table-cell>
          <table:table-cell table:formula="of:=ISERROR(SEARCH([.C$2];[.B204]))=FALSE()" office:value-type="boolean" office:boolean-value="false" calcext:value-type="boolean">
            <text:p>FALSE</text:p>
          </table:table-cell>
          <table:table-cell table:formula="of:=ISERROR(SEARCH([.D$2];[.B204]))=FALSE()" office:value-type="boolean" office:boolean-value="false" calcext:value-type="boolean">
            <text:p>FALSE</text:p>
          </table:table-cell>
          <table:table-cell table:formula="of:=OR([.C204];[.D20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tBodyAccJerkMag-arCoeff()4</text:p>
          </table:table-cell>
          <table:table-cell table:formula="of:=ISERROR(SEARCH([.C$2];[.B205]))=FALSE()" office:value-type="boolean" office:boolean-value="false" calcext:value-type="boolean">
            <text:p>FALSE</text:p>
          </table:table-cell>
          <table:table-cell table:formula="of:=ISERROR(SEARCH([.D$2];[.B205]))=FALSE()" office:value-type="boolean" office:boolean-value="false" calcext:value-type="boolean">
            <text:p>FALSE</text:p>
          </table:table-cell>
          <table:table-cell table:formula="of:=OR([.C205];[.D20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tBodyGyroMag-mad()</text:p>
          </table:table-cell>
          <table:table-cell table:formula="of:=ISERROR(SEARCH([.C$2];[.B206]))=FALSE()" office:value-type="boolean" office:boolean-value="false" calcext:value-type="boolean">
            <text:p>FALSE</text:p>
          </table:table-cell>
          <table:table-cell table:formula="of:=ISERROR(SEARCH([.D$2];[.B206]))=FALSE()" office:value-type="boolean" office:boolean-value="false" calcext:value-type="boolean">
            <text:p>FALSE</text:p>
          </table:table-cell>
          <table:table-cell table:formula="of:=OR([.C206];[.D20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tBodyGyroMag-max()</text:p>
          </table:table-cell>
          <table:table-cell table:formula="of:=ISERROR(SEARCH([.C$2];[.B207]))=FALSE()" office:value-type="boolean" office:boolean-value="false" calcext:value-type="boolean">
            <text:p>FALSE</text:p>
          </table:table-cell>
          <table:table-cell table:formula="of:=ISERROR(SEARCH([.D$2];[.B207]))=FALSE()" office:value-type="boolean" office:boolean-value="false" calcext:value-type="boolean">
            <text:p>FALSE</text:p>
          </table:table-cell>
          <table:table-cell table:formula="of:=OR([.C207];[.D20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tBodyGyroMag-min()</text:p>
          </table:table-cell>
          <table:table-cell table:formula="of:=ISERROR(SEARCH([.C$2];[.B208]))=FALSE()" office:value-type="boolean" office:boolean-value="false" calcext:value-type="boolean">
            <text:p>FALSE</text:p>
          </table:table-cell>
          <table:table-cell table:formula="of:=ISERROR(SEARCH([.D$2];[.B208]))=FALSE()" office:value-type="boolean" office:boolean-value="false" calcext:value-type="boolean">
            <text:p>FALSE</text:p>
          </table:table-cell>
          <table:table-cell table:formula="of:=OR([.C208];[.D20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tBodyGyroMag-sma()</text:p>
          </table:table-cell>
          <table:table-cell table:formula="of:=ISERROR(SEARCH([.C$2];[.B209]))=FALSE()" office:value-type="boolean" office:boolean-value="false" calcext:value-type="boolean">
            <text:p>FALSE</text:p>
          </table:table-cell>
          <table:table-cell table:formula="of:=ISERROR(SEARCH([.D$2];[.B209]))=FALSE()" office:value-type="boolean" office:boolean-value="false" calcext:value-type="boolean">
            <text:p>FALSE</text:p>
          </table:table-cell>
          <table:table-cell table:formula="of:=OR([.C209];[.D20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tBodyGyroMag-energy()</text:p>
          </table:table-cell>
          <table:table-cell table:formula="of:=ISERROR(SEARCH([.C$2];[.B210]))=FALSE()" office:value-type="boolean" office:boolean-value="false" calcext:value-type="boolean">
            <text:p>FALSE</text:p>
          </table:table-cell>
          <table:table-cell table:formula="of:=ISERROR(SEARCH([.D$2];[.B210]))=FALSE()" office:value-type="boolean" office:boolean-value="false" calcext:value-type="boolean">
            <text:p>FALSE</text:p>
          </table:table-cell>
          <table:table-cell table:formula="of:=OR([.C210];[.D21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tBodyGyroMag-iqr()</text:p>
          </table:table-cell>
          <table:table-cell table:formula="of:=ISERROR(SEARCH([.C$2];[.B211]))=FALSE()" office:value-type="boolean" office:boolean-value="false" calcext:value-type="boolean">
            <text:p>FALSE</text:p>
          </table:table-cell>
          <table:table-cell table:formula="of:=ISERROR(SEARCH([.D$2];[.B211]))=FALSE()" office:value-type="boolean" office:boolean-value="false" calcext:value-type="boolean">
            <text:p>FALSE</text:p>
          </table:table-cell>
          <table:table-cell table:formula="of:=OR([.C211];[.D21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tBodyGyroMag-entropy()</text:p>
          </table:table-cell>
          <table:table-cell table:formula="of:=ISERROR(SEARCH([.C$2];[.B212]))=FALSE()" office:value-type="boolean" office:boolean-value="false" calcext:value-type="boolean">
            <text:p>FALSE</text:p>
          </table:table-cell>
          <table:table-cell table:formula="of:=ISERROR(SEARCH([.D$2];[.B212]))=FALSE()" office:value-type="boolean" office:boolean-value="false" calcext:value-type="boolean">
            <text:p>FALSE</text:p>
          </table:table-cell>
          <table:table-cell table:formula="of:=OR([.C212];[.D21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tBodyGyroMag-arCoeff()1</text:p>
          </table:table-cell>
          <table:table-cell table:formula="of:=ISERROR(SEARCH([.C$2];[.B213]))=FALSE()" office:value-type="boolean" office:boolean-value="false" calcext:value-type="boolean">
            <text:p>FALSE</text:p>
          </table:table-cell>
          <table:table-cell table:formula="of:=ISERROR(SEARCH([.D$2];[.B213]))=FALSE()" office:value-type="boolean" office:boolean-value="false" calcext:value-type="boolean">
            <text:p>FALSE</text:p>
          </table:table-cell>
          <table:table-cell table:formula="of:=OR([.C213];[.D21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tBodyGyroMag-arCoeff()2</text:p>
          </table:table-cell>
          <table:table-cell table:formula="of:=ISERROR(SEARCH([.C$2];[.B214]))=FALSE()" office:value-type="boolean" office:boolean-value="false" calcext:value-type="boolean">
            <text:p>FALSE</text:p>
          </table:table-cell>
          <table:table-cell table:formula="of:=ISERROR(SEARCH([.D$2];[.B214]))=FALSE()" office:value-type="boolean" office:boolean-value="false" calcext:value-type="boolean">
            <text:p>FALSE</text:p>
          </table:table-cell>
          <table:table-cell table:formula="of:=OR([.C214];[.D21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tBodyGyroMag-arCoeff()3</text:p>
          </table:table-cell>
          <table:table-cell table:formula="of:=ISERROR(SEARCH([.C$2];[.B215]))=FALSE()" office:value-type="boolean" office:boolean-value="false" calcext:value-type="boolean">
            <text:p>FALSE</text:p>
          </table:table-cell>
          <table:table-cell table:formula="of:=ISERROR(SEARCH([.D$2];[.B215]))=FALSE()" office:value-type="boolean" office:boolean-value="false" calcext:value-type="boolean">
            <text:p>FALSE</text:p>
          </table:table-cell>
          <table:table-cell table:formula="of:=OR([.C215];[.D21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tBodyGyroMag-arCoeff()4</text:p>
          </table:table-cell>
          <table:table-cell table:formula="of:=ISERROR(SEARCH([.C$2];[.B216]))=FALSE()" office:value-type="boolean" office:boolean-value="false" calcext:value-type="boolean">
            <text:p>FALSE</text:p>
          </table:table-cell>
          <table:table-cell table:formula="of:=ISERROR(SEARCH([.D$2];[.B216]))=FALSE()" office:value-type="boolean" office:boolean-value="false" calcext:value-type="boolean">
            <text:p>FALSE</text:p>
          </table:table-cell>
          <table:table-cell table:formula="of:=OR([.C216];[.D21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tBodyGyroJerkMag-mad()</text:p>
          </table:table-cell>
          <table:table-cell table:formula="of:=ISERROR(SEARCH([.C$2];[.B217]))=FALSE()" office:value-type="boolean" office:boolean-value="false" calcext:value-type="boolean">
            <text:p>FALSE</text:p>
          </table:table-cell>
          <table:table-cell table:formula="of:=ISERROR(SEARCH([.D$2];[.B217]))=FALSE()" office:value-type="boolean" office:boolean-value="false" calcext:value-type="boolean">
            <text:p>FALSE</text:p>
          </table:table-cell>
          <table:table-cell table:formula="of:=OR([.C217];[.D21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tBodyGyroJerkMag-max()</text:p>
          </table:table-cell>
          <table:table-cell table:formula="of:=ISERROR(SEARCH([.C$2];[.B218]))=FALSE()" office:value-type="boolean" office:boolean-value="false" calcext:value-type="boolean">
            <text:p>FALSE</text:p>
          </table:table-cell>
          <table:table-cell table:formula="of:=ISERROR(SEARCH([.D$2];[.B218]))=FALSE()" office:value-type="boolean" office:boolean-value="false" calcext:value-type="boolean">
            <text:p>FALSE</text:p>
          </table:table-cell>
          <table:table-cell table:formula="of:=OR([.C218];[.D21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tBodyGyroJerkMag-min()</text:p>
          </table:table-cell>
          <table:table-cell table:formula="of:=ISERROR(SEARCH([.C$2];[.B219]))=FALSE()" office:value-type="boolean" office:boolean-value="false" calcext:value-type="boolean">
            <text:p>FALSE</text:p>
          </table:table-cell>
          <table:table-cell table:formula="of:=ISERROR(SEARCH([.D$2];[.B219]))=FALSE()" office:value-type="boolean" office:boolean-value="false" calcext:value-type="boolean">
            <text:p>FALSE</text:p>
          </table:table-cell>
          <table:table-cell table:formula="of:=OR([.C219];[.D21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tBodyGyroJerkMag-sma()</text:p>
          </table:table-cell>
          <table:table-cell table:formula="of:=ISERROR(SEARCH([.C$2];[.B220]))=FALSE()" office:value-type="boolean" office:boolean-value="false" calcext:value-type="boolean">
            <text:p>FALSE</text:p>
          </table:table-cell>
          <table:table-cell table:formula="of:=ISERROR(SEARCH([.D$2];[.B220]))=FALSE()" office:value-type="boolean" office:boolean-value="false" calcext:value-type="boolean">
            <text:p>FALSE</text:p>
          </table:table-cell>
          <table:table-cell table:formula="of:=OR([.C220];[.D22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tBodyGyroJerkMag-energy()</text:p>
          </table:table-cell>
          <table:table-cell table:formula="of:=ISERROR(SEARCH([.C$2];[.B221]))=FALSE()" office:value-type="boolean" office:boolean-value="false" calcext:value-type="boolean">
            <text:p>FALSE</text:p>
          </table:table-cell>
          <table:table-cell table:formula="of:=ISERROR(SEARCH([.D$2];[.B221]))=FALSE()" office:value-type="boolean" office:boolean-value="false" calcext:value-type="boolean">
            <text:p>FALSE</text:p>
          </table:table-cell>
          <table:table-cell table:formula="of:=OR([.C221];[.D22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tBodyGyroJerkMag-iqr()</text:p>
          </table:table-cell>
          <table:table-cell table:formula="of:=ISERROR(SEARCH([.C$2];[.B222]))=FALSE()" office:value-type="boolean" office:boolean-value="false" calcext:value-type="boolean">
            <text:p>FALSE</text:p>
          </table:table-cell>
          <table:table-cell table:formula="of:=ISERROR(SEARCH([.D$2];[.B222]))=FALSE()" office:value-type="boolean" office:boolean-value="false" calcext:value-type="boolean">
            <text:p>FALSE</text:p>
          </table:table-cell>
          <table:table-cell table:formula="of:=OR([.C222];[.D22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tBodyGyroJerkMag-entropy()</text:p>
          </table:table-cell>
          <table:table-cell table:formula="of:=ISERROR(SEARCH([.C$2];[.B223]))=FALSE()" office:value-type="boolean" office:boolean-value="false" calcext:value-type="boolean">
            <text:p>FALSE</text:p>
          </table:table-cell>
          <table:table-cell table:formula="of:=ISERROR(SEARCH([.D$2];[.B223]))=FALSE()" office:value-type="boolean" office:boolean-value="false" calcext:value-type="boolean">
            <text:p>FALSE</text:p>
          </table:table-cell>
          <table:table-cell table:formula="of:=OR([.C223];[.D22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tBodyGyroJerkMag-arCoeff()1</text:p>
          </table:table-cell>
          <table:table-cell table:formula="of:=ISERROR(SEARCH([.C$2];[.B224]))=FALSE()" office:value-type="boolean" office:boolean-value="false" calcext:value-type="boolean">
            <text:p>FALSE</text:p>
          </table:table-cell>
          <table:table-cell table:formula="of:=ISERROR(SEARCH([.D$2];[.B224]))=FALSE()" office:value-type="boolean" office:boolean-value="false" calcext:value-type="boolean">
            <text:p>FALSE</text:p>
          </table:table-cell>
          <table:table-cell table:formula="of:=OR([.C224];[.D22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tBodyGyroJerkMag-arCoeff()2</text:p>
          </table:table-cell>
          <table:table-cell table:formula="of:=ISERROR(SEARCH([.C$2];[.B225]))=FALSE()" office:value-type="boolean" office:boolean-value="false" calcext:value-type="boolean">
            <text:p>FALSE</text:p>
          </table:table-cell>
          <table:table-cell table:formula="of:=ISERROR(SEARCH([.D$2];[.B225]))=FALSE()" office:value-type="boolean" office:boolean-value="false" calcext:value-type="boolean">
            <text:p>FALSE</text:p>
          </table:table-cell>
          <table:table-cell table:formula="of:=OR([.C225];[.D22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tBodyGyroJerkMag-arCoeff()3</text:p>
          </table:table-cell>
          <table:table-cell table:formula="of:=ISERROR(SEARCH([.C$2];[.B226]))=FALSE()" office:value-type="boolean" office:boolean-value="false" calcext:value-type="boolean">
            <text:p>FALSE</text:p>
          </table:table-cell>
          <table:table-cell table:formula="of:=ISERROR(SEARCH([.D$2];[.B226]))=FALSE()" office:value-type="boolean" office:boolean-value="false" calcext:value-type="boolean">
            <text:p>FALSE</text:p>
          </table:table-cell>
          <table:table-cell table:formula="of:=OR([.C226];[.D22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tBodyGyroJerkMag-arCoeff()4</text:p>
          </table:table-cell>
          <table:table-cell table:formula="of:=ISERROR(SEARCH([.C$2];[.B227]))=FALSE()" office:value-type="boolean" office:boolean-value="false" calcext:value-type="boolean">
            <text:p>FALSE</text:p>
          </table:table-cell>
          <table:table-cell table:formula="of:=ISERROR(SEARCH([.D$2];[.B227]))=FALSE()" office:value-type="boolean" office:boolean-value="false" calcext:value-type="boolean">
            <text:p>FALSE</text:p>
          </table:table-cell>
          <table:table-cell table:formula="of:=OR([.C227];[.D22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fBodyAcc-mad()-X</text:p>
          </table:table-cell>
          <table:table-cell table:formula="of:=ISERROR(SEARCH([.C$2];[.B228]))=FALSE()" office:value-type="boolean" office:boolean-value="false" calcext:value-type="boolean">
            <text:p>FALSE</text:p>
          </table:table-cell>
          <table:table-cell table:formula="of:=ISERROR(SEARCH([.D$2];[.B228]))=FALSE()" office:value-type="boolean" office:boolean-value="false" calcext:value-type="boolean">
            <text:p>FALSE</text:p>
          </table:table-cell>
          <table:table-cell table:formula="of:=OR([.C228];[.D22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fBodyAcc-mad()-Y</text:p>
          </table:table-cell>
          <table:table-cell table:formula="of:=ISERROR(SEARCH([.C$2];[.B229]))=FALSE()" office:value-type="boolean" office:boolean-value="false" calcext:value-type="boolean">
            <text:p>FALSE</text:p>
          </table:table-cell>
          <table:table-cell table:formula="of:=ISERROR(SEARCH([.D$2];[.B229]))=FALSE()" office:value-type="boolean" office:boolean-value="false" calcext:value-type="boolean">
            <text:p>FALSE</text:p>
          </table:table-cell>
          <table:table-cell table:formula="of:=OR([.C229];[.D22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fBodyAcc-mad()-Z</text:p>
          </table:table-cell>
          <table:table-cell table:formula="of:=ISERROR(SEARCH([.C$2];[.B230]))=FALSE()" office:value-type="boolean" office:boolean-value="false" calcext:value-type="boolean">
            <text:p>FALSE</text:p>
          </table:table-cell>
          <table:table-cell table:formula="of:=ISERROR(SEARCH([.D$2];[.B230]))=FALSE()" office:value-type="boolean" office:boolean-value="false" calcext:value-type="boolean">
            <text:p>FALSE</text:p>
          </table:table-cell>
          <table:table-cell table:formula="of:=OR([.C230];[.D23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fBodyAcc-max()-X</text:p>
          </table:table-cell>
          <table:table-cell table:formula="of:=ISERROR(SEARCH([.C$2];[.B231]))=FALSE()" office:value-type="boolean" office:boolean-value="false" calcext:value-type="boolean">
            <text:p>FALSE</text:p>
          </table:table-cell>
          <table:table-cell table:formula="of:=ISERROR(SEARCH([.D$2];[.B231]))=FALSE()" office:value-type="boolean" office:boolean-value="false" calcext:value-type="boolean">
            <text:p>FALSE</text:p>
          </table:table-cell>
          <table:table-cell table:formula="of:=OR([.C231];[.D23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fBodyAcc-max()-Y</text:p>
          </table:table-cell>
          <table:table-cell table:formula="of:=ISERROR(SEARCH([.C$2];[.B232]))=FALSE()" office:value-type="boolean" office:boolean-value="false" calcext:value-type="boolean">
            <text:p>FALSE</text:p>
          </table:table-cell>
          <table:table-cell table:formula="of:=ISERROR(SEARCH([.D$2];[.B232]))=FALSE()" office:value-type="boolean" office:boolean-value="false" calcext:value-type="boolean">
            <text:p>FALSE</text:p>
          </table:table-cell>
          <table:table-cell table:formula="of:=OR([.C232];[.D23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fBodyAcc-max()-Z</text:p>
          </table:table-cell>
          <table:table-cell table:formula="of:=ISERROR(SEARCH([.C$2];[.B233]))=FALSE()" office:value-type="boolean" office:boolean-value="false" calcext:value-type="boolean">
            <text:p>FALSE</text:p>
          </table:table-cell>
          <table:table-cell table:formula="of:=ISERROR(SEARCH([.D$2];[.B233]))=FALSE()" office:value-type="boolean" office:boolean-value="false" calcext:value-type="boolean">
            <text:p>FALSE</text:p>
          </table:table-cell>
          <table:table-cell table:formula="of:=OR([.C233];[.D23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fBodyAcc-min()-X</text:p>
          </table:table-cell>
          <table:table-cell table:formula="of:=ISERROR(SEARCH([.C$2];[.B234]))=FALSE()" office:value-type="boolean" office:boolean-value="false" calcext:value-type="boolean">
            <text:p>FALSE</text:p>
          </table:table-cell>
          <table:table-cell table:formula="of:=ISERROR(SEARCH([.D$2];[.B234]))=FALSE()" office:value-type="boolean" office:boolean-value="false" calcext:value-type="boolean">
            <text:p>FALSE</text:p>
          </table:table-cell>
          <table:table-cell table:formula="of:=OR([.C234];[.D23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fBodyAcc-min()-Y</text:p>
          </table:table-cell>
          <table:table-cell table:formula="of:=ISERROR(SEARCH([.C$2];[.B235]))=FALSE()" office:value-type="boolean" office:boolean-value="false" calcext:value-type="boolean">
            <text:p>FALSE</text:p>
          </table:table-cell>
          <table:table-cell table:formula="of:=ISERROR(SEARCH([.D$2];[.B235]))=FALSE()" office:value-type="boolean" office:boolean-value="false" calcext:value-type="boolean">
            <text:p>FALSE</text:p>
          </table:table-cell>
          <table:table-cell table:formula="of:=OR([.C235];[.D23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fBodyAcc-min()-Z</text:p>
          </table:table-cell>
          <table:table-cell table:formula="of:=ISERROR(SEARCH([.C$2];[.B236]))=FALSE()" office:value-type="boolean" office:boolean-value="false" calcext:value-type="boolean">
            <text:p>FALSE</text:p>
          </table:table-cell>
          <table:table-cell table:formula="of:=ISERROR(SEARCH([.D$2];[.B236]))=FALSE()" office:value-type="boolean" office:boolean-value="false" calcext:value-type="boolean">
            <text:p>FALSE</text:p>
          </table:table-cell>
          <table:table-cell table:formula="of:=OR([.C236];[.D23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fBodyAcc-sma()</text:p>
          </table:table-cell>
          <table:table-cell table:formula="of:=ISERROR(SEARCH([.C$2];[.B237]))=FALSE()" office:value-type="boolean" office:boolean-value="false" calcext:value-type="boolean">
            <text:p>FALSE</text:p>
          </table:table-cell>
          <table:table-cell table:formula="of:=ISERROR(SEARCH([.D$2];[.B237]))=FALSE()" office:value-type="boolean" office:boolean-value="false" calcext:value-type="boolean">
            <text:p>FALSE</text:p>
          </table:table-cell>
          <table:table-cell table:formula="of:=OR([.C237];[.D23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fBodyAcc-energy()-X</text:p>
          </table:table-cell>
          <table:table-cell table:formula="of:=ISERROR(SEARCH([.C$2];[.B238]))=FALSE()" office:value-type="boolean" office:boolean-value="false" calcext:value-type="boolean">
            <text:p>FALSE</text:p>
          </table:table-cell>
          <table:table-cell table:formula="of:=ISERROR(SEARCH([.D$2];[.B238]))=FALSE()" office:value-type="boolean" office:boolean-value="false" calcext:value-type="boolean">
            <text:p>FALSE</text:p>
          </table:table-cell>
          <table:table-cell table:formula="of:=OR([.C238];[.D23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fBodyAcc-energy()-Y</text:p>
          </table:table-cell>
          <table:table-cell table:formula="of:=ISERROR(SEARCH([.C$2];[.B239]))=FALSE()" office:value-type="boolean" office:boolean-value="false" calcext:value-type="boolean">
            <text:p>FALSE</text:p>
          </table:table-cell>
          <table:table-cell table:formula="of:=ISERROR(SEARCH([.D$2];[.B239]))=FALSE()" office:value-type="boolean" office:boolean-value="false" calcext:value-type="boolean">
            <text:p>FALSE</text:p>
          </table:table-cell>
          <table:table-cell table:formula="of:=OR([.C239];[.D23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fBodyAcc-energy()-Z</text:p>
          </table:table-cell>
          <table:table-cell table:formula="of:=ISERROR(SEARCH([.C$2];[.B240]))=FALSE()" office:value-type="boolean" office:boolean-value="false" calcext:value-type="boolean">
            <text:p>FALSE</text:p>
          </table:table-cell>
          <table:table-cell table:formula="of:=ISERROR(SEARCH([.D$2];[.B240]))=FALSE()" office:value-type="boolean" office:boolean-value="false" calcext:value-type="boolean">
            <text:p>FALSE</text:p>
          </table:table-cell>
          <table:table-cell table:formula="of:=OR([.C240];[.D24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fBodyAcc-iqr()-X</text:p>
          </table:table-cell>
          <table:table-cell table:formula="of:=ISERROR(SEARCH([.C$2];[.B241]))=FALSE()" office:value-type="boolean" office:boolean-value="false" calcext:value-type="boolean">
            <text:p>FALSE</text:p>
          </table:table-cell>
          <table:table-cell table:formula="of:=ISERROR(SEARCH([.D$2];[.B241]))=FALSE()" office:value-type="boolean" office:boolean-value="false" calcext:value-type="boolean">
            <text:p>FALSE</text:p>
          </table:table-cell>
          <table:table-cell table:formula="of:=OR([.C241];[.D24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fBodyAcc-iqr()-Y</text:p>
          </table:table-cell>
          <table:table-cell table:formula="of:=ISERROR(SEARCH([.C$2];[.B242]))=FALSE()" office:value-type="boolean" office:boolean-value="false" calcext:value-type="boolean">
            <text:p>FALSE</text:p>
          </table:table-cell>
          <table:table-cell table:formula="of:=ISERROR(SEARCH([.D$2];[.B242]))=FALSE()" office:value-type="boolean" office:boolean-value="false" calcext:value-type="boolean">
            <text:p>FALSE</text:p>
          </table:table-cell>
          <table:table-cell table:formula="of:=OR([.C242];[.D24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fBodyAcc-iqr()-Z</text:p>
          </table:table-cell>
          <table:table-cell table:formula="of:=ISERROR(SEARCH([.C$2];[.B243]))=FALSE()" office:value-type="boolean" office:boolean-value="false" calcext:value-type="boolean">
            <text:p>FALSE</text:p>
          </table:table-cell>
          <table:table-cell table:formula="of:=ISERROR(SEARCH([.D$2];[.B243]))=FALSE()" office:value-type="boolean" office:boolean-value="false" calcext:value-type="boolean">
            <text:p>FALSE</text:p>
          </table:table-cell>
          <table:table-cell table:formula="of:=OR([.C243];[.D24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fBodyAcc-entropy()-X</text:p>
          </table:table-cell>
          <table:table-cell table:formula="of:=ISERROR(SEARCH([.C$2];[.B244]))=FALSE()" office:value-type="boolean" office:boolean-value="false" calcext:value-type="boolean">
            <text:p>FALSE</text:p>
          </table:table-cell>
          <table:table-cell table:formula="of:=ISERROR(SEARCH([.D$2];[.B244]))=FALSE()" office:value-type="boolean" office:boolean-value="false" calcext:value-type="boolean">
            <text:p>FALSE</text:p>
          </table:table-cell>
          <table:table-cell table:formula="of:=OR([.C244];[.D24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fBodyAcc-entropy()-Y</text:p>
          </table:table-cell>
          <table:table-cell table:formula="of:=ISERROR(SEARCH([.C$2];[.B245]))=FALSE()" office:value-type="boolean" office:boolean-value="false" calcext:value-type="boolean">
            <text:p>FALSE</text:p>
          </table:table-cell>
          <table:table-cell table:formula="of:=ISERROR(SEARCH([.D$2];[.B245]))=FALSE()" office:value-type="boolean" office:boolean-value="false" calcext:value-type="boolean">
            <text:p>FALSE</text:p>
          </table:table-cell>
          <table:table-cell table:formula="of:=OR([.C245];[.D24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fBodyAcc-entropy()-Z</text:p>
          </table:table-cell>
          <table:table-cell table:formula="of:=ISERROR(SEARCH([.C$2];[.B246]))=FALSE()" office:value-type="boolean" office:boolean-value="false" calcext:value-type="boolean">
            <text:p>FALSE</text:p>
          </table:table-cell>
          <table:table-cell table:formula="of:=ISERROR(SEARCH([.D$2];[.B246]))=FALSE()" office:value-type="boolean" office:boolean-value="false" calcext:value-type="boolean">
            <text:p>FALSE</text:p>
          </table:table-cell>
          <table:table-cell table:formula="of:=OR([.C246];[.D24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fBodyAcc-maxInds-X</text:p>
          </table:table-cell>
          <table:table-cell table:formula="of:=ISERROR(SEARCH([.C$2];[.B247]))=FALSE()" office:value-type="boolean" office:boolean-value="false" calcext:value-type="boolean">
            <text:p>FALSE</text:p>
          </table:table-cell>
          <table:table-cell table:formula="of:=ISERROR(SEARCH([.D$2];[.B247]))=FALSE()" office:value-type="boolean" office:boolean-value="false" calcext:value-type="boolean">
            <text:p>FALSE</text:p>
          </table:table-cell>
          <table:table-cell table:formula="of:=OR([.C247];[.D24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fBodyAcc-maxInds-Y</text:p>
          </table:table-cell>
          <table:table-cell table:formula="of:=ISERROR(SEARCH([.C$2];[.B248]))=FALSE()" office:value-type="boolean" office:boolean-value="false" calcext:value-type="boolean">
            <text:p>FALSE</text:p>
          </table:table-cell>
          <table:table-cell table:formula="of:=ISERROR(SEARCH([.D$2];[.B248]))=FALSE()" office:value-type="boolean" office:boolean-value="false" calcext:value-type="boolean">
            <text:p>FALSE</text:p>
          </table:table-cell>
          <table:table-cell table:formula="of:=OR([.C248];[.D24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fBodyAcc-maxInds-Z</text:p>
          </table:table-cell>
          <table:table-cell table:formula="of:=ISERROR(SEARCH([.C$2];[.B249]))=FALSE()" office:value-type="boolean" office:boolean-value="false" calcext:value-type="boolean">
            <text:p>FALSE</text:p>
          </table:table-cell>
          <table:table-cell table:formula="of:=ISERROR(SEARCH([.D$2];[.B249]))=FALSE()" office:value-type="boolean" office:boolean-value="false" calcext:value-type="boolean">
            <text:p>FALSE</text:p>
          </table:table-cell>
          <table:table-cell table:formula="of:=OR([.C249];[.D24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fBodyAcc-skewness()-X</text:p>
          </table:table-cell>
          <table:table-cell table:formula="of:=ISERROR(SEARCH([.C$2];[.B250]))=FALSE()" office:value-type="boolean" office:boolean-value="false" calcext:value-type="boolean">
            <text:p>FALSE</text:p>
          </table:table-cell>
          <table:table-cell table:formula="of:=ISERROR(SEARCH([.D$2];[.B250]))=FALSE()" office:value-type="boolean" office:boolean-value="false" calcext:value-type="boolean">
            <text:p>FALSE</text:p>
          </table:table-cell>
          <table:table-cell table:formula="of:=OR([.C250];[.D25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fBodyAcc-kurtosis()-X</text:p>
          </table:table-cell>
          <table:table-cell table:formula="of:=ISERROR(SEARCH([.C$2];[.B251]))=FALSE()" office:value-type="boolean" office:boolean-value="false" calcext:value-type="boolean">
            <text:p>FALSE</text:p>
          </table:table-cell>
          <table:table-cell table:formula="of:=ISERROR(SEARCH([.D$2];[.B251]))=FALSE()" office:value-type="boolean" office:boolean-value="false" calcext:value-type="boolean">
            <text:p>FALSE</text:p>
          </table:table-cell>
          <table:table-cell table:formula="of:=OR([.C251];[.D25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fBodyAcc-skewness()-Y</text:p>
          </table:table-cell>
          <table:table-cell table:formula="of:=ISERROR(SEARCH([.C$2];[.B252]))=FALSE()" office:value-type="boolean" office:boolean-value="false" calcext:value-type="boolean">
            <text:p>FALSE</text:p>
          </table:table-cell>
          <table:table-cell table:formula="of:=ISERROR(SEARCH([.D$2];[.B252]))=FALSE()" office:value-type="boolean" office:boolean-value="false" calcext:value-type="boolean">
            <text:p>FALSE</text:p>
          </table:table-cell>
          <table:table-cell table:formula="of:=OR([.C252];[.D25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fBodyAcc-kurtosis()-Y</text:p>
          </table:table-cell>
          <table:table-cell table:formula="of:=ISERROR(SEARCH([.C$2];[.B253]))=FALSE()" office:value-type="boolean" office:boolean-value="false" calcext:value-type="boolean">
            <text:p>FALSE</text:p>
          </table:table-cell>
          <table:table-cell table:formula="of:=ISERROR(SEARCH([.D$2];[.B253]))=FALSE()" office:value-type="boolean" office:boolean-value="false" calcext:value-type="boolean">
            <text:p>FALSE</text:p>
          </table:table-cell>
          <table:table-cell table:formula="of:=OR([.C253];[.D25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fBodyAcc-skewness()-Z</text:p>
          </table:table-cell>
          <table:table-cell table:formula="of:=ISERROR(SEARCH([.C$2];[.B254]))=FALSE()" office:value-type="boolean" office:boolean-value="false" calcext:value-type="boolean">
            <text:p>FALSE</text:p>
          </table:table-cell>
          <table:table-cell table:formula="of:=ISERROR(SEARCH([.D$2];[.B254]))=FALSE()" office:value-type="boolean" office:boolean-value="false" calcext:value-type="boolean">
            <text:p>FALSE</text:p>
          </table:table-cell>
          <table:table-cell table:formula="of:=OR([.C254];[.D25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BodyAcc-kurtosis()-Z</text:p>
          </table:table-cell>
          <table:table-cell table:formula="of:=ISERROR(SEARCH([.C$2];[.B255]))=FALSE()" office:value-type="boolean" office:boolean-value="false" calcext:value-type="boolean">
            <text:p>FALSE</text:p>
          </table:table-cell>
          <table:table-cell table:formula="of:=ISERROR(SEARCH([.D$2];[.B255]))=FALSE()" office:value-type="boolean" office:boolean-value="false" calcext:value-type="boolean">
            <text:p>FALSE</text:p>
          </table:table-cell>
          <table:table-cell table:formula="of:=OR([.C255];[.D25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fBodyAcc-bandsEnergy()-1,8</text:p>
          </table:table-cell>
          <table:table-cell table:formula="of:=ISERROR(SEARCH([.C$2];[.B256]))=FALSE()" office:value-type="boolean" office:boolean-value="false" calcext:value-type="boolean">
            <text:p>FALSE</text:p>
          </table:table-cell>
          <table:table-cell table:formula="of:=ISERROR(SEARCH([.D$2];[.B256]))=FALSE()" office:value-type="boolean" office:boolean-value="false" calcext:value-type="boolean">
            <text:p>FALSE</text:p>
          </table:table-cell>
          <table:table-cell table:formula="of:=OR([.C256];[.D25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fBodyAcc-bandsEnergy()-9,16</text:p>
          </table:table-cell>
          <table:table-cell table:formula="of:=ISERROR(SEARCH([.C$2];[.B257]))=FALSE()" office:value-type="boolean" office:boolean-value="false" calcext:value-type="boolean">
            <text:p>FALSE</text:p>
          </table:table-cell>
          <table:table-cell table:formula="of:=ISERROR(SEARCH([.D$2];[.B257]))=FALSE()" office:value-type="boolean" office:boolean-value="false" calcext:value-type="boolean">
            <text:p>FALSE</text:p>
          </table:table-cell>
          <table:table-cell table:formula="of:=OR([.C257];[.D25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fBodyAcc-bandsEnergy()-17,24</text:p>
          </table:table-cell>
          <table:table-cell table:formula="of:=ISERROR(SEARCH([.C$2];[.B258]))=FALSE()" office:value-type="boolean" office:boolean-value="false" calcext:value-type="boolean">
            <text:p>FALSE</text:p>
          </table:table-cell>
          <table:table-cell table:formula="of:=ISERROR(SEARCH([.D$2];[.B258]))=FALSE()" office:value-type="boolean" office:boolean-value="false" calcext:value-type="boolean">
            <text:p>FALSE</text:p>
          </table:table-cell>
          <table:table-cell table:formula="of:=OR([.C258];[.D25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fBodyAcc-bandsEnergy()-25,32</text:p>
          </table:table-cell>
          <table:table-cell table:formula="of:=ISERROR(SEARCH([.C$2];[.B259]))=FALSE()" office:value-type="boolean" office:boolean-value="false" calcext:value-type="boolean">
            <text:p>FALSE</text:p>
          </table:table-cell>
          <table:table-cell table:formula="of:=ISERROR(SEARCH([.D$2];[.B259]))=FALSE()" office:value-type="boolean" office:boolean-value="false" calcext:value-type="boolean">
            <text:p>FALSE</text:p>
          </table:table-cell>
          <table:table-cell table:formula="of:=OR([.C259];[.D25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fBodyAcc-bandsEnergy()-33,40</text:p>
          </table:table-cell>
          <table:table-cell table:formula="of:=ISERROR(SEARCH([.C$2];[.B260]))=FALSE()" office:value-type="boolean" office:boolean-value="false" calcext:value-type="boolean">
            <text:p>FALSE</text:p>
          </table:table-cell>
          <table:table-cell table:formula="of:=ISERROR(SEARCH([.D$2];[.B260]))=FALSE()" office:value-type="boolean" office:boolean-value="false" calcext:value-type="boolean">
            <text:p>FALSE</text:p>
          </table:table-cell>
          <table:table-cell table:formula="of:=OR([.C260];[.D26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fBodyAcc-bandsEnergy()-41,48</text:p>
          </table:table-cell>
          <table:table-cell table:formula="of:=ISERROR(SEARCH([.C$2];[.B261]))=FALSE()" office:value-type="boolean" office:boolean-value="false" calcext:value-type="boolean">
            <text:p>FALSE</text:p>
          </table:table-cell>
          <table:table-cell table:formula="of:=ISERROR(SEARCH([.D$2];[.B261]))=FALSE()" office:value-type="boolean" office:boolean-value="false" calcext:value-type="boolean">
            <text:p>FALSE</text:p>
          </table:table-cell>
          <table:table-cell table:formula="of:=OR([.C261];[.D26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fBodyAcc-bandsEnergy()-49,56</text:p>
          </table:table-cell>
          <table:table-cell table:formula="of:=ISERROR(SEARCH([.C$2];[.B262]))=FALSE()" office:value-type="boolean" office:boolean-value="false" calcext:value-type="boolean">
            <text:p>FALSE</text:p>
          </table:table-cell>
          <table:table-cell table:formula="of:=ISERROR(SEARCH([.D$2];[.B262]))=FALSE()" office:value-type="boolean" office:boolean-value="false" calcext:value-type="boolean">
            <text:p>FALSE</text:p>
          </table:table-cell>
          <table:table-cell table:formula="of:=OR([.C262];[.D26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fBodyAcc-bandsEnergy()-57,64</text:p>
          </table:table-cell>
          <table:table-cell table:formula="of:=ISERROR(SEARCH([.C$2];[.B263]))=FALSE()" office:value-type="boolean" office:boolean-value="false" calcext:value-type="boolean">
            <text:p>FALSE</text:p>
          </table:table-cell>
          <table:table-cell table:formula="of:=ISERROR(SEARCH([.D$2];[.B263]))=FALSE()" office:value-type="boolean" office:boolean-value="false" calcext:value-type="boolean">
            <text:p>FALSE</text:p>
          </table:table-cell>
          <table:table-cell table:formula="of:=OR([.C263];[.D26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fBodyAcc-bandsEnergy()-1,16</text:p>
          </table:table-cell>
          <table:table-cell table:formula="of:=ISERROR(SEARCH([.C$2];[.B264]))=FALSE()" office:value-type="boolean" office:boolean-value="false" calcext:value-type="boolean">
            <text:p>FALSE</text:p>
          </table:table-cell>
          <table:table-cell table:formula="of:=ISERROR(SEARCH([.D$2];[.B264]))=FALSE()" office:value-type="boolean" office:boolean-value="false" calcext:value-type="boolean">
            <text:p>FALSE</text:p>
          </table:table-cell>
          <table:table-cell table:formula="of:=OR([.C264];[.D26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fBodyAcc-bandsEnergy()-17,32</text:p>
          </table:table-cell>
          <table:table-cell table:formula="of:=ISERROR(SEARCH([.C$2];[.B265]))=FALSE()" office:value-type="boolean" office:boolean-value="false" calcext:value-type="boolean">
            <text:p>FALSE</text:p>
          </table:table-cell>
          <table:table-cell table:formula="of:=ISERROR(SEARCH([.D$2];[.B265]))=FALSE()" office:value-type="boolean" office:boolean-value="false" calcext:value-type="boolean">
            <text:p>FALSE</text:p>
          </table:table-cell>
          <table:table-cell table:formula="of:=OR([.C265];[.D26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fBodyAcc-bandsEnergy()-33,48</text:p>
          </table:table-cell>
          <table:table-cell table:formula="of:=ISERROR(SEARCH([.C$2];[.B266]))=FALSE()" office:value-type="boolean" office:boolean-value="false" calcext:value-type="boolean">
            <text:p>FALSE</text:p>
          </table:table-cell>
          <table:table-cell table:formula="of:=ISERROR(SEARCH([.D$2];[.B266]))=FALSE()" office:value-type="boolean" office:boolean-value="false" calcext:value-type="boolean">
            <text:p>FALSE</text:p>
          </table:table-cell>
          <table:table-cell table:formula="of:=OR([.C266];[.D26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fBodyAcc-bandsEnergy()-49,64</text:p>
          </table:table-cell>
          <table:table-cell table:formula="of:=ISERROR(SEARCH([.C$2];[.B267]))=FALSE()" office:value-type="boolean" office:boolean-value="false" calcext:value-type="boolean">
            <text:p>FALSE</text:p>
          </table:table-cell>
          <table:table-cell table:formula="of:=ISERROR(SEARCH([.D$2];[.B267]))=FALSE()" office:value-type="boolean" office:boolean-value="false" calcext:value-type="boolean">
            <text:p>FALSE</text:p>
          </table:table-cell>
          <table:table-cell table:formula="of:=OR([.C267];[.D26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fBodyAcc-bandsEnergy()-1,24</text:p>
          </table:table-cell>
          <table:table-cell table:formula="of:=ISERROR(SEARCH([.C$2];[.B268]))=FALSE()" office:value-type="boolean" office:boolean-value="false" calcext:value-type="boolean">
            <text:p>FALSE</text:p>
          </table:table-cell>
          <table:table-cell table:formula="of:=ISERROR(SEARCH([.D$2];[.B268]))=FALSE()" office:value-type="boolean" office:boolean-value="false" calcext:value-type="boolean">
            <text:p>FALSE</text:p>
          </table:table-cell>
          <table:table-cell table:formula="of:=OR([.C268];[.D26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fBodyAcc-bandsEnergy()-25,48</text:p>
          </table:table-cell>
          <table:table-cell table:formula="of:=ISERROR(SEARCH([.C$2];[.B269]))=FALSE()" office:value-type="boolean" office:boolean-value="false" calcext:value-type="boolean">
            <text:p>FALSE</text:p>
          </table:table-cell>
          <table:table-cell table:formula="of:=ISERROR(SEARCH([.D$2];[.B269]))=FALSE()" office:value-type="boolean" office:boolean-value="false" calcext:value-type="boolean">
            <text:p>FALSE</text:p>
          </table:table-cell>
          <table:table-cell table:formula="of:=OR([.C269];[.D26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fBodyAcc-bandsEnergy()-1,8</text:p>
          </table:table-cell>
          <table:table-cell table:formula="of:=ISERROR(SEARCH([.C$2];[.B270]))=FALSE()" office:value-type="boolean" office:boolean-value="false" calcext:value-type="boolean">
            <text:p>FALSE</text:p>
          </table:table-cell>
          <table:table-cell table:formula="of:=ISERROR(SEARCH([.D$2];[.B270]))=FALSE()" office:value-type="boolean" office:boolean-value="false" calcext:value-type="boolean">
            <text:p>FALSE</text:p>
          </table:table-cell>
          <table:table-cell table:formula="of:=OR([.C270];[.D27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fBodyAcc-bandsEnergy()-9,16</text:p>
          </table:table-cell>
          <table:table-cell table:formula="of:=ISERROR(SEARCH([.C$2];[.B271]))=FALSE()" office:value-type="boolean" office:boolean-value="false" calcext:value-type="boolean">
            <text:p>FALSE</text:p>
          </table:table-cell>
          <table:table-cell table:formula="of:=ISERROR(SEARCH([.D$2];[.B271]))=FALSE()" office:value-type="boolean" office:boolean-value="false" calcext:value-type="boolean">
            <text:p>FALSE</text:p>
          </table:table-cell>
          <table:table-cell table:formula="of:=OR([.C271];[.D27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fBodyAcc-bandsEnergy()-17,24</text:p>
          </table:table-cell>
          <table:table-cell table:formula="of:=ISERROR(SEARCH([.C$2];[.B272]))=FALSE()" office:value-type="boolean" office:boolean-value="false" calcext:value-type="boolean">
            <text:p>FALSE</text:p>
          </table:table-cell>
          <table:table-cell table:formula="of:=ISERROR(SEARCH([.D$2];[.B272]))=FALSE()" office:value-type="boolean" office:boolean-value="false" calcext:value-type="boolean">
            <text:p>FALSE</text:p>
          </table:table-cell>
          <table:table-cell table:formula="of:=OR([.C272];[.D27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fBodyAcc-bandsEnergy()-25,32</text:p>
          </table:table-cell>
          <table:table-cell table:formula="of:=ISERROR(SEARCH([.C$2];[.B273]))=FALSE()" office:value-type="boolean" office:boolean-value="false" calcext:value-type="boolean">
            <text:p>FALSE</text:p>
          </table:table-cell>
          <table:table-cell table:formula="of:=ISERROR(SEARCH([.D$2];[.B273]))=FALSE()" office:value-type="boolean" office:boolean-value="false" calcext:value-type="boolean">
            <text:p>FALSE</text:p>
          </table:table-cell>
          <table:table-cell table:formula="of:=OR([.C273];[.D27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fBodyAcc-bandsEnergy()-33,40</text:p>
          </table:table-cell>
          <table:table-cell table:formula="of:=ISERROR(SEARCH([.C$2];[.B274]))=FALSE()" office:value-type="boolean" office:boolean-value="false" calcext:value-type="boolean">
            <text:p>FALSE</text:p>
          </table:table-cell>
          <table:table-cell table:formula="of:=ISERROR(SEARCH([.D$2];[.B274]))=FALSE()" office:value-type="boolean" office:boolean-value="false" calcext:value-type="boolean">
            <text:p>FALSE</text:p>
          </table:table-cell>
          <table:table-cell table:formula="of:=OR([.C274];[.D27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fBodyAcc-bandsEnergy()-41,48</text:p>
          </table:table-cell>
          <table:table-cell table:formula="of:=ISERROR(SEARCH([.C$2];[.B275]))=FALSE()" office:value-type="boolean" office:boolean-value="false" calcext:value-type="boolean">
            <text:p>FALSE</text:p>
          </table:table-cell>
          <table:table-cell table:formula="of:=ISERROR(SEARCH([.D$2];[.B275]))=FALSE()" office:value-type="boolean" office:boolean-value="false" calcext:value-type="boolean">
            <text:p>FALSE</text:p>
          </table:table-cell>
          <table:table-cell table:formula="of:=OR([.C275];[.D27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fBodyAcc-bandsEnergy()-49,56</text:p>
          </table:table-cell>
          <table:table-cell table:formula="of:=ISERROR(SEARCH([.C$2];[.B276]))=FALSE()" office:value-type="boolean" office:boolean-value="false" calcext:value-type="boolean">
            <text:p>FALSE</text:p>
          </table:table-cell>
          <table:table-cell table:formula="of:=ISERROR(SEARCH([.D$2];[.B276]))=FALSE()" office:value-type="boolean" office:boolean-value="false" calcext:value-type="boolean">
            <text:p>FALSE</text:p>
          </table:table-cell>
          <table:table-cell table:formula="of:=OR([.C276];[.D27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fBodyAcc-bandsEnergy()-57,64</text:p>
          </table:table-cell>
          <table:table-cell table:formula="of:=ISERROR(SEARCH([.C$2];[.B277]))=FALSE()" office:value-type="boolean" office:boolean-value="false" calcext:value-type="boolean">
            <text:p>FALSE</text:p>
          </table:table-cell>
          <table:table-cell table:formula="of:=ISERROR(SEARCH([.D$2];[.B277]))=FALSE()" office:value-type="boolean" office:boolean-value="false" calcext:value-type="boolean">
            <text:p>FALSE</text:p>
          </table:table-cell>
          <table:table-cell table:formula="of:=OR([.C277];[.D27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fBodyAcc-bandsEnergy()-1,16</text:p>
          </table:table-cell>
          <table:table-cell table:formula="of:=ISERROR(SEARCH([.C$2];[.B278]))=FALSE()" office:value-type="boolean" office:boolean-value="false" calcext:value-type="boolean">
            <text:p>FALSE</text:p>
          </table:table-cell>
          <table:table-cell table:formula="of:=ISERROR(SEARCH([.D$2];[.B278]))=FALSE()" office:value-type="boolean" office:boolean-value="false" calcext:value-type="boolean">
            <text:p>FALSE</text:p>
          </table:table-cell>
          <table:table-cell table:formula="of:=OR([.C278];[.D27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fBodyAcc-bandsEnergy()-17,32</text:p>
          </table:table-cell>
          <table:table-cell table:formula="of:=ISERROR(SEARCH([.C$2];[.B279]))=FALSE()" office:value-type="boolean" office:boolean-value="false" calcext:value-type="boolean">
            <text:p>FALSE</text:p>
          </table:table-cell>
          <table:table-cell table:formula="of:=ISERROR(SEARCH([.D$2];[.B279]))=FALSE()" office:value-type="boolean" office:boolean-value="false" calcext:value-type="boolean">
            <text:p>FALSE</text:p>
          </table:table-cell>
          <table:table-cell table:formula="of:=OR([.C279];[.D27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fBodyAcc-bandsEnergy()-33,48</text:p>
          </table:table-cell>
          <table:table-cell table:formula="of:=ISERROR(SEARCH([.C$2];[.B280]))=FALSE()" office:value-type="boolean" office:boolean-value="false" calcext:value-type="boolean">
            <text:p>FALSE</text:p>
          </table:table-cell>
          <table:table-cell table:formula="of:=ISERROR(SEARCH([.D$2];[.B280]))=FALSE()" office:value-type="boolean" office:boolean-value="false" calcext:value-type="boolean">
            <text:p>FALSE</text:p>
          </table:table-cell>
          <table:table-cell table:formula="of:=OR([.C280];[.D28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fBodyAcc-bandsEnergy()-49,64</text:p>
          </table:table-cell>
          <table:table-cell table:formula="of:=ISERROR(SEARCH([.C$2];[.B281]))=FALSE()" office:value-type="boolean" office:boolean-value="false" calcext:value-type="boolean">
            <text:p>FALSE</text:p>
          </table:table-cell>
          <table:table-cell table:formula="of:=ISERROR(SEARCH([.D$2];[.B281]))=FALSE()" office:value-type="boolean" office:boolean-value="false" calcext:value-type="boolean">
            <text:p>FALSE</text:p>
          </table:table-cell>
          <table:table-cell table:formula="of:=OR([.C281];[.D28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fBodyAcc-bandsEnergy()-1,24</text:p>
          </table:table-cell>
          <table:table-cell table:formula="of:=ISERROR(SEARCH([.C$2];[.B282]))=FALSE()" office:value-type="boolean" office:boolean-value="false" calcext:value-type="boolean">
            <text:p>FALSE</text:p>
          </table:table-cell>
          <table:table-cell table:formula="of:=ISERROR(SEARCH([.D$2];[.B282]))=FALSE()" office:value-type="boolean" office:boolean-value="false" calcext:value-type="boolean">
            <text:p>FALSE</text:p>
          </table:table-cell>
          <table:table-cell table:formula="of:=OR([.C282];[.D28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fBodyAcc-bandsEnergy()-25,48</text:p>
          </table:table-cell>
          <table:table-cell table:formula="of:=ISERROR(SEARCH([.C$2];[.B283]))=FALSE()" office:value-type="boolean" office:boolean-value="false" calcext:value-type="boolean">
            <text:p>FALSE</text:p>
          </table:table-cell>
          <table:table-cell table:formula="of:=ISERROR(SEARCH([.D$2];[.B283]))=FALSE()" office:value-type="boolean" office:boolean-value="false" calcext:value-type="boolean">
            <text:p>FALSE</text:p>
          </table:table-cell>
          <table:table-cell table:formula="of:=OR([.C283];[.D28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fBodyAcc-bandsEnergy()-1,8</text:p>
          </table:table-cell>
          <table:table-cell table:formula="of:=ISERROR(SEARCH([.C$2];[.B284]))=FALSE()" office:value-type="boolean" office:boolean-value="false" calcext:value-type="boolean">
            <text:p>FALSE</text:p>
          </table:table-cell>
          <table:table-cell table:formula="of:=ISERROR(SEARCH([.D$2];[.B284]))=FALSE()" office:value-type="boolean" office:boolean-value="false" calcext:value-type="boolean">
            <text:p>FALSE</text:p>
          </table:table-cell>
          <table:table-cell table:formula="of:=OR([.C284];[.D28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fBodyAcc-bandsEnergy()-9,16</text:p>
          </table:table-cell>
          <table:table-cell table:formula="of:=ISERROR(SEARCH([.C$2];[.B285]))=FALSE()" office:value-type="boolean" office:boolean-value="false" calcext:value-type="boolean">
            <text:p>FALSE</text:p>
          </table:table-cell>
          <table:table-cell table:formula="of:=ISERROR(SEARCH([.D$2];[.B285]))=FALSE()" office:value-type="boolean" office:boolean-value="false" calcext:value-type="boolean">
            <text:p>FALSE</text:p>
          </table:table-cell>
          <table:table-cell table:formula="of:=OR([.C285];[.D28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fBodyAcc-bandsEnergy()-17,24</text:p>
          </table:table-cell>
          <table:table-cell table:formula="of:=ISERROR(SEARCH([.C$2];[.B286]))=FALSE()" office:value-type="boolean" office:boolean-value="false" calcext:value-type="boolean">
            <text:p>FALSE</text:p>
          </table:table-cell>
          <table:table-cell table:formula="of:=ISERROR(SEARCH([.D$2];[.B286]))=FALSE()" office:value-type="boolean" office:boolean-value="false" calcext:value-type="boolean">
            <text:p>FALSE</text:p>
          </table:table-cell>
          <table:table-cell table:formula="of:=OR([.C286];[.D28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fBodyAcc-bandsEnergy()-25,32</text:p>
          </table:table-cell>
          <table:table-cell table:formula="of:=ISERROR(SEARCH([.C$2];[.B287]))=FALSE()" office:value-type="boolean" office:boolean-value="false" calcext:value-type="boolean">
            <text:p>FALSE</text:p>
          </table:table-cell>
          <table:table-cell table:formula="of:=ISERROR(SEARCH([.D$2];[.B287]))=FALSE()" office:value-type="boolean" office:boolean-value="false" calcext:value-type="boolean">
            <text:p>FALSE</text:p>
          </table:table-cell>
          <table:table-cell table:formula="of:=OR([.C287];[.D28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fBodyAcc-bandsEnergy()-33,40</text:p>
          </table:table-cell>
          <table:table-cell table:formula="of:=ISERROR(SEARCH([.C$2];[.B288]))=FALSE()" office:value-type="boolean" office:boolean-value="false" calcext:value-type="boolean">
            <text:p>FALSE</text:p>
          </table:table-cell>
          <table:table-cell table:formula="of:=ISERROR(SEARCH([.D$2];[.B288]))=FALSE()" office:value-type="boolean" office:boolean-value="false" calcext:value-type="boolean">
            <text:p>FALSE</text:p>
          </table:table-cell>
          <table:table-cell table:formula="of:=OR([.C288];[.D28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fBodyAcc-bandsEnergy()-41,48</text:p>
          </table:table-cell>
          <table:table-cell table:formula="of:=ISERROR(SEARCH([.C$2];[.B289]))=FALSE()" office:value-type="boolean" office:boolean-value="false" calcext:value-type="boolean">
            <text:p>FALSE</text:p>
          </table:table-cell>
          <table:table-cell table:formula="of:=ISERROR(SEARCH([.D$2];[.B289]))=FALSE()" office:value-type="boolean" office:boolean-value="false" calcext:value-type="boolean">
            <text:p>FALSE</text:p>
          </table:table-cell>
          <table:table-cell table:formula="of:=OR([.C289];[.D28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fBodyAcc-bandsEnergy()-49,56</text:p>
          </table:table-cell>
          <table:table-cell table:formula="of:=ISERROR(SEARCH([.C$2];[.B290]))=FALSE()" office:value-type="boolean" office:boolean-value="false" calcext:value-type="boolean">
            <text:p>FALSE</text:p>
          </table:table-cell>
          <table:table-cell table:formula="of:=ISERROR(SEARCH([.D$2];[.B290]))=FALSE()" office:value-type="boolean" office:boolean-value="false" calcext:value-type="boolean">
            <text:p>FALSE</text:p>
          </table:table-cell>
          <table:table-cell table:formula="of:=OR([.C290];[.D29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fBodyAcc-bandsEnergy()-57,64</text:p>
          </table:table-cell>
          <table:table-cell table:formula="of:=ISERROR(SEARCH([.C$2];[.B291]))=FALSE()" office:value-type="boolean" office:boolean-value="false" calcext:value-type="boolean">
            <text:p>FALSE</text:p>
          </table:table-cell>
          <table:table-cell table:formula="of:=ISERROR(SEARCH([.D$2];[.B291]))=FALSE()" office:value-type="boolean" office:boolean-value="false" calcext:value-type="boolean">
            <text:p>FALSE</text:p>
          </table:table-cell>
          <table:table-cell table:formula="of:=OR([.C291];[.D29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fBodyAcc-bandsEnergy()-1,16</text:p>
          </table:table-cell>
          <table:table-cell table:formula="of:=ISERROR(SEARCH([.C$2];[.B292]))=FALSE()" office:value-type="boolean" office:boolean-value="false" calcext:value-type="boolean">
            <text:p>FALSE</text:p>
          </table:table-cell>
          <table:table-cell table:formula="of:=ISERROR(SEARCH([.D$2];[.B292]))=FALSE()" office:value-type="boolean" office:boolean-value="false" calcext:value-type="boolean">
            <text:p>FALSE</text:p>
          </table:table-cell>
          <table:table-cell table:formula="of:=OR([.C292];[.D29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fBodyAcc-bandsEnergy()-17,32</text:p>
          </table:table-cell>
          <table:table-cell table:formula="of:=ISERROR(SEARCH([.C$2];[.B293]))=FALSE()" office:value-type="boolean" office:boolean-value="false" calcext:value-type="boolean">
            <text:p>FALSE</text:p>
          </table:table-cell>
          <table:table-cell table:formula="of:=ISERROR(SEARCH([.D$2];[.B293]))=FALSE()" office:value-type="boolean" office:boolean-value="false" calcext:value-type="boolean">
            <text:p>FALSE</text:p>
          </table:table-cell>
          <table:table-cell table:formula="of:=OR([.C293];[.D29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fBodyAcc-bandsEnergy()-33,48</text:p>
          </table:table-cell>
          <table:table-cell table:formula="of:=ISERROR(SEARCH([.C$2];[.B294]))=FALSE()" office:value-type="boolean" office:boolean-value="false" calcext:value-type="boolean">
            <text:p>FALSE</text:p>
          </table:table-cell>
          <table:table-cell table:formula="of:=ISERROR(SEARCH([.D$2];[.B294]))=FALSE()" office:value-type="boolean" office:boolean-value="false" calcext:value-type="boolean">
            <text:p>FALSE</text:p>
          </table:table-cell>
          <table:table-cell table:formula="of:=OR([.C294];[.D29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fBodyAcc-bandsEnergy()-49,64</text:p>
          </table:table-cell>
          <table:table-cell table:formula="of:=ISERROR(SEARCH([.C$2];[.B295]))=FALSE()" office:value-type="boolean" office:boolean-value="false" calcext:value-type="boolean">
            <text:p>FALSE</text:p>
          </table:table-cell>
          <table:table-cell table:formula="of:=ISERROR(SEARCH([.D$2];[.B295]))=FALSE()" office:value-type="boolean" office:boolean-value="false" calcext:value-type="boolean">
            <text:p>FALSE</text:p>
          </table:table-cell>
          <table:table-cell table:formula="of:=OR([.C295];[.D29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fBodyAcc-bandsEnergy()-1,24</text:p>
          </table:table-cell>
          <table:table-cell table:formula="of:=ISERROR(SEARCH([.C$2];[.B296]))=FALSE()" office:value-type="boolean" office:boolean-value="false" calcext:value-type="boolean">
            <text:p>FALSE</text:p>
          </table:table-cell>
          <table:table-cell table:formula="of:=ISERROR(SEARCH([.D$2];[.B296]))=FALSE()" office:value-type="boolean" office:boolean-value="false" calcext:value-type="boolean">
            <text:p>FALSE</text:p>
          </table:table-cell>
          <table:table-cell table:formula="of:=OR([.C296];[.D29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fBodyAcc-bandsEnergy()-25,48</text:p>
          </table:table-cell>
          <table:table-cell table:formula="of:=ISERROR(SEARCH([.C$2];[.B297]))=FALSE()" office:value-type="boolean" office:boolean-value="false" calcext:value-type="boolean">
            <text:p>FALSE</text:p>
          </table:table-cell>
          <table:table-cell table:formula="of:=ISERROR(SEARCH([.D$2];[.B297]))=FALSE()" office:value-type="boolean" office:boolean-value="false" calcext:value-type="boolean">
            <text:p>FALSE</text:p>
          </table:table-cell>
          <table:table-cell table:formula="of:=OR([.C297];[.D29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fBodyAccJerk-mad()-X</text:p>
          </table:table-cell>
          <table:table-cell table:formula="of:=ISERROR(SEARCH([.C$2];[.B298]))=FALSE()" office:value-type="boolean" office:boolean-value="false" calcext:value-type="boolean">
            <text:p>FALSE</text:p>
          </table:table-cell>
          <table:table-cell table:formula="of:=ISERROR(SEARCH([.D$2];[.B298]))=FALSE()" office:value-type="boolean" office:boolean-value="false" calcext:value-type="boolean">
            <text:p>FALSE</text:p>
          </table:table-cell>
          <table:table-cell table:formula="of:=OR([.C298];[.D29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fBodyAccJerk-mad()-Y</text:p>
          </table:table-cell>
          <table:table-cell table:formula="of:=ISERROR(SEARCH([.C$2];[.B299]))=FALSE()" office:value-type="boolean" office:boolean-value="false" calcext:value-type="boolean">
            <text:p>FALSE</text:p>
          </table:table-cell>
          <table:table-cell table:formula="of:=ISERROR(SEARCH([.D$2];[.B299]))=FALSE()" office:value-type="boolean" office:boolean-value="false" calcext:value-type="boolean">
            <text:p>FALSE</text:p>
          </table:table-cell>
          <table:table-cell table:formula="of:=OR([.C299];[.D29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fBodyAccJerk-mad()-Z</text:p>
          </table:table-cell>
          <table:table-cell table:formula="of:=ISERROR(SEARCH([.C$2];[.B300]))=FALSE()" office:value-type="boolean" office:boolean-value="false" calcext:value-type="boolean">
            <text:p>FALSE</text:p>
          </table:table-cell>
          <table:table-cell table:formula="of:=ISERROR(SEARCH([.D$2];[.B300]))=FALSE()" office:value-type="boolean" office:boolean-value="false" calcext:value-type="boolean">
            <text:p>FALSE</text:p>
          </table:table-cell>
          <table:table-cell table:formula="of:=OR([.C300];[.D30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fBodyAccJerk-max()-X</text:p>
          </table:table-cell>
          <table:table-cell table:formula="of:=ISERROR(SEARCH([.C$2];[.B301]))=FALSE()" office:value-type="boolean" office:boolean-value="false" calcext:value-type="boolean">
            <text:p>FALSE</text:p>
          </table:table-cell>
          <table:table-cell table:formula="of:=ISERROR(SEARCH([.D$2];[.B301]))=FALSE()" office:value-type="boolean" office:boolean-value="false" calcext:value-type="boolean">
            <text:p>FALSE</text:p>
          </table:table-cell>
          <table:table-cell table:formula="of:=OR([.C301];[.D30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fBodyAccJerk-max()-Y</text:p>
          </table:table-cell>
          <table:table-cell table:formula="of:=ISERROR(SEARCH([.C$2];[.B302]))=FALSE()" office:value-type="boolean" office:boolean-value="false" calcext:value-type="boolean">
            <text:p>FALSE</text:p>
          </table:table-cell>
          <table:table-cell table:formula="of:=ISERROR(SEARCH([.D$2];[.B302]))=FALSE()" office:value-type="boolean" office:boolean-value="false" calcext:value-type="boolean">
            <text:p>FALSE</text:p>
          </table:table-cell>
          <table:table-cell table:formula="of:=OR([.C302];[.D30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fBodyAccJerk-max()-Z</text:p>
          </table:table-cell>
          <table:table-cell table:formula="of:=ISERROR(SEARCH([.C$2];[.B303]))=FALSE()" office:value-type="boolean" office:boolean-value="false" calcext:value-type="boolean">
            <text:p>FALSE</text:p>
          </table:table-cell>
          <table:table-cell table:formula="of:=ISERROR(SEARCH([.D$2];[.B303]))=FALSE()" office:value-type="boolean" office:boolean-value="false" calcext:value-type="boolean">
            <text:p>FALSE</text:p>
          </table:table-cell>
          <table:table-cell table:formula="of:=OR([.C303];[.D30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fBodyAccJerk-min()-X</text:p>
          </table:table-cell>
          <table:table-cell table:formula="of:=ISERROR(SEARCH([.C$2];[.B304]))=FALSE()" office:value-type="boolean" office:boolean-value="false" calcext:value-type="boolean">
            <text:p>FALSE</text:p>
          </table:table-cell>
          <table:table-cell table:formula="of:=ISERROR(SEARCH([.D$2];[.B304]))=FALSE()" office:value-type="boolean" office:boolean-value="false" calcext:value-type="boolean">
            <text:p>FALSE</text:p>
          </table:table-cell>
          <table:table-cell table:formula="of:=OR([.C304];[.D30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fBodyAccJerk-min()-Y</text:p>
          </table:table-cell>
          <table:table-cell table:formula="of:=ISERROR(SEARCH([.C$2];[.B305]))=FALSE()" office:value-type="boolean" office:boolean-value="false" calcext:value-type="boolean">
            <text:p>FALSE</text:p>
          </table:table-cell>
          <table:table-cell table:formula="of:=ISERROR(SEARCH([.D$2];[.B305]))=FALSE()" office:value-type="boolean" office:boolean-value="false" calcext:value-type="boolean">
            <text:p>FALSE</text:p>
          </table:table-cell>
          <table:table-cell table:formula="of:=OR([.C305];[.D30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fBodyAccJerk-min()-Z</text:p>
          </table:table-cell>
          <table:table-cell table:formula="of:=ISERROR(SEARCH([.C$2];[.B306]))=FALSE()" office:value-type="boolean" office:boolean-value="false" calcext:value-type="boolean">
            <text:p>FALSE</text:p>
          </table:table-cell>
          <table:table-cell table:formula="of:=ISERROR(SEARCH([.D$2];[.B306]))=FALSE()" office:value-type="boolean" office:boolean-value="false" calcext:value-type="boolean">
            <text:p>FALSE</text:p>
          </table:table-cell>
          <table:table-cell table:formula="of:=OR([.C306];[.D30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fBodyAccJerk-sma()</text:p>
          </table:table-cell>
          <table:table-cell table:formula="of:=ISERROR(SEARCH([.C$2];[.B307]))=FALSE()" office:value-type="boolean" office:boolean-value="false" calcext:value-type="boolean">
            <text:p>FALSE</text:p>
          </table:table-cell>
          <table:table-cell table:formula="of:=ISERROR(SEARCH([.D$2];[.B307]))=FALSE()" office:value-type="boolean" office:boolean-value="false" calcext:value-type="boolean">
            <text:p>FALSE</text:p>
          </table:table-cell>
          <table:table-cell table:formula="of:=OR([.C307];[.D30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fBodyAccJerk-energy()-X</text:p>
          </table:table-cell>
          <table:table-cell table:formula="of:=ISERROR(SEARCH([.C$2];[.B308]))=FALSE()" office:value-type="boolean" office:boolean-value="false" calcext:value-type="boolean">
            <text:p>FALSE</text:p>
          </table:table-cell>
          <table:table-cell table:formula="of:=ISERROR(SEARCH([.D$2];[.B308]))=FALSE()" office:value-type="boolean" office:boolean-value="false" calcext:value-type="boolean">
            <text:p>FALSE</text:p>
          </table:table-cell>
          <table:table-cell table:formula="of:=OR([.C308];[.D30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fBodyAccJerk-energy()-Y</text:p>
          </table:table-cell>
          <table:table-cell table:formula="of:=ISERROR(SEARCH([.C$2];[.B309]))=FALSE()" office:value-type="boolean" office:boolean-value="false" calcext:value-type="boolean">
            <text:p>FALSE</text:p>
          </table:table-cell>
          <table:table-cell table:formula="of:=ISERROR(SEARCH([.D$2];[.B309]))=FALSE()" office:value-type="boolean" office:boolean-value="false" calcext:value-type="boolean">
            <text:p>FALSE</text:p>
          </table:table-cell>
          <table:table-cell table:formula="of:=OR([.C309];[.D30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fBodyAccJerk-energy()-Z</text:p>
          </table:table-cell>
          <table:table-cell table:formula="of:=ISERROR(SEARCH([.C$2];[.B310]))=FALSE()" office:value-type="boolean" office:boolean-value="false" calcext:value-type="boolean">
            <text:p>FALSE</text:p>
          </table:table-cell>
          <table:table-cell table:formula="of:=ISERROR(SEARCH([.D$2];[.B310]))=FALSE()" office:value-type="boolean" office:boolean-value="false" calcext:value-type="boolean">
            <text:p>FALSE</text:p>
          </table:table-cell>
          <table:table-cell table:formula="of:=OR([.C310];[.D31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fBodyAccJerk-iqr()-X</text:p>
          </table:table-cell>
          <table:table-cell table:formula="of:=ISERROR(SEARCH([.C$2];[.B311]))=FALSE()" office:value-type="boolean" office:boolean-value="false" calcext:value-type="boolean">
            <text:p>FALSE</text:p>
          </table:table-cell>
          <table:table-cell table:formula="of:=ISERROR(SEARCH([.D$2];[.B311]))=FALSE()" office:value-type="boolean" office:boolean-value="false" calcext:value-type="boolean">
            <text:p>FALSE</text:p>
          </table:table-cell>
          <table:table-cell table:formula="of:=OR([.C311];[.D31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fBodyAccJerk-iqr()-Y</text:p>
          </table:table-cell>
          <table:table-cell table:formula="of:=ISERROR(SEARCH([.C$2];[.B312]))=FALSE()" office:value-type="boolean" office:boolean-value="false" calcext:value-type="boolean">
            <text:p>FALSE</text:p>
          </table:table-cell>
          <table:table-cell table:formula="of:=ISERROR(SEARCH([.D$2];[.B312]))=FALSE()" office:value-type="boolean" office:boolean-value="false" calcext:value-type="boolean">
            <text:p>FALSE</text:p>
          </table:table-cell>
          <table:table-cell table:formula="of:=OR([.C312];[.D31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fBodyAccJerk-iqr()-Z</text:p>
          </table:table-cell>
          <table:table-cell table:formula="of:=ISERROR(SEARCH([.C$2];[.B313]))=FALSE()" office:value-type="boolean" office:boolean-value="false" calcext:value-type="boolean">
            <text:p>FALSE</text:p>
          </table:table-cell>
          <table:table-cell table:formula="of:=ISERROR(SEARCH([.D$2];[.B313]))=FALSE()" office:value-type="boolean" office:boolean-value="false" calcext:value-type="boolean">
            <text:p>FALSE</text:p>
          </table:table-cell>
          <table:table-cell table:formula="of:=OR([.C313];[.D31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fBodyAccJerk-entropy()-X</text:p>
          </table:table-cell>
          <table:table-cell table:formula="of:=ISERROR(SEARCH([.C$2];[.B314]))=FALSE()" office:value-type="boolean" office:boolean-value="false" calcext:value-type="boolean">
            <text:p>FALSE</text:p>
          </table:table-cell>
          <table:table-cell table:formula="of:=ISERROR(SEARCH([.D$2];[.B314]))=FALSE()" office:value-type="boolean" office:boolean-value="false" calcext:value-type="boolean">
            <text:p>FALSE</text:p>
          </table:table-cell>
          <table:table-cell table:formula="of:=OR([.C314];[.D31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fBodyAccJerk-entropy()-Y</text:p>
          </table:table-cell>
          <table:table-cell table:formula="of:=ISERROR(SEARCH([.C$2];[.B315]))=FALSE()" office:value-type="boolean" office:boolean-value="false" calcext:value-type="boolean">
            <text:p>FALSE</text:p>
          </table:table-cell>
          <table:table-cell table:formula="of:=ISERROR(SEARCH([.D$2];[.B315]))=FALSE()" office:value-type="boolean" office:boolean-value="false" calcext:value-type="boolean">
            <text:p>FALSE</text:p>
          </table:table-cell>
          <table:table-cell table:formula="of:=OR([.C315];[.D31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fBodyAccJerk-entropy()-Z</text:p>
          </table:table-cell>
          <table:table-cell table:formula="of:=ISERROR(SEARCH([.C$2];[.B316]))=FALSE()" office:value-type="boolean" office:boolean-value="false" calcext:value-type="boolean">
            <text:p>FALSE</text:p>
          </table:table-cell>
          <table:table-cell table:formula="of:=ISERROR(SEARCH([.D$2];[.B316]))=FALSE()" office:value-type="boolean" office:boolean-value="false" calcext:value-type="boolean">
            <text:p>FALSE</text:p>
          </table:table-cell>
          <table:table-cell table:formula="of:=OR([.C316];[.D31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fBodyAccJerk-maxInds-X</text:p>
          </table:table-cell>
          <table:table-cell table:formula="of:=ISERROR(SEARCH([.C$2];[.B317]))=FALSE()" office:value-type="boolean" office:boolean-value="false" calcext:value-type="boolean">
            <text:p>FALSE</text:p>
          </table:table-cell>
          <table:table-cell table:formula="of:=ISERROR(SEARCH([.D$2];[.B317]))=FALSE()" office:value-type="boolean" office:boolean-value="false" calcext:value-type="boolean">
            <text:p>FALSE</text:p>
          </table:table-cell>
          <table:table-cell table:formula="of:=OR([.C317];[.D31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fBodyAccJerk-maxInds-Y</text:p>
          </table:table-cell>
          <table:table-cell table:formula="of:=ISERROR(SEARCH([.C$2];[.B318]))=FALSE()" office:value-type="boolean" office:boolean-value="false" calcext:value-type="boolean">
            <text:p>FALSE</text:p>
          </table:table-cell>
          <table:table-cell table:formula="of:=ISERROR(SEARCH([.D$2];[.B318]))=FALSE()" office:value-type="boolean" office:boolean-value="false" calcext:value-type="boolean">
            <text:p>FALSE</text:p>
          </table:table-cell>
          <table:table-cell table:formula="of:=OR([.C318];[.D31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fBodyAccJerk-maxInds-Z</text:p>
          </table:table-cell>
          <table:table-cell table:formula="of:=ISERROR(SEARCH([.C$2];[.B319]))=FALSE()" office:value-type="boolean" office:boolean-value="false" calcext:value-type="boolean">
            <text:p>FALSE</text:p>
          </table:table-cell>
          <table:table-cell table:formula="of:=ISERROR(SEARCH([.D$2];[.B319]))=FALSE()" office:value-type="boolean" office:boolean-value="false" calcext:value-type="boolean">
            <text:p>FALSE</text:p>
          </table:table-cell>
          <table:table-cell table:formula="of:=OR([.C319];[.D31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fBodyAccJerk-skewness()-X</text:p>
          </table:table-cell>
          <table:table-cell table:formula="of:=ISERROR(SEARCH([.C$2];[.B320]))=FALSE()" office:value-type="boolean" office:boolean-value="false" calcext:value-type="boolean">
            <text:p>FALSE</text:p>
          </table:table-cell>
          <table:table-cell table:formula="of:=ISERROR(SEARCH([.D$2];[.B320]))=FALSE()" office:value-type="boolean" office:boolean-value="false" calcext:value-type="boolean">
            <text:p>FALSE</text:p>
          </table:table-cell>
          <table:table-cell table:formula="of:=OR([.C320];[.D32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fBodyAccJerk-kurtosis()-X</text:p>
          </table:table-cell>
          <table:table-cell table:formula="of:=ISERROR(SEARCH([.C$2];[.B321]))=FALSE()" office:value-type="boolean" office:boolean-value="false" calcext:value-type="boolean">
            <text:p>FALSE</text:p>
          </table:table-cell>
          <table:table-cell table:formula="of:=ISERROR(SEARCH([.D$2];[.B321]))=FALSE()" office:value-type="boolean" office:boolean-value="false" calcext:value-type="boolean">
            <text:p>FALSE</text:p>
          </table:table-cell>
          <table:table-cell table:formula="of:=OR([.C321];[.D32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fBodyAccJerk-skewness()-Y</text:p>
          </table:table-cell>
          <table:table-cell table:formula="of:=ISERROR(SEARCH([.C$2];[.B322]))=FALSE()" office:value-type="boolean" office:boolean-value="false" calcext:value-type="boolean">
            <text:p>FALSE</text:p>
          </table:table-cell>
          <table:table-cell table:formula="of:=ISERROR(SEARCH([.D$2];[.B322]))=FALSE()" office:value-type="boolean" office:boolean-value="false" calcext:value-type="boolean">
            <text:p>FALSE</text:p>
          </table:table-cell>
          <table:table-cell table:formula="of:=OR([.C322];[.D32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fBodyAccJerk-kurtosis()-Y</text:p>
          </table:table-cell>
          <table:table-cell table:formula="of:=ISERROR(SEARCH([.C$2];[.B323]))=FALSE()" office:value-type="boolean" office:boolean-value="false" calcext:value-type="boolean">
            <text:p>FALSE</text:p>
          </table:table-cell>
          <table:table-cell table:formula="of:=ISERROR(SEARCH([.D$2];[.B323]))=FALSE()" office:value-type="boolean" office:boolean-value="false" calcext:value-type="boolean">
            <text:p>FALSE</text:p>
          </table:table-cell>
          <table:table-cell table:formula="of:=OR([.C323];[.D32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fBodyAccJerk-skewness()-Z</text:p>
          </table:table-cell>
          <table:table-cell table:formula="of:=ISERROR(SEARCH([.C$2];[.B324]))=FALSE()" office:value-type="boolean" office:boolean-value="false" calcext:value-type="boolean">
            <text:p>FALSE</text:p>
          </table:table-cell>
          <table:table-cell table:formula="of:=ISERROR(SEARCH([.D$2];[.B324]))=FALSE()" office:value-type="boolean" office:boolean-value="false" calcext:value-type="boolean">
            <text:p>FALSE</text:p>
          </table:table-cell>
          <table:table-cell table:formula="of:=OR([.C324];[.D32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fBodyAccJerk-kurtosis()-Z</text:p>
          </table:table-cell>
          <table:table-cell table:formula="of:=ISERROR(SEARCH([.C$2];[.B325]))=FALSE()" office:value-type="boolean" office:boolean-value="false" calcext:value-type="boolean">
            <text:p>FALSE</text:p>
          </table:table-cell>
          <table:table-cell table:formula="of:=ISERROR(SEARCH([.D$2];[.B325]))=FALSE()" office:value-type="boolean" office:boolean-value="false" calcext:value-type="boolean">
            <text:p>FALSE</text:p>
          </table:table-cell>
          <table:table-cell table:formula="of:=OR([.C325];[.D32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fBodyAccJerk-bandsEnergy()-1,8</text:p>
          </table:table-cell>
          <table:table-cell table:formula="of:=ISERROR(SEARCH([.C$2];[.B326]))=FALSE()" office:value-type="boolean" office:boolean-value="false" calcext:value-type="boolean">
            <text:p>FALSE</text:p>
          </table:table-cell>
          <table:table-cell table:formula="of:=ISERROR(SEARCH([.D$2];[.B326]))=FALSE()" office:value-type="boolean" office:boolean-value="false" calcext:value-type="boolean">
            <text:p>FALSE</text:p>
          </table:table-cell>
          <table:table-cell table:formula="of:=OR([.C326];[.D32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fBodyAccJerk-bandsEnergy()-9,16</text:p>
          </table:table-cell>
          <table:table-cell table:formula="of:=ISERROR(SEARCH([.C$2];[.B327]))=FALSE()" office:value-type="boolean" office:boolean-value="false" calcext:value-type="boolean">
            <text:p>FALSE</text:p>
          </table:table-cell>
          <table:table-cell table:formula="of:=ISERROR(SEARCH([.D$2];[.B327]))=FALSE()" office:value-type="boolean" office:boolean-value="false" calcext:value-type="boolean">
            <text:p>FALSE</text:p>
          </table:table-cell>
          <table:table-cell table:formula="of:=OR([.C327];[.D32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fBodyAccJerk-bandsEnergy()-17,24</text:p>
          </table:table-cell>
          <table:table-cell table:formula="of:=ISERROR(SEARCH([.C$2];[.B328]))=FALSE()" office:value-type="boolean" office:boolean-value="false" calcext:value-type="boolean">
            <text:p>FALSE</text:p>
          </table:table-cell>
          <table:table-cell table:formula="of:=ISERROR(SEARCH([.D$2];[.B328]))=FALSE()" office:value-type="boolean" office:boolean-value="false" calcext:value-type="boolean">
            <text:p>FALSE</text:p>
          </table:table-cell>
          <table:table-cell table:formula="of:=OR([.C328];[.D32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fBodyAccJerk-bandsEnergy()-25,32</text:p>
          </table:table-cell>
          <table:table-cell table:formula="of:=ISERROR(SEARCH([.C$2];[.B329]))=FALSE()" office:value-type="boolean" office:boolean-value="false" calcext:value-type="boolean">
            <text:p>FALSE</text:p>
          </table:table-cell>
          <table:table-cell table:formula="of:=ISERROR(SEARCH([.D$2];[.B329]))=FALSE()" office:value-type="boolean" office:boolean-value="false" calcext:value-type="boolean">
            <text:p>FALSE</text:p>
          </table:table-cell>
          <table:table-cell table:formula="of:=OR([.C329];[.D32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fBodyAccJerk-bandsEnergy()-33,40</text:p>
          </table:table-cell>
          <table:table-cell table:formula="of:=ISERROR(SEARCH([.C$2];[.B330]))=FALSE()" office:value-type="boolean" office:boolean-value="false" calcext:value-type="boolean">
            <text:p>FALSE</text:p>
          </table:table-cell>
          <table:table-cell table:formula="of:=ISERROR(SEARCH([.D$2];[.B330]))=FALSE()" office:value-type="boolean" office:boolean-value="false" calcext:value-type="boolean">
            <text:p>FALSE</text:p>
          </table:table-cell>
          <table:table-cell table:formula="of:=OR([.C330];[.D33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fBodyAccJerk-bandsEnergy()-41,48</text:p>
          </table:table-cell>
          <table:table-cell table:formula="of:=ISERROR(SEARCH([.C$2];[.B331]))=FALSE()" office:value-type="boolean" office:boolean-value="false" calcext:value-type="boolean">
            <text:p>FALSE</text:p>
          </table:table-cell>
          <table:table-cell table:formula="of:=ISERROR(SEARCH([.D$2];[.B331]))=FALSE()" office:value-type="boolean" office:boolean-value="false" calcext:value-type="boolean">
            <text:p>FALSE</text:p>
          </table:table-cell>
          <table:table-cell table:formula="of:=OR([.C331];[.D33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fBodyAccJerk-bandsEnergy()-49,56</text:p>
          </table:table-cell>
          <table:table-cell table:formula="of:=ISERROR(SEARCH([.C$2];[.B332]))=FALSE()" office:value-type="boolean" office:boolean-value="false" calcext:value-type="boolean">
            <text:p>FALSE</text:p>
          </table:table-cell>
          <table:table-cell table:formula="of:=ISERROR(SEARCH([.D$2];[.B332]))=FALSE()" office:value-type="boolean" office:boolean-value="false" calcext:value-type="boolean">
            <text:p>FALSE</text:p>
          </table:table-cell>
          <table:table-cell table:formula="of:=OR([.C332];[.D33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fBodyAccJerk-bandsEnergy()-57,64</text:p>
          </table:table-cell>
          <table:table-cell table:formula="of:=ISERROR(SEARCH([.C$2];[.B333]))=FALSE()" office:value-type="boolean" office:boolean-value="false" calcext:value-type="boolean">
            <text:p>FALSE</text:p>
          </table:table-cell>
          <table:table-cell table:formula="of:=ISERROR(SEARCH([.D$2];[.B333]))=FALSE()" office:value-type="boolean" office:boolean-value="false" calcext:value-type="boolean">
            <text:p>FALSE</text:p>
          </table:table-cell>
          <table:table-cell table:formula="of:=OR([.C333];[.D33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fBodyAccJerk-bandsEnergy()-1,16</text:p>
          </table:table-cell>
          <table:table-cell table:formula="of:=ISERROR(SEARCH([.C$2];[.B334]))=FALSE()" office:value-type="boolean" office:boolean-value="false" calcext:value-type="boolean">
            <text:p>FALSE</text:p>
          </table:table-cell>
          <table:table-cell table:formula="of:=ISERROR(SEARCH([.D$2];[.B334]))=FALSE()" office:value-type="boolean" office:boolean-value="false" calcext:value-type="boolean">
            <text:p>FALSE</text:p>
          </table:table-cell>
          <table:table-cell table:formula="of:=OR([.C334];[.D33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fBodyAccJerk-bandsEnergy()-17,32</text:p>
          </table:table-cell>
          <table:table-cell table:formula="of:=ISERROR(SEARCH([.C$2];[.B335]))=FALSE()" office:value-type="boolean" office:boolean-value="false" calcext:value-type="boolean">
            <text:p>FALSE</text:p>
          </table:table-cell>
          <table:table-cell table:formula="of:=ISERROR(SEARCH([.D$2];[.B335]))=FALSE()" office:value-type="boolean" office:boolean-value="false" calcext:value-type="boolean">
            <text:p>FALSE</text:p>
          </table:table-cell>
          <table:table-cell table:formula="of:=OR([.C335];[.D33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fBodyAccJerk-bandsEnergy()-33,48</text:p>
          </table:table-cell>
          <table:table-cell table:formula="of:=ISERROR(SEARCH([.C$2];[.B336]))=FALSE()" office:value-type="boolean" office:boolean-value="false" calcext:value-type="boolean">
            <text:p>FALSE</text:p>
          </table:table-cell>
          <table:table-cell table:formula="of:=ISERROR(SEARCH([.D$2];[.B336]))=FALSE()" office:value-type="boolean" office:boolean-value="false" calcext:value-type="boolean">
            <text:p>FALSE</text:p>
          </table:table-cell>
          <table:table-cell table:formula="of:=OR([.C336];[.D33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fBodyAccJerk-bandsEnergy()-49,64</text:p>
          </table:table-cell>
          <table:table-cell table:formula="of:=ISERROR(SEARCH([.C$2];[.B337]))=FALSE()" office:value-type="boolean" office:boolean-value="false" calcext:value-type="boolean">
            <text:p>FALSE</text:p>
          </table:table-cell>
          <table:table-cell table:formula="of:=ISERROR(SEARCH([.D$2];[.B337]))=FALSE()" office:value-type="boolean" office:boolean-value="false" calcext:value-type="boolean">
            <text:p>FALSE</text:p>
          </table:table-cell>
          <table:table-cell table:formula="of:=OR([.C337];[.D33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fBodyAccJerk-bandsEnergy()-1,24</text:p>
          </table:table-cell>
          <table:table-cell table:formula="of:=ISERROR(SEARCH([.C$2];[.B338]))=FALSE()" office:value-type="boolean" office:boolean-value="false" calcext:value-type="boolean">
            <text:p>FALSE</text:p>
          </table:table-cell>
          <table:table-cell table:formula="of:=ISERROR(SEARCH([.D$2];[.B338]))=FALSE()" office:value-type="boolean" office:boolean-value="false" calcext:value-type="boolean">
            <text:p>FALSE</text:p>
          </table:table-cell>
          <table:table-cell table:formula="of:=OR([.C338];[.D33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fBodyAccJerk-bandsEnergy()-25,48</text:p>
          </table:table-cell>
          <table:table-cell table:formula="of:=ISERROR(SEARCH([.C$2];[.B339]))=FALSE()" office:value-type="boolean" office:boolean-value="false" calcext:value-type="boolean">
            <text:p>FALSE</text:p>
          </table:table-cell>
          <table:table-cell table:formula="of:=ISERROR(SEARCH([.D$2];[.B339]))=FALSE()" office:value-type="boolean" office:boolean-value="false" calcext:value-type="boolean">
            <text:p>FALSE</text:p>
          </table:table-cell>
          <table:table-cell table:formula="of:=OR([.C339];[.D33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fBodyAccJerk-bandsEnergy()-1,8</text:p>
          </table:table-cell>
          <table:table-cell table:formula="of:=ISERROR(SEARCH([.C$2];[.B340]))=FALSE()" office:value-type="boolean" office:boolean-value="false" calcext:value-type="boolean">
            <text:p>FALSE</text:p>
          </table:table-cell>
          <table:table-cell table:formula="of:=ISERROR(SEARCH([.D$2];[.B340]))=FALSE()" office:value-type="boolean" office:boolean-value="false" calcext:value-type="boolean">
            <text:p>FALSE</text:p>
          </table:table-cell>
          <table:table-cell table:formula="of:=OR([.C340];[.D34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fBodyAccJerk-bandsEnergy()-9,16</text:p>
          </table:table-cell>
          <table:table-cell table:formula="of:=ISERROR(SEARCH([.C$2];[.B341]))=FALSE()" office:value-type="boolean" office:boolean-value="false" calcext:value-type="boolean">
            <text:p>FALSE</text:p>
          </table:table-cell>
          <table:table-cell table:formula="of:=ISERROR(SEARCH([.D$2];[.B341]))=FALSE()" office:value-type="boolean" office:boolean-value="false" calcext:value-type="boolean">
            <text:p>FALSE</text:p>
          </table:table-cell>
          <table:table-cell table:formula="of:=OR([.C341];[.D34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fBodyAccJerk-bandsEnergy()-17,24</text:p>
          </table:table-cell>
          <table:table-cell table:formula="of:=ISERROR(SEARCH([.C$2];[.B342]))=FALSE()" office:value-type="boolean" office:boolean-value="false" calcext:value-type="boolean">
            <text:p>FALSE</text:p>
          </table:table-cell>
          <table:table-cell table:formula="of:=ISERROR(SEARCH([.D$2];[.B342]))=FALSE()" office:value-type="boolean" office:boolean-value="false" calcext:value-type="boolean">
            <text:p>FALSE</text:p>
          </table:table-cell>
          <table:table-cell table:formula="of:=OR([.C342];[.D34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fBodyAccJerk-bandsEnergy()-25,32</text:p>
          </table:table-cell>
          <table:table-cell table:formula="of:=ISERROR(SEARCH([.C$2];[.B343]))=FALSE()" office:value-type="boolean" office:boolean-value="false" calcext:value-type="boolean">
            <text:p>FALSE</text:p>
          </table:table-cell>
          <table:table-cell table:formula="of:=ISERROR(SEARCH([.D$2];[.B343]))=FALSE()" office:value-type="boolean" office:boolean-value="false" calcext:value-type="boolean">
            <text:p>FALSE</text:p>
          </table:table-cell>
          <table:table-cell table:formula="of:=OR([.C343];[.D34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fBodyAccJerk-bandsEnergy()-33,40</text:p>
          </table:table-cell>
          <table:table-cell table:formula="of:=ISERROR(SEARCH([.C$2];[.B344]))=FALSE()" office:value-type="boolean" office:boolean-value="false" calcext:value-type="boolean">
            <text:p>FALSE</text:p>
          </table:table-cell>
          <table:table-cell table:formula="of:=ISERROR(SEARCH([.D$2];[.B344]))=FALSE()" office:value-type="boolean" office:boolean-value="false" calcext:value-type="boolean">
            <text:p>FALSE</text:p>
          </table:table-cell>
          <table:table-cell table:formula="of:=OR([.C344];[.D34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fBodyAccJerk-bandsEnergy()-41,48</text:p>
          </table:table-cell>
          <table:table-cell table:formula="of:=ISERROR(SEARCH([.C$2];[.B345]))=FALSE()" office:value-type="boolean" office:boolean-value="false" calcext:value-type="boolean">
            <text:p>FALSE</text:p>
          </table:table-cell>
          <table:table-cell table:formula="of:=ISERROR(SEARCH([.D$2];[.B345]))=FALSE()" office:value-type="boolean" office:boolean-value="false" calcext:value-type="boolean">
            <text:p>FALSE</text:p>
          </table:table-cell>
          <table:table-cell table:formula="of:=OR([.C345];[.D34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fBodyAccJerk-bandsEnergy()-49,56</text:p>
          </table:table-cell>
          <table:table-cell table:formula="of:=ISERROR(SEARCH([.C$2];[.B346]))=FALSE()" office:value-type="boolean" office:boolean-value="false" calcext:value-type="boolean">
            <text:p>FALSE</text:p>
          </table:table-cell>
          <table:table-cell table:formula="of:=ISERROR(SEARCH([.D$2];[.B346]))=FALSE()" office:value-type="boolean" office:boolean-value="false" calcext:value-type="boolean">
            <text:p>FALSE</text:p>
          </table:table-cell>
          <table:table-cell table:formula="of:=OR([.C346];[.D34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fBodyAccJerk-bandsEnergy()-57,64</text:p>
          </table:table-cell>
          <table:table-cell table:formula="of:=ISERROR(SEARCH([.C$2];[.B347]))=FALSE()" office:value-type="boolean" office:boolean-value="false" calcext:value-type="boolean">
            <text:p>FALSE</text:p>
          </table:table-cell>
          <table:table-cell table:formula="of:=ISERROR(SEARCH([.D$2];[.B347]))=FALSE()" office:value-type="boolean" office:boolean-value="false" calcext:value-type="boolean">
            <text:p>FALSE</text:p>
          </table:table-cell>
          <table:table-cell table:formula="of:=OR([.C347];[.D34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fBodyAccJerk-bandsEnergy()-1,16</text:p>
          </table:table-cell>
          <table:table-cell table:formula="of:=ISERROR(SEARCH([.C$2];[.B348]))=FALSE()" office:value-type="boolean" office:boolean-value="false" calcext:value-type="boolean">
            <text:p>FALSE</text:p>
          </table:table-cell>
          <table:table-cell table:formula="of:=ISERROR(SEARCH([.D$2];[.B348]))=FALSE()" office:value-type="boolean" office:boolean-value="false" calcext:value-type="boolean">
            <text:p>FALSE</text:p>
          </table:table-cell>
          <table:table-cell table:formula="of:=OR([.C348];[.D34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fBodyAccJerk-bandsEnergy()-17,32</text:p>
          </table:table-cell>
          <table:table-cell table:formula="of:=ISERROR(SEARCH([.C$2];[.B349]))=FALSE()" office:value-type="boolean" office:boolean-value="false" calcext:value-type="boolean">
            <text:p>FALSE</text:p>
          </table:table-cell>
          <table:table-cell table:formula="of:=ISERROR(SEARCH([.D$2];[.B349]))=FALSE()" office:value-type="boolean" office:boolean-value="false" calcext:value-type="boolean">
            <text:p>FALSE</text:p>
          </table:table-cell>
          <table:table-cell table:formula="of:=OR([.C349];[.D34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fBodyAccJerk-bandsEnergy()-33,48</text:p>
          </table:table-cell>
          <table:table-cell table:formula="of:=ISERROR(SEARCH([.C$2];[.B350]))=FALSE()" office:value-type="boolean" office:boolean-value="false" calcext:value-type="boolean">
            <text:p>FALSE</text:p>
          </table:table-cell>
          <table:table-cell table:formula="of:=ISERROR(SEARCH([.D$2];[.B350]))=FALSE()" office:value-type="boolean" office:boolean-value="false" calcext:value-type="boolean">
            <text:p>FALSE</text:p>
          </table:table-cell>
          <table:table-cell table:formula="of:=OR([.C350];[.D35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fBodyAccJerk-bandsEnergy()-49,64</text:p>
          </table:table-cell>
          <table:table-cell table:formula="of:=ISERROR(SEARCH([.C$2];[.B351]))=FALSE()" office:value-type="boolean" office:boolean-value="false" calcext:value-type="boolean">
            <text:p>FALSE</text:p>
          </table:table-cell>
          <table:table-cell table:formula="of:=ISERROR(SEARCH([.D$2];[.B351]))=FALSE()" office:value-type="boolean" office:boolean-value="false" calcext:value-type="boolean">
            <text:p>FALSE</text:p>
          </table:table-cell>
          <table:table-cell table:formula="of:=OR([.C351];[.D35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fBodyAccJerk-bandsEnergy()-1,24</text:p>
          </table:table-cell>
          <table:table-cell table:formula="of:=ISERROR(SEARCH([.C$2];[.B352]))=FALSE()" office:value-type="boolean" office:boolean-value="false" calcext:value-type="boolean">
            <text:p>FALSE</text:p>
          </table:table-cell>
          <table:table-cell table:formula="of:=ISERROR(SEARCH([.D$2];[.B352]))=FALSE()" office:value-type="boolean" office:boolean-value="false" calcext:value-type="boolean">
            <text:p>FALSE</text:p>
          </table:table-cell>
          <table:table-cell table:formula="of:=OR([.C352];[.D35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fBodyAccJerk-bandsEnergy()-25,48</text:p>
          </table:table-cell>
          <table:table-cell table:formula="of:=ISERROR(SEARCH([.C$2];[.B353]))=FALSE()" office:value-type="boolean" office:boolean-value="false" calcext:value-type="boolean">
            <text:p>FALSE</text:p>
          </table:table-cell>
          <table:table-cell table:formula="of:=ISERROR(SEARCH([.D$2];[.B353]))=FALSE()" office:value-type="boolean" office:boolean-value="false" calcext:value-type="boolean">
            <text:p>FALSE</text:p>
          </table:table-cell>
          <table:table-cell table:formula="of:=OR([.C353];[.D35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fBodyAccJerk-bandsEnergy()-1,8</text:p>
          </table:table-cell>
          <table:table-cell table:formula="of:=ISERROR(SEARCH([.C$2];[.B354]))=FALSE()" office:value-type="boolean" office:boolean-value="false" calcext:value-type="boolean">
            <text:p>FALSE</text:p>
          </table:table-cell>
          <table:table-cell table:formula="of:=ISERROR(SEARCH([.D$2];[.B354]))=FALSE()" office:value-type="boolean" office:boolean-value="false" calcext:value-type="boolean">
            <text:p>FALSE</text:p>
          </table:table-cell>
          <table:table-cell table:formula="of:=OR([.C354];[.D35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fBodyAccJerk-bandsEnergy()-9,16</text:p>
          </table:table-cell>
          <table:table-cell table:formula="of:=ISERROR(SEARCH([.C$2];[.B355]))=FALSE()" office:value-type="boolean" office:boolean-value="false" calcext:value-type="boolean">
            <text:p>FALSE</text:p>
          </table:table-cell>
          <table:table-cell table:formula="of:=ISERROR(SEARCH([.D$2];[.B355]))=FALSE()" office:value-type="boolean" office:boolean-value="false" calcext:value-type="boolean">
            <text:p>FALSE</text:p>
          </table:table-cell>
          <table:table-cell table:formula="of:=OR([.C355];[.D35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fBodyAccJerk-bandsEnergy()-17,24</text:p>
          </table:table-cell>
          <table:table-cell table:formula="of:=ISERROR(SEARCH([.C$2];[.B356]))=FALSE()" office:value-type="boolean" office:boolean-value="false" calcext:value-type="boolean">
            <text:p>FALSE</text:p>
          </table:table-cell>
          <table:table-cell table:formula="of:=ISERROR(SEARCH([.D$2];[.B356]))=FALSE()" office:value-type="boolean" office:boolean-value="false" calcext:value-type="boolean">
            <text:p>FALSE</text:p>
          </table:table-cell>
          <table:table-cell table:formula="of:=OR([.C356];[.D35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fBodyAccJerk-bandsEnergy()-25,32</text:p>
          </table:table-cell>
          <table:table-cell table:formula="of:=ISERROR(SEARCH([.C$2];[.B357]))=FALSE()" office:value-type="boolean" office:boolean-value="false" calcext:value-type="boolean">
            <text:p>FALSE</text:p>
          </table:table-cell>
          <table:table-cell table:formula="of:=ISERROR(SEARCH([.D$2];[.B357]))=FALSE()" office:value-type="boolean" office:boolean-value="false" calcext:value-type="boolean">
            <text:p>FALSE</text:p>
          </table:table-cell>
          <table:table-cell table:formula="of:=OR([.C357];[.D35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fBodyAccJerk-bandsEnergy()-33,40</text:p>
          </table:table-cell>
          <table:table-cell table:formula="of:=ISERROR(SEARCH([.C$2];[.B358]))=FALSE()" office:value-type="boolean" office:boolean-value="false" calcext:value-type="boolean">
            <text:p>FALSE</text:p>
          </table:table-cell>
          <table:table-cell table:formula="of:=ISERROR(SEARCH([.D$2];[.B358]))=FALSE()" office:value-type="boolean" office:boolean-value="false" calcext:value-type="boolean">
            <text:p>FALSE</text:p>
          </table:table-cell>
          <table:table-cell table:formula="of:=OR([.C358];[.D35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fBodyAccJerk-bandsEnergy()-41,48</text:p>
          </table:table-cell>
          <table:table-cell table:formula="of:=ISERROR(SEARCH([.C$2];[.B359]))=FALSE()" office:value-type="boolean" office:boolean-value="false" calcext:value-type="boolean">
            <text:p>FALSE</text:p>
          </table:table-cell>
          <table:table-cell table:formula="of:=ISERROR(SEARCH([.D$2];[.B359]))=FALSE()" office:value-type="boolean" office:boolean-value="false" calcext:value-type="boolean">
            <text:p>FALSE</text:p>
          </table:table-cell>
          <table:table-cell table:formula="of:=OR([.C359];[.D35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fBodyAccJerk-bandsEnergy()-49,56</text:p>
          </table:table-cell>
          <table:table-cell table:formula="of:=ISERROR(SEARCH([.C$2];[.B360]))=FALSE()" office:value-type="boolean" office:boolean-value="false" calcext:value-type="boolean">
            <text:p>FALSE</text:p>
          </table:table-cell>
          <table:table-cell table:formula="of:=ISERROR(SEARCH([.D$2];[.B360]))=FALSE()" office:value-type="boolean" office:boolean-value="false" calcext:value-type="boolean">
            <text:p>FALSE</text:p>
          </table:table-cell>
          <table:table-cell table:formula="of:=OR([.C360];[.D36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fBodyAccJerk-bandsEnergy()-57,64</text:p>
          </table:table-cell>
          <table:table-cell table:formula="of:=ISERROR(SEARCH([.C$2];[.B361]))=FALSE()" office:value-type="boolean" office:boolean-value="false" calcext:value-type="boolean">
            <text:p>FALSE</text:p>
          </table:table-cell>
          <table:table-cell table:formula="of:=ISERROR(SEARCH([.D$2];[.B361]))=FALSE()" office:value-type="boolean" office:boolean-value="false" calcext:value-type="boolean">
            <text:p>FALSE</text:p>
          </table:table-cell>
          <table:table-cell table:formula="of:=OR([.C361];[.D36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fBodyAccJerk-bandsEnergy()-1,16</text:p>
          </table:table-cell>
          <table:table-cell table:formula="of:=ISERROR(SEARCH([.C$2];[.B362]))=FALSE()" office:value-type="boolean" office:boolean-value="false" calcext:value-type="boolean">
            <text:p>FALSE</text:p>
          </table:table-cell>
          <table:table-cell table:formula="of:=ISERROR(SEARCH([.D$2];[.B362]))=FALSE()" office:value-type="boolean" office:boolean-value="false" calcext:value-type="boolean">
            <text:p>FALSE</text:p>
          </table:table-cell>
          <table:table-cell table:formula="of:=OR([.C362];[.D36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fBodyAccJerk-bandsEnergy()-17,32</text:p>
          </table:table-cell>
          <table:table-cell table:formula="of:=ISERROR(SEARCH([.C$2];[.B363]))=FALSE()" office:value-type="boolean" office:boolean-value="false" calcext:value-type="boolean">
            <text:p>FALSE</text:p>
          </table:table-cell>
          <table:table-cell table:formula="of:=ISERROR(SEARCH([.D$2];[.B363]))=FALSE()" office:value-type="boolean" office:boolean-value="false" calcext:value-type="boolean">
            <text:p>FALSE</text:p>
          </table:table-cell>
          <table:table-cell table:formula="of:=OR([.C363];[.D36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fBodyAccJerk-bandsEnergy()-33,48</text:p>
          </table:table-cell>
          <table:table-cell table:formula="of:=ISERROR(SEARCH([.C$2];[.B364]))=FALSE()" office:value-type="boolean" office:boolean-value="false" calcext:value-type="boolean">
            <text:p>FALSE</text:p>
          </table:table-cell>
          <table:table-cell table:formula="of:=ISERROR(SEARCH([.D$2];[.B364]))=FALSE()" office:value-type="boolean" office:boolean-value="false" calcext:value-type="boolean">
            <text:p>FALSE</text:p>
          </table:table-cell>
          <table:table-cell table:formula="of:=OR([.C364];[.D36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fBodyAccJerk-bandsEnergy()-49,64</text:p>
          </table:table-cell>
          <table:table-cell table:formula="of:=ISERROR(SEARCH([.C$2];[.B365]))=FALSE()" office:value-type="boolean" office:boolean-value="false" calcext:value-type="boolean">
            <text:p>FALSE</text:p>
          </table:table-cell>
          <table:table-cell table:formula="of:=ISERROR(SEARCH([.D$2];[.B365]))=FALSE()" office:value-type="boolean" office:boolean-value="false" calcext:value-type="boolean">
            <text:p>FALSE</text:p>
          </table:table-cell>
          <table:table-cell table:formula="of:=OR([.C365];[.D36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fBodyAccJerk-bandsEnergy()-1,24</text:p>
          </table:table-cell>
          <table:table-cell table:formula="of:=ISERROR(SEARCH([.C$2];[.B366]))=FALSE()" office:value-type="boolean" office:boolean-value="false" calcext:value-type="boolean">
            <text:p>FALSE</text:p>
          </table:table-cell>
          <table:table-cell table:formula="of:=ISERROR(SEARCH([.D$2];[.B366]))=FALSE()" office:value-type="boolean" office:boolean-value="false" calcext:value-type="boolean">
            <text:p>FALSE</text:p>
          </table:table-cell>
          <table:table-cell table:formula="of:=OR([.C366];[.D36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fBodyAccJerk-bandsEnergy()-25,48</text:p>
          </table:table-cell>
          <table:table-cell table:formula="of:=ISERROR(SEARCH([.C$2];[.B367]))=FALSE()" office:value-type="boolean" office:boolean-value="false" calcext:value-type="boolean">
            <text:p>FALSE</text:p>
          </table:table-cell>
          <table:table-cell table:formula="of:=ISERROR(SEARCH([.D$2];[.B367]))=FALSE()" office:value-type="boolean" office:boolean-value="false" calcext:value-type="boolean">
            <text:p>FALSE</text:p>
          </table:table-cell>
          <table:table-cell table:formula="of:=OR([.C367];[.D36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fBodyGyro-mad()-X</text:p>
          </table:table-cell>
          <table:table-cell table:formula="of:=ISERROR(SEARCH([.C$2];[.B368]))=FALSE()" office:value-type="boolean" office:boolean-value="false" calcext:value-type="boolean">
            <text:p>FALSE</text:p>
          </table:table-cell>
          <table:table-cell table:formula="of:=ISERROR(SEARCH([.D$2];[.B368]))=FALSE()" office:value-type="boolean" office:boolean-value="false" calcext:value-type="boolean">
            <text:p>FALSE</text:p>
          </table:table-cell>
          <table:table-cell table:formula="of:=OR([.C368];[.D36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fBodyGyro-mad()-Y</text:p>
          </table:table-cell>
          <table:table-cell table:formula="of:=ISERROR(SEARCH([.C$2];[.B369]))=FALSE()" office:value-type="boolean" office:boolean-value="false" calcext:value-type="boolean">
            <text:p>FALSE</text:p>
          </table:table-cell>
          <table:table-cell table:formula="of:=ISERROR(SEARCH([.D$2];[.B369]))=FALSE()" office:value-type="boolean" office:boolean-value="false" calcext:value-type="boolean">
            <text:p>FALSE</text:p>
          </table:table-cell>
          <table:table-cell table:formula="of:=OR([.C369];[.D36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fBodyGyro-mad()-Z</text:p>
          </table:table-cell>
          <table:table-cell table:formula="of:=ISERROR(SEARCH([.C$2];[.B370]))=FALSE()" office:value-type="boolean" office:boolean-value="false" calcext:value-type="boolean">
            <text:p>FALSE</text:p>
          </table:table-cell>
          <table:table-cell table:formula="of:=ISERROR(SEARCH([.D$2];[.B370]))=FALSE()" office:value-type="boolean" office:boolean-value="false" calcext:value-type="boolean">
            <text:p>FALSE</text:p>
          </table:table-cell>
          <table:table-cell table:formula="of:=OR([.C370];[.D37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fBodyGyro-max()-X</text:p>
          </table:table-cell>
          <table:table-cell table:formula="of:=ISERROR(SEARCH([.C$2];[.B371]))=FALSE()" office:value-type="boolean" office:boolean-value="false" calcext:value-type="boolean">
            <text:p>FALSE</text:p>
          </table:table-cell>
          <table:table-cell table:formula="of:=ISERROR(SEARCH([.D$2];[.B371]))=FALSE()" office:value-type="boolean" office:boolean-value="false" calcext:value-type="boolean">
            <text:p>FALSE</text:p>
          </table:table-cell>
          <table:table-cell table:formula="of:=OR([.C371];[.D37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fBodyGyro-max()-Y</text:p>
          </table:table-cell>
          <table:table-cell table:formula="of:=ISERROR(SEARCH([.C$2];[.B372]))=FALSE()" office:value-type="boolean" office:boolean-value="false" calcext:value-type="boolean">
            <text:p>FALSE</text:p>
          </table:table-cell>
          <table:table-cell table:formula="of:=ISERROR(SEARCH([.D$2];[.B372]))=FALSE()" office:value-type="boolean" office:boolean-value="false" calcext:value-type="boolean">
            <text:p>FALSE</text:p>
          </table:table-cell>
          <table:table-cell table:formula="of:=OR([.C372];[.D37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fBodyGyro-max()-Z</text:p>
          </table:table-cell>
          <table:table-cell table:formula="of:=ISERROR(SEARCH([.C$2];[.B373]))=FALSE()" office:value-type="boolean" office:boolean-value="false" calcext:value-type="boolean">
            <text:p>FALSE</text:p>
          </table:table-cell>
          <table:table-cell table:formula="of:=ISERROR(SEARCH([.D$2];[.B373]))=FALSE()" office:value-type="boolean" office:boolean-value="false" calcext:value-type="boolean">
            <text:p>FALSE</text:p>
          </table:table-cell>
          <table:table-cell table:formula="of:=OR([.C373];[.D37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fBodyGyro-min()-X</text:p>
          </table:table-cell>
          <table:table-cell table:formula="of:=ISERROR(SEARCH([.C$2];[.B374]))=FALSE()" office:value-type="boolean" office:boolean-value="false" calcext:value-type="boolean">
            <text:p>FALSE</text:p>
          </table:table-cell>
          <table:table-cell table:formula="of:=ISERROR(SEARCH([.D$2];[.B374]))=FALSE()" office:value-type="boolean" office:boolean-value="false" calcext:value-type="boolean">
            <text:p>FALSE</text:p>
          </table:table-cell>
          <table:table-cell table:formula="of:=OR([.C374];[.D37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fBodyGyro-min()-Y</text:p>
          </table:table-cell>
          <table:table-cell table:formula="of:=ISERROR(SEARCH([.C$2];[.B375]))=FALSE()" office:value-type="boolean" office:boolean-value="false" calcext:value-type="boolean">
            <text:p>FALSE</text:p>
          </table:table-cell>
          <table:table-cell table:formula="of:=ISERROR(SEARCH([.D$2];[.B375]))=FALSE()" office:value-type="boolean" office:boolean-value="false" calcext:value-type="boolean">
            <text:p>FALSE</text:p>
          </table:table-cell>
          <table:table-cell table:formula="of:=OR([.C375];[.D37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fBodyGyro-min()-Z</text:p>
          </table:table-cell>
          <table:table-cell table:formula="of:=ISERROR(SEARCH([.C$2];[.B376]))=FALSE()" office:value-type="boolean" office:boolean-value="false" calcext:value-type="boolean">
            <text:p>FALSE</text:p>
          </table:table-cell>
          <table:table-cell table:formula="of:=ISERROR(SEARCH([.D$2];[.B376]))=FALSE()" office:value-type="boolean" office:boolean-value="false" calcext:value-type="boolean">
            <text:p>FALSE</text:p>
          </table:table-cell>
          <table:table-cell table:formula="of:=OR([.C376];[.D37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fBodyGyro-sma()</text:p>
          </table:table-cell>
          <table:table-cell table:formula="of:=ISERROR(SEARCH([.C$2];[.B377]))=FALSE()" office:value-type="boolean" office:boolean-value="false" calcext:value-type="boolean">
            <text:p>FALSE</text:p>
          </table:table-cell>
          <table:table-cell table:formula="of:=ISERROR(SEARCH([.D$2];[.B377]))=FALSE()" office:value-type="boolean" office:boolean-value="false" calcext:value-type="boolean">
            <text:p>FALSE</text:p>
          </table:table-cell>
          <table:table-cell table:formula="of:=OR([.C377];[.D37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fBodyGyro-energy()-X</text:p>
          </table:table-cell>
          <table:table-cell table:formula="of:=ISERROR(SEARCH([.C$2];[.B378]))=FALSE()" office:value-type="boolean" office:boolean-value="false" calcext:value-type="boolean">
            <text:p>FALSE</text:p>
          </table:table-cell>
          <table:table-cell table:formula="of:=ISERROR(SEARCH([.D$2];[.B378]))=FALSE()" office:value-type="boolean" office:boolean-value="false" calcext:value-type="boolean">
            <text:p>FALSE</text:p>
          </table:table-cell>
          <table:table-cell table:formula="of:=OR([.C378];[.D37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fBodyGyro-energy()-Y</text:p>
          </table:table-cell>
          <table:table-cell table:formula="of:=ISERROR(SEARCH([.C$2];[.B379]))=FALSE()" office:value-type="boolean" office:boolean-value="false" calcext:value-type="boolean">
            <text:p>FALSE</text:p>
          </table:table-cell>
          <table:table-cell table:formula="of:=ISERROR(SEARCH([.D$2];[.B379]))=FALSE()" office:value-type="boolean" office:boolean-value="false" calcext:value-type="boolean">
            <text:p>FALSE</text:p>
          </table:table-cell>
          <table:table-cell table:formula="of:=OR([.C379];[.D37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fBodyGyro-energy()-Z</text:p>
          </table:table-cell>
          <table:table-cell table:formula="of:=ISERROR(SEARCH([.C$2];[.B380]))=FALSE()" office:value-type="boolean" office:boolean-value="false" calcext:value-type="boolean">
            <text:p>FALSE</text:p>
          </table:table-cell>
          <table:table-cell table:formula="of:=ISERROR(SEARCH([.D$2];[.B380]))=FALSE()" office:value-type="boolean" office:boolean-value="false" calcext:value-type="boolean">
            <text:p>FALSE</text:p>
          </table:table-cell>
          <table:table-cell table:formula="of:=OR([.C380];[.D38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fBodyGyro-iqr()-X</text:p>
          </table:table-cell>
          <table:table-cell table:formula="of:=ISERROR(SEARCH([.C$2];[.B381]))=FALSE()" office:value-type="boolean" office:boolean-value="false" calcext:value-type="boolean">
            <text:p>FALSE</text:p>
          </table:table-cell>
          <table:table-cell table:formula="of:=ISERROR(SEARCH([.D$2];[.B381]))=FALSE()" office:value-type="boolean" office:boolean-value="false" calcext:value-type="boolean">
            <text:p>FALSE</text:p>
          </table:table-cell>
          <table:table-cell table:formula="of:=OR([.C381];[.D38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fBodyGyro-iqr()-Y</text:p>
          </table:table-cell>
          <table:table-cell table:formula="of:=ISERROR(SEARCH([.C$2];[.B382]))=FALSE()" office:value-type="boolean" office:boolean-value="false" calcext:value-type="boolean">
            <text:p>FALSE</text:p>
          </table:table-cell>
          <table:table-cell table:formula="of:=ISERROR(SEARCH([.D$2];[.B382]))=FALSE()" office:value-type="boolean" office:boolean-value="false" calcext:value-type="boolean">
            <text:p>FALSE</text:p>
          </table:table-cell>
          <table:table-cell table:formula="of:=OR([.C382];[.D38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fBodyGyro-iqr()-Z</text:p>
          </table:table-cell>
          <table:table-cell table:formula="of:=ISERROR(SEARCH([.C$2];[.B383]))=FALSE()" office:value-type="boolean" office:boolean-value="false" calcext:value-type="boolean">
            <text:p>FALSE</text:p>
          </table:table-cell>
          <table:table-cell table:formula="of:=ISERROR(SEARCH([.D$2];[.B383]))=FALSE()" office:value-type="boolean" office:boolean-value="false" calcext:value-type="boolean">
            <text:p>FALSE</text:p>
          </table:table-cell>
          <table:table-cell table:formula="of:=OR([.C383];[.D38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fBodyGyro-entropy()-X</text:p>
          </table:table-cell>
          <table:table-cell table:formula="of:=ISERROR(SEARCH([.C$2];[.B384]))=FALSE()" office:value-type="boolean" office:boolean-value="false" calcext:value-type="boolean">
            <text:p>FALSE</text:p>
          </table:table-cell>
          <table:table-cell table:formula="of:=ISERROR(SEARCH([.D$2];[.B384]))=FALSE()" office:value-type="boolean" office:boolean-value="false" calcext:value-type="boolean">
            <text:p>FALSE</text:p>
          </table:table-cell>
          <table:table-cell table:formula="of:=OR([.C384];[.D38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fBodyGyro-entropy()-Y</text:p>
          </table:table-cell>
          <table:table-cell table:formula="of:=ISERROR(SEARCH([.C$2];[.B385]))=FALSE()" office:value-type="boolean" office:boolean-value="false" calcext:value-type="boolean">
            <text:p>FALSE</text:p>
          </table:table-cell>
          <table:table-cell table:formula="of:=ISERROR(SEARCH([.D$2];[.B385]))=FALSE()" office:value-type="boolean" office:boolean-value="false" calcext:value-type="boolean">
            <text:p>FALSE</text:p>
          </table:table-cell>
          <table:table-cell table:formula="of:=OR([.C385];[.D38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fBodyGyro-entropy()-Z</text:p>
          </table:table-cell>
          <table:table-cell table:formula="of:=ISERROR(SEARCH([.C$2];[.B386]))=FALSE()" office:value-type="boolean" office:boolean-value="false" calcext:value-type="boolean">
            <text:p>FALSE</text:p>
          </table:table-cell>
          <table:table-cell table:formula="of:=ISERROR(SEARCH([.D$2];[.B386]))=FALSE()" office:value-type="boolean" office:boolean-value="false" calcext:value-type="boolean">
            <text:p>FALSE</text:p>
          </table:table-cell>
          <table:table-cell table:formula="of:=OR([.C386];[.D38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fBodyGyro-maxInds-X</text:p>
          </table:table-cell>
          <table:table-cell table:formula="of:=ISERROR(SEARCH([.C$2];[.B387]))=FALSE()" office:value-type="boolean" office:boolean-value="false" calcext:value-type="boolean">
            <text:p>FALSE</text:p>
          </table:table-cell>
          <table:table-cell table:formula="of:=ISERROR(SEARCH([.D$2];[.B387]))=FALSE()" office:value-type="boolean" office:boolean-value="false" calcext:value-type="boolean">
            <text:p>FALSE</text:p>
          </table:table-cell>
          <table:table-cell table:formula="of:=OR([.C387];[.D38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fBodyGyro-maxInds-Y</text:p>
          </table:table-cell>
          <table:table-cell table:formula="of:=ISERROR(SEARCH([.C$2];[.B388]))=FALSE()" office:value-type="boolean" office:boolean-value="false" calcext:value-type="boolean">
            <text:p>FALSE</text:p>
          </table:table-cell>
          <table:table-cell table:formula="of:=ISERROR(SEARCH([.D$2];[.B388]))=FALSE()" office:value-type="boolean" office:boolean-value="false" calcext:value-type="boolean">
            <text:p>FALSE</text:p>
          </table:table-cell>
          <table:table-cell table:formula="of:=OR([.C388];[.D38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fBodyGyro-maxInds-Z</text:p>
          </table:table-cell>
          <table:table-cell table:formula="of:=ISERROR(SEARCH([.C$2];[.B389]))=FALSE()" office:value-type="boolean" office:boolean-value="false" calcext:value-type="boolean">
            <text:p>FALSE</text:p>
          </table:table-cell>
          <table:table-cell table:formula="of:=ISERROR(SEARCH([.D$2];[.B389]))=FALSE()" office:value-type="boolean" office:boolean-value="false" calcext:value-type="boolean">
            <text:p>FALSE</text:p>
          </table:table-cell>
          <table:table-cell table:formula="of:=OR([.C389];[.D38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fBodyGyro-skewness()-X</text:p>
          </table:table-cell>
          <table:table-cell table:formula="of:=ISERROR(SEARCH([.C$2];[.B390]))=FALSE()" office:value-type="boolean" office:boolean-value="false" calcext:value-type="boolean">
            <text:p>FALSE</text:p>
          </table:table-cell>
          <table:table-cell table:formula="of:=ISERROR(SEARCH([.D$2];[.B390]))=FALSE()" office:value-type="boolean" office:boolean-value="false" calcext:value-type="boolean">
            <text:p>FALSE</text:p>
          </table:table-cell>
          <table:table-cell table:formula="of:=OR([.C390];[.D39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fBodyGyro-kurtosis()-X</text:p>
          </table:table-cell>
          <table:table-cell table:formula="of:=ISERROR(SEARCH([.C$2];[.B391]))=FALSE()" office:value-type="boolean" office:boolean-value="false" calcext:value-type="boolean">
            <text:p>FALSE</text:p>
          </table:table-cell>
          <table:table-cell table:formula="of:=ISERROR(SEARCH([.D$2];[.B391]))=FALSE()" office:value-type="boolean" office:boolean-value="false" calcext:value-type="boolean">
            <text:p>FALSE</text:p>
          </table:table-cell>
          <table:table-cell table:formula="of:=OR([.C391];[.D39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fBodyGyro-skewness()-Y</text:p>
          </table:table-cell>
          <table:table-cell table:formula="of:=ISERROR(SEARCH([.C$2];[.B392]))=FALSE()" office:value-type="boolean" office:boolean-value="false" calcext:value-type="boolean">
            <text:p>FALSE</text:p>
          </table:table-cell>
          <table:table-cell table:formula="of:=ISERROR(SEARCH([.D$2];[.B392]))=FALSE()" office:value-type="boolean" office:boolean-value="false" calcext:value-type="boolean">
            <text:p>FALSE</text:p>
          </table:table-cell>
          <table:table-cell table:formula="of:=OR([.C392];[.D39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fBodyGyro-kurtosis()-Y</text:p>
          </table:table-cell>
          <table:table-cell table:formula="of:=ISERROR(SEARCH([.C$2];[.B393]))=FALSE()" office:value-type="boolean" office:boolean-value="false" calcext:value-type="boolean">
            <text:p>FALSE</text:p>
          </table:table-cell>
          <table:table-cell table:formula="of:=ISERROR(SEARCH([.D$2];[.B393]))=FALSE()" office:value-type="boolean" office:boolean-value="false" calcext:value-type="boolean">
            <text:p>FALSE</text:p>
          </table:table-cell>
          <table:table-cell table:formula="of:=OR([.C393];[.D39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fBodyGyro-skewness()-Z</text:p>
          </table:table-cell>
          <table:table-cell table:formula="of:=ISERROR(SEARCH([.C$2];[.B394]))=FALSE()" office:value-type="boolean" office:boolean-value="false" calcext:value-type="boolean">
            <text:p>FALSE</text:p>
          </table:table-cell>
          <table:table-cell table:formula="of:=ISERROR(SEARCH([.D$2];[.B394]))=FALSE()" office:value-type="boolean" office:boolean-value="false" calcext:value-type="boolean">
            <text:p>FALSE</text:p>
          </table:table-cell>
          <table:table-cell table:formula="of:=OR([.C394];[.D39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fBodyGyro-kurtosis()-Z</text:p>
          </table:table-cell>
          <table:table-cell table:formula="of:=ISERROR(SEARCH([.C$2];[.B395]))=FALSE()" office:value-type="boolean" office:boolean-value="false" calcext:value-type="boolean">
            <text:p>FALSE</text:p>
          </table:table-cell>
          <table:table-cell table:formula="of:=ISERROR(SEARCH([.D$2];[.B395]))=FALSE()" office:value-type="boolean" office:boolean-value="false" calcext:value-type="boolean">
            <text:p>FALSE</text:p>
          </table:table-cell>
          <table:table-cell table:formula="of:=OR([.C395];[.D39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fBodyGyro-bandsEnergy()-1,8</text:p>
          </table:table-cell>
          <table:table-cell table:formula="of:=ISERROR(SEARCH([.C$2];[.B396]))=FALSE()" office:value-type="boolean" office:boolean-value="false" calcext:value-type="boolean">
            <text:p>FALSE</text:p>
          </table:table-cell>
          <table:table-cell table:formula="of:=ISERROR(SEARCH([.D$2];[.B396]))=FALSE()" office:value-type="boolean" office:boolean-value="false" calcext:value-type="boolean">
            <text:p>FALSE</text:p>
          </table:table-cell>
          <table:table-cell table:formula="of:=OR([.C396];[.D39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fBodyGyro-bandsEnergy()-9,16</text:p>
          </table:table-cell>
          <table:table-cell table:formula="of:=ISERROR(SEARCH([.C$2];[.B397]))=FALSE()" office:value-type="boolean" office:boolean-value="false" calcext:value-type="boolean">
            <text:p>FALSE</text:p>
          </table:table-cell>
          <table:table-cell table:formula="of:=ISERROR(SEARCH([.D$2];[.B397]))=FALSE()" office:value-type="boolean" office:boolean-value="false" calcext:value-type="boolean">
            <text:p>FALSE</text:p>
          </table:table-cell>
          <table:table-cell table:formula="of:=OR([.C397];[.D39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fBodyGyro-bandsEnergy()-17,24</text:p>
          </table:table-cell>
          <table:table-cell table:formula="of:=ISERROR(SEARCH([.C$2];[.B398]))=FALSE()" office:value-type="boolean" office:boolean-value="false" calcext:value-type="boolean">
            <text:p>FALSE</text:p>
          </table:table-cell>
          <table:table-cell table:formula="of:=ISERROR(SEARCH([.D$2];[.B398]))=FALSE()" office:value-type="boolean" office:boolean-value="false" calcext:value-type="boolean">
            <text:p>FALSE</text:p>
          </table:table-cell>
          <table:table-cell table:formula="of:=OR([.C398];[.D39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fBodyGyro-bandsEnergy()-25,32</text:p>
          </table:table-cell>
          <table:table-cell table:formula="of:=ISERROR(SEARCH([.C$2];[.B399]))=FALSE()" office:value-type="boolean" office:boolean-value="false" calcext:value-type="boolean">
            <text:p>FALSE</text:p>
          </table:table-cell>
          <table:table-cell table:formula="of:=ISERROR(SEARCH([.D$2];[.B399]))=FALSE()" office:value-type="boolean" office:boolean-value="false" calcext:value-type="boolean">
            <text:p>FALSE</text:p>
          </table:table-cell>
          <table:table-cell table:formula="of:=OR([.C399];[.D39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fBodyGyro-bandsEnergy()-33,40</text:p>
          </table:table-cell>
          <table:table-cell table:formula="of:=ISERROR(SEARCH([.C$2];[.B400]))=FALSE()" office:value-type="boolean" office:boolean-value="false" calcext:value-type="boolean">
            <text:p>FALSE</text:p>
          </table:table-cell>
          <table:table-cell table:formula="of:=ISERROR(SEARCH([.D$2];[.B400]))=FALSE()" office:value-type="boolean" office:boolean-value="false" calcext:value-type="boolean">
            <text:p>FALSE</text:p>
          </table:table-cell>
          <table:table-cell table:formula="of:=OR([.C400];[.D40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fBodyGyro-bandsEnergy()-41,48</text:p>
          </table:table-cell>
          <table:table-cell table:formula="of:=ISERROR(SEARCH([.C$2];[.B401]))=FALSE()" office:value-type="boolean" office:boolean-value="false" calcext:value-type="boolean">
            <text:p>FALSE</text:p>
          </table:table-cell>
          <table:table-cell table:formula="of:=ISERROR(SEARCH([.D$2];[.B401]))=FALSE()" office:value-type="boolean" office:boolean-value="false" calcext:value-type="boolean">
            <text:p>FALSE</text:p>
          </table:table-cell>
          <table:table-cell table:formula="of:=OR([.C401];[.D40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fBodyGyro-bandsEnergy()-49,56</text:p>
          </table:table-cell>
          <table:table-cell table:formula="of:=ISERROR(SEARCH([.C$2];[.B402]))=FALSE()" office:value-type="boolean" office:boolean-value="false" calcext:value-type="boolean">
            <text:p>FALSE</text:p>
          </table:table-cell>
          <table:table-cell table:formula="of:=ISERROR(SEARCH([.D$2];[.B402]))=FALSE()" office:value-type="boolean" office:boolean-value="false" calcext:value-type="boolean">
            <text:p>FALSE</text:p>
          </table:table-cell>
          <table:table-cell table:formula="of:=OR([.C402];[.D40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fBodyGyro-bandsEnergy()-57,64</text:p>
          </table:table-cell>
          <table:table-cell table:formula="of:=ISERROR(SEARCH([.C$2];[.B403]))=FALSE()" office:value-type="boolean" office:boolean-value="false" calcext:value-type="boolean">
            <text:p>FALSE</text:p>
          </table:table-cell>
          <table:table-cell table:formula="of:=ISERROR(SEARCH([.D$2];[.B403]))=FALSE()" office:value-type="boolean" office:boolean-value="false" calcext:value-type="boolean">
            <text:p>FALSE</text:p>
          </table:table-cell>
          <table:table-cell table:formula="of:=OR([.C403];[.D40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fBodyGyro-bandsEnergy()-1,16</text:p>
          </table:table-cell>
          <table:table-cell table:formula="of:=ISERROR(SEARCH([.C$2];[.B404]))=FALSE()" office:value-type="boolean" office:boolean-value="false" calcext:value-type="boolean">
            <text:p>FALSE</text:p>
          </table:table-cell>
          <table:table-cell table:formula="of:=ISERROR(SEARCH([.D$2];[.B404]))=FALSE()" office:value-type="boolean" office:boolean-value="false" calcext:value-type="boolean">
            <text:p>FALSE</text:p>
          </table:table-cell>
          <table:table-cell table:formula="of:=OR([.C404];[.D40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fBodyGyro-bandsEnergy()-17,32</text:p>
          </table:table-cell>
          <table:table-cell table:formula="of:=ISERROR(SEARCH([.C$2];[.B405]))=FALSE()" office:value-type="boolean" office:boolean-value="false" calcext:value-type="boolean">
            <text:p>FALSE</text:p>
          </table:table-cell>
          <table:table-cell table:formula="of:=ISERROR(SEARCH([.D$2];[.B405]))=FALSE()" office:value-type="boolean" office:boolean-value="false" calcext:value-type="boolean">
            <text:p>FALSE</text:p>
          </table:table-cell>
          <table:table-cell table:formula="of:=OR([.C405];[.D40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fBodyGyro-bandsEnergy()-33,48</text:p>
          </table:table-cell>
          <table:table-cell table:formula="of:=ISERROR(SEARCH([.C$2];[.B406]))=FALSE()" office:value-type="boolean" office:boolean-value="false" calcext:value-type="boolean">
            <text:p>FALSE</text:p>
          </table:table-cell>
          <table:table-cell table:formula="of:=ISERROR(SEARCH([.D$2];[.B406]))=FALSE()" office:value-type="boolean" office:boolean-value="false" calcext:value-type="boolean">
            <text:p>FALSE</text:p>
          </table:table-cell>
          <table:table-cell table:formula="of:=OR([.C406];[.D40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fBodyGyro-bandsEnergy()-49,64</text:p>
          </table:table-cell>
          <table:table-cell table:formula="of:=ISERROR(SEARCH([.C$2];[.B407]))=FALSE()" office:value-type="boolean" office:boolean-value="false" calcext:value-type="boolean">
            <text:p>FALSE</text:p>
          </table:table-cell>
          <table:table-cell table:formula="of:=ISERROR(SEARCH([.D$2];[.B407]))=FALSE()" office:value-type="boolean" office:boolean-value="false" calcext:value-type="boolean">
            <text:p>FALSE</text:p>
          </table:table-cell>
          <table:table-cell table:formula="of:=OR([.C407];[.D40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fBodyGyro-bandsEnergy()-1,24</text:p>
          </table:table-cell>
          <table:table-cell table:formula="of:=ISERROR(SEARCH([.C$2];[.B408]))=FALSE()" office:value-type="boolean" office:boolean-value="false" calcext:value-type="boolean">
            <text:p>FALSE</text:p>
          </table:table-cell>
          <table:table-cell table:formula="of:=ISERROR(SEARCH([.D$2];[.B408]))=FALSE()" office:value-type="boolean" office:boolean-value="false" calcext:value-type="boolean">
            <text:p>FALSE</text:p>
          </table:table-cell>
          <table:table-cell table:formula="of:=OR([.C408];[.D40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fBodyGyro-bandsEnergy()-25,48</text:p>
          </table:table-cell>
          <table:table-cell table:formula="of:=ISERROR(SEARCH([.C$2];[.B409]))=FALSE()" office:value-type="boolean" office:boolean-value="false" calcext:value-type="boolean">
            <text:p>FALSE</text:p>
          </table:table-cell>
          <table:table-cell table:formula="of:=ISERROR(SEARCH([.D$2];[.B409]))=FALSE()" office:value-type="boolean" office:boolean-value="false" calcext:value-type="boolean">
            <text:p>FALSE</text:p>
          </table:table-cell>
          <table:table-cell table:formula="of:=OR([.C409];[.D40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fBodyGyro-bandsEnergy()-1,8</text:p>
          </table:table-cell>
          <table:table-cell table:formula="of:=ISERROR(SEARCH([.C$2];[.B410]))=FALSE()" office:value-type="boolean" office:boolean-value="false" calcext:value-type="boolean">
            <text:p>FALSE</text:p>
          </table:table-cell>
          <table:table-cell table:formula="of:=ISERROR(SEARCH([.D$2];[.B410]))=FALSE()" office:value-type="boolean" office:boolean-value="false" calcext:value-type="boolean">
            <text:p>FALSE</text:p>
          </table:table-cell>
          <table:table-cell table:formula="of:=OR([.C410];[.D41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fBodyGyro-bandsEnergy()-9,16</text:p>
          </table:table-cell>
          <table:table-cell table:formula="of:=ISERROR(SEARCH([.C$2];[.B411]))=FALSE()" office:value-type="boolean" office:boolean-value="false" calcext:value-type="boolean">
            <text:p>FALSE</text:p>
          </table:table-cell>
          <table:table-cell table:formula="of:=ISERROR(SEARCH([.D$2];[.B411]))=FALSE()" office:value-type="boolean" office:boolean-value="false" calcext:value-type="boolean">
            <text:p>FALSE</text:p>
          </table:table-cell>
          <table:table-cell table:formula="of:=OR([.C411];[.D41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fBodyGyro-bandsEnergy()-17,24</text:p>
          </table:table-cell>
          <table:table-cell table:formula="of:=ISERROR(SEARCH([.C$2];[.B412]))=FALSE()" office:value-type="boolean" office:boolean-value="false" calcext:value-type="boolean">
            <text:p>FALSE</text:p>
          </table:table-cell>
          <table:table-cell table:formula="of:=ISERROR(SEARCH([.D$2];[.B412]))=FALSE()" office:value-type="boolean" office:boolean-value="false" calcext:value-type="boolean">
            <text:p>FALSE</text:p>
          </table:table-cell>
          <table:table-cell table:formula="of:=OR([.C412];[.D41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fBodyGyro-bandsEnergy()-25,32</text:p>
          </table:table-cell>
          <table:table-cell table:formula="of:=ISERROR(SEARCH([.C$2];[.B413]))=FALSE()" office:value-type="boolean" office:boolean-value="false" calcext:value-type="boolean">
            <text:p>FALSE</text:p>
          </table:table-cell>
          <table:table-cell table:formula="of:=ISERROR(SEARCH([.D$2];[.B413]))=FALSE()" office:value-type="boolean" office:boolean-value="false" calcext:value-type="boolean">
            <text:p>FALSE</text:p>
          </table:table-cell>
          <table:table-cell table:formula="of:=OR([.C413];[.D41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fBodyGyro-bandsEnergy()-33,40</text:p>
          </table:table-cell>
          <table:table-cell table:formula="of:=ISERROR(SEARCH([.C$2];[.B414]))=FALSE()" office:value-type="boolean" office:boolean-value="false" calcext:value-type="boolean">
            <text:p>FALSE</text:p>
          </table:table-cell>
          <table:table-cell table:formula="of:=ISERROR(SEARCH([.D$2];[.B414]))=FALSE()" office:value-type="boolean" office:boolean-value="false" calcext:value-type="boolean">
            <text:p>FALSE</text:p>
          </table:table-cell>
          <table:table-cell table:formula="of:=OR([.C414];[.D41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fBodyGyro-bandsEnergy()-41,48</text:p>
          </table:table-cell>
          <table:table-cell table:formula="of:=ISERROR(SEARCH([.C$2];[.B415]))=FALSE()" office:value-type="boolean" office:boolean-value="false" calcext:value-type="boolean">
            <text:p>FALSE</text:p>
          </table:table-cell>
          <table:table-cell table:formula="of:=ISERROR(SEARCH([.D$2];[.B415]))=FALSE()" office:value-type="boolean" office:boolean-value="false" calcext:value-type="boolean">
            <text:p>FALSE</text:p>
          </table:table-cell>
          <table:table-cell table:formula="of:=OR([.C415];[.D41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fBodyGyro-bandsEnergy()-49,56</text:p>
          </table:table-cell>
          <table:table-cell table:formula="of:=ISERROR(SEARCH([.C$2];[.B416]))=FALSE()" office:value-type="boolean" office:boolean-value="false" calcext:value-type="boolean">
            <text:p>FALSE</text:p>
          </table:table-cell>
          <table:table-cell table:formula="of:=ISERROR(SEARCH([.D$2];[.B416]))=FALSE()" office:value-type="boolean" office:boolean-value="false" calcext:value-type="boolean">
            <text:p>FALSE</text:p>
          </table:table-cell>
          <table:table-cell table:formula="of:=OR([.C416];[.D41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fBodyGyro-bandsEnergy()-57,64</text:p>
          </table:table-cell>
          <table:table-cell table:formula="of:=ISERROR(SEARCH([.C$2];[.B417]))=FALSE()" office:value-type="boolean" office:boolean-value="false" calcext:value-type="boolean">
            <text:p>FALSE</text:p>
          </table:table-cell>
          <table:table-cell table:formula="of:=ISERROR(SEARCH([.D$2];[.B417]))=FALSE()" office:value-type="boolean" office:boolean-value="false" calcext:value-type="boolean">
            <text:p>FALSE</text:p>
          </table:table-cell>
          <table:table-cell table:formula="of:=OR([.C417];[.D41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fBodyGyro-bandsEnergy()-1,16</text:p>
          </table:table-cell>
          <table:table-cell table:formula="of:=ISERROR(SEARCH([.C$2];[.B418]))=FALSE()" office:value-type="boolean" office:boolean-value="false" calcext:value-type="boolean">
            <text:p>FALSE</text:p>
          </table:table-cell>
          <table:table-cell table:formula="of:=ISERROR(SEARCH([.D$2];[.B418]))=FALSE()" office:value-type="boolean" office:boolean-value="false" calcext:value-type="boolean">
            <text:p>FALSE</text:p>
          </table:table-cell>
          <table:table-cell table:formula="of:=OR([.C418];[.D41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fBodyGyro-bandsEnergy()-17,32</text:p>
          </table:table-cell>
          <table:table-cell table:formula="of:=ISERROR(SEARCH([.C$2];[.B419]))=FALSE()" office:value-type="boolean" office:boolean-value="false" calcext:value-type="boolean">
            <text:p>FALSE</text:p>
          </table:table-cell>
          <table:table-cell table:formula="of:=ISERROR(SEARCH([.D$2];[.B419]))=FALSE()" office:value-type="boolean" office:boolean-value="false" calcext:value-type="boolean">
            <text:p>FALSE</text:p>
          </table:table-cell>
          <table:table-cell table:formula="of:=OR([.C419];[.D41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fBodyGyro-bandsEnergy()-33,48</text:p>
          </table:table-cell>
          <table:table-cell table:formula="of:=ISERROR(SEARCH([.C$2];[.B420]))=FALSE()" office:value-type="boolean" office:boolean-value="false" calcext:value-type="boolean">
            <text:p>FALSE</text:p>
          </table:table-cell>
          <table:table-cell table:formula="of:=ISERROR(SEARCH([.D$2];[.B420]))=FALSE()" office:value-type="boolean" office:boolean-value="false" calcext:value-type="boolean">
            <text:p>FALSE</text:p>
          </table:table-cell>
          <table:table-cell table:formula="of:=OR([.C420];[.D42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fBodyGyro-bandsEnergy()-49,64</text:p>
          </table:table-cell>
          <table:table-cell table:formula="of:=ISERROR(SEARCH([.C$2];[.B421]))=FALSE()" office:value-type="boolean" office:boolean-value="false" calcext:value-type="boolean">
            <text:p>FALSE</text:p>
          </table:table-cell>
          <table:table-cell table:formula="of:=ISERROR(SEARCH([.D$2];[.B421]))=FALSE()" office:value-type="boolean" office:boolean-value="false" calcext:value-type="boolean">
            <text:p>FALSE</text:p>
          </table:table-cell>
          <table:table-cell table:formula="of:=OR([.C421];[.D42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fBodyGyro-bandsEnergy()-1,24</text:p>
          </table:table-cell>
          <table:table-cell table:formula="of:=ISERROR(SEARCH([.C$2];[.B422]))=FALSE()" office:value-type="boolean" office:boolean-value="false" calcext:value-type="boolean">
            <text:p>FALSE</text:p>
          </table:table-cell>
          <table:table-cell table:formula="of:=ISERROR(SEARCH([.D$2];[.B422]))=FALSE()" office:value-type="boolean" office:boolean-value="false" calcext:value-type="boolean">
            <text:p>FALSE</text:p>
          </table:table-cell>
          <table:table-cell table:formula="of:=OR([.C422];[.D42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fBodyGyro-bandsEnergy()-25,48</text:p>
          </table:table-cell>
          <table:table-cell table:formula="of:=ISERROR(SEARCH([.C$2];[.B423]))=FALSE()" office:value-type="boolean" office:boolean-value="false" calcext:value-type="boolean">
            <text:p>FALSE</text:p>
          </table:table-cell>
          <table:table-cell table:formula="of:=ISERROR(SEARCH([.D$2];[.B423]))=FALSE()" office:value-type="boolean" office:boolean-value="false" calcext:value-type="boolean">
            <text:p>FALSE</text:p>
          </table:table-cell>
          <table:table-cell table:formula="of:=OR([.C423];[.D42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fBodyGyro-bandsEnergy()-1,8</text:p>
          </table:table-cell>
          <table:table-cell table:formula="of:=ISERROR(SEARCH([.C$2];[.B424]))=FALSE()" office:value-type="boolean" office:boolean-value="false" calcext:value-type="boolean">
            <text:p>FALSE</text:p>
          </table:table-cell>
          <table:table-cell table:formula="of:=ISERROR(SEARCH([.D$2];[.B424]))=FALSE()" office:value-type="boolean" office:boolean-value="false" calcext:value-type="boolean">
            <text:p>FALSE</text:p>
          </table:table-cell>
          <table:table-cell table:formula="of:=OR([.C424];[.D42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fBodyGyro-bandsEnergy()-9,16</text:p>
          </table:table-cell>
          <table:table-cell table:formula="of:=ISERROR(SEARCH([.C$2];[.B425]))=FALSE()" office:value-type="boolean" office:boolean-value="false" calcext:value-type="boolean">
            <text:p>FALSE</text:p>
          </table:table-cell>
          <table:table-cell table:formula="of:=ISERROR(SEARCH([.D$2];[.B425]))=FALSE()" office:value-type="boolean" office:boolean-value="false" calcext:value-type="boolean">
            <text:p>FALSE</text:p>
          </table:table-cell>
          <table:table-cell table:formula="of:=OR([.C425];[.D42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fBodyGyro-bandsEnergy()-17,24</text:p>
          </table:table-cell>
          <table:table-cell table:formula="of:=ISERROR(SEARCH([.C$2];[.B426]))=FALSE()" office:value-type="boolean" office:boolean-value="false" calcext:value-type="boolean">
            <text:p>FALSE</text:p>
          </table:table-cell>
          <table:table-cell table:formula="of:=ISERROR(SEARCH([.D$2];[.B426]))=FALSE()" office:value-type="boolean" office:boolean-value="false" calcext:value-type="boolean">
            <text:p>FALSE</text:p>
          </table:table-cell>
          <table:table-cell table:formula="of:=OR([.C426];[.D42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fBodyGyro-bandsEnergy()-25,32</text:p>
          </table:table-cell>
          <table:table-cell table:formula="of:=ISERROR(SEARCH([.C$2];[.B427]))=FALSE()" office:value-type="boolean" office:boolean-value="false" calcext:value-type="boolean">
            <text:p>FALSE</text:p>
          </table:table-cell>
          <table:table-cell table:formula="of:=ISERROR(SEARCH([.D$2];[.B427]))=FALSE()" office:value-type="boolean" office:boolean-value="false" calcext:value-type="boolean">
            <text:p>FALSE</text:p>
          </table:table-cell>
          <table:table-cell table:formula="of:=OR([.C427];[.D42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fBodyGyro-bandsEnergy()-33,40</text:p>
          </table:table-cell>
          <table:table-cell table:formula="of:=ISERROR(SEARCH([.C$2];[.B428]))=FALSE()" office:value-type="boolean" office:boolean-value="false" calcext:value-type="boolean">
            <text:p>FALSE</text:p>
          </table:table-cell>
          <table:table-cell table:formula="of:=ISERROR(SEARCH([.D$2];[.B428]))=FALSE()" office:value-type="boolean" office:boolean-value="false" calcext:value-type="boolean">
            <text:p>FALSE</text:p>
          </table:table-cell>
          <table:table-cell table:formula="of:=OR([.C428];[.D42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fBodyGyro-bandsEnergy()-41,48</text:p>
          </table:table-cell>
          <table:table-cell table:formula="of:=ISERROR(SEARCH([.C$2];[.B429]))=FALSE()" office:value-type="boolean" office:boolean-value="false" calcext:value-type="boolean">
            <text:p>FALSE</text:p>
          </table:table-cell>
          <table:table-cell table:formula="of:=ISERROR(SEARCH([.D$2];[.B429]))=FALSE()" office:value-type="boolean" office:boolean-value="false" calcext:value-type="boolean">
            <text:p>FALSE</text:p>
          </table:table-cell>
          <table:table-cell table:formula="of:=OR([.C429];[.D42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fBodyGyro-bandsEnergy()-49,56</text:p>
          </table:table-cell>
          <table:table-cell table:formula="of:=ISERROR(SEARCH([.C$2];[.B430]))=FALSE()" office:value-type="boolean" office:boolean-value="false" calcext:value-type="boolean">
            <text:p>FALSE</text:p>
          </table:table-cell>
          <table:table-cell table:formula="of:=ISERROR(SEARCH([.D$2];[.B430]))=FALSE()" office:value-type="boolean" office:boolean-value="false" calcext:value-type="boolean">
            <text:p>FALSE</text:p>
          </table:table-cell>
          <table:table-cell table:formula="of:=OR([.C430];[.D43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fBodyGyro-bandsEnergy()-57,64</text:p>
          </table:table-cell>
          <table:table-cell table:formula="of:=ISERROR(SEARCH([.C$2];[.B431]))=FALSE()" office:value-type="boolean" office:boolean-value="false" calcext:value-type="boolean">
            <text:p>FALSE</text:p>
          </table:table-cell>
          <table:table-cell table:formula="of:=ISERROR(SEARCH([.D$2];[.B431]))=FALSE()" office:value-type="boolean" office:boolean-value="false" calcext:value-type="boolean">
            <text:p>FALSE</text:p>
          </table:table-cell>
          <table:table-cell table:formula="of:=OR([.C431];[.D43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fBodyGyro-bandsEnergy()-1,16</text:p>
          </table:table-cell>
          <table:table-cell table:formula="of:=ISERROR(SEARCH([.C$2];[.B432]))=FALSE()" office:value-type="boolean" office:boolean-value="false" calcext:value-type="boolean">
            <text:p>FALSE</text:p>
          </table:table-cell>
          <table:table-cell table:formula="of:=ISERROR(SEARCH([.D$2];[.B432]))=FALSE()" office:value-type="boolean" office:boolean-value="false" calcext:value-type="boolean">
            <text:p>FALSE</text:p>
          </table:table-cell>
          <table:table-cell table:formula="of:=OR([.C432];[.D43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fBodyGyro-bandsEnergy()-17,32</text:p>
          </table:table-cell>
          <table:table-cell table:formula="of:=ISERROR(SEARCH([.C$2];[.B433]))=FALSE()" office:value-type="boolean" office:boolean-value="false" calcext:value-type="boolean">
            <text:p>FALSE</text:p>
          </table:table-cell>
          <table:table-cell table:formula="of:=ISERROR(SEARCH([.D$2];[.B433]))=FALSE()" office:value-type="boolean" office:boolean-value="false" calcext:value-type="boolean">
            <text:p>FALSE</text:p>
          </table:table-cell>
          <table:table-cell table:formula="of:=OR([.C433];[.D43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fBodyGyro-bandsEnergy()-33,48</text:p>
          </table:table-cell>
          <table:table-cell table:formula="of:=ISERROR(SEARCH([.C$2];[.B434]))=FALSE()" office:value-type="boolean" office:boolean-value="false" calcext:value-type="boolean">
            <text:p>FALSE</text:p>
          </table:table-cell>
          <table:table-cell table:formula="of:=ISERROR(SEARCH([.D$2];[.B434]))=FALSE()" office:value-type="boolean" office:boolean-value="false" calcext:value-type="boolean">
            <text:p>FALSE</text:p>
          </table:table-cell>
          <table:table-cell table:formula="of:=OR([.C434];[.D43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fBodyGyro-bandsEnergy()-49,64</text:p>
          </table:table-cell>
          <table:table-cell table:formula="of:=ISERROR(SEARCH([.C$2];[.B435]))=FALSE()" office:value-type="boolean" office:boolean-value="false" calcext:value-type="boolean">
            <text:p>FALSE</text:p>
          </table:table-cell>
          <table:table-cell table:formula="of:=ISERROR(SEARCH([.D$2];[.B435]))=FALSE()" office:value-type="boolean" office:boolean-value="false" calcext:value-type="boolean">
            <text:p>FALSE</text:p>
          </table:table-cell>
          <table:table-cell table:formula="of:=OR([.C435];[.D43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fBodyGyro-bandsEnergy()-1,24</text:p>
          </table:table-cell>
          <table:table-cell table:formula="of:=ISERROR(SEARCH([.C$2];[.B436]))=FALSE()" office:value-type="boolean" office:boolean-value="false" calcext:value-type="boolean">
            <text:p>FALSE</text:p>
          </table:table-cell>
          <table:table-cell table:formula="of:=ISERROR(SEARCH([.D$2];[.B436]))=FALSE()" office:value-type="boolean" office:boolean-value="false" calcext:value-type="boolean">
            <text:p>FALSE</text:p>
          </table:table-cell>
          <table:table-cell table:formula="of:=OR([.C436];[.D43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fBodyGyro-bandsEnergy()-25,48</text:p>
          </table:table-cell>
          <table:table-cell table:formula="of:=ISERROR(SEARCH([.C$2];[.B437]))=FALSE()" office:value-type="boolean" office:boolean-value="false" calcext:value-type="boolean">
            <text:p>FALSE</text:p>
          </table:table-cell>
          <table:table-cell table:formula="of:=ISERROR(SEARCH([.D$2];[.B437]))=FALSE()" office:value-type="boolean" office:boolean-value="false" calcext:value-type="boolean">
            <text:p>FALSE</text:p>
          </table:table-cell>
          <table:table-cell table:formula="of:=OR([.C437];[.D43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fBodyAccMag-mad()</text:p>
          </table:table-cell>
          <table:table-cell table:formula="of:=ISERROR(SEARCH([.C$2];[.B438]))=FALSE()" office:value-type="boolean" office:boolean-value="false" calcext:value-type="boolean">
            <text:p>FALSE</text:p>
          </table:table-cell>
          <table:table-cell table:formula="of:=ISERROR(SEARCH([.D$2];[.B438]))=FALSE()" office:value-type="boolean" office:boolean-value="false" calcext:value-type="boolean">
            <text:p>FALSE</text:p>
          </table:table-cell>
          <table:table-cell table:formula="of:=OR([.C438];[.D43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fBodyAccMag-max()</text:p>
          </table:table-cell>
          <table:table-cell table:formula="of:=ISERROR(SEARCH([.C$2];[.B439]))=FALSE()" office:value-type="boolean" office:boolean-value="false" calcext:value-type="boolean">
            <text:p>FALSE</text:p>
          </table:table-cell>
          <table:table-cell table:formula="of:=ISERROR(SEARCH([.D$2];[.B439]))=FALSE()" office:value-type="boolean" office:boolean-value="false" calcext:value-type="boolean">
            <text:p>FALSE</text:p>
          </table:table-cell>
          <table:table-cell table:formula="of:=OR([.C439];[.D43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fBodyAccMag-min()</text:p>
          </table:table-cell>
          <table:table-cell table:formula="of:=ISERROR(SEARCH([.C$2];[.B440]))=FALSE()" office:value-type="boolean" office:boolean-value="false" calcext:value-type="boolean">
            <text:p>FALSE</text:p>
          </table:table-cell>
          <table:table-cell table:formula="of:=ISERROR(SEARCH([.D$2];[.B440]))=FALSE()" office:value-type="boolean" office:boolean-value="false" calcext:value-type="boolean">
            <text:p>FALSE</text:p>
          </table:table-cell>
          <table:table-cell table:formula="of:=OR([.C440];[.D44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fBodyAccMag-sma()</text:p>
          </table:table-cell>
          <table:table-cell table:formula="of:=ISERROR(SEARCH([.C$2];[.B441]))=FALSE()" office:value-type="boolean" office:boolean-value="false" calcext:value-type="boolean">
            <text:p>FALSE</text:p>
          </table:table-cell>
          <table:table-cell table:formula="of:=ISERROR(SEARCH([.D$2];[.B441]))=FALSE()" office:value-type="boolean" office:boolean-value="false" calcext:value-type="boolean">
            <text:p>FALSE</text:p>
          </table:table-cell>
          <table:table-cell table:formula="of:=OR([.C441];[.D44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fBodyAccMag-energy()</text:p>
          </table:table-cell>
          <table:table-cell table:formula="of:=ISERROR(SEARCH([.C$2];[.B442]))=FALSE()" office:value-type="boolean" office:boolean-value="false" calcext:value-type="boolean">
            <text:p>FALSE</text:p>
          </table:table-cell>
          <table:table-cell table:formula="of:=ISERROR(SEARCH([.D$2];[.B442]))=FALSE()" office:value-type="boolean" office:boolean-value="false" calcext:value-type="boolean">
            <text:p>FALSE</text:p>
          </table:table-cell>
          <table:table-cell table:formula="of:=OR([.C442];[.D44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fBodyAccMag-iqr()</text:p>
          </table:table-cell>
          <table:table-cell table:formula="of:=ISERROR(SEARCH([.C$2];[.B443]))=FALSE()" office:value-type="boolean" office:boolean-value="false" calcext:value-type="boolean">
            <text:p>FALSE</text:p>
          </table:table-cell>
          <table:table-cell table:formula="of:=ISERROR(SEARCH([.D$2];[.B443]))=FALSE()" office:value-type="boolean" office:boolean-value="false" calcext:value-type="boolean">
            <text:p>FALSE</text:p>
          </table:table-cell>
          <table:table-cell table:formula="of:=OR([.C443];[.D44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fBodyAccMag-entropy()</text:p>
          </table:table-cell>
          <table:table-cell table:formula="of:=ISERROR(SEARCH([.C$2];[.B444]))=FALSE()" office:value-type="boolean" office:boolean-value="false" calcext:value-type="boolean">
            <text:p>FALSE</text:p>
          </table:table-cell>
          <table:table-cell table:formula="of:=ISERROR(SEARCH([.D$2];[.B444]))=FALSE()" office:value-type="boolean" office:boolean-value="false" calcext:value-type="boolean">
            <text:p>FALSE</text:p>
          </table:table-cell>
          <table:table-cell table:formula="of:=OR([.C444];[.D44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fBodyAccMag-maxInds</text:p>
          </table:table-cell>
          <table:table-cell table:formula="of:=ISERROR(SEARCH([.C$2];[.B445]))=FALSE()" office:value-type="boolean" office:boolean-value="false" calcext:value-type="boolean">
            <text:p>FALSE</text:p>
          </table:table-cell>
          <table:table-cell table:formula="of:=ISERROR(SEARCH([.D$2];[.B445]))=FALSE()" office:value-type="boolean" office:boolean-value="false" calcext:value-type="boolean">
            <text:p>FALSE</text:p>
          </table:table-cell>
          <table:table-cell table:formula="of:=OR([.C445];[.D44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fBodyAccMag-skewness()</text:p>
          </table:table-cell>
          <table:table-cell table:formula="of:=ISERROR(SEARCH([.C$2];[.B446]))=FALSE()" office:value-type="boolean" office:boolean-value="false" calcext:value-type="boolean">
            <text:p>FALSE</text:p>
          </table:table-cell>
          <table:table-cell table:formula="of:=ISERROR(SEARCH([.D$2];[.B446]))=FALSE()" office:value-type="boolean" office:boolean-value="false" calcext:value-type="boolean">
            <text:p>FALSE</text:p>
          </table:table-cell>
          <table:table-cell table:formula="of:=OR([.C446];[.D44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fBodyAccMag-kurtosis()</text:p>
          </table:table-cell>
          <table:table-cell table:formula="of:=ISERROR(SEARCH([.C$2];[.B447]))=FALSE()" office:value-type="boolean" office:boolean-value="false" calcext:value-type="boolean">
            <text:p>FALSE</text:p>
          </table:table-cell>
          <table:table-cell table:formula="of:=ISERROR(SEARCH([.D$2];[.B447]))=FALSE()" office:value-type="boolean" office:boolean-value="false" calcext:value-type="boolean">
            <text:p>FALSE</text:p>
          </table:table-cell>
          <table:table-cell table:formula="of:=OR([.C447];[.D44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fBodyBodyAccJerkMag-mad()</text:p>
          </table:table-cell>
          <table:table-cell table:formula="of:=ISERROR(SEARCH([.C$2];[.B448]))=FALSE()" office:value-type="boolean" office:boolean-value="false" calcext:value-type="boolean">
            <text:p>FALSE</text:p>
          </table:table-cell>
          <table:table-cell table:formula="of:=ISERROR(SEARCH([.D$2];[.B448]))=FALSE()" office:value-type="boolean" office:boolean-value="false" calcext:value-type="boolean">
            <text:p>FALSE</text:p>
          </table:table-cell>
          <table:table-cell table:formula="of:=OR([.C448];[.D44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fBodyBodyAccJerkMag-max()</text:p>
          </table:table-cell>
          <table:table-cell table:formula="of:=ISERROR(SEARCH([.C$2];[.B449]))=FALSE()" office:value-type="boolean" office:boolean-value="false" calcext:value-type="boolean">
            <text:p>FALSE</text:p>
          </table:table-cell>
          <table:table-cell table:formula="of:=ISERROR(SEARCH([.D$2];[.B449]))=FALSE()" office:value-type="boolean" office:boolean-value="false" calcext:value-type="boolean">
            <text:p>FALSE</text:p>
          </table:table-cell>
          <table:table-cell table:formula="of:=OR([.C449];[.D44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fBodyBodyAccJerkMag-min()</text:p>
          </table:table-cell>
          <table:table-cell table:formula="of:=ISERROR(SEARCH([.C$2];[.B450]))=FALSE()" office:value-type="boolean" office:boolean-value="false" calcext:value-type="boolean">
            <text:p>FALSE</text:p>
          </table:table-cell>
          <table:table-cell table:formula="of:=ISERROR(SEARCH([.D$2];[.B450]))=FALSE()" office:value-type="boolean" office:boolean-value="false" calcext:value-type="boolean">
            <text:p>FALSE</text:p>
          </table:table-cell>
          <table:table-cell table:formula="of:=OR([.C450];[.D45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fBodyBodyAccJerkMag-sma()</text:p>
          </table:table-cell>
          <table:table-cell table:formula="of:=ISERROR(SEARCH([.C$2];[.B451]))=FALSE()" office:value-type="boolean" office:boolean-value="false" calcext:value-type="boolean">
            <text:p>FALSE</text:p>
          </table:table-cell>
          <table:table-cell table:formula="of:=ISERROR(SEARCH([.D$2];[.B451]))=FALSE()" office:value-type="boolean" office:boolean-value="false" calcext:value-type="boolean">
            <text:p>FALSE</text:p>
          </table:table-cell>
          <table:table-cell table:formula="of:=OR([.C451];[.D45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fBodyBodyAccJerkMag-energy()</text:p>
          </table:table-cell>
          <table:table-cell table:formula="of:=ISERROR(SEARCH([.C$2];[.B452]))=FALSE()" office:value-type="boolean" office:boolean-value="false" calcext:value-type="boolean">
            <text:p>FALSE</text:p>
          </table:table-cell>
          <table:table-cell table:formula="of:=ISERROR(SEARCH([.D$2];[.B452]))=FALSE()" office:value-type="boolean" office:boolean-value="false" calcext:value-type="boolean">
            <text:p>FALSE</text:p>
          </table:table-cell>
          <table:table-cell table:formula="of:=OR([.C452];[.D45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fBodyBodyAccJerkMag-iqr()</text:p>
          </table:table-cell>
          <table:table-cell table:formula="of:=ISERROR(SEARCH([.C$2];[.B453]))=FALSE()" office:value-type="boolean" office:boolean-value="false" calcext:value-type="boolean">
            <text:p>FALSE</text:p>
          </table:table-cell>
          <table:table-cell table:formula="of:=ISERROR(SEARCH([.D$2];[.B453]))=FALSE()" office:value-type="boolean" office:boolean-value="false" calcext:value-type="boolean">
            <text:p>FALSE</text:p>
          </table:table-cell>
          <table:table-cell table:formula="of:=OR([.C453];[.D45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fBodyBodyAccJerkMag-entropy()</text:p>
          </table:table-cell>
          <table:table-cell table:formula="of:=ISERROR(SEARCH([.C$2];[.B454]))=FALSE()" office:value-type="boolean" office:boolean-value="false" calcext:value-type="boolean">
            <text:p>FALSE</text:p>
          </table:table-cell>
          <table:table-cell table:formula="of:=ISERROR(SEARCH([.D$2];[.B454]))=FALSE()" office:value-type="boolean" office:boolean-value="false" calcext:value-type="boolean">
            <text:p>FALSE</text:p>
          </table:table-cell>
          <table:table-cell table:formula="of:=OR([.C454];[.D45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fBodyBodyAccJerkMag-maxInds</text:p>
          </table:table-cell>
          <table:table-cell table:formula="of:=ISERROR(SEARCH([.C$2];[.B455]))=FALSE()" office:value-type="boolean" office:boolean-value="false" calcext:value-type="boolean">
            <text:p>FALSE</text:p>
          </table:table-cell>
          <table:table-cell table:formula="of:=ISERROR(SEARCH([.D$2];[.B455]))=FALSE()" office:value-type="boolean" office:boolean-value="false" calcext:value-type="boolean">
            <text:p>FALSE</text:p>
          </table:table-cell>
          <table:table-cell table:formula="of:=OR([.C455];[.D45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fBodyBodyAccJerkMag-skewness()</text:p>
          </table:table-cell>
          <table:table-cell table:formula="of:=ISERROR(SEARCH([.C$2];[.B456]))=FALSE()" office:value-type="boolean" office:boolean-value="false" calcext:value-type="boolean">
            <text:p>FALSE</text:p>
          </table:table-cell>
          <table:table-cell table:formula="of:=ISERROR(SEARCH([.D$2];[.B456]))=FALSE()" office:value-type="boolean" office:boolean-value="false" calcext:value-type="boolean">
            <text:p>FALSE</text:p>
          </table:table-cell>
          <table:table-cell table:formula="of:=OR([.C456];[.D45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fBodyBodyAccJerkMag-kurtosis()</text:p>
          </table:table-cell>
          <table:table-cell table:formula="of:=ISERROR(SEARCH([.C$2];[.B457]))=FALSE()" office:value-type="boolean" office:boolean-value="false" calcext:value-type="boolean">
            <text:p>FALSE</text:p>
          </table:table-cell>
          <table:table-cell table:formula="of:=ISERROR(SEARCH([.D$2];[.B457]))=FALSE()" office:value-type="boolean" office:boolean-value="false" calcext:value-type="boolean">
            <text:p>FALSE</text:p>
          </table:table-cell>
          <table:table-cell table:formula="of:=OR([.C457];[.D45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fBodyBodyGyroMag-mad()</text:p>
          </table:table-cell>
          <table:table-cell table:formula="of:=ISERROR(SEARCH([.C$2];[.B458]))=FALSE()" office:value-type="boolean" office:boolean-value="false" calcext:value-type="boolean">
            <text:p>FALSE</text:p>
          </table:table-cell>
          <table:table-cell table:formula="of:=ISERROR(SEARCH([.D$2];[.B458]))=FALSE()" office:value-type="boolean" office:boolean-value="false" calcext:value-type="boolean">
            <text:p>FALSE</text:p>
          </table:table-cell>
          <table:table-cell table:formula="of:=OR([.C458];[.D45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fBodyBodyGyroMag-max()</text:p>
          </table:table-cell>
          <table:table-cell table:formula="of:=ISERROR(SEARCH([.C$2];[.B459]))=FALSE()" office:value-type="boolean" office:boolean-value="false" calcext:value-type="boolean">
            <text:p>FALSE</text:p>
          </table:table-cell>
          <table:table-cell table:formula="of:=ISERROR(SEARCH([.D$2];[.B459]))=FALSE()" office:value-type="boolean" office:boolean-value="false" calcext:value-type="boolean">
            <text:p>FALSE</text:p>
          </table:table-cell>
          <table:table-cell table:formula="of:=OR([.C459];[.D45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fBodyBodyGyroMag-min()</text:p>
          </table:table-cell>
          <table:table-cell table:formula="of:=ISERROR(SEARCH([.C$2];[.B460]))=FALSE()" office:value-type="boolean" office:boolean-value="false" calcext:value-type="boolean">
            <text:p>FALSE</text:p>
          </table:table-cell>
          <table:table-cell table:formula="of:=ISERROR(SEARCH([.D$2];[.B460]))=FALSE()" office:value-type="boolean" office:boolean-value="false" calcext:value-type="boolean">
            <text:p>FALSE</text:p>
          </table:table-cell>
          <table:table-cell table:formula="of:=OR([.C460];[.D46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fBodyBodyGyroMag-sma()</text:p>
          </table:table-cell>
          <table:table-cell table:formula="of:=ISERROR(SEARCH([.C$2];[.B461]))=FALSE()" office:value-type="boolean" office:boolean-value="false" calcext:value-type="boolean">
            <text:p>FALSE</text:p>
          </table:table-cell>
          <table:table-cell table:formula="of:=ISERROR(SEARCH([.D$2];[.B461]))=FALSE()" office:value-type="boolean" office:boolean-value="false" calcext:value-type="boolean">
            <text:p>FALSE</text:p>
          </table:table-cell>
          <table:table-cell table:formula="of:=OR([.C461];[.D46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fBodyBodyGyroMag-energy()</text:p>
          </table:table-cell>
          <table:table-cell table:formula="of:=ISERROR(SEARCH([.C$2];[.B462]))=FALSE()" office:value-type="boolean" office:boolean-value="false" calcext:value-type="boolean">
            <text:p>FALSE</text:p>
          </table:table-cell>
          <table:table-cell table:formula="of:=ISERROR(SEARCH([.D$2];[.B462]))=FALSE()" office:value-type="boolean" office:boolean-value="false" calcext:value-type="boolean">
            <text:p>FALSE</text:p>
          </table:table-cell>
          <table:table-cell table:formula="of:=OR([.C462];[.D46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fBodyBodyGyroMag-iqr()</text:p>
          </table:table-cell>
          <table:table-cell table:formula="of:=ISERROR(SEARCH([.C$2];[.B463]))=FALSE()" office:value-type="boolean" office:boolean-value="false" calcext:value-type="boolean">
            <text:p>FALSE</text:p>
          </table:table-cell>
          <table:table-cell table:formula="of:=ISERROR(SEARCH([.D$2];[.B463]))=FALSE()" office:value-type="boolean" office:boolean-value="false" calcext:value-type="boolean">
            <text:p>FALSE</text:p>
          </table:table-cell>
          <table:table-cell table:formula="of:=OR([.C463];[.D46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fBodyBodyGyroMag-entropy()</text:p>
          </table:table-cell>
          <table:table-cell table:formula="of:=ISERROR(SEARCH([.C$2];[.B464]))=FALSE()" office:value-type="boolean" office:boolean-value="false" calcext:value-type="boolean">
            <text:p>FALSE</text:p>
          </table:table-cell>
          <table:table-cell table:formula="of:=ISERROR(SEARCH([.D$2];[.B464]))=FALSE()" office:value-type="boolean" office:boolean-value="false" calcext:value-type="boolean">
            <text:p>FALSE</text:p>
          </table:table-cell>
          <table:table-cell table:formula="of:=OR([.C464];[.D46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fBodyBodyGyroMag-maxInds</text:p>
          </table:table-cell>
          <table:table-cell table:formula="of:=ISERROR(SEARCH([.C$2];[.B465]))=FALSE()" office:value-type="boolean" office:boolean-value="false" calcext:value-type="boolean">
            <text:p>FALSE</text:p>
          </table:table-cell>
          <table:table-cell table:formula="of:=ISERROR(SEARCH([.D$2];[.B465]))=FALSE()" office:value-type="boolean" office:boolean-value="false" calcext:value-type="boolean">
            <text:p>FALSE</text:p>
          </table:table-cell>
          <table:table-cell table:formula="of:=OR([.C465];[.D46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fBodyBodyGyroMag-skewness()</text:p>
          </table:table-cell>
          <table:table-cell table:formula="of:=ISERROR(SEARCH([.C$2];[.B466]))=FALSE()" office:value-type="boolean" office:boolean-value="false" calcext:value-type="boolean">
            <text:p>FALSE</text:p>
          </table:table-cell>
          <table:table-cell table:formula="of:=ISERROR(SEARCH([.D$2];[.B466]))=FALSE()" office:value-type="boolean" office:boolean-value="false" calcext:value-type="boolean">
            <text:p>FALSE</text:p>
          </table:table-cell>
          <table:table-cell table:formula="of:=OR([.C466];[.D46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fBodyBodyGyroMag-kurtosis()</text:p>
          </table:table-cell>
          <table:table-cell table:formula="of:=ISERROR(SEARCH([.C$2];[.B467]))=FALSE()" office:value-type="boolean" office:boolean-value="false" calcext:value-type="boolean">
            <text:p>FALSE</text:p>
          </table:table-cell>
          <table:table-cell table:formula="of:=ISERROR(SEARCH([.D$2];[.B467]))=FALSE()" office:value-type="boolean" office:boolean-value="false" calcext:value-type="boolean">
            <text:p>FALSE</text:p>
          </table:table-cell>
          <table:table-cell table:formula="of:=OR([.C467];[.D46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fBodyBodyGyroJerkMag-mad()</text:p>
          </table:table-cell>
          <table:table-cell table:formula="of:=ISERROR(SEARCH([.C$2];[.B468]))=FALSE()" office:value-type="boolean" office:boolean-value="false" calcext:value-type="boolean">
            <text:p>FALSE</text:p>
          </table:table-cell>
          <table:table-cell table:formula="of:=ISERROR(SEARCH([.D$2];[.B468]))=FALSE()" office:value-type="boolean" office:boolean-value="false" calcext:value-type="boolean">
            <text:p>FALSE</text:p>
          </table:table-cell>
          <table:table-cell table:formula="of:=OR([.C468];[.D468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fBodyBodyGyroJerkMag-max()</text:p>
          </table:table-cell>
          <table:table-cell table:formula="of:=ISERROR(SEARCH([.C$2];[.B469]))=FALSE()" office:value-type="boolean" office:boolean-value="false" calcext:value-type="boolean">
            <text:p>FALSE</text:p>
          </table:table-cell>
          <table:table-cell table:formula="of:=ISERROR(SEARCH([.D$2];[.B469]))=FALSE()" office:value-type="boolean" office:boolean-value="false" calcext:value-type="boolean">
            <text:p>FALSE</text:p>
          </table:table-cell>
          <table:table-cell table:formula="of:=OR([.C469];[.D469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fBodyBodyGyroJerkMag-min()</text:p>
          </table:table-cell>
          <table:table-cell table:formula="of:=ISERROR(SEARCH([.C$2];[.B470]))=FALSE()" office:value-type="boolean" office:boolean-value="false" calcext:value-type="boolean">
            <text:p>FALSE</text:p>
          </table:table-cell>
          <table:table-cell table:formula="of:=ISERROR(SEARCH([.D$2];[.B470]))=FALSE()" office:value-type="boolean" office:boolean-value="false" calcext:value-type="boolean">
            <text:p>FALSE</text:p>
          </table:table-cell>
          <table:table-cell table:formula="of:=OR([.C470];[.D470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fBodyBodyGyroJerkMag-sma()</text:p>
          </table:table-cell>
          <table:table-cell table:formula="of:=ISERROR(SEARCH([.C$2];[.B471]))=FALSE()" office:value-type="boolean" office:boolean-value="false" calcext:value-type="boolean">
            <text:p>FALSE</text:p>
          </table:table-cell>
          <table:table-cell table:formula="of:=ISERROR(SEARCH([.D$2];[.B471]))=FALSE()" office:value-type="boolean" office:boolean-value="false" calcext:value-type="boolean">
            <text:p>FALSE</text:p>
          </table:table-cell>
          <table:table-cell table:formula="of:=OR([.C471];[.D471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fBodyBodyGyroJerkMag-energy()</text:p>
          </table:table-cell>
          <table:table-cell table:formula="of:=ISERROR(SEARCH([.C$2];[.B472]))=FALSE()" office:value-type="boolean" office:boolean-value="false" calcext:value-type="boolean">
            <text:p>FALSE</text:p>
          </table:table-cell>
          <table:table-cell table:formula="of:=ISERROR(SEARCH([.D$2];[.B472]))=FALSE()" office:value-type="boolean" office:boolean-value="false" calcext:value-type="boolean">
            <text:p>FALSE</text:p>
          </table:table-cell>
          <table:table-cell table:formula="of:=OR([.C472];[.D472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fBodyBodyGyroJerkMag-iqr()</text:p>
          </table:table-cell>
          <table:table-cell table:formula="of:=ISERROR(SEARCH([.C$2];[.B473]))=FALSE()" office:value-type="boolean" office:boolean-value="false" calcext:value-type="boolean">
            <text:p>FALSE</text:p>
          </table:table-cell>
          <table:table-cell table:formula="of:=ISERROR(SEARCH([.D$2];[.B473]))=FALSE()" office:value-type="boolean" office:boolean-value="false" calcext:value-type="boolean">
            <text:p>FALSE</text:p>
          </table:table-cell>
          <table:table-cell table:formula="of:=OR([.C473];[.D473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fBodyBodyGyroJerkMag-entropy()</text:p>
          </table:table-cell>
          <table:table-cell table:formula="of:=ISERROR(SEARCH([.C$2];[.B474]))=FALSE()" office:value-type="boolean" office:boolean-value="false" calcext:value-type="boolean">
            <text:p>FALSE</text:p>
          </table:table-cell>
          <table:table-cell table:formula="of:=ISERROR(SEARCH([.D$2];[.B474]))=FALSE()" office:value-type="boolean" office:boolean-value="false" calcext:value-type="boolean">
            <text:p>FALSE</text:p>
          </table:table-cell>
          <table:table-cell table:formula="of:=OR([.C474];[.D474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fBodyBodyGyroJerkMag-maxInds</text:p>
          </table:table-cell>
          <table:table-cell table:formula="of:=ISERROR(SEARCH([.C$2];[.B475]))=FALSE()" office:value-type="boolean" office:boolean-value="false" calcext:value-type="boolean">
            <text:p>FALSE</text:p>
          </table:table-cell>
          <table:table-cell table:formula="of:=ISERROR(SEARCH([.D$2];[.B475]))=FALSE()" office:value-type="boolean" office:boolean-value="false" calcext:value-type="boolean">
            <text:p>FALSE</text:p>
          </table:table-cell>
          <table:table-cell table:formula="of:=OR([.C475];[.D475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fBodyBodyGyroJerkMag-skewness()</text:p>
          </table:table-cell>
          <table:table-cell table:formula="of:=ISERROR(SEARCH([.C$2];[.B476]))=FALSE()" office:value-type="boolean" office:boolean-value="false" calcext:value-type="boolean">
            <text:p>FALSE</text:p>
          </table:table-cell>
          <table:table-cell table:formula="of:=ISERROR(SEARCH([.D$2];[.B476]))=FALSE()" office:value-type="boolean" office:boolean-value="false" calcext:value-type="boolean">
            <text:p>FALSE</text:p>
          </table:table-cell>
          <table:table-cell table:formula="of:=OR([.C476];[.D476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fBodyBodyGyroJerkMag-kurtosis()</text:p>
          </table:table-cell>
          <table:table-cell table:formula="of:=ISERROR(SEARCH([.C$2];[.B477]))=FALSE()" office:value-type="boolean" office:boolean-value="false" calcext:value-type="boolean">
            <text:p>FALSE</text:p>
          </table:table-cell>
          <table:table-cell table:formula="of:=ISERROR(SEARCH([.D$2];[.B477]))=FALSE()" office:value-type="boolean" office:boolean-value="false" calcext:value-type="boolean">
            <text:p>FALSE</text:p>
          </table:table-cell>
          <table:table-cell table:formula="of:=OR([.C477];[.D477])" office:value-type="boolean" office:boolean-value="false" calcext:value-type="boolean">
            <text:p>FALSE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odyAcc-mean()-X</text:p>
          </table:table-cell>
          <table:table-cell table:formula="of:=ISERROR(SEARCH([.C$2];[.B478]))=FALSE()" office:value-type="boolean" office:boolean-value="false" calcext:value-type="boolean">
            <text:p>FALSE</text:p>
          </table:table-cell>
          <table:table-cell table:formula="of:=ISERROR(SEARCH([.D$2];[.$B478]))=FALSE()" office:value-type="boolean" office:boolean-value="true" calcext:value-type="boolean">
            <text:p>TRUE</text:p>
          </table:table-cell>
          <table:table-cell table:formula="of:=OR([.C478];[.D478])" office:value-type="boolean" office:boolean-value="true" calcext:value-type="boolean">
            <text:p>TRUE</text:p>
          </table:table-cell>
          <table:table-cell/>
          <table:table-cell table:style-name="ce1" table:formula="of:=IF(LEFT([.B478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78];SEARCH([.H$2];[.$B47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78];SEARCH([.I$2];[.$B478]);LEN([.I$2]))=[.I$2];[.I$1];&quot;&quot;);&quot;&quot;)">
            <text:p/>
          </table:table-cell>
          <table:table-cell table:style-name="ce1" table:formula="of:=IFERROR(IF(MID([.$B478];SEARCH([.J$2];[.$B478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78];SEARCH([.K$2];[.$B478]);LEN([.K$2]))=[.K$2];[.K$1];&quot;&quot;);&quot;&quot;)">
            <text:p/>
          </table:table-cell>
          <table:table-cell table:style-name="ce1" table:formula="of:=IFERROR(IF(MID([.$B478];SEARCH([.L$2];[.$B478]);LEN([.L$2]))=[.L$2];[.L$1];&quot;&quot;);&quot;&quot;)">
            <text:p/>
          </table:table-cell>
          <table:table-cell table:style-name="ce1" table:formula="of:=IFERROR(IF(MID([.$B478];SEARCH([.M$2];[.$B478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78];SEARCH([.N$2];[.$B478]);LEN([.N$2]))=[.N$2];[.N$1];&quot;&quot;);&quot;&quot;)">
            <text:p/>
          </table:table-cell>
          <table:table-cell table:style-name="ce1" table:formula="of:=IFERROR(IF(MID([.$B478];SEARCH([.O$2];[.$B478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478];SEARCH([.P$2];[.$B478]);LEN([.P$2]))=[.P$2];[.P$1];&quot;&quot;);&quot;&quot;)">
            <text:p/>
          </table:table-cell>
          <table:table-cell table:style-name="ce1" table:formula="of:=IFERROR(IF(MID([.$B478];SEARCH([.Q$2];[.$B478]);LEN([.Q$2]))=[.Q$2];[.Q$1];&quot;&quot;);&quot;&quot;)">
            <text:p/>
          </table:table-cell>
          <table:table-cell table:style-name="ce1" table:formula="of:=IFERROR(IF(MID([.$B478];SEARCH([.R$2];[.$B478]);LEN([.R$2]))=[.R$2];[.R$1];&quot;&quot;);&quot;&quot;)">
            <text:p/>
          </table:table-cell>
          <table:table-cell table:formula="of:=IF(OR([.M478]&lt;&gt;&quot;&quot;;[.N478]&lt;&gt;&quot;&quot;);CONCATENATE([.G478];[.H478];[.I478];[.J478];[.K478];[.L478];[.O478];[.P478];[.Q478];[.R478];[.M478];[.N478]);&quot;&quot;)" office:value-type="string" office:string-value="time_BodyMotion_Accelerometer_Xaxis_Mean" calcext:value-type="string">
            <text:p>time_BodyMotion_Accelerometer_Xaxis_Mea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BodyAcc-mean()-Y</text:p>
          </table:table-cell>
          <table:table-cell table:formula="of:=ISERROR(SEARCH([.C$2];[.B479]))=FALSE()" office:value-type="boolean" office:boolean-value="false" calcext:value-type="boolean">
            <text:p>FALSE</text:p>
          </table:table-cell>
          <table:table-cell table:formula="of:=ISERROR(SEARCH([.D$2];[.B479]))=FALSE()" office:value-type="boolean" office:boolean-value="true" calcext:value-type="boolean">
            <text:p>TRUE</text:p>
          </table:table-cell>
          <table:table-cell table:formula="of:=OR([.C479];[.D479])" office:value-type="boolean" office:boolean-value="true" calcext:value-type="boolean">
            <text:p>TRUE</text:p>
          </table:table-cell>
          <table:table-cell/>
          <table:table-cell table:style-name="ce1" table:formula="of:=IF(LEFT([.B479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79];SEARCH([.H$2];[.$B47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79];SEARCH([.I$2];[.$B479]);LEN([.I$2]))=[.I$2];[.I$1];&quot;&quot;);&quot;&quot;)">
            <text:p/>
          </table:table-cell>
          <table:table-cell table:style-name="ce1" table:formula="of:=IFERROR(IF(MID([.$B479];SEARCH([.J$2];[.$B479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79];SEARCH([.K$2];[.$B479]);LEN([.K$2]))=[.K$2];[.K$1];&quot;&quot;);&quot;&quot;)">
            <text:p/>
          </table:table-cell>
          <table:table-cell table:style-name="ce1" table:formula="of:=IFERROR(IF(MID([.$B479];SEARCH([.L$2];[.$B479]);LEN([.L$2]))=[.L$2];[.L$1];&quot;&quot;);&quot;&quot;)">
            <text:p/>
          </table:table-cell>
          <table:table-cell table:style-name="ce1" table:formula="of:=IFERROR(IF(MID([.$B479];SEARCH([.M$2];[.$B479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79];SEARCH([.N$2];[.$B479]);LEN([.N$2]))=[.N$2];[.N$1];&quot;&quot;);&quot;&quot;)">
            <text:p/>
          </table:table-cell>
          <table:table-cell table:style-name="ce1" table:formula="of:=IFERROR(IF(MID([.$B479];SEARCH([.O$2];[.$B479]);LEN([.O$2]))=[.O$2];[.O$1];&quot;&quot;);&quot;&quot;)">
            <text:p/>
          </table:table-cell>
          <table:table-cell table:style-name="ce1" table:formula="of:=IFERROR(IF(MID([.$B479];SEARCH([.P$2];[.$B479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479];SEARCH([.Q$2];[.$B479]);LEN([.Q$2]))=[.Q$2];[.Q$1];&quot;&quot;);&quot;&quot;)">
            <text:p/>
          </table:table-cell>
          <table:table-cell table:style-name="ce1" table:formula="of:=IFERROR(IF(MID([.$B479];SEARCH([.R$2];[.$B479]);LEN([.R$2]))=[.R$2];[.R$1];&quot;&quot;);&quot;&quot;)">
            <text:p/>
          </table:table-cell>
          <table:table-cell table:formula="of:=IF(OR([.M479]&lt;&gt;&quot;&quot;;[.N479]&lt;&gt;&quot;&quot;);CONCATENATE([.G479];[.H479];[.I479];[.J479];[.K479];[.L479];[.O479];[.P479];[.Q479];[.R479];[.M479];[.N479]);&quot;&quot;)" office:value-type="string" office:string-value="time_BodyMotion_Accelerometer_Yaxis_Mean" calcext:value-type="string">
            <text:p>time_BodyMotion_Accelerometer_Yaxis_Mean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BodyAcc-mean()-Z</text:p>
          </table:table-cell>
          <table:table-cell table:formula="of:=ISERROR(SEARCH([.C$2];[.B480]))=FALSE()" office:value-type="boolean" office:boolean-value="false" calcext:value-type="boolean">
            <text:p>FALSE</text:p>
          </table:table-cell>
          <table:table-cell table:formula="of:=ISERROR(SEARCH([.D$2];[.B480]))=FALSE()" office:value-type="boolean" office:boolean-value="true" calcext:value-type="boolean">
            <text:p>TRUE</text:p>
          </table:table-cell>
          <table:table-cell table:formula="of:=OR([.C480];[.D480])" office:value-type="boolean" office:boolean-value="true" calcext:value-type="boolean">
            <text:p>TRUE</text:p>
          </table:table-cell>
          <table:table-cell/>
          <table:table-cell table:style-name="ce1" table:formula="of:=IF(LEFT([.B480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0];SEARCH([.H$2];[.$B48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80];SEARCH([.I$2];[.$B480]);LEN([.I$2]))=[.I$2];[.I$1];&quot;&quot;);&quot;&quot;)">
            <text:p/>
          </table:table-cell>
          <table:table-cell table:style-name="ce1" table:formula="of:=IFERROR(IF(MID([.$B480];SEARCH([.J$2];[.$B480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80];SEARCH([.K$2];[.$B480]);LEN([.K$2]))=[.K$2];[.K$1];&quot;&quot;);&quot;&quot;)">
            <text:p/>
          </table:table-cell>
          <table:table-cell table:style-name="ce1" table:formula="of:=IFERROR(IF(MID([.$B480];SEARCH([.L$2];[.$B480]);LEN([.L$2]))=[.L$2];[.L$1];&quot;&quot;);&quot;&quot;)">
            <text:p/>
          </table:table-cell>
          <table:table-cell table:style-name="ce1" table:formula="of:=IFERROR(IF(MID([.$B480];SEARCH([.M$2];[.$B480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0];SEARCH([.N$2];[.$B480]);LEN([.N$2]))=[.N$2];[.N$1];&quot;&quot;);&quot;&quot;)">
            <text:p/>
          </table:table-cell>
          <table:table-cell table:style-name="ce1" table:formula="of:=IFERROR(IF(MID([.$B480];SEARCH([.O$2];[.$B480]);LEN([.O$2]))=[.O$2];[.O$1];&quot;&quot;);&quot;&quot;)">
            <text:p/>
          </table:table-cell>
          <table:table-cell table:style-name="ce1" table:formula="of:=IFERROR(IF(MID([.$B480];SEARCH([.P$2];[.$B480]);LEN([.P$2]))=[.P$2];[.P$1];&quot;&quot;);&quot;&quot;)">
            <text:p/>
          </table:table-cell>
          <table:table-cell table:style-name="ce1" table:formula="of:=IFERROR(IF(MID([.$B480];SEARCH([.Q$2];[.$B480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480];SEARCH([.R$2];[.$B480]);LEN([.R$2]))=[.R$2];[.R$1];&quot;&quot;);&quot;&quot;)">
            <text:p/>
          </table:table-cell>
          <table:table-cell table:formula="of:=IF(OR([.M480]&lt;&gt;&quot;&quot;;[.N480]&lt;&gt;&quot;&quot;);CONCATENATE([.G480];[.H480];[.I480];[.J480];[.K480];[.L480];[.O480];[.P480];[.Q480];[.R480];[.M480];[.N480]);&quot;&quot;)" office:value-type="string" office:string-value="time_BodyMotion_Accelerometer_Zaxis_Mean" calcext:value-type="string">
            <text:p>time_BodyMotion_Accelerometer_Zaxis_Mean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GravityAcc-mean()-X</text:p>
          </table:table-cell>
          <table:table-cell table:formula="of:=ISERROR(SEARCH([.C$2];[.B481]))=FALSE()" office:value-type="boolean" office:boolean-value="false" calcext:value-type="boolean">
            <text:p>FALSE</text:p>
          </table:table-cell>
          <table:table-cell table:formula="of:=ISERROR(SEARCH([.D$2];[.B481]))=FALSE()" office:value-type="boolean" office:boolean-value="true" calcext:value-type="boolean">
            <text:p>TRUE</text:p>
          </table:table-cell>
          <table:table-cell table:formula="of:=OR([.C481];[.D481])" office:value-type="boolean" office:boolean-value="true" calcext:value-type="boolean">
            <text:p>TRUE</text:p>
          </table:table-cell>
          <table:table-cell/>
          <table:table-cell table:style-name="ce1" table:formula="of:=IF(LEFT([.B481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1];SEARCH([.H$2];[.$B481]);LEN([.H$2]))=[.H$2];[.H$1];&quot;&quot;);&quot;&quot;)">
            <text:p/>
          </table:table-cell>
          <table:table-cell table:style-name="ce1" table:formula="of:=IFERROR(IF(MID([.$B481];SEARCH([.I$2];[.$B481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481];SEARCH([.J$2];[.$B481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81];SEARCH([.K$2];[.$B481]);LEN([.K$2]))=[.K$2];[.K$1];&quot;&quot;);&quot;&quot;)">
            <text:p/>
          </table:table-cell>
          <table:table-cell table:style-name="ce1" table:formula="of:=IFERROR(IF(MID([.$B481];SEARCH([.L$2];[.$B481]);LEN([.L$2]))=[.L$2];[.L$1];&quot;&quot;);&quot;&quot;)">
            <text:p/>
          </table:table-cell>
          <table:table-cell table:style-name="ce1" table:formula="of:=IFERROR(IF(MID([.$B481];SEARCH([.M$2];[.$B481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1];SEARCH([.N$2];[.$B481]);LEN([.N$2]))=[.N$2];[.N$1];&quot;&quot;);&quot;&quot;)">
            <text:p/>
          </table:table-cell>
          <table:table-cell table:style-name="ce1" table:formula="of:=IFERROR(IF(MID([.$B481];SEARCH([.O$2];[.$B481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481];SEARCH([.P$2];[.$B481]);LEN([.P$2]))=[.P$2];[.P$1];&quot;&quot;);&quot;&quot;)">
            <text:p/>
          </table:table-cell>
          <table:table-cell table:style-name="ce1" table:formula="of:=IFERROR(IF(MID([.$B481];SEARCH([.Q$2];[.$B481]);LEN([.Q$2]))=[.Q$2];[.Q$1];&quot;&quot;);&quot;&quot;)">
            <text:p/>
          </table:table-cell>
          <table:table-cell table:style-name="ce1" table:formula="of:=IFERROR(IF(MID([.$B481];SEARCH([.R$2];[.$B481]);LEN([.R$2]))=[.R$2];[.R$1];&quot;&quot;);&quot;&quot;)">
            <text:p/>
          </table:table-cell>
          <table:table-cell table:formula="of:=IF(OR([.M481]&lt;&gt;&quot;&quot;;[.N481]&lt;&gt;&quot;&quot;);CONCATENATE([.G481];[.H481];[.I481];[.J481];[.K481];[.L481];[.O481];[.P481];[.Q481];[.R481];[.M481];[.N481]);&quot;&quot;)" office:value-type="string" office:string-value="time_GravityAcceleration_Accelerometer_Xaxis_Mean" calcext:value-type="string">
            <text:p>time_GravityAcceleration_Accelerometer_Xaxis_Mean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GravityAcc-mean()-Y</text:p>
          </table:table-cell>
          <table:table-cell table:formula="of:=ISERROR(SEARCH([.C$2];[.B482]))=FALSE()" office:value-type="boolean" office:boolean-value="false" calcext:value-type="boolean">
            <text:p>FALSE</text:p>
          </table:table-cell>
          <table:table-cell table:formula="of:=ISERROR(SEARCH([.D$2];[.B482]))=FALSE()" office:value-type="boolean" office:boolean-value="true" calcext:value-type="boolean">
            <text:p>TRUE</text:p>
          </table:table-cell>
          <table:table-cell table:formula="of:=OR([.C482];[.D482])" office:value-type="boolean" office:boolean-value="true" calcext:value-type="boolean">
            <text:p>TRUE</text:p>
          </table:table-cell>
          <table:table-cell/>
          <table:table-cell table:style-name="ce1" table:formula="of:=IF(LEFT([.B482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2];SEARCH([.H$2];[.$B482]);LEN([.H$2]))=[.H$2];[.H$1];&quot;&quot;);&quot;&quot;)">
            <text:p/>
          </table:table-cell>
          <table:table-cell table:style-name="ce1" table:formula="of:=IFERROR(IF(MID([.$B482];SEARCH([.I$2];[.$B482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482];SEARCH([.J$2];[.$B482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82];SEARCH([.K$2];[.$B482]);LEN([.K$2]))=[.K$2];[.K$1];&quot;&quot;);&quot;&quot;)">
            <text:p/>
          </table:table-cell>
          <table:table-cell table:style-name="ce1" table:formula="of:=IFERROR(IF(MID([.$B482];SEARCH([.L$2];[.$B482]);LEN([.L$2]))=[.L$2];[.L$1];&quot;&quot;);&quot;&quot;)">
            <text:p/>
          </table:table-cell>
          <table:table-cell table:style-name="ce1" table:formula="of:=IFERROR(IF(MID([.$B482];SEARCH([.M$2];[.$B482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2];SEARCH([.N$2];[.$B482]);LEN([.N$2]))=[.N$2];[.N$1];&quot;&quot;);&quot;&quot;)">
            <text:p/>
          </table:table-cell>
          <table:table-cell table:style-name="ce1" table:formula="of:=IFERROR(IF(MID([.$B482];SEARCH([.O$2];[.$B482]);LEN([.O$2]))=[.O$2];[.O$1];&quot;&quot;);&quot;&quot;)">
            <text:p/>
          </table:table-cell>
          <table:table-cell table:style-name="ce1" table:formula="of:=IFERROR(IF(MID([.$B482];SEARCH([.P$2];[.$B482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482];SEARCH([.Q$2];[.$B482]);LEN([.Q$2]))=[.Q$2];[.Q$1];&quot;&quot;);&quot;&quot;)">
            <text:p/>
          </table:table-cell>
          <table:table-cell table:style-name="ce1" table:formula="of:=IFERROR(IF(MID([.$B482];SEARCH([.R$2];[.$B482]);LEN([.R$2]))=[.R$2];[.R$1];&quot;&quot;);&quot;&quot;)">
            <text:p/>
          </table:table-cell>
          <table:table-cell table:formula="of:=IF(OR([.M482]&lt;&gt;&quot;&quot;;[.N482]&lt;&gt;&quot;&quot;);CONCATENATE([.G482];[.H482];[.I482];[.J482];[.K482];[.L482];[.O482];[.P482];[.Q482];[.R482];[.M482];[.N482]);&quot;&quot;)" office:value-type="string" office:string-value="time_GravityAcceleration_Accelerometer_Yaxis_Mean" calcext:value-type="string">
            <text:p>time_GravityAcceleration_Accelerometer_Yaxis_Mean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GravityAcc-mean()-Z</text:p>
          </table:table-cell>
          <table:table-cell table:formula="of:=ISERROR(SEARCH([.C$2];[.B483]))=FALSE()" office:value-type="boolean" office:boolean-value="false" calcext:value-type="boolean">
            <text:p>FALSE</text:p>
          </table:table-cell>
          <table:table-cell table:formula="of:=ISERROR(SEARCH([.D$2];[.B483]))=FALSE()" office:value-type="boolean" office:boolean-value="true" calcext:value-type="boolean">
            <text:p>TRUE</text:p>
          </table:table-cell>
          <table:table-cell table:formula="of:=OR([.C483];[.D483])" office:value-type="boolean" office:boolean-value="true" calcext:value-type="boolean">
            <text:p>TRUE</text:p>
          </table:table-cell>
          <table:table-cell/>
          <table:table-cell table:style-name="ce1" table:formula="of:=IF(LEFT([.B483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3];SEARCH([.H$2];[.$B483]);LEN([.H$2]))=[.H$2];[.H$1];&quot;&quot;);&quot;&quot;)">
            <text:p/>
          </table:table-cell>
          <table:table-cell table:style-name="ce1" table:formula="of:=IFERROR(IF(MID([.$B483];SEARCH([.I$2];[.$B483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483];SEARCH([.J$2];[.$B483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83];SEARCH([.K$2];[.$B483]);LEN([.K$2]))=[.K$2];[.K$1];&quot;&quot;);&quot;&quot;)">
            <text:p/>
          </table:table-cell>
          <table:table-cell table:style-name="ce1" table:formula="of:=IFERROR(IF(MID([.$B483];SEARCH([.L$2];[.$B483]);LEN([.L$2]))=[.L$2];[.L$1];&quot;&quot;);&quot;&quot;)">
            <text:p/>
          </table:table-cell>
          <table:table-cell table:style-name="ce1" table:formula="of:=IFERROR(IF(MID([.$B483];SEARCH([.M$2];[.$B483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3];SEARCH([.N$2];[.$B483]);LEN([.N$2]))=[.N$2];[.N$1];&quot;&quot;);&quot;&quot;)">
            <text:p/>
          </table:table-cell>
          <table:table-cell table:style-name="ce1" table:formula="of:=IFERROR(IF(MID([.$B483];SEARCH([.O$2];[.$B483]);LEN([.O$2]))=[.O$2];[.O$1];&quot;&quot;);&quot;&quot;)">
            <text:p/>
          </table:table-cell>
          <table:table-cell table:style-name="ce1" table:formula="of:=IFERROR(IF(MID([.$B483];SEARCH([.P$2];[.$B483]);LEN([.P$2]))=[.P$2];[.P$1];&quot;&quot;);&quot;&quot;)">
            <text:p/>
          </table:table-cell>
          <table:table-cell table:style-name="ce1" table:formula="of:=IFERROR(IF(MID([.$B483];SEARCH([.Q$2];[.$B483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483];SEARCH([.R$2];[.$B483]);LEN([.R$2]))=[.R$2];[.R$1];&quot;&quot;);&quot;&quot;)">
            <text:p/>
          </table:table-cell>
          <table:table-cell table:formula="of:=IF(OR([.M483]&lt;&gt;&quot;&quot;;[.N483]&lt;&gt;&quot;&quot;);CONCATENATE([.G483];[.H483];[.I483];[.J483];[.K483];[.L483];[.O483];[.P483];[.Q483];[.R483];[.M483];[.N483]);&quot;&quot;)" office:value-type="string" office:string-value="time_GravityAcceleration_Accelerometer_Zaxis_Mean" calcext:value-type="string">
            <text:p>time_GravityAcceleration_Accelerometer_Zaxis_Mean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BodyAccJerk-mean()-X</text:p>
          </table:table-cell>
          <table:table-cell table:formula="of:=ISERROR(SEARCH([.C$2];[.B484]))=FALSE()" office:value-type="boolean" office:boolean-value="false" calcext:value-type="boolean">
            <text:p>FALSE</text:p>
          </table:table-cell>
          <table:table-cell table:formula="of:=ISERROR(SEARCH([.D$2];[.B484]))=FALSE()" office:value-type="boolean" office:boolean-value="true" calcext:value-type="boolean">
            <text:p>TRUE</text:p>
          </table:table-cell>
          <table:table-cell table:formula="of:=OR([.C484];[.D484])" office:value-type="boolean" office:boolean-value="true" calcext:value-type="boolean">
            <text:p>TRUE</text:p>
          </table:table-cell>
          <table:table-cell/>
          <table:table-cell table:style-name="ce1" table:formula="of:=IF(LEFT([.B484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4];SEARCH([.H$2];[.$B484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84];SEARCH([.I$2];[.$B484]);LEN([.I$2]))=[.I$2];[.I$1];&quot;&quot;);&quot;&quot;)">
            <text:p/>
          </table:table-cell>
          <table:table-cell table:style-name="ce1" table:formula="of:=IFERROR(IF(MID([.$B484];SEARCH([.J$2];[.$B484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84];SEARCH([.K$2];[.$B484]);LEN([.K$2]))=[.K$2];[.K$1];&quot;&quot;);&quot;&quot;)">
            <text:p/>
          </table:table-cell>
          <table:table-cell table:style-name="ce1" table:formula="of:=IFERROR(IF(MID([.$B484];SEARCH([.L$2];[.$B484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84];SEARCH([.M$2];[.$B484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4];SEARCH([.N$2];[.$B484]);LEN([.N$2]))=[.N$2];[.N$1];&quot;&quot;);&quot;&quot;)">
            <text:p/>
          </table:table-cell>
          <table:table-cell table:style-name="ce1" table:formula="of:=IFERROR(IF(MID([.$B484];SEARCH([.O$2];[.$B484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484];SEARCH([.P$2];[.$B484]);LEN([.P$2]))=[.P$2];[.P$1];&quot;&quot;);&quot;&quot;)">
            <text:p/>
          </table:table-cell>
          <table:table-cell table:style-name="ce1" table:formula="of:=IFERROR(IF(MID([.$B484];SEARCH([.Q$2];[.$B484]);LEN([.Q$2]))=[.Q$2];[.Q$1];&quot;&quot;);&quot;&quot;)">
            <text:p/>
          </table:table-cell>
          <table:table-cell table:style-name="ce1" table:formula="of:=IFERROR(IF(MID([.$B484];SEARCH([.R$2];[.$B484]);LEN([.R$2]))=[.R$2];[.R$1];&quot;&quot;);&quot;&quot;)">
            <text:p/>
          </table:table-cell>
          <table:table-cell table:formula="of:=IF(OR([.M484]&lt;&gt;&quot;&quot;;[.N484]&lt;&gt;&quot;&quot;);CONCATENATE([.G484];[.H484];[.I484];[.J484];[.K484];[.L484];[.O484];[.P484];[.Q484];[.R484];[.M484];[.N484]);&quot;&quot;)" office:value-type="string" office:string-value="time_BodyMotion_Accelerometer_Jerk_Xaxis_Mean" calcext:value-type="string">
            <text:p>time_BodyMotion_Accelerometer_Jerk_Xaxis_Mean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BodyAccJerk-mean()-Y</text:p>
          </table:table-cell>
          <table:table-cell table:formula="of:=ISERROR(SEARCH([.C$2];[.B485]))=FALSE()" office:value-type="boolean" office:boolean-value="false" calcext:value-type="boolean">
            <text:p>FALSE</text:p>
          </table:table-cell>
          <table:table-cell table:formula="of:=ISERROR(SEARCH([.D$2];[.B485]))=FALSE()" office:value-type="boolean" office:boolean-value="true" calcext:value-type="boolean">
            <text:p>TRUE</text:p>
          </table:table-cell>
          <table:table-cell table:formula="of:=OR([.C485];[.D485])" office:value-type="boolean" office:boolean-value="true" calcext:value-type="boolean">
            <text:p>TRUE</text:p>
          </table:table-cell>
          <table:table-cell/>
          <table:table-cell table:style-name="ce1" table:formula="of:=IF(LEFT([.B485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5];SEARCH([.H$2];[.$B485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85];SEARCH([.I$2];[.$B485]);LEN([.I$2]))=[.I$2];[.I$1];&quot;&quot;);&quot;&quot;)">
            <text:p/>
          </table:table-cell>
          <table:table-cell table:style-name="ce1" table:formula="of:=IFERROR(IF(MID([.$B485];SEARCH([.J$2];[.$B485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85];SEARCH([.K$2];[.$B485]);LEN([.K$2]))=[.K$2];[.K$1];&quot;&quot;);&quot;&quot;)">
            <text:p/>
          </table:table-cell>
          <table:table-cell table:style-name="ce1" table:formula="of:=IFERROR(IF(MID([.$B485];SEARCH([.L$2];[.$B485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85];SEARCH([.M$2];[.$B485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5];SEARCH([.N$2];[.$B485]);LEN([.N$2]))=[.N$2];[.N$1];&quot;&quot;);&quot;&quot;)">
            <text:p/>
          </table:table-cell>
          <table:table-cell table:style-name="ce1" table:formula="of:=IFERROR(IF(MID([.$B485];SEARCH([.O$2];[.$B485]);LEN([.O$2]))=[.O$2];[.O$1];&quot;&quot;);&quot;&quot;)">
            <text:p/>
          </table:table-cell>
          <table:table-cell table:style-name="ce1" table:formula="of:=IFERROR(IF(MID([.$B485];SEARCH([.P$2];[.$B485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485];SEARCH([.Q$2];[.$B485]);LEN([.Q$2]))=[.Q$2];[.Q$1];&quot;&quot;);&quot;&quot;)">
            <text:p/>
          </table:table-cell>
          <table:table-cell table:style-name="ce1" table:formula="of:=IFERROR(IF(MID([.$B485];SEARCH([.R$2];[.$B485]);LEN([.R$2]))=[.R$2];[.R$1];&quot;&quot;);&quot;&quot;)">
            <text:p/>
          </table:table-cell>
          <table:table-cell table:formula="of:=IF(OR([.M485]&lt;&gt;&quot;&quot;;[.N485]&lt;&gt;&quot;&quot;);CONCATENATE([.G485];[.H485];[.I485];[.J485];[.K485];[.L485];[.O485];[.P485];[.Q485];[.R485];[.M485];[.N485]);&quot;&quot;)" office:value-type="string" office:string-value="time_BodyMotion_Accelerometer_Jerk_Yaxis_Mean" calcext:value-type="string">
            <text:p>time_BodyMotion_Accelerometer_Jerk_Yaxis_Mean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BodyAccJerk-mean()-Z</text:p>
          </table:table-cell>
          <table:table-cell table:formula="of:=ISERROR(SEARCH([.C$2];[.B486]))=FALSE()" office:value-type="boolean" office:boolean-value="false" calcext:value-type="boolean">
            <text:p>FALSE</text:p>
          </table:table-cell>
          <table:table-cell table:formula="of:=ISERROR(SEARCH([.D$2];[.B486]))=FALSE()" office:value-type="boolean" office:boolean-value="true" calcext:value-type="boolean">
            <text:p>TRUE</text:p>
          </table:table-cell>
          <table:table-cell table:formula="of:=OR([.C486];[.D486])" office:value-type="boolean" office:boolean-value="true" calcext:value-type="boolean">
            <text:p>TRUE</text:p>
          </table:table-cell>
          <table:table-cell/>
          <table:table-cell table:style-name="ce1" table:formula="of:=IF(LEFT([.B486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6];SEARCH([.H$2];[.$B486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86];SEARCH([.I$2];[.$B486]);LEN([.I$2]))=[.I$2];[.I$1];&quot;&quot;);&quot;&quot;)">
            <text:p/>
          </table:table-cell>
          <table:table-cell table:style-name="ce1" table:formula="of:=IFERROR(IF(MID([.$B486];SEARCH([.J$2];[.$B486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86];SEARCH([.K$2];[.$B486]);LEN([.K$2]))=[.K$2];[.K$1];&quot;&quot;);&quot;&quot;)">
            <text:p/>
          </table:table-cell>
          <table:table-cell table:style-name="ce1" table:formula="of:=IFERROR(IF(MID([.$B486];SEARCH([.L$2];[.$B486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86];SEARCH([.M$2];[.$B486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6];SEARCH([.N$2];[.$B486]);LEN([.N$2]))=[.N$2];[.N$1];&quot;&quot;);&quot;&quot;)">
            <text:p/>
          </table:table-cell>
          <table:table-cell table:style-name="ce1" table:formula="of:=IFERROR(IF(MID([.$B486];SEARCH([.O$2];[.$B486]);LEN([.O$2]))=[.O$2];[.O$1];&quot;&quot;);&quot;&quot;)">
            <text:p/>
          </table:table-cell>
          <table:table-cell table:style-name="ce1" table:formula="of:=IFERROR(IF(MID([.$B486];SEARCH([.P$2];[.$B486]);LEN([.P$2]))=[.P$2];[.P$1];&quot;&quot;);&quot;&quot;)">
            <text:p/>
          </table:table-cell>
          <table:table-cell table:style-name="ce1" table:formula="of:=IFERROR(IF(MID([.$B486];SEARCH([.Q$2];[.$B486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486];SEARCH([.R$2];[.$B486]);LEN([.R$2]))=[.R$2];[.R$1];&quot;&quot;);&quot;&quot;)">
            <text:p/>
          </table:table-cell>
          <table:table-cell table:formula="of:=IF(OR([.M486]&lt;&gt;&quot;&quot;;[.N486]&lt;&gt;&quot;&quot;);CONCATENATE([.G486];[.H486];[.I486];[.J486];[.K486];[.L486];[.O486];[.P486];[.Q486];[.R486];[.M486];[.N486]);&quot;&quot;)" office:value-type="string" office:string-value="time_BodyMotion_Accelerometer_Jerk_Zaxis_Mean" calcext:value-type="string">
            <text:p>time_BodyMotion_Accelerometer_Jerk_Zaxis_Mean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BodyGyro-mean()-X</text:p>
          </table:table-cell>
          <table:table-cell table:formula="of:=ISERROR(SEARCH([.C$2];[.B487]))=FALSE()" office:value-type="boolean" office:boolean-value="false" calcext:value-type="boolean">
            <text:p>FALSE</text:p>
          </table:table-cell>
          <table:table-cell table:formula="of:=ISERROR(SEARCH([.D$2];[.B487]))=FALSE()" office:value-type="boolean" office:boolean-value="true" calcext:value-type="boolean">
            <text:p>TRUE</text:p>
          </table:table-cell>
          <table:table-cell table:formula="of:=OR([.C487];[.D487])" office:value-type="boolean" office:boolean-value="true" calcext:value-type="boolean">
            <text:p>TRUE</text:p>
          </table:table-cell>
          <table:table-cell/>
          <table:table-cell table:style-name="ce1" table:formula="of:=IF(LEFT([.B487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7];SEARCH([.H$2];[.$B487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87];SEARCH([.I$2];[.$B487]);LEN([.I$2]))=[.I$2];[.I$1];&quot;&quot;);&quot;&quot;)">
            <text:p/>
          </table:table-cell>
          <table:table-cell table:style-name="ce1" table:formula="of:=IFERROR(IF(MID([.$B487];SEARCH([.J$2];[.$B487]);LEN([.J$2]))=[.J$2];[.J$1];&quot;&quot;);&quot;&quot;)">
            <text:p/>
          </table:table-cell>
          <table:table-cell table:style-name="ce1" table:formula="of:=IFERROR(IF(MID([.$B487];SEARCH([.K$2];[.$B487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87];SEARCH([.L$2];[.$B487]);LEN([.L$2]))=[.L$2];[.L$1];&quot;&quot;);&quot;&quot;)">
            <text:p/>
          </table:table-cell>
          <table:table-cell table:style-name="ce1" table:formula="of:=IFERROR(IF(MID([.$B487];SEARCH([.M$2];[.$B487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7];SEARCH([.N$2];[.$B487]);LEN([.N$2]))=[.N$2];[.N$1];&quot;&quot;);&quot;&quot;)">
            <text:p/>
          </table:table-cell>
          <table:table-cell table:style-name="ce1" table:formula="of:=IFERROR(IF(MID([.$B487];SEARCH([.O$2];[.$B487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487];SEARCH([.P$2];[.$B487]);LEN([.P$2]))=[.P$2];[.P$1];&quot;&quot;);&quot;&quot;)">
            <text:p/>
          </table:table-cell>
          <table:table-cell table:style-name="ce1" table:formula="of:=IFERROR(IF(MID([.$B487];SEARCH([.Q$2];[.$B487]);LEN([.Q$2]))=[.Q$2];[.Q$1];&quot;&quot;);&quot;&quot;)">
            <text:p/>
          </table:table-cell>
          <table:table-cell table:style-name="ce1" table:formula="of:=IFERROR(IF(MID([.$B487];SEARCH([.R$2];[.$B487]);LEN([.R$2]))=[.R$2];[.R$1];&quot;&quot;);&quot;&quot;)">
            <text:p/>
          </table:table-cell>
          <table:table-cell table:formula="of:=IF(OR([.M487]&lt;&gt;&quot;&quot;;[.N487]&lt;&gt;&quot;&quot;);CONCATENATE([.G487];[.H487];[.I487];[.J487];[.K487];[.L487];[.O487];[.P487];[.Q487];[.R487];[.M487];[.N487]);&quot;&quot;)" office:value-type="string" office:string-value="time_BodyMotion_Gyroscope_Xaxis_Mean" calcext:value-type="string">
            <text:p>time_BodyMotion_Gyroscope_Xaxis_Mean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BodyGyro-mean()-Y</text:p>
          </table:table-cell>
          <table:table-cell table:formula="of:=ISERROR(SEARCH([.C$2];[.B488]))=FALSE()" office:value-type="boolean" office:boolean-value="false" calcext:value-type="boolean">
            <text:p>FALSE</text:p>
          </table:table-cell>
          <table:table-cell table:formula="of:=ISERROR(SEARCH([.D$2];[.B488]))=FALSE()" office:value-type="boolean" office:boolean-value="true" calcext:value-type="boolean">
            <text:p>TRUE</text:p>
          </table:table-cell>
          <table:table-cell table:formula="of:=OR([.C488];[.D488])" office:value-type="boolean" office:boolean-value="true" calcext:value-type="boolean">
            <text:p>TRUE</text:p>
          </table:table-cell>
          <table:table-cell/>
          <table:table-cell table:style-name="ce1" table:formula="of:=IF(LEFT([.B488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8];SEARCH([.H$2];[.$B48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88];SEARCH([.I$2];[.$B488]);LEN([.I$2]))=[.I$2];[.I$1];&quot;&quot;);&quot;&quot;)">
            <text:p/>
          </table:table-cell>
          <table:table-cell table:style-name="ce1" table:formula="of:=IFERROR(IF(MID([.$B488];SEARCH([.J$2];[.$B488]);LEN([.J$2]))=[.J$2];[.J$1];&quot;&quot;);&quot;&quot;)">
            <text:p/>
          </table:table-cell>
          <table:table-cell table:style-name="ce1" table:formula="of:=IFERROR(IF(MID([.$B488];SEARCH([.K$2];[.$B488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88];SEARCH([.L$2];[.$B488]);LEN([.L$2]))=[.L$2];[.L$1];&quot;&quot;);&quot;&quot;)">
            <text:p/>
          </table:table-cell>
          <table:table-cell table:style-name="ce1" table:formula="of:=IFERROR(IF(MID([.$B488];SEARCH([.M$2];[.$B488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8];SEARCH([.N$2];[.$B488]);LEN([.N$2]))=[.N$2];[.N$1];&quot;&quot;);&quot;&quot;)">
            <text:p/>
          </table:table-cell>
          <table:table-cell table:style-name="ce1" table:formula="of:=IFERROR(IF(MID([.$B488];SEARCH([.O$2];[.$B488]);LEN([.O$2]))=[.O$2];[.O$1];&quot;&quot;);&quot;&quot;)">
            <text:p/>
          </table:table-cell>
          <table:table-cell table:style-name="ce1" table:formula="of:=IFERROR(IF(MID([.$B488];SEARCH([.P$2];[.$B488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488];SEARCH([.Q$2];[.$B488]);LEN([.Q$2]))=[.Q$2];[.Q$1];&quot;&quot;);&quot;&quot;)">
            <text:p/>
          </table:table-cell>
          <table:table-cell table:style-name="ce1" table:formula="of:=IFERROR(IF(MID([.$B488];SEARCH([.R$2];[.$B488]);LEN([.R$2]))=[.R$2];[.R$1];&quot;&quot;);&quot;&quot;)">
            <text:p/>
          </table:table-cell>
          <table:table-cell table:formula="of:=IF(OR([.M488]&lt;&gt;&quot;&quot;;[.N488]&lt;&gt;&quot;&quot;);CONCATENATE([.G488];[.H488];[.I488];[.J488];[.K488];[.L488];[.O488];[.P488];[.Q488];[.R488];[.M488];[.N488]);&quot;&quot;)" office:value-type="string" office:string-value="time_BodyMotion_Gyroscope_Yaxis_Mean" calcext:value-type="string">
            <text:p>time_BodyMotion_Gyroscope_Yaxis_Mean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BodyGyro-mean()-Z</text:p>
          </table:table-cell>
          <table:table-cell table:formula="of:=ISERROR(SEARCH([.C$2];[.B489]))=FALSE()" office:value-type="boolean" office:boolean-value="false" calcext:value-type="boolean">
            <text:p>FALSE</text:p>
          </table:table-cell>
          <table:table-cell table:formula="of:=ISERROR(SEARCH([.D$2];[.B489]))=FALSE()" office:value-type="boolean" office:boolean-value="true" calcext:value-type="boolean">
            <text:p>TRUE</text:p>
          </table:table-cell>
          <table:table-cell table:formula="of:=OR([.C489];[.D489])" office:value-type="boolean" office:boolean-value="true" calcext:value-type="boolean">
            <text:p>TRUE</text:p>
          </table:table-cell>
          <table:table-cell/>
          <table:table-cell table:style-name="ce1" table:formula="of:=IF(LEFT([.B489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89];SEARCH([.H$2];[.$B48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89];SEARCH([.I$2];[.$B489]);LEN([.I$2]))=[.I$2];[.I$1];&quot;&quot;);&quot;&quot;)">
            <text:p/>
          </table:table-cell>
          <table:table-cell table:style-name="ce1" table:formula="of:=IFERROR(IF(MID([.$B489];SEARCH([.J$2];[.$B489]);LEN([.J$2]))=[.J$2];[.J$1];&quot;&quot;);&quot;&quot;)">
            <text:p/>
          </table:table-cell>
          <table:table-cell table:style-name="ce1" table:formula="of:=IFERROR(IF(MID([.$B489];SEARCH([.K$2];[.$B489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89];SEARCH([.L$2];[.$B489]);LEN([.L$2]))=[.L$2];[.L$1];&quot;&quot;);&quot;&quot;)">
            <text:p/>
          </table:table-cell>
          <table:table-cell table:style-name="ce1" table:formula="of:=IFERROR(IF(MID([.$B489];SEARCH([.M$2];[.$B489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89];SEARCH([.N$2];[.$B489]);LEN([.N$2]))=[.N$2];[.N$1];&quot;&quot;);&quot;&quot;)">
            <text:p/>
          </table:table-cell>
          <table:table-cell table:style-name="ce1" table:formula="of:=IFERROR(IF(MID([.$B489];SEARCH([.O$2];[.$B489]);LEN([.O$2]))=[.O$2];[.O$1];&quot;&quot;);&quot;&quot;)">
            <text:p/>
          </table:table-cell>
          <table:table-cell table:style-name="ce1" table:formula="of:=IFERROR(IF(MID([.$B489];SEARCH([.P$2];[.$B489]);LEN([.P$2]))=[.P$2];[.P$1];&quot;&quot;);&quot;&quot;)">
            <text:p/>
          </table:table-cell>
          <table:table-cell table:style-name="ce1" table:formula="of:=IFERROR(IF(MID([.$B489];SEARCH([.Q$2];[.$B489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489];SEARCH([.R$2];[.$B489]);LEN([.R$2]))=[.R$2];[.R$1];&quot;&quot;);&quot;&quot;)">
            <text:p/>
          </table:table-cell>
          <table:table-cell table:formula="of:=IF(OR([.M489]&lt;&gt;&quot;&quot;;[.N489]&lt;&gt;&quot;&quot;);CONCATENATE([.G489];[.H489];[.I489];[.J489];[.K489];[.L489];[.O489];[.P489];[.Q489];[.R489];[.M489];[.N489]);&quot;&quot;)" office:value-type="string" office:string-value="time_BodyMotion_Gyroscope_Zaxis_Mean" calcext:value-type="string">
            <text:p>time_BodyMotion_Gyroscope_Zaxis_Mean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BodyGyroJerk-mean()-X</text:p>
          </table:table-cell>
          <table:table-cell table:formula="of:=ISERROR(SEARCH([.C$2];[.B490]))=FALSE()" office:value-type="boolean" office:boolean-value="false" calcext:value-type="boolean">
            <text:p>FALSE</text:p>
          </table:table-cell>
          <table:table-cell table:formula="of:=ISERROR(SEARCH([.D$2];[.B490]))=FALSE()" office:value-type="boolean" office:boolean-value="true" calcext:value-type="boolean">
            <text:p>TRUE</text:p>
          </table:table-cell>
          <table:table-cell table:formula="of:=OR([.C490];[.D490])" office:value-type="boolean" office:boolean-value="true" calcext:value-type="boolean">
            <text:p>TRUE</text:p>
          </table:table-cell>
          <table:table-cell/>
          <table:table-cell table:style-name="ce1" table:formula="of:=IF(LEFT([.B490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0];SEARCH([.H$2];[.$B49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0];SEARCH([.I$2];[.$B490]);LEN([.I$2]))=[.I$2];[.I$1];&quot;&quot;);&quot;&quot;)">
            <text:p/>
          </table:table-cell>
          <table:table-cell table:style-name="ce1" table:formula="of:=IFERROR(IF(MID([.$B490];SEARCH([.J$2];[.$B490]);LEN([.J$2]))=[.J$2];[.J$1];&quot;&quot;);&quot;&quot;)">
            <text:p/>
          </table:table-cell>
          <table:table-cell table:style-name="ce1" table:formula="of:=IFERROR(IF(MID([.$B490];SEARCH([.K$2];[.$B490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90];SEARCH([.L$2];[.$B490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90];SEARCH([.M$2];[.$B490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0];SEARCH([.N$2];[.$B490]);LEN([.N$2]))=[.N$2];[.N$1];&quot;&quot;);&quot;&quot;)">
            <text:p/>
          </table:table-cell>
          <table:table-cell table:style-name="ce1" table:formula="of:=IFERROR(IF(MID([.$B490];SEARCH([.O$2];[.$B490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490];SEARCH([.P$2];[.$B490]);LEN([.P$2]))=[.P$2];[.P$1];&quot;&quot;);&quot;&quot;)">
            <text:p/>
          </table:table-cell>
          <table:table-cell table:style-name="ce1" table:formula="of:=IFERROR(IF(MID([.$B490];SEARCH([.Q$2];[.$B490]);LEN([.Q$2]))=[.Q$2];[.Q$1];&quot;&quot;);&quot;&quot;)">
            <text:p/>
          </table:table-cell>
          <table:table-cell table:style-name="ce1" table:formula="of:=IFERROR(IF(MID([.$B490];SEARCH([.R$2];[.$B490]);LEN([.R$2]))=[.R$2];[.R$1];&quot;&quot;);&quot;&quot;)">
            <text:p/>
          </table:table-cell>
          <table:table-cell table:formula="of:=IF(OR([.M490]&lt;&gt;&quot;&quot;;[.N490]&lt;&gt;&quot;&quot;);CONCATENATE([.G490];[.H490];[.I490];[.J490];[.K490];[.L490];[.O490];[.P490];[.Q490];[.R490];[.M490];[.N490]);&quot;&quot;)" office:value-type="string" office:string-value="time_BodyMotion_Gyroscope_Jerk_Xaxis_Mean" calcext:value-type="string">
            <text:p>time_BodyMotion_Gyroscope_Jerk_Xaxis_Mean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BodyGyroJerk-mean()-Y</text:p>
          </table:table-cell>
          <table:table-cell table:formula="of:=ISERROR(SEARCH([.C$2];[.B491]))=FALSE()" office:value-type="boolean" office:boolean-value="false" calcext:value-type="boolean">
            <text:p>FALSE</text:p>
          </table:table-cell>
          <table:table-cell table:formula="of:=ISERROR(SEARCH([.D$2];[.B491]))=FALSE()" office:value-type="boolean" office:boolean-value="true" calcext:value-type="boolean">
            <text:p>TRUE</text:p>
          </table:table-cell>
          <table:table-cell table:formula="of:=OR([.C491];[.D491])" office:value-type="boolean" office:boolean-value="true" calcext:value-type="boolean">
            <text:p>TRUE</text:p>
          </table:table-cell>
          <table:table-cell/>
          <table:table-cell table:style-name="ce1" table:formula="of:=IF(LEFT([.B491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1];SEARCH([.H$2];[.$B49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1];SEARCH([.I$2];[.$B491]);LEN([.I$2]))=[.I$2];[.I$1];&quot;&quot;);&quot;&quot;)">
            <text:p/>
          </table:table-cell>
          <table:table-cell table:style-name="ce1" table:formula="of:=IFERROR(IF(MID([.$B491];SEARCH([.J$2];[.$B491]);LEN([.J$2]))=[.J$2];[.J$1];&quot;&quot;);&quot;&quot;)">
            <text:p/>
          </table:table-cell>
          <table:table-cell table:style-name="ce1" table:formula="of:=IFERROR(IF(MID([.$B491];SEARCH([.K$2];[.$B491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91];SEARCH([.L$2];[.$B491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91];SEARCH([.M$2];[.$B491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1];SEARCH([.N$2];[.$B491]);LEN([.N$2]))=[.N$2];[.N$1];&quot;&quot;);&quot;&quot;)">
            <text:p/>
          </table:table-cell>
          <table:table-cell table:style-name="ce1" table:formula="of:=IFERROR(IF(MID([.$B491];SEARCH([.O$2];[.$B491]);LEN([.O$2]))=[.O$2];[.O$1];&quot;&quot;);&quot;&quot;)">
            <text:p/>
          </table:table-cell>
          <table:table-cell table:style-name="ce1" table:formula="of:=IFERROR(IF(MID([.$B491];SEARCH([.P$2];[.$B491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491];SEARCH([.Q$2];[.$B491]);LEN([.Q$2]))=[.Q$2];[.Q$1];&quot;&quot;);&quot;&quot;)">
            <text:p/>
          </table:table-cell>
          <table:table-cell table:style-name="ce1" table:formula="of:=IFERROR(IF(MID([.$B491];SEARCH([.R$2];[.$B491]);LEN([.R$2]))=[.R$2];[.R$1];&quot;&quot;);&quot;&quot;)">
            <text:p/>
          </table:table-cell>
          <table:table-cell table:formula="of:=IF(OR([.M491]&lt;&gt;&quot;&quot;;[.N491]&lt;&gt;&quot;&quot;);CONCATENATE([.G491];[.H491];[.I491];[.J491];[.K491];[.L491];[.O491];[.P491];[.Q491];[.R491];[.M491];[.N491]);&quot;&quot;)" office:value-type="string" office:string-value="time_BodyMotion_Gyroscope_Jerk_Yaxis_Mean" calcext:value-type="string">
            <text:p>time_BodyMotion_Gyroscope_Jerk_Yaxis_Mean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BodyGyroJerk-mean()-Z</text:p>
          </table:table-cell>
          <table:table-cell table:formula="of:=ISERROR(SEARCH([.C$2];[.B492]))=FALSE()" office:value-type="boolean" office:boolean-value="false" calcext:value-type="boolean">
            <text:p>FALSE</text:p>
          </table:table-cell>
          <table:table-cell table:formula="of:=ISERROR(SEARCH([.D$2];[.B492]))=FALSE()" office:value-type="boolean" office:boolean-value="true" calcext:value-type="boolean">
            <text:p>TRUE</text:p>
          </table:table-cell>
          <table:table-cell table:formula="of:=OR([.C492];[.D492])" office:value-type="boolean" office:boolean-value="true" calcext:value-type="boolean">
            <text:p>TRUE</text:p>
          </table:table-cell>
          <table:table-cell/>
          <table:table-cell table:style-name="ce1" table:formula="of:=IF(LEFT([.B492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2];SEARCH([.H$2];[.$B49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2];SEARCH([.I$2];[.$B492]);LEN([.I$2]))=[.I$2];[.I$1];&quot;&quot;);&quot;&quot;)">
            <text:p/>
          </table:table-cell>
          <table:table-cell table:style-name="ce1" table:formula="of:=IFERROR(IF(MID([.$B492];SEARCH([.J$2];[.$B492]);LEN([.J$2]))=[.J$2];[.J$1];&quot;&quot;);&quot;&quot;)">
            <text:p/>
          </table:table-cell>
          <table:table-cell table:style-name="ce1" table:formula="of:=IFERROR(IF(MID([.$B492];SEARCH([.K$2];[.$B492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92];SEARCH([.L$2];[.$B492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92];SEARCH([.M$2];[.$B492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2];SEARCH([.N$2];[.$B492]);LEN([.N$2]))=[.N$2];[.N$1];&quot;&quot;);&quot;&quot;)">
            <text:p/>
          </table:table-cell>
          <table:table-cell table:style-name="ce1" table:formula="of:=IFERROR(IF(MID([.$B492];SEARCH([.O$2];[.$B492]);LEN([.O$2]))=[.O$2];[.O$1];&quot;&quot;);&quot;&quot;)">
            <text:p/>
          </table:table-cell>
          <table:table-cell table:style-name="ce1" table:formula="of:=IFERROR(IF(MID([.$B492];SEARCH([.P$2];[.$B492]);LEN([.P$2]))=[.P$2];[.P$1];&quot;&quot;);&quot;&quot;)">
            <text:p/>
          </table:table-cell>
          <table:table-cell table:style-name="ce1" table:formula="of:=IFERROR(IF(MID([.$B492];SEARCH([.Q$2];[.$B492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492];SEARCH([.R$2];[.$B492]);LEN([.R$2]))=[.R$2];[.R$1];&quot;&quot;);&quot;&quot;)">
            <text:p/>
          </table:table-cell>
          <table:table-cell table:formula="of:=IF(OR([.M492]&lt;&gt;&quot;&quot;;[.N492]&lt;&gt;&quot;&quot;);CONCATENATE([.G492];[.H492];[.I492];[.J492];[.K492];[.L492];[.O492];[.P492];[.Q492];[.R492];[.M492];[.N492]);&quot;&quot;)" office:value-type="string" office:string-value="time_BodyMotion_Gyroscope_Jerk_Zaxis_Mean" calcext:value-type="string">
            <text:p>time_BodyMotion_Gyroscope_Jerk_Zaxis_Mean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BodyAccMag-mean()</text:p>
          </table:table-cell>
          <table:table-cell table:formula="of:=ISERROR(SEARCH([.C$2];[.B493]))=FALSE()" office:value-type="boolean" office:boolean-value="false" calcext:value-type="boolean">
            <text:p>FALSE</text:p>
          </table:table-cell>
          <table:table-cell table:formula="of:=ISERROR(SEARCH([.D$2];[.B493]))=FALSE()" office:value-type="boolean" office:boolean-value="true" calcext:value-type="boolean">
            <text:p>TRUE</text:p>
          </table:table-cell>
          <table:table-cell table:formula="of:=OR([.C493];[.D493])" office:value-type="boolean" office:boolean-value="true" calcext:value-type="boolean">
            <text:p>TRUE</text:p>
          </table:table-cell>
          <table:table-cell/>
          <table:table-cell table:style-name="ce1" table:formula="of:=IF(LEFT([.B493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3];SEARCH([.H$2];[.$B49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3];SEARCH([.I$2];[.$B493]);LEN([.I$2]))=[.I$2];[.I$1];&quot;&quot;);&quot;&quot;)">
            <text:p/>
          </table:table-cell>
          <table:table-cell table:style-name="ce1" table:formula="of:=IFERROR(IF(MID([.$B493];SEARCH([.J$2];[.$B493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93];SEARCH([.K$2];[.$B493]);LEN([.K$2]))=[.K$2];[.K$1];&quot;&quot;);&quot;&quot;)">
            <text:p/>
          </table:table-cell>
          <table:table-cell table:style-name="ce1" table:formula="of:=IFERROR(IF(MID([.$B493];SEARCH([.L$2];[.$B493]);LEN([.L$2]))=[.L$2];[.L$1];&quot;&quot;);&quot;&quot;)">
            <text:p/>
          </table:table-cell>
          <table:table-cell table:style-name="ce1" table:formula="of:=IFERROR(IF(MID([.$B493];SEARCH([.M$2];[.$B493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3];SEARCH([.N$2];[.$B493]);LEN([.N$2]))=[.N$2];[.N$1];&quot;&quot;);&quot;&quot;)">
            <text:p/>
          </table:table-cell>
          <table:table-cell table:style-name="ce1" table:formula="of:=IFERROR(IF(MID([.$B493];SEARCH([.O$2];[.$B493]);LEN([.O$2]))=[.O$2];[.O$1];&quot;&quot;);&quot;&quot;)">
            <text:p/>
          </table:table-cell>
          <table:table-cell table:style-name="ce1" table:formula="of:=IFERROR(IF(MID([.$B493];SEARCH([.P$2];[.$B493]);LEN([.P$2]))=[.P$2];[.P$1];&quot;&quot;);&quot;&quot;)">
            <text:p/>
          </table:table-cell>
          <table:table-cell table:style-name="ce1" table:formula="of:=IFERROR(IF(MID([.$B493];SEARCH([.Q$2];[.$B493]);LEN([.Q$2]))=[.Q$2];[.Q$1];&quot;&quot;);&quot;&quot;)">
            <text:p/>
          </table:table-cell>
          <table:table-cell table:style-name="ce1" table:formula="of:=IFERROR(IF(MID([.$B493];SEARCH([.R$2];[.$B493]);LEN([.R$2]))=[.R$2];[.R$1];&quot;&quot;);&quot;&quot;)" office:value-type="string" office:string-value="Magnitude_" calcext:value-type="string">
            <text:p>Magnitude_</text:p>
          </table:table-cell>
          <table:table-cell table:formula="of:=IF(OR([.M493]&lt;&gt;&quot;&quot;;[.N493]&lt;&gt;&quot;&quot;);CONCATENATE([.G493];[.H493];[.I493];[.J493];[.K493];[.L493];[.O493];[.P493];[.Q493];[.R493];[.M493];[.N493]);&quot;&quot;)" office:value-type="string" office:string-value="time_BodyMotion_Accelerometer_Magnitude_Mean" calcext:value-type="string">
            <text:p>time_BodyMotion_Accelerometer_Magnitude_Mean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GravityAccMag-mean()</text:p>
          </table:table-cell>
          <table:table-cell table:formula="of:=ISERROR(SEARCH([.C$2];[.B494]))=FALSE()" office:value-type="boolean" office:boolean-value="false" calcext:value-type="boolean">
            <text:p>FALSE</text:p>
          </table:table-cell>
          <table:table-cell table:formula="of:=ISERROR(SEARCH([.D$2];[.B494]))=FALSE()" office:value-type="boolean" office:boolean-value="true" calcext:value-type="boolean">
            <text:p>TRUE</text:p>
          </table:table-cell>
          <table:table-cell table:formula="of:=OR([.C494];[.D494])" office:value-type="boolean" office:boolean-value="true" calcext:value-type="boolean">
            <text:p>TRUE</text:p>
          </table:table-cell>
          <table:table-cell/>
          <table:table-cell table:style-name="ce1" table:formula="of:=IF(LEFT([.B494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4];SEARCH([.H$2];[.$B494]);LEN([.H$2]))=[.H$2];[.H$1];&quot;&quot;);&quot;&quot;)">
            <text:p/>
          </table:table-cell>
          <table:table-cell table:style-name="ce1" table:formula="of:=IFERROR(IF(MID([.$B494];SEARCH([.I$2];[.$B494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494];SEARCH([.J$2];[.$B494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94];SEARCH([.K$2];[.$B494]);LEN([.K$2]))=[.K$2];[.K$1];&quot;&quot;);&quot;&quot;)">
            <text:p/>
          </table:table-cell>
          <table:table-cell table:style-name="ce1" table:formula="of:=IFERROR(IF(MID([.$B494];SEARCH([.L$2];[.$B494]);LEN([.L$2]))=[.L$2];[.L$1];&quot;&quot;);&quot;&quot;)">
            <text:p/>
          </table:table-cell>
          <table:table-cell table:style-name="ce1" table:formula="of:=IFERROR(IF(MID([.$B494];SEARCH([.M$2];[.$B494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4];SEARCH([.N$2];[.$B494]);LEN([.N$2]))=[.N$2];[.N$1];&quot;&quot;);&quot;&quot;)">
            <text:p/>
          </table:table-cell>
          <table:table-cell table:style-name="ce1" table:formula="of:=IFERROR(IF(MID([.$B494];SEARCH([.O$2];[.$B494]);LEN([.O$2]))=[.O$2];[.O$1];&quot;&quot;);&quot;&quot;)">
            <text:p/>
          </table:table-cell>
          <table:table-cell table:style-name="ce1" table:formula="of:=IFERROR(IF(MID([.$B494];SEARCH([.P$2];[.$B494]);LEN([.P$2]))=[.P$2];[.P$1];&quot;&quot;);&quot;&quot;)">
            <text:p/>
          </table:table-cell>
          <table:table-cell table:style-name="ce1" table:formula="of:=IFERROR(IF(MID([.$B494];SEARCH([.Q$2];[.$B494]);LEN([.Q$2]))=[.Q$2];[.Q$1];&quot;&quot;);&quot;&quot;)">
            <text:p/>
          </table:table-cell>
          <table:table-cell table:style-name="ce1" table:formula="of:=IFERROR(IF(MID([.$B494];SEARCH([.R$2];[.$B494]);LEN([.R$2]))=[.R$2];[.R$1];&quot;&quot;);&quot;&quot;)" office:value-type="string" office:string-value="Magnitude_" calcext:value-type="string">
            <text:p>Magnitude_</text:p>
          </table:table-cell>
          <table:table-cell table:formula="of:=IF(OR([.M494]&lt;&gt;&quot;&quot;;[.N494]&lt;&gt;&quot;&quot;);CONCATENATE([.G494];[.H494];[.I494];[.J494];[.K494];[.L494];[.O494];[.P494];[.Q494];[.R494];[.M494];[.N494]);&quot;&quot;)" office:value-type="string" office:string-value="time_GravityAcceleration_Accelerometer_Magnitude_Mean" calcext:value-type="string">
            <text:p>time_GravityAcceleration_Accelerometer_Magnitude_Mean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BodyAccJerkMag-mean()</text:p>
          </table:table-cell>
          <table:table-cell table:formula="of:=ISERROR(SEARCH([.C$2];[.B495]))=FALSE()" office:value-type="boolean" office:boolean-value="false" calcext:value-type="boolean">
            <text:p>FALSE</text:p>
          </table:table-cell>
          <table:table-cell table:formula="of:=ISERROR(SEARCH([.D$2];[.B495]))=FALSE()" office:value-type="boolean" office:boolean-value="true" calcext:value-type="boolean">
            <text:p>TRUE</text:p>
          </table:table-cell>
          <table:table-cell table:formula="of:=OR([.C495];[.D495])" office:value-type="boolean" office:boolean-value="true" calcext:value-type="boolean">
            <text:p>TRUE</text:p>
          </table:table-cell>
          <table:table-cell/>
          <table:table-cell table:style-name="ce1" table:formula="of:=IF(LEFT([.B495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5];SEARCH([.H$2];[.$B495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5];SEARCH([.I$2];[.$B495]);LEN([.I$2]))=[.I$2];[.I$1];&quot;&quot;);&quot;&quot;)">
            <text:p/>
          </table:table-cell>
          <table:table-cell table:style-name="ce1" table:formula="of:=IFERROR(IF(MID([.$B495];SEARCH([.J$2];[.$B495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95];SEARCH([.K$2];[.$B495]);LEN([.K$2]))=[.K$2];[.K$1];&quot;&quot;);&quot;&quot;)">
            <text:p/>
          </table:table-cell>
          <table:table-cell table:style-name="ce1" table:formula="of:=IFERROR(IF(MID([.$B495];SEARCH([.L$2];[.$B495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95];SEARCH([.M$2];[.$B495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5];SEARCH([.N$2];[.$B495]);LEN([.N$2]))=[.N$2];[.N$1];&quot;&quot;);&quot;&quot;)">
            <text:p/>
          </table:table-cell>
          <table:table-cell table:style-name="ce1" table:formula="of:=IFERROR(IF(MID([.$B495];SEARCH([.O$2];[.$B495]);LEN([.O$2]))=[.O$2];[.O$1];&quot;&quot;);&quot;&quot;)">
            <text:p/>
          </table:table-cell>
          <table:table-cell table:style-name="ce1" table:formula="of:=IFERROR(IF(MID([.$B495];SEARCH([.P$2];[.$B495]);LEN([.P$2]))=[.P$2];[.P$1];&quot;&quot;);&quot;&quot;)">
            <text:p/>
          </table:table-cell>
          <table:table-cell table:style-name="ce1" table:formula="of:=IFERROR(IF(MID([.$B495];SEARCH([.Q$2];[.$B495]);LEN([.Q$2]))=[.Q$2];[.Q$1];&quot;&quot;);&quot;&quot;)">
            <text:p/>
          </table:table-cell>
          <table:table-cell table:style-name="ce1" table:formula="of:=IFERROR(IF(MID([.$B495];SEARCH([.R$2];[.$B495]);LEN([.R$2]))=[.R$2];[.R$1];&quot;&quot;);&quot;&quot;)" office:value-type="string" office:string-value="Magnitude_" calcext:value-type="string">
            <text:p>Magnitude_</text:p>
          </table:table-cell>
          <table:table-cell table:formula="of:=IF(OR([.M495]&lt;&gt;&quot;&quot;;[.N495]&lt;&gt;&quot;&quot;);CONCATENATE([.G495];[.H495];[.I495];[.J495];[.K495];[.L495];[.O495];[.P495];[.Q495];[.R495];[.M495];[.N495]);&quot;&quot;)" office:value-type="string" office:string-value="time_BodyMotion_Accelerometer_Jerk_Magnitude_Mean" calcext:value-type="string">
            <text:p>time_BodyMotion_Accelerometer_Jerk_Magnitude_Mean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BodyGyroMag-mean()</text:p>
          </table:table-cell>
          <table:table-cell table:formula="of:=ISERROR(SEARCH([.C$2];[.B496]))=FALSE()" office:value-type="boolean" office:boolean-value="false" calcext:value-type="boolean">
            <text:p>FALSE</text:p>
          </table:table-cell>
          <table:table-cell table:formula="of:=ISERROR(SEARCH([.D$2];[.B496]))=FALSE()" office:value-type="boolean" office:boolean-value="true" calcext:value-type="boolean">
            <text:p>TRUE</text:p>
          </table:table-cell>
          <table:table-cell table:formula="of:=OR([.C496];[.D496])" office:value-type="boolean" office:boolean-value="true" calcext:value-type="boolean">
            <text:p>TRUE</text:p>
          </table:table-cell>
          <table:table-cell/>
          <table:table-cell table:style-name="ce1" table:formula="of:=IF(LEFT([.B496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6];SEARCH([.H$2];[.$B496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6];SEARCH([.I$2];[.$B496]);LEN([.I$2]))=[.I$2];[.I$1];&quot;&quot;);&quot;&quot;)">
            <text:p/>
          </table:table-cell>
          <table:table-cell table:style-name="ce1" table:formula="of:=IFERROR(IF(MID([.$B496];SEARCH([.J$2];[.$B496]);LEN([.J$2]))=[.J$2];[.J$1];&quot;&quot;);&quot;&quot;)">
            <text:p/>
          </table:table-cell>
          <table:table-cell table:style-name="ce1" table:formula="of:=IFERROR(IF(MID([.$B496];SEARCH([.K$2];[.$B496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96];SEARCH([.L$2];[.$B496]);LEN([.L$2]))=[.L$2];[.L$1];&quot;&quot;);&quot;&quot;)">
            <text:p/>
          </table:table-cell>
          <table:table-cell table:style-name="ce1" table:formula="of:=IFERROR(IF(MID([.$B496];SEARCH([.M$2];[.$B496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6];SEARCH([.N$2];[.$B496]);LEN([.N$2]))=[.N$2];[.N$1];&quot;&quot;);&quot;&quot;)">
            <text:p/>
          </table:table-cell>
          <table:table-cell table:style-name="ce1" table:formula="of:=IFERROR(IF(MID([.$B496];SEARCH([.O$2];[.$B496]);LEN([.O$2]))=[.O$2];[.O$1];&quot;&quot;);&quot;&quot;)">
            <text:p/>
          </table:table-cell>
          <table:table-cell table:style-name="ce1" table:formula="of:=IFERROR(IF(MID([.$B496];SEARCH([.P$2];[.$B496]);LEN([.P$2]))=[.P$2];[.P$1];&quot;&quot;);&quot;&quot;)">
            <text:p/>
          </table:table-cell>
          <table:table-cell table:style-name="ce1" table:formula="of:=IFERROR(IF(MID([.$B496];SEARCH([.Q$2];[.$B496]);LEN([.Q$2]))=[.Q$2];[.Q$1];&quot;&quot;);&quot;&quot;)">
            <text:p/>
          </table:table-cell>
          <table:table-cell table:style-name="ce1" table:formula="of:=IFERROR(IF(MID([.$B496];SEARCH([.R$2];[.$B496]);LEN([.R$2]))=[.R$2];[.R$1];&quot;&quot;);&quot;&quot;)" office:value-type="string" office:string-value="Magnitude_" calcext:value-type="string">
            <text:p>Magnitude_</text:p>
          </table:table-cell>
          <table:table-cell table:formula="of:=IF(OR([.M496]&lt;&gt;&quot;&quot;;[.N496]&lt;&gt;&quot;&quot;);CONCATENATE([.G496];[.H496];[.I496];[.J496];[.K496];[.L496];[.O496];[.P496];[.Q496];[.R496];[.M496];[.N496]);&quot;&quot;)" office:value-type="string" office:string-value="time_BodyMotion_Gyroscope_Magnitude_Mean" calcext:value-type="string">
            <text:p>time_BodyMotion_Gyroscope_Magnitude_Mean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BodyGyroJerkMag-mean()</text:p>
          </table:table-cell>
          <table:table-cell table:formula="of:=ISERROR(SEARCH([.C$2];[.B497]))=FALSE()" office:value-type="boolean" office:boolean-value="false" calcext:value-type="boolean">
            <text:p>FALSE</text:p>
          </table:table-cell>
          <table:table-cell table:formula="of:=ISERROR(SEARCH([.D$2];[.B497]))=FALSE()" office:value-type="boolean" office:boolean-value="true" calcext:value-type="boolean">
            <text:p>TRUE</text:p>
          </table:table-cell>
          <table:table-cell table:formula="of:=OR([.C497];[.D497])" office:value-type="boolean" office:boolean-value="true" calcext:value-type="boolean">
            <text:p>TRUE</text:p>
          </table:table-cell>
          <table:table-cell/>
          <table:table-cell table:style-name="ce1" table:formula="of:=IF(LEFT([.B497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497];SEARCH([.H$2];[.$B497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7];SEARCH([.I$2];[.$B497]);LEN([.I$2]))=[.I$2];[.I$1];&quot;&quot;);&quot;&quot;)">
            <text:p/>
          </table:table-cell>
          <table:table-cell table:style-name="ce1" table:formula="of:=IFERROR(IF(MID([.$B497];SEARCH([.J$2];[.$B497]);LEN([.J$2]))=[.J$2];[.J$1];&quot;&quot;);&quot;&quot;)">
            <text:p/>
          </table:table-cell>
          <table:table-cell table:style-name="ce1" table:formula="of:=IFERROR(IF(MID([.$B497];SEARCH([.K$2];[.$B497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497];SEARCH([.L$2];[.$B497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497];SEARCH([.M$2];[.$B497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7];SEARCH([.N$2];[.$B497]);LEN([.N$2]))=[.N$2];[.N$1];&quot;&quot;);&quot;&quot;)">
            <text:p/>
          </table:table-cell>
          <table:table-cell table:style-name="ce1" table:formula="of:=IFERROR(IF(MID([.$B497];SEARCH([.O$2];[.$B497]);LEN([.O$2]))=[.O$2];[.O$1];&quot;&quot;);&quot;&quot;)">
            <text:p/>
          </table:table-cell>
          <table:table-cell table:style-name="ce1" table:formula="of:=IFERROR(IF(MID([.$B497];SEARCH([.P$2];[.$B497]);LEN([.P$2]))=[.P$2];[.P$1];&quot;&quot;);&quot;&quot;)">
            <text:p/>
          </table:table-cell>
          <table:table-cell table:style-name="ce1" table:formula="of:=IFERROR(IF(MID([.$B497];SEARCH([.Q$2];[.$B497]);LEN([.Q$2]))=[.Q$2];[.Q$1];&quot;&quot;);&quot;&quot;)">
            <text:p/>
          </table:table-cell>
          <table:table-cell table:style-name="ce1" table:formula="of:=IFERROR(IF(MID([.$B497];SEARCH([.R$2];[.$B497]);LEN([.R$2]))=[.R$2];[.R$1];&quot;&quot;);&quot;&quot;)" office:value-type="string" office:string-value="Magnitude_" calcext:value-type="string">
            <text:p>Magnitude_</text:p>
          </table:table-cell>
          <table:table-cell table:formula="of:=IF(OR([.M497]&lt;&gt;&quot;&quot;;[.N497]&lt;&gt;&quot;&quot;);CONCATENATE([.G497];[.H497];[.I497];[.J497];[.K497];[.L497];[.O497];[.P497];[.Q497];[.R497];[.M497];[.N497]);&quot;&quot;)" office:value-type="string" office:string-value="time_BodyMotion_Gyroscope_Jerk_Magnitude_Mean" calcext:value-type="string">
            <text:p>time_BodyMotion_Gyroscope_Jerk_Magnitude_Mean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BodyAcc-mean()-X</text:p>
          </table:table-cell>
          <table:table-cell table:formula="of:=ISERROR(SEARCH([.C$2];[.B498]))=FALSE()" office:value-type="boolean" office:boolean-value="false" calcext:value-type="boolean">
            <text:p>FALSE</text:p>
          </table:table-cell>
          <table:table-cell table:formula="of:=ISERROR(SEARCH([.D$2];[.B498]))=FALSE()" office:value-type="boolean" office:boolean-value="true" calcext:value-type="boolean">
            <text:p>TRUE</text:p>
          </table:table-cell>
          <table:table-cell table:formula="of:=OR([.C498];[.D498])" office:value-type="boolean" office:boolean-value="true" calcext:value-type="boolean">
            <text:p>TRUE</text:p>
          </table:table-cell>
          <table:table-cell/>
          <table:table-cell table:style-name="ce1" table:formula="of:=IF(LEFT([.B498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498];SEARCH([.H$2];[.$B49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8];SEARCH([.I$2];[.$B498]);LEN([.I$2]))=[.I$2];[.I$1];&quot;&quot;);&quot;&quot;)">
            <text:p/>
          </table:table-cell>
          <table:table-cell table:style-name="ce1" table:formula="of:=IFERROR(IF(MID([.$B498];SEARCH([.J$2];[.$B498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98];SEARCH([.K$2];[.$B498]);LEN([.K$2]))=[.K$2];[.K$1];&quot;&quot;);&quot;&quot;)">
            <text:p/>
          </table:table-cell>
          <table:table-cell table:style-name="ce1" table:formula="of:=IFERROR(IF(MID([.$B498];SEARCH([.L$2];[.$B498]);LEN([.L$2]))=[.L$2];[.L$1];&quot;&quot;);&quot;&quot;)">
            <text:p/>
          </table:table-cell>
          <table:table-cell table:style-name="ce1" table:formula="of:=IFERROR(IF(MID([.$B498];SEARCH([.M$2];[.$B498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8];SEARCH([.N$2];[.$B498]);LEN([.N$2]))=[.N$2];[.N$1];&quot;&quot;);&quot;&quot;)">
            <text:p/>
          </table:table-cell>
          <table:table-cell table:style-name="ce1" table:formula="of:=IFERROR(IF(MID([.$B498];SEARCH([.O$2];[.$B498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498];SEARCH([.P$2];[.$B498]);LEN([.P$2]))=[.P$2];[.P$1];&quot;&quot;);&quot;&quot;)">
            <text:p/>
          </table:table-cell>
          <table:table-cell table:style-name="ce1" table:formula="of:=IFERROR(IF(MID([.$B498];SEARCH([.Q$2];[.$B498]);LEN([.Q$2]))=[.Q$2];[.Q$1];&quot;&quot;);&quot;&quot;)">
            <text:p/>
          </table:table-cell>
          <table:table-cell table:style-name="ce1" table:formula="of:=IFERROR(IF(MID([.$B498];SEARCH([.R$2];[.$B498]);LEN([.R$2]))=[.R$2];[.R$1];&quot;&quot;);&quot;&quot;)">
            <text:p/>
          </table:table-cell>
          <table:table-cell table:formula="of:=IF(OR([.M498]&lt;&gt;&quot;&quot;;[.N498]&lt;&gt;&quot;&quot;);CONCATENATE([.G498];[.H498];[.I498];[.J498];[.K498];[.L498];[.O498];[.P498];[.Q498];[.R498];[.M498];[.N498]);&quot;&quot;)" office:value-type="string" office:string-value="frequency_BodyMotion_Accelerometer_Xaxis_Mean" calcext:value-type="string">
            <text:p>frequency_BodyMotion_Accelerometer_Xaxis_Mean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BodyAcc-mean()-Y</text:p>
          </table:table-cell>
          <table:table-cell table:formula="of:=ISERROR(SEARCH([.C$2];[.B499]))=FALSE()" office:value-type="boolean" office:boolean-value="false" calcext:value-type="boolean">
            <text:p>FALSE</text:p>
          </table:table-cell>
          <table:table-cell table:formula="of:=ISERROR(SEARCH([.D$2];[.B499]))=FALSE()" office:value-type="boolean" office:boolean-value="true" calcext:value-type="boolean">
            <text:p>TRUE</text:p>
          </table:table-cell>
          <table:table-cell table:formula="of:=OR([.C499];[.D499])" office:value-type="boolean" office:boolean-value="true" calcext:value-type="boolean">
            <text:p>TRUE</text:p>
          </table:table-cell>
          <table:table-cell/>
          <table:table-cell table:style-name="ce1" table:formula="of:=IF(LEFT([.B499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499];SEARCH([.H$2];[.$B49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499];SEARCH([.I$2];[.$B499]);LEN([.I$2]))=[.I$2];[.I$1];&quot;&quot;);&quot;&quot;)">
            <text:p/>
          </table:table-cell>
          <table:table-cell table:style-name="ce1" table:formula="of:=IFERROR(IF(MID([.$B499];SEARCH([.J$2];[.$B499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499];SEARCH([.K$2];[.$B499]);LEN([.K$2]))=[.K$2];[.K$1];&quot;&quot;);&quot;&quot;)">
            <text:p/>
          </table:table-cell>
          <table:table-cell table:style-name="ce1" table:formula="of:=IFERROR(IF(MID([.$B499];SEARCH([.L$2];[.$B499]);LEN([.L$2]))=[.L$2];[.L$1];&quot;&quot;);&quot;&quot;)">
            <text:p/>
          </table:table-cell>
          <table:table-cell table:style-name="ce1" table:formula="of:=IFERROR(IF(MID([.$B499];SEARCH([.M$2];[.$B499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499];SEARCH([.N$2];[.$B499]);LEN([.N$2]))=[.N$2];[.N$1];&quot;&quot;);&quot;&quot;)">
            <text:p/>
          </table:table-cell>
          <table:table-cell table:style-name="ce1" table:formula="of:=IFERROR(IF(MID([.$B499];SEARCH([.O$2];[.$B499]);LEN([.O$2]))=[.O$2];[.O$1];&quot;&quot;);&quot;&quot;)">
            <text:p/>
          </table:table-cell>
          <table:table-cell table:style-name="ce1" table:formula="of:=IFERROR(IF(MID([.$B499];SEARCH([.P$2];[.$B499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499];SEARCH([.Q$2];[.$B499]);LEN([.Q$2]))=[.Q$2];[.Q$1];&quot;&quot;);&quot;&quot;)">
            <text:p/>
          </table:table-cell>
          <table:table-cell table:style-name="ce1" table:formula="of:=IFERROR(IF(MID([.$B499];SEARCH([.R$2];[.$B499]);LEN([.R$2]))=[.R$2];[.R$1];&quot;&quot;);&quot;&quot;)">
            <text:p/>
          </table:table-cell>
          <table:table-cell table:formula="of:=IF(OR([.M499]&lt;&gt;&quot;&quot;;[.N499]&lt;&gt;&quot;&quot;);CONCATENATE([.G499];[.H499];[.I499];[.J499];[.K499];[.L499];[.O499];[.P499];[.Q499];[.R499];[.M499];[.N499]);&quot;&quot;)" office:value-type="string" office:string-value="frequency_BodyMotion_Accelerometer_Yaxis_Mean" calcext:value-type="string">
            <text:p>frequency_BodyMotion_Accelerometer_Yaxis_Mean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BodyAcc-mean()-Z</text:p>
          </table:table-cell>
          <table:table-cell table:formula="of:=ISERROR(SEARCH([.C$2];[.B500]))=FALSE()" office:value-type="boolean" office:boolean-value="false" calcext:value-type="boolean">
            <text:p>FALSE</text:p>
          </table:table-cell>
          <table:table-cell table:formula="of:=ISERROR(SEARCH([.D$2];[.B500]))=FALSE()" office:value-type="boolean" office:boolean-value="true" calcext:value-type="boolean">
            <text:p>TRUE</text:p>
          </table:table-cell>
          <table:table-cell table:formula="of:=OR([.C500];[.D500])" office:value-type="boolean" office:boolean-value="true" calcext:value-type="boolean">
            <text:p>TRUE</text:p>
          </table:table-cell>
          <table:table-cell/>
          <table:table-cell table:style-name="ce1" table:formula="of:=IF(LEFT([.B500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0];SEARCH([.H$2];[.$B50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0];SEARCH([.I$2];[.$B500]);LEN([.I$2]))=[.I$2];[.I$1];&quot;&quot;);&quot;&quot;)">
            <text:p/>
          </table:table-cell>
          <table:table-cell table:style-name="ce1" table:formula="of:=IFERROR(IF(MID([.$B500];SEARCH([.J$2];[.$B500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0];SEARCH([.K$2];[.$B500]);LEN([.K$2]))=[.K$2];[.K$1];&quot;&quot;);&quot;&quot;)">
            <text:p/>
          </table:table-cell>
          <table:table-cell table:style-name="ce1" table:formula="of:=IFERROR(IF(MID([.$B500];SEARCH([.L$2];[.$B500]);LEN([.L$2]))=[.L$2];[.L$1];&quot;&quot;);&quot;&quot;)">
            <text:p/>
          </table:table-cell>
          <table:table-cell table:style-name="ce1" table:formula="of:=IFERROR(IF(MID([.$B500];SEARCH([.M$2];[.$B500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00];SEARCH([.N$2];[.$B500]);LEN([.N$2]))=[.N$2];[.N$1];&quot;&quot;);&quot;&quot;)">
            <text:p/>
          </table:table-cell>
          <table:table-cell table:style-name="ce1" table:formula="of:=IFERROR(IF(MID([.$B500];SEARCH([.O$2];[.$B500]);LEN([.O$2]))=[.O$2];[.O$1];&quot;&quot;);&quot;&quot;)">
            <text:p/>
          </table:table-cell>
          <table:table-cell table:style-name="ce1" table:formula="of:=IFERROR(IF(MID([.$B500];SEARCH([.P$2];[.$B500]);LEN([.P$2]))=[.P$2];[.P$1];&quot;&quot;);&quot;&quot;)">
            <text:p/>
          </table:table-cell>
          <table:table-cell table:style-name="ce1" table:formula="of:=IFERROR(IF(MID([.$B500];SEARCH([.Q$2];[.$B500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00];SEARCH([.R$2];[.$B500]);LEN([.R$2]))=[.R$2];[.R$1];&quot;&quot;);&quot;&quot;)">
            <text:p/>
          </table:table-cell>
          <table:table-cell table:formula="of:=IF(OR([.M500]&lt;&gt;&quot;&quot;;[.N500]&lt;&gt;&quot;&quot;);CONCATENATE([.G500];[.H500];[.I500];[.J500];[.K500];[.L500];[.O500];[.P500];[.Q500];[.R500];[.M500];[.N500]);&quot;&quot;)" office:value-type="string" office:string-value="frequency_BodyMotion_Accelerometer_Zaxis_Mean" calcext:value-type="string">
            <text:p>frequency_BodyMotion_Accelerometer_Zaxis_Mean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BodyAcc-meanFreq()-X</text:p>
          </table:table-cell>
          <table:table-cell table:formula="of:=ISERROR(SEARCH([.C$2];[.B501]))=FALSE()" office:value-type="boolean" office:boolean-value="false" calcext:value-type="boolean">
            <text:p>FALSE</text:p>
          </table:table-cell>
          <table:table-cell table:formula="of:=ISERROR(SEARCH([.D$2];[.B501]))=FALSE()" office:value-type="boolean" office:boolean-value="true" calcext:value-type="boolean">
            <text:p>TRUE</text:p>
          </table:table-cell>
          <table:table-cell table:formula="of:=OR([.C501];[.D501])" office:value-type="boolean" office:boolean-value="true" calcext:value-type="boolean">
            <text:p>TRUE</text:p>
          </table:table-cell>
          <table:table-cell/>
          <table:table-cell table:style-name="ce1" table:formula="of:=IF(LEFT([.B501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1];SEARCH([.H$2];[.$B50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1];SEARCH([.I$2];[.$B501]);LEN([.I$2]))=[.I$2];[.I$1];&quot;&quot;);&quot;&quot;)">
            <text:p/>
          </table:table-cell>
          <table:table-cell table:style-name="ce1" table:formula="of:=IFERROR(IF(MID([.$B501];SEARCH([.J$2];[.$B501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1];SEARCH([.K$2];[.$B501]);LEN([.K$2]))=[.K$2];[.K$1];&quot;&quot;);&quot;&quot;)">
            <text:p/>
          </table:table-cell>
          <table:table-cell table:style-name="ce1" table:formula="of:=IFERROR(IF(MID([.$B501];SEARCH([.L$2];[.$B501]);LEN([.L$2]))=[.L$2];[.L$1];&quot;&quot;);&quot;&quot;)">
            <text:p/>
          </table:table-cell>
          <table:table-cell table:style-name="ce1" table:formula="of:=IFERROR(IF(MID([.$B501];SEARCH([.M$2];[.$B501]);LEN([.M$2]))=[.M$2];[.M$1];&quot;&quot;);&quot;&quot;)">
            <text:p/>
          </table:table-cell>
          <table:table-cell table:style-name="ce1" table:formula="of:=IFERROR(IF(MID([.$B501];SEARCH([.N$2];[.$B501]);LEN([.N$2]))=[.N$2];[.N$1];&quot;&quot;);&quot;&quot;)">
            <text:p/>
          </table:table-cell>
          <table:table-cell table:style-name="ce1" table:formula="of:=IFERROR(IF(MID([.$B501];SEARCH([.O$2];[.$B501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01];SEARCH([.P$2];[.$B501]);LEN([.P$2]))=[.P$2];[.P$1];&quot;&quot;);&quot;&quot;)">
            <text:p/>
          </table:table-cell>
          <table:table-cell table:style-name="ce1" table:formula="of:=IFERROR(IF(MID([.$B501];SEARCH([.Q$2];[.$B501]);LEN([.Q$2]))=[.Q$2];[.Q$1];&quot;&quot;);&quot;&quot;)">
            <text:p/>
          </table:table-cell>
          <table:table-cell table:style-name="ce1" table:formula="of:=IFERROR(IF(MID([.$B501];SEARCH([.R$2];[.$B501]);LEN([.R$2]))=[.R$2];[.R$1];&quot;&quot;);&quot;&quot;)">
            <text:p/>
          </table:table-cell>
          <table:table-cell table:formula="of:=IF(OR([.M501]&lt;&gt;&quot;&quot;;[.N501]&lt;&gt;&quot;&quot;);CONCATENATE([.G501];[.H501];[.I501];[.J501];[.K501];[.L501];[.O501];[.P501];[.Q501];[.R501];[.M501];[.N501]);&quot;&quot;)">
            <text:p/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BodyAcc-meanFreq()-Y</text:p>
          </table:table-cell>
          <table:table-cell table:formula="of:=ISERROR(SEARCH([.C$2];[.B502]))=FALSE()" office:value-type="boolean" office:boolean-value="false" calcext:value-type="boolean">
            <text:p>FALSE</text:p>
          </table:table-cell>
          <table:table-cell table:formula="of:=ISERROR(SEARCH([.D$2];[.B502]))=FALSE()" office:value-type="boolean" office:boolean-value="true" calcext:value-type="boolean">
            <text:p>TRUE</text:p>
          </table:table-cell>
          <table:table-cell table:formula="of:=OR([.C502];[.D502])" office:value-type="boolean" office:boolean-value="true" calcext:value-type="boolean">
            <text:p>TRUE</text:p>
          </table:table-cell>
          <table:table-cell/>
          <table:table-cell table:style-name="ce1" table:formula="of:=IF(LEFT([.B502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2];SEARCH([.H$2];[.$B50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2];SEARCH([.I$2];[.$B502]);LEN([.I$2]))=[.I$2];[.I$1];&quot;&quot;);&quot;&quot;)">
            <text:p/>
          </table:table-cell>
          <table:table-cell table:style-name="ce1" table:formula="of:=IFERROR(IF(MID([.$B502];SEARCH([.J$2];[.$B502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2];SEARCH([.K$2];[.$B502]);LEN([.K$2]))=[.K$2];[.K$1];&quot;&quot;);&quot;&quot;)">
            <text:p/>
          </table:table-cell>
          <table:table-cell table:style-name="ce1" table:formula="of:=IFERROR(IF(MID([.$B502];SEARCH([.L$2];[.$B502]);LEN([.L$2]))=[.L$2];[.L$1];&quot;&quot;);&quot;&quot;)">
            <text:p/>
          </table:table-cell>
          <table:table-cell table:style-name="ce1" table:formula="of:=IFERROR(IF(MID([.$B502];SEARCH([.M$2];[.$B502]);LEN([.M$2]))=[.M$2];[.M$1];&quot;&quot;);&quot;&quot;)">
            <text:p/>
          </table:table-cell>
          <table:table-cell table:style-name="ce1" table:formula="of:=IFERROR(IF(MID([.$B502];SEARCH([.N$2];[.$B502]);LEN([.N$2]))=[.N$2];[.N$1];&quot;&quot;);&quot;&quot;)">
            <text:p/>
          </table:table-cell>
          <table:table-cell table:style-name="ce1" table:formula="of:=IFERROR(IF(MID([.$B502];SEARCH([.O$2];[.$B502]);LEN([.O$2]))=[.O$2];[.O$1];&quot;&quot;);&quot;&quot;)">
            <text:p/>
          </table:table-cell>
          <table:table-cell table:style-name="ce1" table:formula="of:=IFERROR(IF(MID([.$B502];SEARCH([.P$2];[.$B502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02];SEARCH([.Q$2];[.$B502]);LEN([.Q$2]))=[.Q$2];[.Q$1];&quot;&quot;);&quot;&quot;)">
            <text:p/>
          </table:table-cell>
          <table:table-cell table:style-name="ce1" table:formula="of:=IFERROR(IF(MID([.$B502];SEARCH([.R$2];[.$B502]);LEN([.R$2]))=[.R$2];[.R$1];&quot;&quot;);&quot;&quot;)">
            <text:p/>
          </table:table-cell>
          <table:table-cell table:formula="of:=IF(OR([.M502]&lt;&gt;&quot;&quot;;[.N502]&lt;&gt;&quot;&quot;);CONCATENATE([.G502];[.H502];[.I502];[.J502];[.K502];[.L502];[.O502];[.P502];[.Q502];[.R502];[.M502];[.N502]);&quot;&quot;)">
            <text:p/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BodyAcc-meanFreq()-Z</text:p>
          </table:table-cell>
          <table:table-cell table:formula="of:=ISERROR(SEARCH([.C$2];[.B503]))=FALSE()" office:value-type="boolean" office:boolean-value="false" calcext:value-type="boolean">
            <text:p>FALSE</text:p>
          </table:table-cell>
          <table:table-cell table:formula="of:=ISERROR(SEARCH([.D$2];[.B503]))=FALSE()" office:value-type="boolean" office:boolean-value="true" calcext:value-type="boolean">
            <text:p>TRUE</text:p>
          </table:table-cell>
          <table:table-cell table:formula="of:=OR([.C503];[.D503])" office:value-type="boolean" office:boolean-value="true" calcext:value-type="boolean">
            <text:p>TRUE</text:p>
          </table:table-cell>
          <table:table-cell/>
          <table:table-cell table:style-name="ce1" table:formula="of:=IF(LEFT([.B503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3];SEARCH([.H$2];[.$B50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3];SEARCH([.I$2];[.$B503]);LEN([.I$2]))=[.I$2];[.I$1];&quot;&quot;);&quot;&quot;)">
            <text:p/>
          </table:table-cell>
          <table:table-cell table:style-name="ce1" table:formula="of:=IFERROR(IF(MID([.$B503];SEARCH([.J$2];[.$B503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3];SEARCH([.K$2];[.$B503]);LEN([.K$2]))=[.K$2];[.K$1];&quot;&quot;);&quot;&quot;)">
            <text:p/>
          </table:table-cell>
          <table:table-cell table:style-name="ce1" table:formula="of:=IFERROR(IF(MID([.$B503];SEARCH([.L$2];[.$B503]);LEN([.L$2]))=[.L$2];[.L$1];&quot;&quot;);&quot;&quot;)">
            <text:p/>
          </table:table-cell>
          <table:table-cell table:style-name="ce1" table:formula="of:=IFERROR(IF(MID([.$B503];SEARCH([.M$2];[.$B503]);LEN([.M$2]))=[.M$2];[.M$1];&quot;&quot;);&quot;&quot;)">
            <text:p/>
          </table:table-cell>
          <table:table-cell table:style-name="ce1" table:formula="of:=IFERROR(IF(MID([.$B503];SEARCH([.N$2];[.$B503]);LEN([.N$2]))=[.N$2];[.N$1];&quot;&quot;);&quot;&quot;)">
            <text:p/>
          </table:table-cell>
          <table:table-cell table:style-name="ce1" table:formula="of:=IFERROR(IF(MID([.$B503];SEARCH([.O$2];[.$B503]);LEN([.O$2]))=[.O$2];[.O$1];&quot;&quot;);&quot;&quot;)">
            <text:p/>
          </table:table-cell>
          <table:table-cell table:style-name="ce1" table:formula="of:=IFERROR(IF(MID([.$B503];SEARCH([.P$2];[.$B503]);LEN([.P$2]))=[.P$2];[.P$1];&quot;&quot;);&quot;&quot;)">
            <text:p/>
          </table:table-cell>
          <table:table-cell table:style-name="ce1" table:formula="of:=IFERROR(IF(MID([.$B503];SEARCH([.Q$2];[.$B503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03];SEARCH([.R$2];[.$B503]);LEN([.R$2]))=[.R$2];[.R$1];&quot;&quot;);&quot;&quot;)">
            <text:p/>
          </table:table-cell>
          <table:table-cell table:formula="of:=IF(OR([.M503]&lt;&gt;&quot;&quot;;[.N503]&lt;&gt;&quot;&quot;);CONCATENATE([.G503];[.H503];[.I503];[.J503];[.K503];[.L503];[.O503];[.P503];[.Q503];[.R503];[.M503];[.N503]);&quot;&quot;)">
            <text:p/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BodyAccJerk-mean()-X</text:p>
          </table:table-cell>
          <table:table-cell table:formula="of:=ISERROR(SEARCH([.C$2];[.B504]))=FALSE()" office:value-type="boolean" office:boolean-value="false" calcext:value-type="boolean">
            <text:p>FALSE</text:p>
          </table:table-cell>
          <table:table-cell table:formula="of:=ISERROR(SEARCH([.D$2];[.B504]))=FALSE()" office:value-type="boolean" office:boolean-value="true" calcext:value-type="boolean">
            <text:p>TRUE</text:p>
          </table:table-cell>
          <table:table-cell table:formula="of:=OR([.C504];[.D504])" office:value-type="boolean" office:boolean-value="true" calcext:value-type="boolean">
            <text:p>TRUE</text:p>
          </table:table-cell>
          <table:table-cell/>
          <table:table-cell table:style-name="ce1" table:formula="of:=IF(LEFT([.B504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4];SEARCH([.H$2];[.$B504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4];SEARCH([.I$2];[.$B504]);LEN([.I$2]))=[.I$2];[.I$1];&quot;&quot;);&quot;&quot;)">
            <text:p/>
          </table:table-cell>
          <table:table-cell table:style-name="ce1" table:formula="of:=IFERROR(IF(MID([.$B504];SEARCH([.J$2];[.$B504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4];SEARCH([.K$2];[.$B504]);LEN([.K$2]))=[.K$2];[.K$1];&quot;&quot;);&quot;&quot;)">
            <text:p/>
          </table:table-cell>
          <table:table-cell table:style-name="ce1" table:formula="of:=IFERROR(IF(MID([.$B504];SEARCH([.L$2];[.$B504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04];SEARCH([.M$2];[.$B504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04];SEARCH([.N$2];[.$B504]);LEN([.N$2]))=[.N$2];[.N$1];&quot;&quot;);&quot;&quot;)">
            <text:p/>
          </table:table-cell>
          <table:table-cell table:style-name="ce1" table:formula="of:=IFERROR(IF(MID([.$B504];SEARCH([.O$2];[.$B504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04];SEARCH([.P$2];[.$B504]);LEN([.P$2]))=[.P$2];[.P$1];&quot;&quot;);&quot;&quot;)">
            <text:p/>
          </table:table-cell>
          <table:table-cell table:style-name="ce1" table:formula="of:=IFERROR(IF(MID([.$B504];SEARCH([.Q$2];[.$B504]);LEN([.Q$2]))=[.Q$2];[.Q$1];&quot;&quot;);&quot;&quot;)">
            <text:p/>
          </table:table-cell>
          <table:table-cell table:style-name="ce1" table:formula="of:=IFERROR(IF(MID([.$B504];SEARCH([.R$2];[.$B504]);LEN([.R$2]))=[.R$2];[.R$1];&quot;&quot;);&quot;&quot;)">
            <text:p/>
          </table:table-cell>
          <table:table-cell table:formula="of:=IF(OR([.M504]&lt;&gt;&quot;&quot;;[.N504]&lt;&gt;&quot;&quot;);CONCATENATE([.G504];[.H504];[.I504];[.J504];[.K504];[.L504];[.O504];[.P504];[.Q504];[.R504];[.M504];[.N504]);&quot;&quot;)" office:value-type="string" office:string-value="frequency_BodyMotion_Accelerometer_Jerk_Xaxis_Mean" calcext:value-type="string">
            <text:p>frequency_BodyMotion_Accelerometer_Jerk_Xaxis_Mean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BodyAccJerk-mean()-Y</text:p>
          </table:table-cell>
          <table:table-cell table:formula="of:=ISERROR(SEARCH([.C$2];[.B505]))=FALSE()" office:value-type="boolean" office:boolean-value="false" calcext:value-type="boolean">
            <text:p>FALSE</text:p>
          </table:table-cell>
          <table:table-cell table:formula="of:=ISERROR(SEARCH([.D$2];[.B505]))=FALSE()" office:value-type="boolean" office:boolean-value="true" calcext:value-type="boolean">
            <text:p>TRUE</text:p>
          </table:table-cell>
          <table:table-cell table:formula="of:=OR([.C505];[.D505])" office:value-type="boolean" office:boolean-value="true" calcext:value-type="boolean">
            <text:p>TRUE</text:p>
          </table:table-cell>
          <table:table-cell/>
          <table:table-cell table:style-name="ce1" table:formula="of:=IF(LEFT([.B505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5];SEARCH([.H$2];[.$B505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5];SEARCH([.I$2];[.$B505]);LEN([.I$2]))=[.I$2];[.I$1];&quot;&quot;);&quot;&quot;)">
            <text:p/>
          </table:table-cell>
          <table:table-cell table:style-name="ce1" table:formula="of:=IFERROR(IF(MID([.$B505];SEARCH([.J$2];[.$B505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5];SEARCH([.K$2];[.$B505]);LEN([.K$2]))=[.K$2];[.K$1];&quot;&quot;);&quot;&quot;)">
            <text:p/>
          </table:table-cell>
          <table:table-cell table:style-name="ce1" table:formula="of:=IFERROR(IF(MID([.$B505];SEARCH([.L$2];[.$B505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05];SEARCH([.M$2];[.$B505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05];SEARCH([.N$2];[.$B505]);LEN([.N$2]))=[.N$2];[.N$1];&quot;&quot;);&quot;&quot;)">
            <text:p/>
          </table:table-cell>
          <table:table-cell table:style-name="ce1" table:formula="of:=IFERROR(IF(MID([.$B505];SEARCH([.O$2];[.$B505]);LEN([.O$2]))=[.O$2];[.O$1];&quot;&quot;);&quot;&quot;)">
            <text:p/>
          </table:table-cell>
          <table:table-cell table:style-name="ce1" table:formula="of:=IFERROR(IF(MID([.$B505];SEARCH([.P$2];[.$B505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05];SEARCH([.Q$2];[.$B505]);LEN([.Q$2]))=[.Q$2];[.Q$1];&quot;&quot;);&quot;&quot;)">
            <text:p/>
          </table:table-cell>
          <table:table-cell table:style-name="ce1" table:formula="of:=IFERROR(IF(MID([.$B505];SEARCH([.R$2];[.$B505]);LEN([.R$2]))=[.R$2];[.R$1];&quot;&quot;);&quot;&quot;)">
            <text:p/>
          </table:table-cell>
          <table:table-cell table:formula="of:=IF(OR([.M505]&lt;&gt;&quot;&quot;;[.N505]&lt;&gt;&quot;&quot;);CONCATENATE([.G505];[.H505];[.I505];[.J505];[.K505];[.L505];[.O505];[.P505];[.Q505];[.R505];[.M505];[.N505]);&quot;&quot;)" office:value-type="string" office:string-value="frequency_BodyMotion_Accelerometer_Jerk_Yaxis_Mean" calcext:value-type="string">
            <text:p>frequency_BodyMotion_Accelerometer_Jerk_Yaxis_Mean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BodyAccJerk-mean()-Z</text:p>
          </table:table-cell>
          <table:table-cell table:formula="of:=ISERROR(SEARCH([.C$2];[.B506]))=FALSE()" office:value-type="boolean" office:boolean-value="false" calcext:value-type="boolean">
            <text:p>FALSE</text:p>
          </table:table-cell>
          <table:table-cell table:formula="of:=ISERROR(SEARCH([.D$2];[.B506]))=FALSE()" office:value-type="boolean" office:boolean-value="true" calcext:value-type="boolean">
            <text:p>TRUE</text:p>
          </table:table-cell>
          <table:table-cell table:formula="of:=OR([.C506];[.D506])" office:value-type="boolean" office:boolean-value="true" calcext:value-type="boolean">
            <text:p>TRUE</text:p>
          </table:table-cell>
          <table:table-cell/>
          <table:table-cell table:style-name="ce1" table:formula="of:=IF(LEFT([.B506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6];SEARCH([.H$2];[.$B506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6];SEARCH([.I$2];[.$B506]);LEN([.I$2]))=[.I$2];[.I$1];&quot;&quot;);&quot;&quot;)">
            <text:p/>
          </table:table-cell>
          <table:table-cell table:style-name="ce1" table:formula="of:=IFERROR(IF(MID([.$B506];SEARCH([.J$2];[.$B506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6];SEARCH([.K$2];[.$B506]);LEN([.K$2]))=[.K$2];[.K$1];&quot;&quot;);&quot;&quot;)">
            <text:p/>
          </table:table-cell>
          <table:table-cell table:style-name="ce1" table:formula="of:=IFERROR(IF(MID([.$B506];SEARCH([.L$2];[.$B506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06];SEARCH([.M$2];[.$B506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06];SEARCH([.N$2];[.$B506]);LEN([.N$2]))=[.N$2];[.N$1];&quot;&quot;);&quot;&quot;)">
            <text:p/>
          </table:table-cell>
          <table:table-cell table:style-name="ce1" table:formula="of:=IFERROR(IF(MID([.$B506];SEARCH([.O$2];[.$B506]);LEN([.O$2]))=[.O$2];[.O$1];&quot;&quot;);&quot;&quot;)">
            <text:p/>
          </table:table-cell>
          <table:table-cell table:style-name="ce1" table:formula="of:=IFERROR(IF(MID([.$B506];SEARCH([.P$2];[.$B506]);LEN([.P$2]))=[.P$2];[.P$1];&quot;&quot;);&quot;&quot;)">
            <text:p/>
          </table:table-cell>
          <table:table-cell table:style-name="ce1" table:formula="of:=IFERROR(IF(MID([.$B506];SEARCH([.Q$2];[.$B506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06];SEARCH([.R$2];[.$B506]);LEN([.R$2]))=[.R$2];[.R$1];&quot;&quot;);&quot;&quot;)">
            <text:p/>
          </table:table-cell>
          <table:table-cell table:formula="of:=IF(OR([.M506]&lt;&gt;&quot;&quot;;[.N506]&lt;&gt;&quot;&quot;);CONCATENATE([.G506];[.H506];[.I506];[.J506];[.K506];[.L506];[.O506];[.P506];[.Q506];[.R506];[.M506];[.N506]);&quot;&quot;)" office:value-type="string" office:string-value="frequency_BodyMotion_Accelerometer_Jerk_Zaxis_Mean" calcext:value-type="string">
            <text:p>frequency_BodyMotion_Accelerometer_Jerk_Zaxis_Mean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BodyAccJerk-meanFreq()-X</text:p>
          </table:table-cell>
          <table:table-cell table:formula="of:=ISERROR(SEARCH([.C$2];[.B507]))=FALSE()" office:value-type="boolean" office:boolean-value="false" calcext:value-type="boolean">
            <text:p>FALSE</text:p>
          </table:table-cell>
          <table:table-cell table:formula="of:=ISERROR(SEARCH([.D$2];[.B507]))=FALSE()" office:value-type="boolean" office:boolean-value="true" calcext:value-type="boolean">
            <text:p>TRUE</text:p>
          </table:table-cell>
          <table:table-cell table:formula="of:=OR([.C507];[.D507])" office:value-type="boolean" office:boolean-value="true" calcext:value-type="boolean">
            <text:p>TRUE</text:p>
          </table:table-cell>
          <table:table-cell/>
          <table:table-cell table:style-name="ce1" table:formula="of:=IF(LEFT([.B507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7];SEARCH([.H$2];[.$B507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7];SEARCH([.I$2];[.$B507]);LEN([.I$2]))=[.I$2];[.I$1];&quot;&quot;);&quot;&quot;)">
            <text:p/>
          </table:table-cell>
          <table:table-cell table:style-name="ce1" table:formula="of:=IFERROR(IF(MID([.$B507];SEARCH([.J$2];[.$B507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7];SEARCH([.K$2];[.$B507]);LEN([.K$2]))=[.K$2];[.K$1];&quot;&quot;);&quot;&quot;)">
            <text:p/>
          </table:table-cell>
          <table:table-cell table:style-name="ce1" table:formula="of:=IFERROR(IF(MID([.$B507];SEARCH([.L$2];[.$B507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07];SEARCH([.M$2];[.$B507]);LEN([.M$2]))=[.M$2];[.M$1];&quot;&quot;);&quot;&quot;)">
            <text:p/>
          </table:table-cell>
          <table:table-cell table:style-name="ce1" table:formula="of:=IFERROR(IF(MID([.$B507];SEARCH([.N$2];[.$B507]);LEN([.N$2]))=[.N$2];[.N$1];&quot;&quot;);&quot;&quot;)">
            <text:p/>
          </table:table-cell>
          <table:table-cell table:style-name="ce1" table:formula="of:=IFERROR(IF(MID([.$B507];SEARCH([.O$2];[.$B507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07];SEARCH([.P$2];[.$B507]);LEN([.P$2]))=[.P$2];[.P$1];&quot;&quot;);&quot;&quot;)">
            <text:p/>
          </table:table-cell>
          <table:table-cell table:style-name="ce1" table:formula="of:=IFERROR(IF(MID([.$B507];SEARCH([.Q$2];[.$B507]);LEN([.Q$2]))=[.Q$2];[.Q$1];&quot;&quot;);&quot;&quot;)">
            <text:p/>
          </table:table-cell>
          <table:table-cell table:style-name="ce1" table:formula="of:=IFERROR(IF(MID([.$B507];SEARCH([.R$2];[.$B507]);LEN([.R$2]))=[.R$2];[.R$1];&quot;&quot;);&quot;&quot;)">
            <text:p/>
          </table:table-cell>
          <table:table-cell table:formula="of:=IF(OR([.M507]&lt;&gt;&quot;&quot;;[.N507]&lt;&gt;&quot;&quot;);CONCATENATE([.G507];[.H507];[.I507];[.J507];[.K507];[.L507];[.O507];[.P507];[.Q507];[.R507];[.M507];[.N507])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BodyAccJerk-meanFreq()-Y</text:p>
          </table:table-cell>
          <table:table-cell table:formula="of:=ISERROR(SEARCH([.C$2];[.B508]))=FALSE()" office:value-type="boolean" office:boolean-value="false" calcext:value-type="boolean">
            <text:p>FALSE</text:p>
          </table:table-cell>
          <table:table-cell table:formula="of:=ISERROR(SEARCH([.D$2];[.B508]))=FALSE()" office:value-type="boolean" office:boolean-value="true" calcext:value-type="boolean">
            <text:p>TRUE</text:p>
          </table:table-cell>
          <table:table-cell table:formula="of:=OR([.C508];[.D508])" office:value-type="boolean" office:boolean-value="true" calcext:value-type="boolean">
            <text:p>TRUE</text:p>
          </table:table-cell>
          <table:table-cell/>
          <table:table-cell table:style-name="ce1" table:formula="of:=IF(LEFT([.B508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8];SEARCH([.H$2];[.$B50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8];SEARCH([.I$2];[.$B508]);LEN([.I$2]))=[.I$2];[.I$1];&quot;&quot;);&quot;&quot;)">
            <text:p/>
          </table:table-cell>
          <table:table-cell table:style-name="ce1" table:formula="of:=IFERROR(IF(MID([.$B508];SEARCH([.J$2];[.$B508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8];SEARCH([.K$2];[.$B508]);LEN([.K$2]))=[.K$2];[.K$1];&quot;&quot;);&quot;&quot;)">
            <text:p/>
          </table:table-cell>
          <table:table-cell table:style-name="ce1" table:formula="of:=IFERROR(IF(MID([.$B508];SEARCH([.L$2];[.$B508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08];SEARCH([.M$2];[.$B508]);LEN([.M$2]))=[.M$2];[.M$1];&quot;&quot;);&quot;&quot;)">
            <text:p/>
          </table:table-cell>
          <table:table-cell table:style-name="ce1" table:formula="of:=IFERROR(IF(MID([.$B508];SEARCH([.N$2];[.$B508]);LEN([.N$2]))=[.N$2];[.N$1];&quot;&quot;);&quot;&quot;)">
            <text:p/>
          </table:table-cell>
          <table:table-cell table:style-name="ce1" table:formula="of:=IFERROR(IF(MID([.$B508];SEARCH([.O$2];[.$B508]);LEN([.O$2]))=[.O$2];[.O$1];&quot;&quot;);&quot;&quot;)">
            <text:p/>
          </table:table-cell>
          <table:table-cell table:style-name="ce1" table:formula="of:=IFERROR(IF(MID([.$B508];SEARCH([.P$2];[.$B508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08];SEARCH([.Q$2];[.$B508]);LEN([.Q$2]))=[.Q$2];[.Q$1];&quot;&quot;);&quot;&quot;)">
            <text:p/>
          </table:table-cell>
          <table:table-cell table:style-name="ce1" table:formula="of:=IFERROR(IF(MID([.$B508];SEARCH([.R$2];[.$B508]);LEN([.R$2]))=[.R$2];[.R$1];&quot;&quot;);&quot;&quot;)">
            <text:p/>
          </table:table-cell>
          <table:table-cell table:formula="of:=IF(OR([.M508]&lt;&gt;&quot;&quot;;[.N508]&lt;&gt;&quot;&quot;);CONCATENATE([.G508];[.H508];[.I508];[.J508];[.K508];[.L508];[.O508];[.P508];[.Q508];[.R508];[.M508];[.N508])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BodyAccJerk-meanFreq()-Z</text:p>
          </table:table-cell>
          <table:table-cell table:formula="of:=ISERROR(SEARCH([.C$2];[.B509]))=FALSE()" office:value-type="boolean" office:boolean-value="false" calcext:value-type="boolean">
            <text:p>FALSE</text:p>
          </table:table-cell>
          <table:table-cell table:formula="of:=ISERROR(SEARCH([.D$2];[.B509]))=FALSE()" office:value-type="boolean" office:boolean-value="true" calcext:value-type="boolean">
            <text:p>TRUE</text:p>
          </table:table-cell>
          <table:table-cell table:formula="of:=OR([.C509];[.D509])" office:value-type="boolean" office:boolean-value="true" calcext:value-type="boolean">
            <text:p>TRUE</text:p>
          </table:table-cell>
          <table:table-cell/>
          <table:table-cell table:style-name="ce1" table:formula="of:=IF(LEFT([.B509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09];SEARCH([.H$2];[.$B50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09];SEARCH([.I$2];[.$B509]);LEN([.I$2]))=[.I$2];[.I$1];&quot;&quot;);&quot;&quot;)">
            <text:p/>
          </table:table-cell>
          <table:table-cell table:style-name="ce1" table:formula="of:=IFERROR(IF(MID([.$B509];SEARCH([.J$2];[.$B509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09];SEARCH([.K$2];[.$B509]);LEN([.K$2]))=[.K$2];[.K$1];&quot;&quot;);&quot;&quot;)">
            <text:p/>
          </table:table-cell>
          <table:table-cell table:style-name="ce1" table:formula="of:=IFERROR(IF(MID([.$B509];SEARCH([.L$2];[.$B509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09];SEARCH([.M$2];[.$B509]);LEN([.M$2]))=[.M$2];[.M$1];&quot;&quot;);&quot;&quot;)">
            <text:p/>
          </table:table-cell>
          <table:table-cell table:style-name="ce1" table:formula="of:=IFERROR(IF(MID([.$B509];SEARCH([.N$2];[.$B509]);LEN([.N$2]))=[.N$2];[.N$1];&quot;&quot;);&quot;&quot;)">
            <text:p/>
          </table:table-cell>
          <table:table-cell table:style-name="ce1" table:formula="of:=IFERROR(IF(MID([.$B509];SEARCH([.O$2];[.$B509]);LEN([.O$2]))=[.O$2];[.O$1];&quot;&quot;);&quot;&quot;)">
            <text:p/>
          </table:table-cell>
          <table:table-cell table:style-name="ce1" table:formula="of:=IFERROR(IF(MID([.$B509];SEARCH([.P$2];[.$B509]);LEN([.P$2]))=[.P$2];[.P$1];&quot;&quot;);&quot;&quot;)">
            <text:p/>
          </table:table-cell>
          <table:table-cell table:style-name="ce1" table:formula="of:=IFERROR(IF(MID([.$B509];SEARCH([.Q$2];[.$B509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09];SEARCH([.R$2];[.$B509]);LEN([.R$2]))=[.R$2];[.R$1];&quot;&quot;);&quot;&quot;)">
            <text:p/>
          </table:table-cell>
          <table:table-cell table:formula="of:=IF(OR([.M509]&lt;&gt;&quot;&quot;;[.N509]&lt;&gt;&quot;&quot;);CONCATENATE([.G509];[.H509];[.I509];[.J509];[.K509];[.L509];[.O509];[.P509];[.Q509];[.R509];[.M509];[.N509]);&quot;&quot;)">
            <text:p/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BodyGyro-mean()-X</text:p>
          </table:table-cell>
          <table:table-cell table:formula="of:=ISERROR(SEARCH([.C$2];[.B510]))=FALSE()" office:value-type="boolean" office:boolean-value="false" calcext:value-type="boolean">
            <text:p>FALSE</text:p>
          </table:table-cell>
          <table:table-cell table:formula="of:=ISERROR(SEARCH([.D$2];[.B510]))=FALSE()" office:value-type="boolean" office:boolean-value="true" calcext:value-type="boolean">
            <text:p>TRUE</text:p>
          </table:table-cell>
          <table:table-cell table:formula="of:=OR([.C510];[.D510])" office:value-type="boolean" office:boolean-value="true" calcext:value-type="boolean">
            <text:p>TRUE</text:p>
          </table:table-cell>
          <table:table-cell/>
          <table:table-cell table:style-name="ce1" table:formula="of:=IF(LEFT([.B510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0];SEARCH([.H$2];[.$B51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0];SEARCH([.I$2];[.$B510]);LEN([.I$2]))=[.I$2];[.I$1];&quot;&quot;);&quot;&quot;)">
            <text:p/>
          </table:table-cell>
          <table:table-cell table:style-name="ce1" table:formula="of:=IFERROR(IF(MID([.$B510];SEARCH([.J$2];[.$B510]);LEN([.J$2]))=[.J$2];[.J$1];&quot;&quot;);&quot;&quot;)">
            <text:p/>
          </table:table-cell>
          <table:table-cell table:style-name="ce1" table:formula="of:=IFERROR(IF(MID([.$B510];SEARCH([.K$2];[.$B510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10];SEARCH([.L$2];[.$B510]);LEN([.L$2]))=[.L$2];[.L$1];&quot;&quot;);&quot;&quot;)">
            <text:p/>
          </table:table-cell>
          <table:table-cell table:style-name="ce1" table:formula="of:=IFERROR(IF(MID([.$B510];SEARCH([.M$2];[.$B510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10];SEARCH([.N$2];[.$B510]);LEN([.N$2]))=[.N$2];[.N$1];&quot;&quot;);&quot;&quot;)">
            <text:p/>
          </table:table-cell>
          <table:table-cell table:style-name="ce1" table:formula="of:=IFERROR(IF(MID([.$B510];SEARCH([.O$2];[.$B510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10];SEARCH([.P$2];[.$B510]);LEN([.P$2]))=[.P$2];[.P$1];&quot;&quot;);&quot;&quot;)">
            <text:p/>
          </table:table-cell>
          <table:table-cell table:style-name="ce1" table:formula="of:=IFERROR(IF(MID([.$B510];SEARCH([.Q$2];[.$B510]);LEN([.Q$2]))=[.Q$2];[.Q$1];&quot;&quot;);&quot;&quot;)">
            <text:p/>
          </table:table-cell>
          <table:table-cell table:style-name="ce1" table:formula="of:=IFERROR(IF(MID([.$B510];SEARCH([.R$2];[.$B510]);LEN([.R$2]))=[.R$2];[.R$1];&quot;&quot;);&quot;&quot;)">
            <text:p/>
          </table:table-cell>
          <table:table-cell table:formula="of:=IF(OR([.M510]&lt;&gt;&quot;&quot;;[.N510]&lt;&gt;&quot;&quot;);CONCATENATE([.G510];[.H510];[.I510];[.J510];[.K510];[.L510];[.O510];[.P510];[.Q510];[.R510];[.M510];[.N510]);&quot;&quot;)" office:value-type="string" office:string-value="frequency_BodyMotion_Gyroscope_Xaxis_Mean" calcext:value-type="string">
            <text:p>frequency_BodyMotion_Gyroscope_Xaxis_Mean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BodyGyro-mean()-Y</text:p>
          </table:table-cell>
          <table:table-cell table:formula="of:=ISERROR(SEARCH([.C$2];[.B511]))=FALSE()" office:value-type="boolean" office:boolean-value="false" calcext:value-type="boolean">
            <text:p>FALSE</text:p>
          </table:table-cell>
          <table:table-cell table:formula="of:=ISERROR(SEARCH([.D$2];[.B511]))=FALSE()" office:value-type="boolean" office:boolean-value="true" calcext:value-type="boolean">
            <text:p>TRUE</text:p>
          </table:table-cell>
          <table:table-cell table:formula="of:=OR([.C511];[.D511])" office:value-type="boolean" office:boolean-value="true" calcext:value-type="boolean">
            <text:p>TRUE</text:p>
          </table:table-cell>
          <table:table-cell/>
          <table:table-cell table:style-name="ce1" table:formula="of:=IF(LEFT([.B511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1];SEARCH([.H$2];[.$B51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1];SEARCH([.I$2];[.$B511]);LEN([.I$2]))=[.I$2];[.I$1];&quot;&quot;);&quot;&quot;)">
            <text:p/>
          </table:table-cell>
          <table:table-cell table:style-name="ce1" table:formula="of:=IFERROR(IF(MID([.$B511];SEARCH([.J$2];[.$B511]);LEN([.J$2]))=[.J$2];[.J$1];&quot;&quot;);&quot;&quot;)">
            <text:p/>
          </table:table-cell>
          <table:table-cell table:style-name="ce1" table:formula="of:=IFERROR(IF(MID([.$B511];SEARCH([.K$2];[.$B511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11];SEARCH([.L$2];[.$B511]);LEN([.L$2]))=[.L$2];[.L$1];&quot;&quot;);&quot;&quot;)">
            <text:p/>
          </table:table-cell>
          <table:table-cell table:style-name="ce1" table:formula="of:=IFERROR(IF(MID([.$B511];SEARCH([.M$2];[.$B511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11];SEARCH([.N$2];[.$B511]);LEN([.N$2]))=[.N$2];[.N$1];&quot;&quot;);&quot;&quot;)">
            <text:p/>
          </table:table-cell>
          <table:table-cell table:style-name="ce1" table:formula="of:=IFERROR(IF(MID([.$B511];SEARCH([.O$2];[.$B511]);LEN([.O$2]))=[.O$2];[.O$1];&quot;&quot;);&quot;&quot;)">
            <text:p/>
          </table:table-cell>
          <table:table-cell table:style-name="ce1" table:formula="of:=IFERROR(IF(MID([.$B511];SEARCH([.P$2];[.$B511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11];SEARCH([.Q$2];[.$B511]);LEN([.Q$2]))=[.Q$2];[.Q$1];&quot;&quot;);&quot;&quot;)">
            <text:p/>
          </table:table-cell>
          <table:table-cell table:style-name="ce1" table:formula="of:=IFERROR(IF(MID([.$B511];SEARCH([.R$2];[.$B511]);LEN([.R$2]))=[.R$2];[.R$1];&quot;&quot;);&quot;&quot;)">
            <text:p/>
          </table:table-cell>
          <table:table-cell table:formula="of:=IF(OR([.M511]&lt;&gt;&quot;&quot;;[.N511]&lt;&gt;&quot;&quot;);CONCATENATE([.G511];[.H511];[.I511];[.J511];[.K511];[.L511];[.O511];[.P511];[.Q511];[.R511];[.M511];[.N511]);&quot;&quot;)" office:value-type="string" office:string-value="frequency_BodyMotion_Gyroscope_Yaxis_Mean" calcext:value-type="string">
            <text:p>frequency_BodyMotion_Gyroscope_Yaxis_Mean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BodyGyro-mean()-Z</text:p>
          </table:table-cell>
          <table:table-cell table:formula="of:=ISERROR(SEARCH([.C$2];[.B512]))=FALSE()" office:value-type="boolean" office:boolean-value="false" calcext:value-type="boolean">
            <text:p>FALSE</text:p>
          </table:table-cell>
          <table:table-cell table:formula="of:=ISERROR(SEARCH([.D$2];[.B512]))=FALSE()" office:value-type="boolean" office:boolean-value="true" calcext:value-type="boolean">
            <text:p>TRUE</text:p>
          </table:table-cell>
          <table:table-cell table:formula="of:=OR([.C512];[.D512])" office:value-type="boolean" office:boolean-value="true" calcext:value-type="boolean">
            <text:p>TRUE</text:p>
          </table:table-cell>
          <table:table-cell/>
          <table:table-cell table:style-name="ce1" table:formula="of:=IF(LEFT([.B512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2];SEARCH([.H$2];[.$B51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2];SEARCH([.I$2];[.$B512]);LEN([.I$2]))=[.I$2];[.I$1];&quot;&quot;);&quot;&quot;)">
            <text:p/>
          </table:table-cell>
          <table:table-cell table:style-name="ce1" table:formula="of:=IFERROR(IF(MID([.$B512];SEARCH([.J$2];[.$B512]);LEN([.J$2]))=[.J$2];[.J$1];&quot;&quot;);&quot;&quot;)">
            <text:p/>
          </table:table-cell>
          <table:table-cell table:style-name="ce1" table:formula="of:=IFERROR(IF(MID([.$B512];SEARCH([.K$2];[.$B512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12];SEARCH([.L$2];[.$B512]);LEN([.L$2]))=[.L$2];[.L$1];&quot;&quot;);&quot;&quot;)">
            <text:p/>
          </table:table-cell>
          <table:table-cell table:style-name="ce1" table:formula="of:=IFERROR(IF(MID([.$B512];SEARCH([.M$2];[.$B512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12];SEARCH([.N$2];[.$B512]);LEN([.N$2]))=[.N$2];[.N$1];&quot;&quot;);&quot;&quot;)">
            <text:p/>
          </table:table-cell>
          <table:table-cell table:style-name="ce1" table:formula="of:=IFERROR(IF(MID([.$B512];SEARCH([.O$2];[.$B512]);LEN([.O$2]))=[.O$2];[.O$1];&quot;&quot;);&quot;&quot;)">
            <text:p/>
          </table:table-cell>
          <table:table-cell table:style-name="ce1" table:formula="of:=IFERROR(IF(MID([.$B512];SEARCH([.P$2];[.$B512]);LEN([.P$2]))=[.P$2];[.P$1];&quot;&quot;);&quot;&quot;)">
            <text:p/>
          </table:table-cell>
          <table:table-cell table:style-name="ce1" table:formula="of:=IFERROR(IF(MID([.$B512];SEARCH([.Q$2];[.$B512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12];SEARCH([.R$2];[.$B512]);LEN([.R$2]))=[.R$2];[.R$1];&quot;&quot;);&quot;&quot;)">
            <text:p/>
          </table:table-cell>
          <table:table-cell table:formula="of:=IF(OR([.M512]&lt;&gt;&quot;&quot;;[.N512]&lt;&gt;&quot;&quot;);CONCATENATE([.G512];[.H512];[.I512];[.J512];[.K512];[.L512];[.O512];[.P512];[.Q512];[.R512];[.M512];[.N512]);&quot;&quot;)" office:value-type="string" office:string-value="frequency_BodyMotion_Gyroscope_Zaxis_Mean" calcext:value-type="string">
            <text:p>frequency_BodyMotion_Gyroscope_Zaxis_Mean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BodyGyro-meanFreq()-X</text:p>
          </table:table-cell>
          <table:table-cell table:formula="of:=ISERROR(SEARCH([.C$2];[.B513]))=FALSE()" office:value-type="boolean" office:boolean-value="false" calcext:value-type="boolean">
            <text:p>FALSE</text:p>
          </table:table-cell>
          <table:table-cell table:formula="of:=ISERROR(SEARCH([.D$2];[.B513]))=FALSE()" office:value-type="boolean" office:boolean-value="true" calcext:value-type="boolean">
            <text:p>TRUE</text:p>
          </table:table-cell>
          <table:table-cell table:formula="of:=OR([.C513];[.D513])" office:value-type="boolean" office:boolean-value="true" calcext:value-type="boolean">
            <text:p>TRUE</text:p>
          </table:table-cell>
          <table:table-cell/>
          <table:table-cell table:style-name="ce1" table:formula="of:=IF(LEFT([.B513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3];SEARCH([.H$2];[.$B51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3];SEARCH([.I$2];[.$B513]);LEN([.I$2]))=[.I$2];[.I$1];&quot;&quot;);&quot;&quot;)">
            <text:p/>
          </table:table-cell>
          <table:table-cell table:style-name="ce1" table:formula="of:=IFERROR(IF(MID([.$B513];SEARCH([.J$2];[.$B513]);LEN([.J$2]))=[.J$2];[.J$1];&quot;&quot;);&quot;&quot;)">
            <text:p/>
          </table:table-cell>
          <table:table-cell table:style-name="ce1" table:formula="of:=IFERROR(IF(MID([.$B513];SEARCH([.K$2];[.$B513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13];SEARCH([.L$2];[.$B513]);LEN([.L$2]))=[.L$2];[.L$1];&quot;&quot;);&quot;&quot;)">
            <text:p/>
          </table:table-cell>
          <table:table-cell table:style-name="ce1" table:formula="of:=IFERROR(IF(MID([.$B513];SEARCH([.M$2];[.$B513]);LEN([.M$2]))=[.M$2];[.M$1];&quot;&quot;);&quot;&quot;)">
            <text:p/>
          </table:table-cell>
          <table:table-cell table:style-name="ce1" table:formula="of:=IFERROR(IF(MID([.$B513];SEARCH([.N$2];[.$B513]);LEN([.N$2]))=[.N$2];[.N$1];&quot;&quot;);&quot;&quot;)">
            <text:p/>
          </table:table-cell>
          <table:table-cell table:style-name="ce1" table:formula="of:=IFERROR(IF(MID([.$B513];SEARCH([.O$2];[.$B513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13];SEARCH([.P$2];[.$B513]);LEN([.P$2]))=[.P$2];[.P$1];&quot;&quot;);&quot;&quot;)">
            <text:p/>
          </table:table-cell>
          <table:table-cell table:style-name="ce1" table:formula="of:=IFERROR(IF(MID([.$B513];SEARCH([.Q$2];[.$B513]);LEN([.Q$2]))=[.Q$2];[.Q$1];&quot;&quot;);&quot;&quot;)">
            <text:p/>
          </table:table-cell>
          <table:table-cell table:style-name="ce1" table:formula="of:=IFERROR(IF(MID([.$B513];SEARCH([.R$2];[.$B513]);LEN([.R$2]))=[.R$2];[.R$1];&quot;&quot;);&quot;&quot;)">
            <text:p/>
          </table:table-cell>
          <table:table-cell table:formula="of:=IF(OR([.M513]&lt;&gt;&quot;&quot;;[.N513]&lt;&gt;&quot;&quot;);CONCATENATE([.G513];[.H513];[.I513];[.J513];[.K513];[.L513];[.O513];[.P513];[.Q513];[.R513];[.M513];[.N513]);&quot;&quot;)">
            <text:p/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BodyGyro-meanFreq()-Y</text:p>
          </table:table-cell>
          <table:table-cell table:formula="of:=ISERROR(SEARCH([.C$2];[.B514]))=FALSE()" office:value-type="boolean" office:boolean-value="false" calcext:value-type="boolean">
            <text:p>FALSE</text:p>
          </table:table-cell>
          <table:table-cell table:formula="of:=ISERROR(SEARCH([.D$2];[.B514]))=FALSE()" office:value-type="boolean" office:boolean-value="true" calcext:value-type="boolean">
            <text:p>TRUE</text:p>
          </table:table-cell>
          <table:table-cell table:formula="of:=OR([.C514];[.D514])" office:value-type="boolean" office:boolean-value="true" calcext:value-type="boolean">
            <text:p>TRUE</text:p>
          </table:table-cell>
          <table:table-cell/>
          <table:table-cell table:style-name="ce1" table:formula="of:=IF(LEFT([.B514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4];SEARCH([.H$2];[.$B514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4];SEARCH([.I$2];[.$B514]);LEN([.I$2]))=[.I$2];[.I$1];&quot;&quot;);&quot;&quot;)">
            <text:p/>
          </table:table-cell>
          <table:table-cell table:style-name="ce1" table:formula="of:=IFERROR(IF(MID([.$B514];SEARCH([.J$2];[.$B514]);LEN([.J$2]))=[.J$2];[.J$1];&quot;&quot;);&quot;&quot;)">
            <text:p/>
          </table:table-cell>
          <table:table-cell table:style-name="ce1" table:formula="of:=IFERROR(IF(MID([.$B514];SEARCH([.K$2];[.$B514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14];SEARCH([.L$2];[.$B514]);LEN([.L$2]))=[.L$2];[.L$1];&quot;&quot;);&quot;&quot;)">
            <text:p/>
          </table:table-cell>
          <table:table-cell table:style-name="ce1" table:formula="of:=IFERROR(IF(MID([.$B514];SEARCH([.M$2];[.$B514]);LEN([.M$2]))=[.M$2];[.M$1];&quot;&quot;);&quot;&quot;)">
            <text:p/>
          </table:table-cell>
          <table:table-cell table:style-name="ce1" table:formula="of:=IFERROR(IF(MID([.$B514];SEARCH([.N$2];[.$B514]);LEN([.N$2]))=[.N$2];[.N$1];&quot;&quot;);&quot;&quot;)">
            <text:p/>
          </table:table-cell>
          <table:table-cell table:style-name="ce1" table:formula="of:=IFERROR(IF(MID([.$B514];SEARCH([.O$2];[.$B514]);LEN([.O$2]))=[.O$2];[.O$1];&quot;&quot;);&quot;&quot;)">
            <text:p/>
          </table:table-cell>
          <table:table-cell table:style-name="ce1" table:formula="of:=IFERROR(IF(MID([.$B514];SEARCH([.P$2];[.$B514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14];SEARCH([.Q$2];[.$B514]);LEN([.Q$2]))=[.Q$2];[.Q$1];&quot;&quot;);&quot;&quot;)">
            <text:p/>
          </table:table-cell>
          <table:table-cell table:style-name="ce1" table:formula="of:=IFERROR(IF(MID([.$B514];SEARCH([.R$2];[.$B514]);LEN([.R$2]))=[.R$2];[.R$1];&quot;&quot;);&quot;&quot;)">
            <text:p/>
          </table:table-cell>
          <table:table-cell table:formula="of:=IF(OR([.M514]&lt;&gt;&quot;&quot;;[.N514]&lt;&gt;&quot;&quot;);CONCATENATE([.G514];[.H514];[.I514];[.J514];[.K514];[.L514];[.O514];[.P514];[.Q514];[.R514];[.M514];[.N514]);&quot;&quot;)">
            <text:p/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BodyGyro-meanFreq()-Z</text:p>
          </table:table-cell>
          <table:table-cell table:formula="of:=ISERROR(SEARCH([.C$2];[.B515]))=FALSE()" office:value-type="boolean" office:boolean-value="false" calcext:value-type="boolean">
            <text:p>FALSE</text:p>
          </table:table-cell>
          <table:table-cell table:formula="of:=ISERROR(SEARCH([.D$2];[.B515]))=FALSE()" office:value-type="boolean" office:boolean-value="true" calcext:value-type="boolean">
            <text:p>TRUE</text:p>
          </table:table-cell>
          <table:table-cell table:formula="of:=OR([.C515];[.D515])" office:value-type="boolean" office:boolean-value="true" calcext:value-type="boolean">
            <text:p>TRUE</text:p>
          </table:table-cell>
          <table:table-cell/>
          <table:table-cell table:style-name="ce1" table:formula="of:=IF(LEFT([.B515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5];SEARCH([.H$2];[.$B515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5];SEARCH([.I$2];[.$B515]);LEN([.I$2]))=[.I$2];[.I$1];&quot;&quot;);&quot;&quot;)">
            <text:p/>
          </table:table-cell>
          <table:table-cell table:style-name="ce1" table:formula="of:=IFERROR(IF(MID([.$B515];SEARCH([.J$2];[.$B515]);LEN([.J$2]))=[.J$2];[.J$1];&quot;&quot;);&quot;&quot;)">
            <text:p/>
          </table:table-cell>
          <table:table-cell table:style-name="ce1" table:formula="of:=IFERROR(IF(MID([.$B515];SEARCH([.K$2];[.$B515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15];SEARCH([.L$2];[.$B515]);LEN([.L$2]))=[.L$2];[.L$1];&quot;&quot;);&quot;&quot;)">
            <text:p/>
          </table:table-cell>
          <table:table-cell table:style-name="ce1" table:formula="of:=IFERROR(IF(MID([.$B515];SEARCH([.M$2];[.$B515]);LEN([.M$2]))=[.M$2];[.M$1];&quot;&quot;);&quot;&quot;)">
            <text:p/>
          </table:table-cell>
          <table:table-cell table:style-name="ce1" table:formula="of:=IFERROR(IF(MID([.$B515];SEARCH([.N$2];[.$B515]);LEN([.N$2]))=[.N$2];[.N$1];&quot;&quot;);&quot;&quot;)">
            <text:p/>
          </table:table-cell>
          <table:table-cell table:style-name="ce1" table:formula="of:=IFERROR(IF(MID([.$B515];SEARCH([.O$2];[.$B515]);LEN([.O$2]))=[.O$2];[.O$1];&quot;&quot;);&quot;&quot;)">
            <text:p/>
          </table:table-cell>
          <table:table-cell table:style-name="ce1" table:formula="of:=IFERROR(IF(MID([.$B515];SEARCH([.P$2];[.$B515]);LEN([.P$2]))=[.P$2];[.P$1];&quot;&quot;);&quot;&quot;)">
            <text:p/>
          </table:table-cell>
          <table:table-cell table:style-name="ce1" table:formula="of:=IFERROR(IF(MID([.$B515];SEARCH([.Q$2];[.$B515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15];SEARCH([.R$2];[.$B515]);LEN([.R$2]))=[.R$2];[.R$1];&quot;&quot;);&quot;&quot;)">
            <text:p/>
          </table:table-cell>
          <table:table-cell table:formula="of:=IF(OR([.M515]&lt;&gt;&quot;&quot;;[.N515]&lt;&gt;&quot;&quot;);CONCATENATE([.G515];[.H515];[.I515];[.J515];[.K515];[.L515];[.O515];[.P515];[.Q515];[.R515];[.M515];[.N515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BodyAccMag-mean()</text:p>
          </table:table-cell>
          <table:table-cell table:formula="of:=ISERROR(SEARCH([.C$2];[.B516]))=FALSE()" office:value-type="boolean" office:boolean-value="false" calcext:value-type="boolean">
            <text:p>FALSE</text:p>
          </table:table-cell>
          <table:table-cell table:formula="of:=ISERROR(SEARCH([.D$2];[.B516]))=FALSE()" office:value-type="boolean" office:boolean-value="true" calcext:value-type="boolean">
            <text:p>TRUE</text:p>
          </table:table-cell>
          <table:table-cell table:formula="of:=OR([.C516];[.D516])" office:value-type="boolean" office:boolean-value="true" calcext:value-type="boolean">
            <text:p>TRUE</text:p>
          </table:table-cell>
          <table:table-cell/>
          <table:table-cell table:style-name="ce1" table:formula="of:=IF(LEFT([.B516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6];SEARCH([.H$2];[.$B516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6];SEARCH([.I$2];[.$B516]);LEN([.I$2]))=[.I$2];[.I$1];&quot;&quot;);&quot;&quot;)">
            <text:p/>
          </table:table-cell>
          <table:table-cell table:style-name="ce1" table:formula="of:=IFERROR(IF(MID([.$B516];SEARCH([.J$2];[.$B516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16];SEARCH([.K$2];[.$B516]);LEN([.K$2]))=[.K$2];[.K$1];&quot;&quot;);&quot;&quot;)">
            <text:p/>
          </table:table-cell>
          <table:table-cell table:style-name="ce1" table:formula="of:=IFERROR(IF(MID([.$B516];SEARCH([.L$2];[.$B516]);LEN([.L$2]))=[.L$2];[.L$1];&quot;&quot;);&quot;&quot;)">
            <text:p/>
          </table:table-cell>
          <table:table-cell table:style-name="ce1" table:formula="of:=IFERROR(IF(MID([.$B516];SEARCH([.M$2];[.$B516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16];SEARCH([.N$2];[.$B516]);LEN([.N$2]))=[.N$2];[.N$1];&quot;&quot;);&quot;&quot;)">
            <text:p/>
          </table:table-cell>
          <table:table-cell table:style-name="ce1" table:formula="of:=IFERROR(IF(MID([.$B516];SEARCH([.O$2];[.$B516]);LEN([.O$2]))=[.O$2];[.O$1];&quot;&quot;);&quot;&quot;)">
            <text:p/>
          </table:table-cell>
          <table:table-cell table:style-name="ce1" table:formula="of:=IFERROR(IF(MID([.$B516];SEARCH([.P$2];[.$B516]);LEN([.P$2]))=[.P$2];[.P$1];&quot;&quot;);&quot;&quot;)">
            <text:p/>
          </table:table-cell>
          <table:table-cell table:style-name="ce1" table:formula="of:=IFERROR(IF(MID([.$B516];SEARCH([.Q$2];[.$B516]);LEN([.Q$2]))=[.Q$2];[.Q$1];&quot;&quot;);&quot;&quot;)">
            <text:p/>
          </table:table-cell>
          <table:table-cell table:style-name="ce1" table:formula="of:=IFERROR(IF(MID([.$B516];SEARCH([.R$2];[.$B516]);LEN([.R$2]))=[.R$2];[.R$1];&quot;&quot;);&quot;&quot;)" office:value-type="string" office:string-value="Magnitude_" calcext:value-type="string">
            <text:p>Magnitude_</text:p>
          </table:table-cell>
          <table:table-cell table:formula="of:=IF(OR([.M516]&lt;&gt;&quot;&quot;;[.N516]&lt;&gt;&quot;&quot;);CONCATENATE([.G516];[.H516];[.I516];[.J516];[.K516];[.L516];[.O516];[.P516];[.Q516];[.R516];[.M516];[.N516]);&quot;&quot;)" office:value-type="string" office:string-value="frequency_BodyMotion_Accelerometer_Magnitude_Mean" calcext:value-type="string">
            <text:p>frequency_BodyMotion_Accelerometer_Magnitude_Mean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BodyAccMag-meanFreq()</text:p>
          </table:table-cell>
          <table:table-cell table:formula="of:=ISERROR(SEARCH([.C$2];[.B517]))=FALSE()" office:value-type="boolean" office:boolean-value="false" calcext:value-type="boolean">
            <text:p>FALSE</text:p>
          </table:table-cell>
          <table:table-cell table:formula="of:=ISERROR(SEARCH([.D$2];[.B517]))=FALSE()" office:value-type="boolean" office:boolean-value="true" calcext:value-type="boolean">
            <text:p>TRUE</text:p>
          </table:table-cell>
          <table:table-cell table:formula="of:=OR([.C517];[.D517])" office:value-type="boolean" office:boolean-value="true" calcext:value-type="boolean">
            <text:p>TRUE</text:p>
          </table:table-cell>
          <table:table-cell/>
          <table:table-cell table:style-name="ce1" table:formula="of:=IF(LEFT([.B517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7];SEARCH([.H$2];[.$B517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7];SEARCH([.I$2];[.$B517]);LEN([.I$2]))=[.I$2];[.I$1];&quot;&quot;);&quot;&quot;)">
            <text:p/>
          </table:table-cell>
          <table:table-cell table:style-name="ce1" table:formula="of:=IFERROR(IF(MID([.$B517];SEARCH([.J$2];[.$B517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17];SEARCH([.K$2];[.$B517]);LEN([.K$2]))=[.K$2];[.K$1];&quot;&quot;);&quot;&quot;)">
            <text:p/>
          </table:table-cell>
          <table:table-cell table:style-name="ce1" table:formula="of:=IFERROR(IF(MID([.$B517];SEARCH([.L$2];[.$B517]);LEN([.L$2]))=[.L$2];[.L$1];&quot;&quot;);&quot;&quot;)">
            <text:p/>
          </table:table-cell>
          <table:table-cell table:style-name="ce1" table:formula="of:=IFERROR(IF(MID([.$B517];SEARCH([.M$2];[.$B517]);LEN([.M$2]))=[.M$2];[.M$1];&quot;&quot;);&quot;&quot;)">
            <text:p/>
          </table:table-cell>
          <table:table-cell table:style-name="ce1" table:formula="of:=IFERROR(IF(MID([.$B517];SEARCH([.N$2];[.$B517]);LEN([.N$2]))=[.N$2];[.N$1];&quot;&quot;);&quot;&quot;)">
            <text:p/>
          </table:table-cell>
          <table:table-cell table:style-name="ce1" table:formula="of:=IFERROR(IF(MID([.$B517];SEARCH([.O$2];[.$B517]);LEN([.O$2]))=[.O$2];[.O$1];&quot;&quot;);&quot;&quot;)">
            <text:p/>
          </table:table-cell>
          <table:table-cell table:style-name="ce1" table:formula="of:=IFERROR(IF(MID([.$B517];SEARCH([.P$2];[.$B517]);LEN([.P$2]))=[.P$2];[.P$1];&quot;&quot;);&quot;&quot;)">
            <text:p/>
          </table:table-cell>
          <table:table-cell table:style-name="ce1" table:formula="of:=IFERROR(IF(MID([.$B517];SEARCH([.Q$2];[.$B517]);LEN([.Q$2]))=[.Q$2];[.Q$1];&quot;&quot;);&quot;&quot;)">
            <text:p/>
          </table:table-cell>
          <table:table-cell table:style-name="ce1" table:formula="of:=IFERROR(IF(MID([.$B517];SEARCH([.R$2];[.$B517]);LEN([.R$2]))=[.R$2];[.R$1];&quot;&quot;);&quot;&quot;)" office:value-type="string" office:string-value="Magnitude_" calcext:value-type="string">
            <text:p>Magnitude_</text:p>
          </table:table-cell>
          <table:table-cell table:formula="of:=IF(OR([.M517]&lt;&gt;&quot;&quot;;[.N517]&lt;&gt;&quot;&quot;);CONCATENATE([.G517];[.H517];[.I517];[.J517];[.K517];[.L517];[.O517];[.P517];[.Q517];[.R517];[.M517];[.N517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BodyBodyAccJerkMag-mean()</text:p>
          </table:table-cell>
          <table:table-cell table:formula="of:=ISERROR(SEARCH([.C$2];[.B518]))=FALSE()" office:value-type="boolean" office:boolean-value="false" calcext:value-type="boolean">
            <text:p>FALSE</text:p>
          </table:table-cell>
          <table:table-cell table:formula="of:=ISERROR(SEARCH([.D$2];[.B518]))=FALSE()" office:value-type="boolean" office:boolean-value="true" calcext:value-type="boolean">
            <text:p>TRUE</text:p>
          </table:table-cell>
          <table:table-cell table:formula="of:=OR([.C518];[.D518])" office:value-type="boolean" office:boolean-value="true" calcext:value-type="boolean">
            <text:p>TRUE</text:p>
          </table:table-cell>
          <table:table-cell/>
          <table:table-cell table:style-name="ce1" table:formula="of:=IF(LEFT([.B518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8];SEARCH([.H$2];[.$B51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8];SEARCH([.I$2];[.$B518]);LEN([.I$2]))=[.I$2];[.I$1];&quot;&quot;);&quot;&quot;)">
            <text:p/>
          </table:table-cell>
          <table:table-cell table:style-name="ce1" table:formula="of:=IFERROR(IF(MID([.$B518];SEARCH([.J$2];[.$B518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18];SEARCH([.K$2];[.$B518]);LEN([.K$2]))=[.K$2];[.K$1];&quot;&quot;);&quot;&quot;)">
            <text:p/>
          </table:table-cell>
          <table:table-cell table:style-name="ce1" table:formula="of:=IFERROR(IF(MID([.$B518];SEARCH([.L$2];[.$B518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18];SEARCH([.M$2];[.$B518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18];SEARCH([.N$2];[.$B518]);LEN([.N$2]))=[.N$2];[.N$1];&quot;&quot;);&quot;&quot;)">
            <text:p/>
          </table:table-cell>
          <table:table-cell table:style-name="ce1" table:formula="of:=IFERROR(IF(MID([.$B518];SEARCH([.O$2];[.$B518]);LEN([.O$2]))=[.O$2];[.O$1];&quot;&quot;);&quot;&quot;)">
            <text:p/>
          </table:table-cell>
          <table:table-cell table:style-name="ce1" table:formula="of:=IFERROR(IF(MID([.$B518];SEARCH([.P$2];[.$B518]);LEN([.P$2]))=[.P$2];[.P$1];&quot;&quot;);&quot;&quot;)">
            <text:p/>
          </table:table-cell>
          <table:table-cell table:style-name="ce1" table:formula="of:=IFERROR(IF(MID([.$B518];SEARCH([.Q$2];[.$B518]);LEN([.Q$2]))=[.Q$2];[.Q$1];&quot;&quot;);&quot;&quot;)">
            <text:p/>
          </table:table-cell>
          <table:table-cell table:style-name="ce1" table:formula="of:=IFERROR(IF(MID([.$B518];SEARCH([.R$2];[.$B518]);LEN([.R$2]))=[.R$2];[.R$1];&quot;&quot;);&quot;&quot;)" office:value-type="string" office:string-value="Magnitude_" calcext:value-type="string">
            <text:p>Magnitude_</text:p>
          </table:table-cell>
          <table:table-cell table:formula="of:=IF(OR([.M518]&lt;&gt;&quot;&quot;;[.N518]&lt;&gt;&quot;&quot;);CONCATENATE([.G518];[.H518];[.I518];[.J518];[.K518];[.L518];[.O518];[.P518];[.Q518];[.R518];[.M518];[.N518]);&quot;&quot;)" office:value-type="string" office:string-value="frequency_BodyMotion_Accelerometer_Jerk_Magnitude_Mean" calcext:value-type="string">
            <text:p>frequency_BodyMotion_Accelerometer_Jerk_Magnitude_Mean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BodyBodyAccJerkMag-meanFreq()</text:p>
          </table:table-cell>
          <table:table-cell table:formula="of:=ISERROR(SEARCH([.C$2];[.B519]))=FALSE()" office:value-type="boolean" office:boolean-value="false" calcext:value-type="boolean">
            <text:p>FALSE</text:p>
          </table:table-cell>
          <table:table-cell table:formula="of:=ISERROR(SEARCH([.D$2];[.B519]))=FALSE()" office:value-type="boolean" office:boolean-value="true" calcext:value-type="boolean">
            <text:p>TRUE</text:p>
          </table:table-cell>
          <table:table-cell table:formula="of:=OR([.C519];[.D519])" office:value-type="boolean" office:boolean-value="true" calcext:value-type="boolean">
            <text:p>TRUE</text:p>
          </table:table-cell>
          <table:table-cell/>
          <table:table-cell table:style-name="ce1" table:formula="of:=IF(LEFT([.B519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19];SEARCH([.H$2];[.$B51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19];SEARCH([.I$2];[.$B519]);LEN([.I$2]))=[.I$2];[.I$1];&quot;&quot;);&quot;&quot;)">
            <text:p/>
          </table:table-cell>
          <table:table-cell table:style-name="ce1" table:formula="of:=IFERROR(IF(MID([.$B519];SEARCH([.J$2];[.$B519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19];SEARCH([.K$2];[.$B519]);LEN([.K$2]))=[.K$2];[.K$1];&quot;&quot;);&quot;&quot;)">
            <text:p/>
          </table:table-cell>
          <table:table-cell table:style-name="ce1" table:formula="of:=IFERROR(IF(MID([.$B519];SEARCH([.L$2];[.$B519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19];SEARCH([.M$2];[.$B519]);LEN([.M$2]))=[.M$2];[.M$1];&quot;&quot;);&quot;&quot;)">
            <text:p/>
          </table:table-cell>
          <table:table-cell table:style-name="ce1" table:formula="of:=IFERROR(IF(MID([.$B519];SEARCH([.N$2];[.$B519]);LEN([.N$2]))=[.N$2];[.N$1];&quot;&quot;);&quot;&quot;)">
            <text:p/>
          </table:table-cell>
          <table:table-cell table:style-name="ce1" table:formula="of:=IFERROR(IF(MID([.$B519];SEARCH([.O$2];[.$B519]);LEN([.O$2]))=[.O$2];[.O$1];&quot;&quot;);&quot;&quot;)">
            <text:p/>
          </table:table-cell>
          <table:table-cell table:style-name="ce1" table:formula="of:=IFERROR(IF(MID([.$B519];SEARCH([.P$2];[.$B519]);LEN([.P$2]))=[.P$2];[.P$1];&quot;&quot;);&quot;&quot;)">
            <text:p/>
          </table:table-cell>
          <table:table-cell table:style-name="ce1" table:formula="of:=IFERROR(IF(MID([.$B519];SEARCH([.Q$2];[.$B519]);LEN([.Q$2]))=[.Q$2];[.Q$1];&quot;&quot;);&quot;&quot;)">
            <text:p/>
          </table:table-cell>
          <table:table-cell table:style-name="ce1" table:formula="of:=IFERROR(IF(MID([.$B519];SEARCH([.R$2];[.$B519]);LEN([.R$2]))=[.R$2];[.R$1];&quot;&quot;);&quot;&quot;)" office:value-type="string" office:string-value="Magnitude_" calcext:value-type="string">
            <text:p>Magnitude_</text:p>
          </table:table-cell>
          <table:table-cell table:formula="of:=IF(OR([.M519]&lt;&gt;&quot;&quot;;[.N519]&lt;&gt;&quot;&quot;);CONCATENATE([.G519];[.H519];[.I519];[.J519];[.K519];[.L519];[.O519];[.P519];[.Q519];[.R519];[.M519];[.N519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BodyBodyGyroMag-mean()</text:p>
          </table:table-cell>
          <table:table-cell table:formula="of:=ISERROR(SEARCH([.C$2];[.B520]))=FALSE()" office:value-type="boolean" office:boolean-value="false" calcext:value-type="boolean">
            <text:p>FALSE</text:p>
          </table:table-cell>
          <table:table-cell table:formula="of:=ISERROR(SEARCH([.D$2];[.B520]))=FALSE()" office:value-type="boolean" office:boolean-value="true" calcext:value-type="boolean">
            <text:p>TRUE</text:p>
          </table:table-cell>
          <table:table-cell table:formula="of:=OR([.C520];[.D520])" office:value-type="boolean" office:boolean-value="true" calcext:value-type="boolean">
            <text:p>TRUE</text:p>
          </table:table-cell>
          <table:table-cell/>
          <table:table-cell table:style-name="ce1" table:formula="of:=IF(LEFT([.B520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0];SEARCH([.H$2];[.$B52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0];SEARCH([.I$2];[.$B520]);LEN([.I$2]))=[.I$2];[.I$1];&quot;&quot;);&quot;&quot;)">
            <text:p/>
          </table:table-cell>
          <table:table-cell table:style-name="ce1" table:formula="of:=IFERROR(IF(MID([.$B520];SEARCH([.J$2];[.$B520]);LEN([.J$2]))=[.J$2];[.J$1];&quot;&quot;);&quot;&quot;)">
            <text:p/>
          </table:table-cell>
          <table:table-cell table:style-name="ce1" table:formula="of:=IFERROR(IF(MID([.$B520];SEARCH([.K$2];[.$B520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20];SEARCH([.L$2];[.$B520]);LEN([.L$2]))=[.L$2];[.L$1];&quot;&quot;);&quot;&quot;)">
            <text:p/>
          </table:table-cell>
          <table:table-cell table:style-name="ce1" table:formula="of:=IFERROR(IF(MID([.$B520];SEARCH([.M$2];[.$B520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20];SEARCH([.N$2];[.$B520]);LEN([.N$2]))=[.N$2];[.N$1];&quot;&quot;);&quot;&quot;)">
            <text:p/>
          </table:table-cell>
          <table:table-cell table:style-name="ce1" table:formula="of:=IFERROR(IF(MID([.$B520];SEARCH([.O$2];[.$B520]);LEN([.O$2]))=[.O$2];[.O$1];&quot;&quot;);&quot;&quot;)">
            <text:p/>
          </table:table-cell>
          <table:table-cell table:style-name="ce1" table:formula="of:=IFERROR(IF(MID([.$B520];SEARCH([.P$2];[.$B520]);LEN([.P$2]))=[.P$2];[.P$1];&quot;&quot;);&quot;&quot;)">
            <text:p/>
          </table:table-cell>
          <table:table-cell table:style-name="ce1" table:formula="of:=IFERROR(IF(MID([.$B520];SEARCH([.Q$2];[.$B520]);LEN([.Q$2]))=[.Q$2];[.Q$1];&quot;&quot;);&quot;&quot;)">
            <text:p/>
          </table:table-cell>
          <table:table-cell table:style-name="ce1" table:formula="of:=IFERROR(IF(MID([.$B520];SEARCH([.R$2];[.$B520]);LEN([.R$2]))=[.R$2];[.R$1];&quot;&quot;);&quot;&quot;)" office:value-type="string" office:string-value="Magnitude_" calcext:value-type="string">
            <text:p>Magnitude_</text:p>
          </table:table-cell>
          <table:table-cell table:formula="of:=IF(OR([.M520]&lt;&gt;&quot;&quot;;[.N520]&lt;&gt;&quot;&quot;);CONCATENATE([.G520];[.H520];[.I520];[.J520];[.K520];[.L520];[.O520];[.P520];[.Q520];[.R520];[.M520];[.N520]);&quot;&quot;)" office:value-type="string" office:string-value="frequency_BodyMotion_Gyroscope_Magnitude_Mean" calcext:value-type="string">
            <text:p>frequency_BodyMotion_Gyroscope_Magnitude_Mean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BodyBodyGyroMag-meanFreq()</text:p>
          </table:table-cell>
          <table:table-cell table:formula="of:=ISERROR(SEARCH([.C$2];[.B521]))=FALSE()" office:value-type="boolean" office:boolean-value="false" calcext:value-type="boolean">
            <text:p>FALSE</text:p>
          </table:table-cell>
          <table:table-cell table:formula="of:=ISERROR(SEARCH([.D$2];[.B521]))=FALSE()" office:value-type="boolean" office:boolean-value="true" calcext:value-type="boolean">
            <text:p>TRUE</text:p>
          </table:table-cell>
          <table:table-cell table:formula="of:=OR([.C521];[.D521])" office:value-type="boolean" office:boolean-value="true" calcext:value-type="boolean">
            <text:p>TRUE</text:p>
          </table:table-cell>
          <table:table-cell/>
          <table:table-cell table:style-name="ce1" table:formula="of:=IF(LEFT([.B521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1];SEARCH([.H$2];[.$B52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1];SEARCH([.I$2];[.$B521]);LEN([.I$2]))=[.I$2];[.I$1];&quot;&quot;);&quot;&quot;)">
            <text:p/>
          </table:table-cell>
          <table:table-cell table:style-name="ce1" table:formula="of:=IFERROR(IF(MID([.$B521];SEARCH([.J$2];[.$B521]);LEN([.J$2]))=[.J$2];[.J$1];&quot;&quot;);&quot;&quot;)">
            <text:p/>
          </table:table-cell>
          <table:table-cell table:style-name="ce1" table:formula="of:=IFERROR(IF(MID([.$B521];SEARCH([.K$2];[.$B521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21];SEARCH([.L$2];[.$B521]);LEN([.L$2]))=[.L$2];[.L$1];&quot;&quot;);&quot;&quot;)">
            <text:p/>
          </table:table-cell>
          <table:table-cell table:style-name="ce1" table:formula="of:=IFERROR(IF(MID([.$B521];SEARCH([.M$2];[.$B521]);LEN([.M$2]))=[.M$2];[.M$1];&quot;&quot;);&quot;&quot;)">
            <text:p/>
          </table:table-cell>
          <table:table-cell table:style-name="ce1" table:formula="of:=IFERROR(IF(MID([.$B521];SEARCH([.N$2];[.$B521]);LEN([.N$2]))=[.N$2];[.N$1];&quot;&quot;);&quot;&quot;)">
            <text:p/>
          </table:table-cell>
          <table:table-cell table:style-name="ce1" table:formula="of:=IFERROR(IF(MID([.$B521];SEARCH([.O$2];[.$B521]);LEN([.O$2]))=[.O$2];[.O$1];&quot;&quot;);&quot;&quot;)">
            <text:p/>
          </table:table-cell>
          <table:table-cell table:style-name="ce1" table:formula="of:=IFERROR(IF(MID([.$B521];SEARCH([.P$2];[.$B521]);LEN([.P$2]))=[.P$2];[.P$1];&quot;&quot;);&quot;&quot;)">
            <text:p/>
          </table:table-cell>
          <table:table-cell table:style-name="ce1" table:formula="of:=IFERROR(IF(MID([.$B521];SEARCH([.Q$2];[.$B521]);LEN([.Q$2]))=[.Q$2];[.Q$1];&quot;&quot;);&quot;&quot;)">
            <text:p/>
          </table:table-cell>
          <table:table-cell table:style-name="ce1" table:formula="of:=IFERROR(IF(MID([.$B521];SEARCH([.R$2];[.$B521]);LEN([.R$2]))=[.R$2];[.R$1];&quot;&quot;);&quot;&quot;)" office:value-type="string" office:string-value="Magnitude_" calcext:value-type="string">
            <text:p>Magnitude_</text:p>
          </table:table-cell>
          <table:table-cell table:formula="of:=IF(OR([.M521]&lt;&gt;&quot;&quot;;[.N521]&lt;&gt;&quot;&quot;);CONCATENATE([.G521];[.H521];[.I521];[.J521];[.K521];[.L521];[.O521];[.P521];[.Q521];[.R521];[.M521];[.N521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BodyBodyGyroJerkMag-mean()</text:p>
          </table:table-cell>
          <table:table-cell table:formula="of:=ISERROR(SEARCH([.C$2];[.B522]))=FALSE()" office:value-type="boolean" office:boolean-value="false" calcext:value-type="boolean">
            <text:p>FALSE</text:p>
          </table:table-cell>
          <table:table-cell table:formula="of:=ISERROR(SEARCH([.D$2];[.B522]))=FALSE()" office:value-type="boolean" office:boolean-value="true" calcext:value-type="boolean">
            <text:p>TRUE</text:p>
          </table:table-cell>
          <table:table-cell table:formula="of:=OR([.C522];[.D522])" office:value-type="boolean" office:boolean-value="true" calcext:value-type="boolean">
            <text:p>TRUE</text:p>
          </table:table-cell>
          <table:table-cell/>
          <table:table-cell table:style-name="ce1" table:formula="of:=IF(LEFT([.B522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2];SEARCH([.H$2];[.$B52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2];SEARCH([.I$2];[.$B522]);LEN([.I$2]))=[.I$2];[.I$1];&quot;&quot;);&quot;&quot;)">
            <text:p/>
          </table:table-cell>
          <table:table-cell table:style-name="ce1" table:formula="of:=IFERROR(IF(MID([.$B522];SEARCH([.J$2];[.$B522]);LEN([.J$2]))=[.J$2];[.J$1];&quot;&quot;);&quot;&quot;)">
            <text:p/>
          </table:table-cell>
          <table:table-cell table:style-name="ce1" table:formula="of:=IFERROR(IF(MID([.$B522];SEARCH([.K$2];[.$B522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22];SEARCH([.L$2];[.$B522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22];SEARCH([.M$2];[.$B522]);LEN([.M$2]))=[.M$2];[.M$1];&quot;&quot;);&quot;&quot;)" office:value-type="string" office:string-value="Mean" calcext:value-type="string">
            <text:p>Mean</text:p>
          </table:table-cell>
          <table:table-cell table:style-name="ce1" table:formula="of:=IFERROR(IF(MID([.$B522];SEARCH([.N$2];[.$B522]);LEN([.N$2]))=[.N$2];[.N$1];&quot;&quot;);&quot;&quot;)">
            <text:p/>
          </table:table-cell>
          <table:table-cell table:style-name="ce1" table:formula="of:=IFERROR(IF(MID([.$B522];SEARCH([.O$2];[.$B522]);LEN([.O$2]))=[.O$2];[.O$1];&quot;&quot;);&quot;&quot;)">
            <text:p/>
          </table:table-cell>
          <table:table-cell table:style-name="ce1" table:formula="of:=IFERROR(IF(MID([.$B522];SEARCH([.P$2];[.$B522]);LEN([.P$2]))=[.P$2];[.P$1];&quot;&quot;);&quot;&quot;)">
            <text:p/>
          </table:table-cell>
          <table:table-cell table:style-name="ce1" table:formula="of:=IFERROR(IF(MID([.$B522];SEARCH([.Q$2];[.$B522]);LEN([.Q$2]))=[.Q$2];[.Q$1];&quot;&quot;);&quot;&quot;)">
            <text:p/>
          </table:table-cell>
          <table:table-cell table:style-name="ce1" table:formula="of:=IFERROR(IF(MID([.$B522];SEARCH([.R$2];[.$B522]);LEN([.R$2]))=[.R$2];[.R$1];&quot;&quot;);&quot;&quot;)" office:value-type="string" office:string-value="Magnitude_" calcext:value-type="string">
            <text:p>Magnitude_</text:p>
          </table:table-cell>
          <table:table-cell table:formula="of:=IF(OR([.M522]&lt;&gt;&quot;&quot;;[.N522]&lt;&gt;&quot;&quot;);CONCATENATE([.G522];[.H522];[.I522];[.J522];[.K522];[.L522];[.O522];[.P522];[.Q522];[.R522];[.M522];[.N522]);&quot;&quot;)" office:value-type="string" office:string-value="frequency_BodyMotion_Gyroscope_Jerk_Magnitude_Mean" calcext:value-type="string">
            <text:p>frequency_BodyMotion_Gyroscope_Jerk_Magnitude_Mean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BodyBodyGyroJerkMag-meanFreq()</text:p>
          </table:table-cell>
          <table:table-cell table:formula="of:=ISERROR(SEARCH([.C$2];[.B523]))=FALSE()" office:value-type="boolean" office:boolean-value="false" calcext:value-type="boolean">
            <text:p>FALSE</text:p>
          </table:table-cell>
          <table:table-cell table:formula="of:=ISERROR(SEARCH([.D$2];[.B523]))=FALSE()" office:value-type="boolean" office:boolean-value="true" calcext:value-type="boolean">
            <text:p>TRUE</text:p>
          </table:table-cell>
          <table:table-cell table:formula="of:=OR([.C523];[.D523])" office:value-type="boolean" office:boolean-value="true" calcext:value-type="boolean">
            <text:p>TRUE</text:p>
          </table:table-cell>
          <table:table-cell/>
          <table:table-cell table:style-name="ce1" table:formula="of:=IF(LEFT([.B523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3];SEARCH([.H$2];[.$B52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3];SEARCH([.I$2];[.$B523]);LEN([.I$2]))=[.I$2];[.I$1];&quot;&quot;);&quot;&quot;)">
            <text:p/>
          </table:table-cell>
          <table:table-cell table:style-name="ce1" table:formula="of:=IFERROR(IF(MID([.$B523];SEARCH([.J$2];[.$B523]);LEN([.J$2]))=[.J$2];[.J$1];&quot;&quot;);&quot;&quot;)">
            <text:p/>
          </table:table-cell>
          <table:table-cell table:style-name="ce1" table:formula="of:=IFERROR(IF(MID([.$B523];SEARCH([.K$2];[.$B523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23];SEARCH([.L$2];[.$B523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23];SEARCH([.M$2];[.$B523]);LEN([.M$2]))=[.M$2];[.M$1];&quot;&quot;);&quot;&quot;)">
            <text:p/>
          </table:table-cell>
          <table:table-cell table:style-name="ce1" table:formula="of:=IFERROR(IF(MID([.$B523];SEARCH([.N$2];[.$B523]);LEN([.N$2]))=[.N$2];[.N$1];&quot;&quot;);&quot;&quot;)">
            <text:p/>
          </table:table-cell>
          <table:table-cell table:style-name="ce1" table:formula="of:=IFERROR(IF(MID([.$B523];SEARCH([.O$2];[.$B523]);LEN([.O$2]))=[.O$2];[.O$1];&quot;&quot;);&quot;&quot;)">
            <text:p/>
          </table:table-cell>
          <table:table-cell table:style-name="ce1" table:formula="of:=IFERROR(IF(MID([.$B523];SEARCH([.P$2];[.$B523]);LEN([.P$2]))=[.P$2];[.P$1];&quot;&quot;);&quot;&quot;)">
            <text:p/>
          </table:table-cell>
          <table:table-cell table:style-name="ce1" table:formula="of:=IFERROR(IF(MID([.$B523];SEARCH([.Q$2];[.$B523]);LEN([.Q$2]))=[.Q$2];[.Q$1];&quot;&quot;);&quot;&quot;)">
            <text:p/>
          </table:table-cell>
          <table:table-cell table:style-name="ce1" table:formula="of:=IFERROR(IF(MID([.$B523];SEARCH([.R$2];[.$B523]);LEN([.R$2]))=[.R$2];[.R$1];&quot;&quot;);&quot;&quot;)" office:value-type="string" office:string-value="Magnitude_" calcext:value-type="string">
            <text:p>Magnitude_</text:p>
          </table:table-cell>
          <table:table-cell table:formula="of:=IF(OR([.M523]&lt;&gt;&quot;&quot;;[.N523]&lt;&gt;&quot;&quot;);CONCATENATE([.G523];[.H523];[.I523];[.J523];[.K523];[.L523];[.O523];[.P523];[.Q523];[.R523];[.M523];[.N523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ngle(tBodyAccMean,gravity)</text:p>
          </table:table-cell>
          <table:table-cell table:formula="of:=ISERROR(SEARCH([.C$2];[.B524]))=FALSE()" office:value-type="boolean" office:boolean-value="false" calcext:value-type="boolean">
            <text:p>FALSE</text:p>
          </table:table-cell>
          <table:table-cell table:formula="of:=ISERROR(SEARCH([.D$2];[.B524]))=FALSE()" office:value-type="boolean" office:boolean-value="true" calcext:value-type="boolean">
            <text:p>TRUE</text:p>
          </table:table-cell>
          <table:table-cell table:formula="of:=OR([.C524];[.D524])" office:value-type="boolean" office:boolean-value="true" calcext:value-type="boolean">
            <text:p>TRUE</text:p>
          </table:table-cell>
          <table:table-cell/>
          <table:table-cell table:style-name="ce1" table:formula="of:=IF(LEFT([.B524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4];SEARCH([.H$2];[.$B524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4];SEARCH([.I$2];[.$B524]);LEN([.I$2]))=[.I$2];[.I$1];&quot;&quot;);&quot;&quot;)">
            <text:p/>
          </table:table-cell>
          <table:table-cell table:style-name="ce1" table:formula="of:=IFERROR(IF(MID([.$B524];SEARCH([.J$2];[.$B524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24];SEARCH([.K$2];[.$B524]);LEN([.K$2]))=[.K$2];[.K$1];&quot;&quot;);&quot;&quot;)">
            <text:p/>
          </table:table-cell>
          <table:table-cell table:style-name="ce1" table:formula="of:=IFERROR(IF(MID([.$B524];SEARCH([.L$2];[.$B524]);LEN([.L$2]))=[.L$2];[.L$1];&quot;&quot;);&quot;&quot;)">
            <text:p/>
          </table:table-cell>
          <table:table-cell table:style-name="ce1" table:formula="of:=IFERROR(IF(MID([.$B524];SEARCH([.M$2];[.$B524]);LEN([.M$2]))=[.M$2];[.M$1];&quot;&quot;);&quot;&quot;)">
            <text:p/>
          </table:table-cell>
          <table:table-cell table:style-name="ce1" table:formula="of:=IFERROR(IF(MID([.$B524];SEARCH([.N$2];[.$B524]);LEN([.N$2]))=[.N$2];[.N$1];&quot;&quot;);&quot;&quot;)">
            <text:p/>
          </table:table-cell>
          <table:table-cell table:style-name="ce1" table:formula="of:=IFERROR(IF(MID([.$B524];SEARCH([.O$2];[.$B524]);LEN([.O$2]))=[.O$2];[.O$1];&quot;&quot;);&quot;&quot;)">
            <text:p/>
          </table:table-cell>
          <table:table-cell table:style-name="ce1" table:formula="of:=IFERROR(IF(MID([.$B524];SEARCH([.P$2];[.$B524]);LEN([.P$2]))=[.P$2];[.P$1];&quot;&quot;);&quot;&quot;)">
            <text:p/>
          </table:table-cell>
          <table:table-cell table:style-name="ce1" table:formula="of:=IFERROR(IF(MID([.$B524];SEARCH([.Q$2];[.$B524]);LEN([.Q$2]))=[.Q$2];[.Q$1];&quot;&quot;);&quot;&quot;)">
            <text:p/>
          </table:table-cell>
          <table:table-cell table:style-name="ce1" table:formula="of:=IFERROR(IF(MID([.$B524];SEARCH([.R$2];[.$B524]);LEN([.R$2]))=[.R$2];[.R$1];&quot;&quot;);&quot;&quot;)">
            <text:p/>
          </table:table-cell>
          <table:table-cell table:formula="of:=IF(OR([.M524]&lt;&gt;&quot;&quot;;[.N524]&lt;&gt;&quot;&quot;);CONCATENATE([.G524];[.H524];[.I524];[.J524];[.K524];[.L524];[.O524];[.P524];[.Q524];[.R524];[.M524];[.N524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ngle(tBodyAccJerkMean),gravityMean)</text:p>
          </table:table-cell>
          <table:table-cell table:formula="of:=ISERROR(SEARCH([.C$2];[.B525]))=FALSE()" office:value-type="boolean" office:boolean-value="false" calcext:value-type="boolean">
            <text:p>FALSE</text:p>
          </table:table-cell>
          <table:table-cell table:formula="of:=ISERROR(SEARCH([.D$2];[.B525]))=FALSE()" office:value-type="boolean" office:boolean-value="true" calcext:value-type="boolean">
            <text:p>TRUE</text:p>
          </table:table-cell>
          <table:table-cell table:formula="of:=OR([.C525];[.D525])" office:value-type="boolean" office:boolean-value="true" calcext:value-type="boolean">
            <text:p>TRUE</text:p>
          </table:table-cell>
          <table:table-cell/>
          <table:table-cell table:style-name="ce1" table:formula="of:=IF(LEFT([.B525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5];SEARCH([.H$2];[.$B525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5];SEARCH([.I$2];[.$B525]);LEN([.I$2]))=[.I$2];[.I$1];&quot;&quot;);&quot;&quot;)">
            <text:p/>
          </table:table-cell>
          <table:table-cell table:style-name="ce1" table:formula="of:=IFERROR(IF(MID([.$B525];SEARCH([.J$2];[.$B525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25];SEARCH([.K$2];[.$B525]);LEN([.K$2]))=[.K$2];[.K$1];&quot;&quot;);&quot;&quot;)">
            <text:p/>
          </table:table-cell>
          <table:table-cell table:style-name="ce1" table:formula="of:=IFERROR(IF(MID([.$B525];SEARCH([.L$2];[.$B525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25];SEARCH([.M$2];[.$B525]);LEN([.M$2]))=[.M$2];[.M$1];&quot;&quot;);&quot;&quot;)">
            <text:p/>
          </table:table-cell>
          <table:table-cell table:style-name="ce1" table:formula="of:=IFERROR(IF(MID([.$B525];SEARCH([.N$2];[.$B525]);LEN([.N$2]))=[.N$2];[.N$1];&quot;&quot;);&quot;&quot;)">
            <text:p/>
          </table:table-cell>
          <table:table-cell table:style-name="ce1" table:formula="of:=IFERROR(IF(MID([.$B525];SEARCH([.O$2];[.$B525]);LEN([.O$2]))=[.O$2];[.O$1];&quot;&quot;);&quot;&quot;)">
            <text:p/>
          </table:table-cell>
          <table:table-cell table:style-name="ce1" table:formula="of:=IFERROR(IF(MID([.$B525];SEARCH([.P$2];[.$B525]);LEN([.P$2]))=[.P$2];[.P$1];&quot;&quot;);&quot;&quot;)">
            <text:p/>
          </table:table-cell>
          <table:table-cell table:style-name="ce1" table:formula="of:=IFERROR(IF(MID([.$B525];SEARCH([.Q$2];[.$B525]);LEN([.Q$2]))=[.Q$2];[.Q$1];&quot;&quot;);&quot;&quot;)">
            <text:p/>
          </table:table-cell>
          <table:table-cell table:style-name="ce1" table:formula="of:=IFERROR(IF(MID([.$B525];SEARCH([.R$2];[.$B525]);LEN([.R$2]))=[.R$2];[.R$1];&quot;&quot;);&quot;&quot;)">
            <text:p/>
          </table:table-cell>
          <table:table-cell table:formula="of:=IF(OR([.M525]&lt;&gt;&quot;&quot;;[.N525]&lt;&gt;&quot;&quot;);CONCATENATE([.G525];[.H525];[.I525];[.J525];[.K525];[.L525];[.O525];[.P525];[.Q525];[.R525];[.M525];[.N525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gle(tBodyGyroMean,gravityMean)</text:p>
          </table:table-cell>
          <table:table-cell table:formula="of:=ISERROR(SEARCH([.C$2];[.B526]))=FALSE()" office:value-type="boolean" office:boolean-value="false" calcext:value-type="boolean">
            <text:p>FALSE</text:p>
          </table:table-cell>
          <table:table-cell table:formula="of:=ISERROR(SEARCH([.D$2];[.B526]))=FALSE()" office:value-type="boolean" office:boolean-value="true" calcext:value-type="boolean">
            <text:p>TRUE</text:p>
          </table:table-cell>
          <table:table-cell table:formula="of:=OR([.C526];[.D526])" office:value-type="boolean" office:boolean-value="true" calcext:value-type="boolean">
            <text:p>TRUE</text:p>
          </table:table-cell>
          <table:table-cell/>
          <table:table-cell table:style-name="ce1" table:formula="of:=IF(LEFT([.B526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6];SEARCH([.H$2];[.$B526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6];SEARCH([.I$2];[.$B526]);LEN([.I$2]))=[.I$2];[.I$1];&quot;&quot;);&quot;&quot;)">
            <text:p/>
          </table:table-cell>
          <table:table-cell table:style-name="ce1" table:formula="of:=IFERROR(IF(MID([.$B526];SEARCH([.J$2];[.$B526]);LEN([.J$2]))=[.J$2];[.J$1];&quot;&quot;);&quot;&quot;)">
            <text:p/>
          </table:table-cell>
          <table:table-cell table:style-name="ce1" table:formula="of:=IFERROR(IF(MID([.$B526];SEARCH([.K$2];[.$B526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26];SEARCH([.L$2];[.$B526]);LEN([.L$2]))=[.L$2];[.L$1];&quot;&quot;);&quot;&quot;)">
            <text:p/>
          </table:table-cell>
          <table:table-cell table:style-name="ce1" table:formula="of:=IFERROR(IF(MID([.$B526];SEARCH([.M$2];[.$B526]);LEN([.M$2]))=[.M$2];[.M$1];&quot;&quot;);&quot;&quot;)">
            <text:p/>
          </table:table-cell>
          <table:table-cell table:style-name="ce1" table:formula="of:=IFERROR(IF(MID([.$B526];SEARCH([.N$2];[.$B526]);LEN([.N$2]))=[.N$2];[.N$1];&quot;&quot;);&quot;&quot;)">
            <text:p/>
          </table:table-cell>
          <table:table-cell table:style-name="ce1" table:formula="of:=IFERROR(IF(MID([.$B526];SEARCH([.O$2];[.$B526]);LEN([.O$2]))=[.O$2];[.O$1];&quot;&quot;);&quot;&quot;)">
            <text:p/>
          </table:table-cell>
          <table:table-cell table:style-name="ce1" table:formula="of:=IFERROR(IF(MID([.$B526];SEARCH([.P$2];[.$B526]);LEN([.P$2]))=[.P$2];[.P$1];&quot;&quot;);&quot;&quot;)">
            <text:p/>
          </table:table-cell>
          <table:table-cell table:style-name="ce1" table:formula="of:=IFERROR(IF(MID([.$B526];SEARCH([.Q$2];[.$B526]);LEN([.Q$2]))=[.Q$2];[.Q$1];&quot;&quot;);&quot;&quot;)">
            <text:p/>
          </table:table-cell>
          <table:table-cell table:style-name="ce1" table:formula="of:=IFERROR(IF(MID([.$B526];SEARCH([.R$2];[.$B526]);LEN([.R$2]))=[.R$2];[.R$1];&quot;&quot;);&quot;&quot;)">
            <text:p/>
          </table:table-cell>
          <table:table-cell table:formula="of:=IF(OR([.M526]&lt;&gt;&quot;&quot;;[.N526]&lt;&gt;&quot;&quot;);CONCATENATE([.G526];[.H526];[.I526];[.J526];[.K526];[.L526];[.O526];[.P526];[.Q526];[.R526];[.M526];[.N526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ngle(tBodyGyroJerkMean,gravityMean)</text:p>
          </table:table-cell>
          <table:table-cell table:formula="of:=ISERROR(SEARCH([.C$2];[.B527]))=FALSE()" office:value-type="boolean" office:boolean-value="false" calcext:value-type="boolean">
            <text:p>FALSE</text:p>
          </table:table-cell>
          <table:table-cell table:formula="of:=ISERROR(SEARCH([.D$2];[.B527]))=FALSE()" office:value-type="boolean" office:boolean-value="true" calcext:value-type="boolean">
            <text:p>TRUE</text:p>
          </table:table-cell>
          <table:table-cell table:formula="of:=OR([.C527];[.D527])" office:value-type="boolean" office:boolean-value="true" calcext:value-type="boolean">
            <text:p>TRUE</text:p>
          </table:table-cell>
          <table:table-cell/>
          <table:table-cell table:style-name="ce1" table:formula="of:=IF(LEFT([.B527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7];SEARCH([.H$2];[.$B527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27];SEARCH([.I$2];[.$B527]);LEN([.I$2]))=[.I$2];[.I$1];&quot;&quot;);&quot;&quot;)">
            <text:p/>
          </table:table-cell>
          <table:table-cell table:style-name="ce1" table:formula="of:=IFERROR(IF(MID([.$B527];SEARCH([.J$2];[.$B527]);LEN([.J$2]))=[.J$2];[.J$1];&quot;&quot;);&quot;&quot;)">
            <text:p/>
          </table:table-cell>
          <table:table-cell table:style-name="ce1" table:formula="of:=IFERROR(IF(MID([.$B527];SEARCH([.K$2];[.$B527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27];SEARCH([.L$2];[.$B527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27];SEARCH([.M$2];[.$B527]);LEN([.M$2]))=[.M$2];[.M$1];&quot;&quot;);&quot;&quot;)">
            <text:p/>
          </table:table-cell>
          <table:table-cell table:style-name="ce1" table:formula="of:=IFERROR(IF(MID([.$B527];SEARCH([.N$2];[.$B527]);LEN([.N$2]))=[.N$2];[.N$1];&quot;&quot;);&quot;&quot;)">
            <text:p/>
          </table:table-cell>
          <table:table-cell table:style-name="ce1" table:formula="of:=IFERROR(IF(MID([.$B527];SEARCH([.O$2];[.$B527]);LEN([.O$2]))=[.O$2];[.O$1];&quot;&quot;);&quot;&quot;)">
            <text:p/>
          </table:table-cell>
          <table:table-cell table:style-name="ce1" table:formula="of:=IFERROR(IF(MID([.$B527];SEARCH([.P$2];[.$B527]);LEN([.P$2]))=[.P$2];[.P$1];&quot;&quot;);&quot;&quot;)">
            <text:p/>
          </table:table-cell>
          <table:table-cell table:style-name="ce1" table:formula="of:=IFERROR(IF(MID([.$B527];SEARCH([.Q$2];[.$B527]);LEN([.Q$2]))=[.Q$2];[.Q$1];&quot;&quot;);&quot;&quot;)">
            <text:p/>
          </table:table-cell>
          <table:table-cell table:style-name="ce1" table:formula="of:=IFERROR(IF(MID([.$B527];SEARCH([.R$2];[.$B527]);LEN([.R$2]))=[.R$2];[.R$1];&quot;&quot;);&quot;&quot;)">
            <text:p/>
          </table:table-cell>
          <table:table-cell table:formula="of:=IF(OR([.M527]&lt;&gt;&quot;&quot;;[.N527]&lt;&gt;&quot;&quot;);CONCATENATE([.G527];[.H527];[.I527];[.J527];[.K527];[.L527];[.O527];[.P527];[.Q527];[.R527];[.M527];[.N527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ngle(X,gravityMean)</text:p>
          </table:table-cell>
          <table:table-cell table:formula="of:=ISERROR(SEARCH([.C$2];[.B528]))=FALSE()" office:value-type="boolean" office:boolean-value="false" calcext:value-type="boolean">
            <text:p>FALSE</text:p>
          </table:table-cell>
          <table:table-cell table:formula="of:=ISERROR(SEARCH([.D$2];[.B528]))=FALSE()" office:value-type="boolean" office:boolean-value="true" calcext:value-type="boolean">
            <text:p>TRUE</text:p>
          </table:table-cell>
          <table:table-cell table:formula="of:=OR([.C528];[.D528])" office:value-type="boolean" office:boolean-value="true" calcext:value-type="boolean">
            <text:p>TRUE</text:p>
          </table:table-cell>
          <table:table-cell/>
          <table:table-cell table:style-name="ce1" table:formula="of:=IF(LEFT([.B528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8];SEARCH([.H$2];[.$B528]);LEN([.H$2]))=[.H$2];[.H$1];&quot;&quot;);&quot;&quot;)">
            <text:p/>
          </table:table-cell>
          <table:table-cell table:style-name="ce1" table:formula="of:=IFERROR(IF(MID([.$B528];SEARCH([.I$2];[.$B528]);LEN([.I$2]))=[.I$2];[.I$1];&quot;&quot;);&quot;&quot;)">
            <text:p/>
          </table:table-cell>
          <table:table-cell table:style-name="ce1" table:formula="of:=IFERROR(IF(MID([.$B528];SEARCH([.J$2];[.$B528]);LEN([.J$2]))=[.J$2];[.J$1];&quot;&quot;);&quot;&quot;)">
            <text:p/>
          </table:table-cell>
          <table:table-cell table:style-name="ce1" table:formula="of:=IFERROR(IF(MID([.$B528];SEARCH([.K$2];[.$B528]);LEN([.K$2]))=[.K$2];[.K$1];&quot;&quot;);&quot;&quot;)">
            <text:p/>
          </table:table-cell>
          <table:table-cell table:style-name="ce1" table:formula="of:=IFERROR(IF(MID([.$B528];SEARCH([.L$2];[.$B528]);LEN([.L$2]))=[.L$2];[.L$1];&quot;&quot;);&quot;&quot;)">
            <text:p/>
          </table:table-cell>
          <table:table-cell table:style-name="ce1" table:formula="of:=IFERROR(IF(MID([.$B528];SEARCH([.M$2];[.$B528]);LEN([.M$2]))=[.M$2];[.M$1];&quot;&quot;);&quot;&quot;)">
            <text:p/>
          </table:table-cell>
          <table:table-cell table:style-name="ce1" table:formula="of:=IFERROR(IF(MID([.$B528];SEARCH([.N$2];[.$B528]);LEN([.N$2]))=[.N$2];[.N$1];&quot;&quot;);&quot;&quot;)">
            <text:p/>
          </table:table-cell>
          <table:table-cell table:style-name="ce1" table:formula="of:=IFERROR(IF(MID([.$B528];SEARCH([.O$2];[.$B528]);LEN([.O$2]))=[.O$2];[.O$1];&quot;&quot;);&quot;&quot;)">
            <text:p/>
          </table:table-cell>
          <table:table-cell table:style-name="ce1" table:formula="of:=IFERROR(IF(MID([.$B528];SEARCH([.P$2];[.$B528]);LEN([.P$2]))=[.P$2];[.P$1];&quot;&quot;);&quot;&quot;)">
            <text:p/>
          </table:table-cell>
          <table:table-cell table:style-name="ce1" table:formula="of:=IFERROR(IF(MID([.$B528];SEARCH([.Q$2];[.$B528]);LEN([.Q$2]))=[.Q$2];[.Q$1];&quot;&quot;);&quot;&quot;)">
            <text:p/>
          </table:table-cell>
          <table:table-cell table:style-name="ce1" table:formula="of:=IFERROR(IF(MID([.$B528];SEARCH([.R$2];[.$B528]);LEN([.R$2]))=[.R$2];[.R$1];&quot;&quot;);&quot;&quot;)">
            <text:p/>
          </table:table-cell>
          <table:table-cell table:formula="of:=IF(OR([.M528]&lt;&gt;&quot;&quot;;[.N528]&lt;&gt;&quot;&quot;);CONCATENATE([.G528];[.H528];[.I528];[.J528];[.K528];[.L528];[.O528];[.P528];[.Q528];[.R528];[.M528];[.N528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ngle(Y,gravityMean)</text:p>
          </table:table-cell>
          <table:table-cell table:formula="of:=ISERROR(SEARCH([.C$2];[.B529]))=FALSE()" office:value-type="boolean" office:boolean-value="false" calcext:value-type="boolean">
            <text:p>FALSE</text:p>
          </table:table-cell>
          <table:table-cell table:formula="of:=ISERROR(SEARCH([.D$2];[.B529]))=FALSE()" office:value-type="boolean" office:boolean-value="true" calcext:value-type="boolean">
            <text:p>TRUE</text:p>
          </table:table-cell>
          <table:table-cell table:formula="of:=OR([.C529];[.D529])" office:value-type="boolean" office:boolean-value="true" calcext:value-type="boolean">
            <text:p>TRUE</text:p>
          </table:table-cell>
          <table:table-cell/>
          <table:table-cell table:style-name="ce1" table:formula="of:=IF(LEFT([.B529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29];SEARCH([.H$2];[.$B529]);LEN([.H$2]))=[.H$2];[.H$1];&quot;&quot;);&quot;&quot;)">
            <text:p/>
          </table:table-cell>
          <table:table-cell table:style-name="ce1" table:formula="of:=IFERROR(IF(MID([.$B529];SEARCH([.I$2];[.$B529]);LEN([.I$2]))=[.I$2];[.I$1];&quot;&quot;);&quot;&quot;)">
            <text:p/>
          </table:table-cell>
          <table:table-cell table:style-name="ce1" table:formula="of:=IFERROR(IF(MID([.$B529];SEARCH([.J$2];[.$B529]);LEN([.J$2]))=[.J$2];[.J$1];&quot;&quot;);&quot;&quot;)">
            <text:p/>
          </table:table-cell>
          <table:table-cell table:style-name="ce1" table:formula="of:=IFERROR(IF(MID([.$B529];SEARCH([.K$2];[.$B529]);LEN([.K$2]))=[.K$2];[.K$1];&quot;&quot;);&quot;&quot;)">
            <text:p/>
          </table:table-cell>
          <table:table-cell table:style-name="ce1" table:formula="of:=IFERROR(IF(MID([.$B529];SEARCH([.L$2];[.$B529]);LEN([.L$2]))=[.L$2];[.L$1];&quot;&quot;);&quot;&quot;)">
            <text:p/>
          </table:table-cell>
          <table:table-cell table:style-name="ce1" table:formula="of:=IFERROR(IF(MID([.$B529];SEARCH([.M$2];[.$B529]);LEN([.M$2]))=[.M$2];[.M$1];&quot;&quot;);&quot;&quot;)">
            <text:p/>
          </table:table-cell>
          <table:table-cell table:style-name="ce1" table:formula="of:=IFERROR(IF(MID([.$B529];SEARCH([.N$2];[.$B529]);LEN([.N$2]))=[.N$2];[.N$1];&quot;&quot;);&quot;&quot;)">
            <text:p/>
          </table:table-cell>
          <table:table-cell table:style-name="ce1" table:formula="of:=IFERROR(IF(MID([.$B529];SEARCH([.O$2];[.$B529]);LEN([.O$2]))=[.O$2];[.O$1];&quot;&quot;);&quot;&quot;)">
            <text:p/>
          </table:table-cell>
          <table:table-cell table:style-name="ce1" table:formula="of:=IFERROR(IF(MID([.$B529];SEARCH([.P$2];[.$B529]);LEN([.P$2]))=[.P$2];[.P$1];&quot;&quot;);&quot;&quot;)">
            <text:p/>
          </table:table-cell>
          <table:table-cell table:style-name="ce1" table:formula="of:=IFERROR(IF(MID([.$B529];SEARCH([.Q$2];[.$B529]);LEN([.Q$2]))=[.Q$2];[.Q$1];&quot;&quot;);&quot;&quot;)">
            <text:p/>
          </table:table-cell>
          <table:table-cell table:style-name="ce1" table:formula="of:=IFERROR(IF(MID([.$B529];SEARCH([.R$2];[.$B529]);LEN([.R$2]))=[.R$2];[.R$1];&quot;&quot;);&quot;&quot;)">
            <text:p/>
          </table:table-cell>
          <table:table-cell table:formula="of:=IF(OR([.M529]&lt;&gt;&quot;&quot;;[.N529]&lt;&gt;&quot;&quot;);CONCATENATE([.G529];[.H529];[.I529];[.J529];[.K529];[.L529];[.O529];[.P529];[.Q529];[.R529];[.M529];[.N529]);&quot;&quot;)">
            <text:p/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ngle(Z,gravityMean)</text:p>
          </table:table-cell>
          <table:table-cell table:formula="of:=ISERROR(SEARCH([.C$2];[.B530]))=FALSE()" office:value-type="boolean" office:boolean-value="false" calcext:value-type="boolean">
            <text:p>FALSE</text:p>
          </table:table-cell>
          <table:table-cell table:formula="of:=ISERROR(SEARCH([.D$2];[.B530]))=FALSE()" office:value-type="boolean" office:boolean-value="true" calcext:value-type="boolean">
            <text:p>TRUE</text:p>
          </table:table-cell>
          <table:table-cell table:formula="of:=OR([.C530];[.D530])" office:value-type="boolean" office:boolean-value="true" calcext:value-type="boolean">
            <text:p>TRUE</text:p>
          </table:table-cell>
          <table:table-cell/>
          <table:table-cell table:style-name="ce1" table:formula="of:=IF(LEFT([.B530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30];SEARCH([.H$2];[.$B530]);LEN([.H$2]))=[.H$2];[.H$1];&quot;&quot;);&quot;&quot;)">
            <text:p/>
          </table:table-cell>
          <table:table-cell table:style-name="ce1" table:formula="of:=IFERROR(IF(MID([.$B530];SEARCH([.I$2];[.$B530]);LEN([.I$2]))=[.I$2];[.I$1];&quot;&quot;);&quot;&quot;)">
            <text:p/>
          </table:table-cell>
          <table:table-cell table:style-name="ce1" table:formula="of:=IFERROR(IF(MID([.$B530];SEARCH([.J$2];[.$B530]);LEN([.J$2]))=[.J$2];[.J$1];&quot;&quot;);&quot;&quot;)">
            <text:p/>
          </table:table-cell>
          <table:table-cell table:style-name="ce1" table:formula="of:=IFERROR(IF(MID([.$B530];SEARCH([.K$2];[.$B530]);LEN([.K$2]))=[.K$2];[.K$1];&quot;&quot;);&quot;&quot;)">
            <text:p/>
          </table:table-cell>
          <table:table-cell table:style-name="ce1" table:formula="of:=IFERROR(IF(MID([.$B530];SEARCH([.L$2];[.$B530]);LEN([.L$2]))=[.L$2];[.L$1];&quot;&quot;);&quot;&quot;)">
            <text:p/>
          </table:table-cell>
          <table:table-cell table:style-name="ce1" table:formula="of:=IFERROR(IF(MID([.$B530];SEARCH([.M$2];[.$B530]);LEN([.M$2]))=[.M$2];[.M$1];&quot;&quot;);&quot;&quot;)">
            <text:p/>
          </table:table-cell>
          <table:table-cell table:style-name="ce1" table:formula="of:=IFERROR(IF(MID([.$B530];SEARCH([.N$2];[.$B530]);LEN([.N$2]))=[.N$2];[.N$1];&quot;&quot;);&quot;&quot;)">
            <text:p/>
          </table:table-cell>
          <table:table-cell table:style-name="ce1" table:formula="of:=IFERROR(IF(MID([.$B530];SEARCH([.O$2];[.$B530]);LEN([.O$2]))=[.O$2];[.O$1];&quot;&quot;);&quot;&quot;)">
            <text:p/>
          </table:table-cell>
          <table:table-cell table:style-name="ce1" table:formula="of:=IFERROR(IF(MID([.$B530];SEARCH([.P$2];[.$B530]);LEN([.P$2]))=[.P$2];[.P$1];&quot;&quot;);&quot;&quot;)">
            <text:p/>
          </table:table-cell>
          <table:table-cell table:style-name="ce1" table:formula="of:=IFERROR(IF(MID([.$B530];SEARCH([.Q$2];[.$B530]);LEN([.Q$2]))=[.Q$2];[.Q$1];&quot;&quot;);&quot;&quot;)">
            <text:p/>
          </table:table-cell>
          <table:table-cell table:style-name="ce1" table:formula="of:=IFERROR(IF(MID([.$B530];SEARCH([.R$2];[.$B530]);LEN([.R$2]))=[.R$2];[.R$1];&quot;&quot;);&quot;&quot;)">
            <text:p/>
          </table:table-cell>
          <table:table-cell table:formula="of:=IF(OR([.M530]&lt;&gt;&quot;&quot;;[.N530]&lt;&gt;&quot;&quot;);CONCATENATE([.G530];[.H530];[.I530];[.J530];[.K530];[.L530];[.O530];[.P530];[.Q530];[.R530];[.M530];[.N530]);&quot;&quot;)">
            <text:p/>
          </table:table-cell>
          <table:table-cell table:number-columns-repeated="4"/>
          <table:table-cell table:formula="of:=+SEARCH([.M$2];[.$B530])" office:value-type="float" office:value="16" calcext:value-type="float">
            <text:p>16</text:p>
          </table:table-cell>
          <table:table-cell table:formula="of:=MID([.B530];[.X530];LEN(&quot;mean()&quot;))" office:value-type="string" office:string-value="Mean)" calcext:value-type="string">
            <text:p>Mea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BodyAcc-std()-X</text:p>
          </table:table-cell>
          <table:table-cell table:formula="of:=ISERROR(SEARCH([.C$2];[.B531]))=FALSE()" office:value-type="boolean" office:boolean-value="true" calcext:value-type="boolean">
            <text:p>TRUE</text:p>
          </table:table-cell>
          <table:table-cell table:formula="of:=ISERROR(SEARCH([.D$2];[.B531]))=FALSE()" office:value-type="boolean" office:boolean-value="false" calcext:value-type="boolean">
            <text:p>FALSE</text:p>
          </table:table-cell>
          <table:table-cell table:formula="of:=OR([.C531];[.D531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-standardDeviation-Xaxis</text:p>
          </table:table-cell>
          <table:table-cell table:style-name="ce1" table:formula="of:=IF(LEFT([.B531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1];SEARCH([.H$2];[.$B53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31];SEARCH([.I$2];[.$B531]);LEN([.I$2]))=[.I$2];[.I$1];&quot;&quot;);&quot;&quot;)">
            <text:p/>
          </table:table-cell>
          <table:table-cell table:style-name="ce1" table:formula="of:=IFERROR(IF(MID([.$B531];SEARCH([.J$2];[.$B531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1];SEARCH([.K$2];[.$B531]);LEN([.K$2]))=[.K$2];[.K$1];&quot;&quot;);&quot;&quot;)">
            <text:p/>
          </table:table-cell>
          <table:table-cell table:style-name="ce1" table:formula="of:=IFERROR(IF(MID([.$B531];SEARCH([.L$2];[.$B531]);LEN([.L$2]))=[.L$2];[.L$1];&quot;&quot;);&quot;&quot;)">
            <text:p/>
          </table:table-cell>
          <table:table-cell table:style-name="ce1" table:formula="of:=IFERROR(IF(MID([.$B531];SEARCH([.M$2];[.$B531]);LEN([.M$2]))=[.M$2];[.M$1];&quot;&quot;);&quot;&quot;)">
            <text:p/>
          </table:table-cell>
          <table:table-cell table:style-name="ce1" table:formula="of:=IFERROR(IF(MID([.$B531];SEARCH([.N$2];[.$B531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1];SEARCH([.O$2];[.$B531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31];SEARCH([.P$2];[.$B531]);LEN([.P$2]))=[.P$2];[.P$1];&quot;&quot;);&quot;&quot;)">
            <text:p/>
          </table:table-cell>
          <table:table-cell table:style-name="ce1" table:formula="of:=IFERROR(IF(MID([.$B531];SEARCH([.Q$2];[.$B531]);LEN([.Q$2]))=[.Q$2];[.Q$1];&quot;&quot;);&quot;&quot;)">
            <text:p/>
          </table:table-cell>
          <table:table-cell table:style-name="ce1" table:formula="of:=IFERROR(IF(MID([.$B531];SEARCH([.R$2];[.$B531]);LEN([.R$2]))=[.R$2];[.R$1];&quot;&quot;);&quot;&quot;)">
            <text:p/>
          </table:table-cell>
          <table:table-cell table:formula="of:=IF(OR([.M531]&lt;&gt;&quot;&quot;;[.N531]&lt;&gt;&quot;&quot;);CONCATENATE([.G531];[.H531];[.I531];[.J531];[.K531];[.L531];[.O531];[.P531];[.Q531];[.R531];[.M531];[.N531]);&quot;&quot;)" office:value-type="string" office:string-value="time_BodyMotion_Accelerometer_Xaxis_StandardDeviation" calcext:value-type="string">
            <text:p>time_BodyMotion_Accelerometer_Xaxis_StandardDeviatio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BodyAcc-std()-Y</text:p>
          </table:table-cell>
          <table:table-cell table:formula="of:=ISERROR(SEARCH([.C$2];[.B532]))=FALSE()" office:value-type="boolean" office:boolean-value="true" calcext:value-type="boolean">
            <text:p>TRUE</text:p>
          </table:table-cell>
          <table:table-cell table:formula="of:=ISERROR(SEARCH([.D$2];[.B532]))=FALSE()" office:value-type="boolean" office:boolean-value="false" calcext:value-type="boolean">
            <text:p>FALSE</text:p>
          </table:table-cell>
          <table:table-cell table:formula="of:=OR([.C532];[.D532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-standardDeviation-Yaxis</text:p>
          </table:table-cell>
          <table:table-cell table:style-name="ce1" table:formula="of:=IF(LEFT([.B532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2];SEARCH([.H$2];[.$B53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32];SEARCH([.I$2];[.$B532]);LEN([.I$2]))=[.I$2];[.I$1];&quot;&quot;);&quot;&quot;)">
            <text:p/>
          </table:table-cell>
          <table:table-cell table:style-name="ce1" table:formula="of:=IFERROR(IF(MID([.$B532];SEARCH([.J$2];[.$B532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2];SEARCH([.K$2];[.$B532]);LEN([.K$2]))=[.K$2];[.K$1];&quot;&quot;);&quot;&quot;)">
            <text:p/>
          </table:table-cell>
          <table:table-cell table:style-name="ce1" table:formula="of:=IFERROR(IF(MID([.$B532];SEARCH([.L$2];[.$B532]);LEN([.L$2]))=[.L$2];[.L$1];&quot;&quot;);&quot;&quot;)">
            <text:p/>
          </table:table-cell>
          <table:table-cell table:style-name="ce1" table:formula="of:=IFERROR(IF(MID([.$B532];SEARCH([.M$2];[.$B532]);LEN([.M$2]))=[.M$2];[.M$1];&quot;&quot;);&quot;&quot;)">
            <text:p/>
          </table:table-cell>
          <table:table-cell table:style-name="ce1" table:formula="of:=IFERROR(IF(MID([.$B532];SEARCH([.N$2];[.$B532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2];SEARCH([.O$2];[.$B532]);LEN([.O$2]))=[.O$2];[.O$1];&quot;&quot;);&quot;&quot;)">
            <text:p/>
          </table:table-cell>
          <table:table-cell table:style-name="ce1" table:formula="of:=IFERROR(IF(MID([.$B532];SEARCH([.P$2];[.$B532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32];SEARCH([.Q$2];[.$B532]);LEN([.Q$2]))=[.Q$2];[.Q$1];&quot;&quot;);&quot;&quot;)">
            <text:p/>
          </table:table-cell>
          <table:table-cell table:style-name="ce1" table:formula="of:=IFERROR(IF(MID([.$B532];SEARCH([.R$2];[.$B532]);LEN([.R$2]))=[.R$2];[.R$1];&quot;&quot;);&quot;&quot;)">
            <text:p/>
          </table:table-cell>
          <table:table-cell table:formula="of:=IF(OR([.M532]&lt;&gt;&quot;&quot;;[.N532]&lt;&gt;&quot;&quot;);CONCATENATE([.G532];[.H532];[.I532];[.J532];[.K532];[.L532];[.O532];[.P532];[.Q532];[.R532];[.M532];[.N532]);&quot;&quot;)" office:value-type="string" office:string-value="time_BodyMotion_Accelerometer_Yaxis_StandardDeviation" calcext:value-type="string">
            <text:p>time_BodyMotion_Accelerometer_Yaxis_StandardDeviation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BodyAcc-std()-Z</text:p>
          </table:table-cell>
          <table:table-cell table:formula="of:=ISERROR(SEARCH([.C$2];[.B533]))=FALSE()" office:value-type="boolean" office:boolean-value="true" calcext:value-type="boolean">
            <text:p>TRUE</text:p>
          </table:table-cell>
          <table:table-cell table:formula="of:=ISERROR(SEARCH([.D$2];[.B533]))=FALSE()" office:value-type="boolean" office:boolean-value="false" calcext:value-type="boolean">
            <text:p>FALSE</text:p>
          </table:table-cell>
          <table:table-cell table:formula="of:=OR([.C533];[.D533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-standardDeviation-Zaxis</text:p>
          </table:table-cell>
          <table:table-cell table:style-name="ce1" table:formula="of:=IF(LEFT([.B533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3];SEARCH([.H$2];[.$B53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33];SEARCH([.I$2];[.$B533]);LEN([.I$2]))=[.I$2];[.I$1];&quot;&quot;);&quot;&quot;)">
            <text:p/>
          </table:table-cell>
          <table:table-cell table:style-name="ce1" table:formula="of:=IFERROR(IF(MID([.$B533];SEARCH([.J$2];[.$B533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3];SEARCH([.K$2];[.$B533]);LEN([.K$2]))=[.K$2];[.K$1];&quot;&quot;);&quot;&quot;)">
            <text:p/>
          </table:table-cell>
          <table:table-cell table:style-name="ce1" table:formula="of:=IFERROR(IF(MID([.$B533];SEARCH([.L$2];[.$B533]);LEN([.L$2]))=[.L$2];[.L$1];&quot;&quot;);&quot;&quot;)">
            <text:p/>
          </table:table-cell>
          <table:table-cell table:style-name="ce1" table:formula="of:=IFERROR(IF(MID([.$B533];SEARCH([.M$2];[.$B533]);LEN([.M$2]))=[.M$2];[.M$1];&quot;&quot;);&quot;&quot;)">
            <text:p/>
          </table:table-cell>
          <table:table-cell table:style-name="ce1" table:formula="of:=IFERROR(IF(MID([.$B533];SEARCH([.N$2];[.$B533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3];SEARCH([.O$2];[.$B533]);LEN([.O$2]))=[.O$2];[.O$1];&quot;&quot;);&quot;&quot;)">
            <text:p/>
          </table:table-cell>
          <table:table-cell table:style-name="ce1" table:formula="of:=IFERROR(IF(MID([.$B533];SEARCH([.P$2];[.$B533]);LEN([.P$2]))=[.P$2];[.P$1];&quot;&quot;);&quot;&quot;)">
            <text:p/>
          </table:table-cell>
          <table:table-cell table:style-name="ce1" table:formula="of:=IFERROR(IF(MID([.$B533];SEARCH([.Q$2];[.$B533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33];SEARCH([.R$2];[.$B533]);LEN([.R$2]))=[.R$2];[.R$1];&quot;&quot;);&quot;&quot;)">
            <text:p/>
          </table:table-cell>
          <table:table-cell table:formula="of:=IF(OR([.M533]&lt;&gt;&quot;&quot;;[.N533]&lt;&gt;&quot;&quot;);CONCATENATE([.G533];[.H533];[.I533];[.J533];[.K533];[.L533];[.O533];[.P533];[.Q533];[.R533];[.M533];[.N533]);&quot;&quot;)" office:value-type="string" office:string-value="time_BodyMotion_Accelerometer_Zaxis_StandardDeviation" calcext:value-type="string">
            <text:p>time_BodyMotion_Accelerometer_Zaxis_StandardDeviation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GravityAcc-std()-X</text:p>
          </table:table-cell>
          <table:table-cell table:formula="of:=ISERROR(SEARCH([.C$2];[.B534]))=FALSE()" office:value-type="boolean" office:boolean-value="true" calcext:value-type="boolean">
            <text:p>TRUE</text:p>
          </table:table-cell>
          <table:table-cell table:formula="of:=ISERROR(SEARCH([.D$2];[.B534]))=FALSE()" office:value-type="boolean" office:boolean-value="false" calcext:value-type="boolean">
            <text:p>FALSE</text:p>
          </table:table-cell>
          <table:table-cell table:formula="of:=OR([.C534];[.D534])" office:value-type="boolean" office:boolean-value="true" calcext:value-type="boolean">
            <text:p>TRUE</text:p>
          </table:table-cell>
          <table:table-cell office:value-type="string" calcext:value-type="string">
            <text:p>time_GravityAccelerometer-standardDeviation-Xaxis</text:p>
          </table:table-cell>
          <table:table-cell table:style-name="ce1" table:formula="of:=IF(LEFT([.B534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4];SEARCH([.H$2];[.$B534]);LEN([.H$2]))=[.H$2];[.H$1];&quot;&quot;);&quot;&quot;)">
            <text:p/>
          </table:table-cell>
          <table:table-cell table:style-name="ce1" table:formula="of:=IFERROR(IF(MID([.$B534];SEARCH([.I$2];[.$B534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534];SEARCH([.J$2];[.$B534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4];SEARCH([.K$2];[.$B534]);LEN([.K$2]))=[.K$2];[.K$1];&quot;&quot;);&quot;&quot;)">
            <text:p/>
          </table:table-cell>
          <table:table-cell table:style-name="ce1" table:formula="of:=IFERROR(IF(MID([.$B534];SEARCH([.L$2];[.$B534]);LEN([.L$2]))=[.L$2];[.L$1];&quot;&quot;);&quot;&quot;)">
            <text:p/>
          </table:table-cell>
          <table:table-cell table:style-name="ce1" table:formula="of:=IFERROR(IF(MID([.$B534];SEARCH([.M$2];[.$B534]);LEN([.M$2]))=[.M$2];[.M$1];&quot;&quot;);&quot;&quot;)">
            <text:p/>
          </table:table-cell>
          <table:table-cell table:style-name="ce1" table:formula="of:=IFERROR(IF(MID([.$B534];SEARCH([.N$2];[.$B534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4];SEARCH([.O$2];[.$B534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34];SEARCH([.P$2];[.$B534]);LEN([.P$2]))=[.P$2];[.P$1];&quot;&quot;);&quot;&quot;)">
            <text:p/>
          </table:table-cell>
          <table:table-cell table:style-name="ce1" table:formula="of:=IFERROR(IF(MID([.$B534];SEARCH([.Q$2];[.$B534]);LEN([.Q$2]))=[.Q$2];[.Q$1];&quot;&quot;);&quot;&quot;)">
            <text:p/>
          </table:table-cell>
          <table:table-cell table:style-name="ce1" table:formula="of:=IFERROR(IF(MID([.$B534];SEARCH([.R$2];[.$B534]);LEN([.R$2]))=[.R$2];[.R$1];&quot;&quot;);&quot;&quot;)">
            <text:p/>
          </table:table-cell>
          <table:table-cell table:formula="of:=IF(OR([.M534]&lt;&gt;&quot;&quot;;[.N534]&lt;&gt;&quot;&quot;);CONCATENATE([.G534];[.H534];[.I534];[.J534];[.K534];[.L534];[.O534];[.P534];[.Q534];[.R534];[.M534];[.N534]);&quot;&quot;)" office:value-type="string" office:string-value="time_GravityAcceleration_Accelerometer_Xaxis_StandardDeviation" calcext:value-type="string">
            <text:p>time_GravityAcceleration_Accelerometer_Xaxis_StandardDeviation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GravityAcc-std()-Y</text:p>
          </table:table-cell>
          <table:table-cell table:formula="of:=ISERROR(SEARCH([.C$2];[.B535]))=FALSE()" office:value-type="boolean" office:boolean-value="true" calcext:value-type="boolean">
            <text:p>TRUE</text:p>
          </table:table-cell>
          <table:table-cell table:formula="of:=ISERROR(SEARCH([.D$2];[.B535]))=FALSE()" office:value-type="boolean" office:boolean-value="false" calcext:value-type="boolean">
            <text:p>FALSE</text:p>
          </table:table-cell>
          <table:table-cell table:formula="of:=OR([.C535];[.D535])" office:value-type="boolean" office:boolean-value="true" calcext:value-type="boolean">
            <text:p>TRUE</text:p>
          </table:table-cell>
          <table:table-cell office:value-type="string" calcext:value-type="string">
            <text:p>time_GravityAccelerometer-standardDeviation-Yaxis</text:p>
          </table:table-cell>
          <table:table-cell table:style-name="ce1" table:formula="of:=IF(LEFT([.B535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5];SEARCH([.H$2];[.$B535]);LEN([.H$2]))=[.H$2];[.H$1];&quot;&quot;);&quot;&quot;)">
            <text:p/>
          </table:table-cell>
          <table:table-cell table:style-name="ce1" table:formula="of:=IFERROR(IF(MID([.$B535];SEARCH([.I$2];[.$B535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535];SEARCH([.J$2];[.$B535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5];SEARCH([.K$2];[.$B535]);LEN([.K$2]))=[.K$2];[.K$1];&quot;&quot;);&quot;&quot;)">
            <text:p/>
          </table:table-cell>
          <table:table-cell table:style-name="ce1" table:formula="of:=IFERROR(IF(MID([.$B535];SEARCH([.L$2];[.$B535]);LEN([.L$2]))=[.L$2];[.L$1];&quot;&quot;);&quot;&quot;)">
            <text:p/>
          </table:table-cell>
          <table:table-cell table:style-name="ce1" table:formula="of:=IFERROR(IF(MID([.$B535];SEARCH([.M$2];[.$B535]);LEN([.M$2]))=[.M$2];[.M$1];&quot;&quot;);&quot;&quot;)">
            <text:p/>
          </table:table-cell>
          <table:table-cell table:style-name="ce1" table:formula="of:=IFERROR(IF(MID([.$B535];SEARCH([.N$2];[.$B535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5];SEARCH([.O$2];[.$B535]);LEN([.O$2]))=[.O$2];[.O$1];&quot;&quot;);&quot;&quot;)">
            <text:p/>
          </table:table-cell>
          <table:table-cell table:style-name="ce1" table:formula="of:=IFERROR(IF(MID([.$B535];SEARCH([.P$2];[.$B535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35];SEARCH([.Q$2];[.$B535]);LEN([.Q$2]))=[.Q$2];[.Q$1];&quot;&quot;);&quot;&quot;)">
            <text:p/>
          </table:table-cell>
          <table:table-cell table:style-name="ce1" table:formula="of:=IFERROR(IF(MID([.$B535];SEARCH([.R$2];[.$B535]);LEN([.R$2]))=[.R$2];[.R$1];&quot;&quot;);&quot;&quot;)">
            <text:p/>
          </table:table-cell>
          <table:table-cell table:formula="of:=IF(OR([.M535]&lt;&gt;&quot;&quot;;[.N535]&lt;&gt;&quot;&quot;);CONCATENATE([.G535];[.H535];[.I535];[.J535];[.K535];[.L535];[.O535];[.P535];[.Q535];[.R535];[.M535];[.N535]);&quot;&quot;)" office:value-type="string" office:string-value="time_GravityAcceleration_Accelerometer_Yaxis_StandardDeviation" calcext:value-type="string">
            <text:p>time_GravityAcceleration_Accelerometer_Yaxis_StandardDeviation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GravityAcc-std()-Z</text:p>
          </table:table-cell>
          <table:table-cell table:formula="of:=ISERROR(SEARCH([.C$2];[.B536]))=FALSE()" office:value-type="boolean" office:boolean-value="true" calcext:value-type="boolean">
            <text:p>TRUE</text:p>
          </table:table-cell>
          <table:table-cell table:formula="of:=ISERROR(SEARCH([.D$2];[.B536]))=FALSE()" office:value-type="boolean" office:boolean-value="false" calcext:value-type="boolean">
            <text:p>FALSE</text:p>
          </table:table-cell>
          <table:table-cell table:formula="of:=OR([.C536];[.D536])" office:value-type="boolean" office:boolean-value="true" calcext:value-type="boolean">
            <text:p>TRUE</text:p>
          </table:table-cell>
          <table:table-cell office:value-type="string" calcext:value-type="string">
            <text:p>time_GravityAccelerometer-standardDeviation-Zaxis</text:p>
          </table:table-cell>
          <table:table-cell table:style-name="ce1" table:formula="of:=IF(LEFT([.B536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6];SEARCH([.H$2];[.$B536]);LEN([.H$2]))=[.H$2];[.H$1];&quot;&quot;);&quot;&quot;)">
            <text:p/>
          </table:table-cell>
          <table:table-cell table:style-name="ce1" table:formula="of:=IFERROR(IF(MID([.$B536];SEARCH([.I$2];[.$B536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536];SEARCH([.J$2];[.$B536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6];SEARCH([.K$2];[.$B536]);LEN([.K$2]))=[.K$2];[.K$1];&quot;&quot;);&quot;&quot;)">
            <text:p/>
          </table:table-cell>
          <table:table-cell table:style-name="ce1" table:formula="of:=IFERROR(IF(MID([.$B536];SEARCH([.L$2];[.$B536]);LEN([.L$2]))=[.L$2];[.L$1];&quot;&quot;);&quot;&quot;)">
            <text:p/>
          </table:table-cell>
          <table:table-cell table:style-name="ce1" table:formula="of:=IFERROR(IF(MID([.$B536];SEARCH([.M$2];[.$B536]);LEN([.M$2]))=[.M$2];[.M$1];&quot;&quot;);&quot;&quot;)">
            <text:p/>
          </table:table-cell>
          <table:table-cell table:style-name="ce1" table:formula="of:=IFERROR(IF(MID([.$B536];SEARCH([.N$2];[.$B536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6];SEARCH([.O$2];[.$B536]);LEN([.O$2]))=[.O$2];[.O$1];&quot;&quot;);&quot;&quot;)">
            <text:p/>
          </table:table-cell>
          <table:table-cell table:style-name="ce1" table:formula="of:=IFERROR(IF(MID([.$B536];SEARCH([.P$2];[.$B536]);LEN([.P$2]))=[.P$2];[.P$1];&quot;&quot;);&quot;&quot;)">
            <text:p/>
          </table:table-cell>
          <table:table-cell table:style-name="ce1" table:formula="of:=IFERROR(IF(MID([.$B536];SEARCH([.Q$2];[.$B536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36];SEARCH([.R$2];[.$B536]);LEN([.R$2]))=[.R$2];[.R$1];&quot;&quot;);&quot;&quot;)">
            <text:p/>
          </table:table-cell>
          <table:table-cell table:formula="of:=IF(OR([.M536]&lt;&gt;&quot;&quot;;[.N536]&lt;&gt;&quot;&quot;);CONCATENATE([.G536];[.H536];[.I536];[.J536];[.K536];[.L536];[.O536];[.P536];[.Q536];[.R536];[.M536];[.N536]);&quot;&quot;)" office:value-type="string" office:string-value="time_GravityAcceleration_Accelerometer_Zaxis_StandardDeviation" calcext:value-type="string">
            <text:p>time_GravityAcceleration_Accelerometer_Zaxis_StandardDeviation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BodyAccJerk-std()-X</text:p>
          </table:table-cell>
          <table:table-cell table:formula="of:=ISERROR(SEARCH([.C$2];[.B537]))=FALSE()" office:value-type="boolean" office:boolean-value="true" calcext:value-type="boolean">
            <text:p>TRUE</text:p>
          </table:table-cell>
          <table:table-cell table:formula="of:=ISERROR(SEARCH([.D$2];[.B537]))=FALSE()" office:value-type="boolean" office:boolean-value="false" calcext:value-type="boolean">
            <text:p>FALSE</text:p>
          </table:table-cell>
          <table:table-cell table:formula="of:=OR([.C537];[.D537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Jerk-standardDeviation-Xaxis</text:p>
          </table:table-cell>
          <table:table-cell table:style-name="ce1" table:formula="of:=IF(LEFT([.B537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7];SEARCH([.H$2];[.$B537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37];SEARCH([.I$2];[.$B537]);LEN([.I$2]))=[.I$2];[.I$1];&quot;&quot;);&quot;&quot;)">
            <text:p/>
          </table:table-cell>
          <table:table-cell table:style-name="ce1" table:formula="of:=IFERROR(IF(MID([.$B537];SEARCH([.J$2];[.$B537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7];SEARCH([.K$2];[.$B537]);LEN([.K$2]))=[.K$2];[.K$1];&quot;&quot;);&quot;&quot;)">
            <text:p/>
          </table:table-cell>
          <table:table-cell table:style-name="ce1" table:formula="of:=IFERROR(IF(MID([.$B537];SEARCH([.L$2];[.$B537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37];SEARCH([.M$2];[.$B537]);LEN([.M$2]))=[.M$2];[.M$1];&quot;&quot;);&quot;&quot;)">
            <text:p/>
          </table:table-cell>
          <table:table-cell table:style-name="ce1" table:formula="of:=IFERROR(IF(MID([.$B537];SEARCH([.N$2];[.$B537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7];SEARCH([.O$2];[.$B537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37];SEARCH([.P$2];[.$B537]);LEN([.P$2]))=[.P$2];[.P$1];&quot;&quot;);&quot;&quot;)">
            <text:p/>
          </table:table-cell>
          <table:table-cell table:style-name="ce1" table:formula="of:=IFERROR(IF(MID([.$B537];SEARCH([.Q$2];[.$B537]);LEN([.Q$2]))=[.Q$2];[.Q$1];&quot;&quot;);&quot;&quot;)">
            <text:p/>
          </table:table-cell>
          <table:table-cell table:style-name="ce1" table:formula="of:=IFERROR(IF(MID([.$B537];SEARCH([.R$2];[.$B537]);LEN([.R$2]))=[.R$2];[.R$1];&quot;&quot;);&quot;&quot;)">
            <text:p/>
          </table:table-cell>
          <table:table-cell table:formula="of:=IF(OR([.M537]&lt;&gt;&quot;&quot;;[.N537]&lt;&gt;&quot;&quot;);CONCATENATE([.G537];[.H537];[.I537];[.J537];[.K537];[.L537];[.O537];[.P537];[.Q537];[.R537];[.M537];[.N537]);&quot;&quot;)" office:value-type="string" office:string-value="time_BodyMotion_Accelerometer_Jerk_Xaxis_StandardDeviation" calcext:value-type="string">
            <text:p>time_BodyMotion_Accelerometer_Jerk_Xaxis_StandardDeviation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BodyAccJerk-std()-Y</text:p>
          </table:table-cell>
          <table:table-cell table:formula="of:=ISERROR(SEARCH([.C$2];[.B538]))=FALSE()" office:value-type="boolean" office:boolean-value="true" calcext:value-type="boolean">
            <text:p>TRUE</text:p>
          </table:table-cell>
          <table:table-cell table:formula="of:=ISERROR(SEARCH([.D$2];[.B538]))=FALSE()" office:value-type="boolean" office:boolean-value="false" calcext:value-type="boolean">
            <text:p>FALSE</text:p>
          </table:table-cell>
          <table:table-cell table:formula="of:=OR([.C538];[.D538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Jerk-standardDeviation-Yaxis</text:p>
          </table:table-cell>
          <table:table-cell table:style-name="ce1" table:formula="of:=IF(LEFT([.B538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8];SEARCH([.H$2];[.$B53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38];SEARCH([.I$2];[.$B538]);LEN([.I$2]))=[.I$2];[.I$1];&quot;&quot;);&quot;&quot;)">
            <text:p/>
          </table:table-cell>
          <table:table-cell table:style-name="ce1" table:formula="of:=IFERROR(IF(MID([.$B538];SEARCH([.J$2];[.$B538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8];SEARCH([.K$2];[.$B538]);LEN([.K$2]))=[.K$2];[.K$1];&quot;&quot;);&quot;&quot;)">
            <text:p/>
          </table:table-cell>
          <table:table-cell table:style-name="ce1" table:formula="of:=IFERROR(IF(MID([.$B538];SEARCH([.L$2];[.$B538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38];SEARCH([.M$2];[.$B538]);LEN([.M$2]))=[.M$2];[.M$1];&quot;&quot;);&quot;&quot;)">
            <text:p/>
          </table:table-cell>
          <table:table-cell table:style-name="ce1" table:formula="of:=IFERROR(IF(MID([.$B538];SEARCH([.N$2];[.$B538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8];SEARCH([.O$2];[.$B538]);LEN([.O$2]))=[.O$2];[.O$1];&quot;&quot;);&quot;&quot;)">
            <text:p/>
          </table:table-cell>
          <table:table-cell table:style-name="ce1" table:formula="of:=IFERROR(IF(MID([.$B538];SEARCH([.P$2];[.$B538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38];SEARCH([.Q$2];[.$B538]);LEN([.Q$2]))=[.Q$2];[.Q$1];&quot;&quot;);&quot;&quot;)">
            <text:p/>
          </table:table-cell>
          <table:table-cell table:style-name="ce1" table:formula="of:=IFERROR(IF(MID([.$B538];SEARCH([.R$2];[.$B538]);LEN([.R$2]))=[.R$2];[.R$1];&quot;&quot;);&quot;&quot;)">
            <text:p/>
          </table:table-cell>
          <table:table-cell table:formula="of:=IF(OR([.M538]&lt;&gt;&quot;&quot;;[.N538]&lt;&gt;&quot;&quot;);CONCATENATE([.G538];[.H538];[.I538];[.J538];[.K538];[.L538];[.O538];[.P538];[.Q538];[.R538];[.M538];[.N538]);&quot;&quot;)" office:value-type="string" office:string-value="time_BodyMotion_Accelerometer_Jerk_Yaxis_StandardDeviation" calcext:value-type="string">
            <text:p>time_BodyMotion_Accelerometer_Jerk_Yaxis_StandardDeviation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BodyAccJerk-std()-Z</text:p>
          </table:table-cell>
          <table:table-cell table:formula="of:=ISERROR(SEARCH([.C$2];[.B539]))=FALSE()" office:value-type="boolean" office:boolean-value="true" calcext:value-type="boolean">
            <text:p>TRUE</text:p>
          </table:table-cell>
          <table:table-cell table:formula="of:=ISERROR(SEARCH([.D$2];[.B539]))=FALSE()" office:value-type="boolean" office:boolean-value="false" calcext:value-type="boolean">
            <text:p>FALSE</text:p>
          </table:table-cell>
          <table:table-cell table:formula="of:=OR([.C539];[.D539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Jerk-standardDeviation-Zaxis</text:p>
          </table:table-cell>
          <table:table-cell table:style-name="ce1" table:formula="of:=IF(LEFT([.B539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39];SEARCH([.H$2];[.$B53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39];SEARCH([.I$2];[.$B539]);LEN([.I$2]))=[.I$2];[.I$1];&quot;&quot;);&quot;&quot;)">
            <text:p/>
          </table:table-cell>
          <table:table-cell table:style-name="ce1" table:formula="of:=IFERROR(IF(MID([.$B539];SEARCH([.J$2];[.$B539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39];SEARCH([.K$2];[.$B539]);LEN([.K$2]))=[.K$2];[.K$1];&quot;&quot;);&quot;&quot;)">
            <text:p/>
          </table:table-cell>
          <table:table-cell table:style-name="ce1" table:formula="of:=IFERROR(IF(MID([.$B539];SEARCH([.L$2];[.$B539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39];SEARCH([.M$2];[.$B539]);LEN([.M$2]))=[.M$2];[.M$1];&quot;&quot;);&quot;&quot;)">
            <text:p/>
          </table:table-cell>
          <table:table-cell table:style-name="ce1" table:formula="of:=IFERROR(IF(MID([.$B539];SEARCH([.N$2];[.$B539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39];SEARCH([.O$2];[.$B539]);LEN([.O$2]))=[.O$2];[.O$1];&quot;&quot;);&quot;&quot;)">
            <text:p/>
          </table:table-cell>
          <table:table-cell table:style-name="ce1" table:formula="of:=IFERROR(IF(MID([.$B539];SEARCH([.P$2];[.$B539]);LEN([.P$2]))=[.P$2];[.P$1];&quot;&quot;);&quot;&quot;)">
            <text:p/>
          </table:table-cell>
          <table:table-cell table:style-name="ce1" table:formula="of:=IFERROR(IF(MID([.$B539];SEARCH([.Q$2];[.$B539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39];SEARCH([.R$2];[.$B539]);LEN([.R$2]))=[.R$2];[.R$1];&quot;&quot;);&quot;&quot;)">
            <text:p/>
          </table:table-cell>
          <table:table-cell table:formula="of:=IF(OR([.M539]&lt;&gt;&quot;&quot;;[.N539]&lt;&gt;&quot;&quot;);CONCATENATE([.G539];[.H539];[.I539];[.J539];[.K539];[.L539];[.O539];[.P539];[.Q539];[.R539];[.M539];[.N539]);&quot;&quot;)" office:value-type="string" office:string-value="time_BodyMotion_Accelerometer_Jerk_Zaxis_StandardDeviation" calcext:value-type="string">
            <text:p>time_BodyMotion_Accelerometer_Jerk_Zaxis_StandardDeviation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BodyGyro-std()-X</text:p>
          </table:table-cell>
          <table:table-cell table:formula="of:=ISERROR(SEARCH([.C$2];[.B540]))=FALSE()" office:value-type="boolean" office:boolean-value="true" calcext:value-type="boolean">
            <text:p>TRUE</text:p>
          </table:table-cell>
          <table:table-cell table:formula="of:=ISERROR(SEARCH([.D$2];[.B540]))=FALSE()" office:value-type="boolean" office:boolean-value="false" calcext:value-type="boolean">
            <text:p>FALSE</text:p>
          </table:table-cell>
          <table:table-cell table:formula="of:=OR([.C540];[.D540])" office:value-type="boolean" office:boolean-value="true" calcext:value-type="boolean">
            <text:p>TRUE</text:p>
          </table:table-cell>
          <table:table-cell office:value-type="string" calcext:value-type="string">
            <text:p>time_BodyGyroscope-standardDeviation-Xaxis</text:p>
          </table:table-cell>
          <table:table-cell table:style-name="ce1" table:formula="of:=IF(LEFT([.B540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0];SEARCH([.H$2];[.$B54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0];SEARCH([.I$2];[.$B540]);LEN([.I$2]))=[.I$2];[.I$1];&quot;&quot;);&quot;&quot;)">
            <text:p/>
          </table:table-cell>
          <table:table-cell table:style-name="ce1" table:formula="of:=IFERROR(IF(MID([.$B540];SEARCH([.J$2];[.$B540]);LEN([.J$2]))=[.J$2];[.J$1];&quot;&quot;);&quot;&quot;)">
            <text:p/>
          </table:table-cell>
          <table:table-cell table:style-name="ce1" table:formula="of:=IFERROR(IF(MID([.$B540];SEARCH([.K$2];[.$B540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40];SEARCH([.L$2];[.$B540]);LEN([.L$2]))=[.L$2];[.L$1];&quot;&quot;);&quot;&quot;)">
            <text:p/>
          </table:table-cell>
          <table:table-cell table:style-name="ce1" table:formula="of:=IFERROR(IF(MID([.$B540];SEARCH([.M$2];[.$B540]);LEN([.M$2]))=[.M$2];[.M$1];&quot;&quot;);&quot;&quot;)">
            <text:p/>
          </table:table-cell>
          <table:table-cell table:style-name="ce1" table:formula="of:=IFERROR(IF(MID([.$B540];SEARCH([.N$2];[.$B540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0];SEARCH([.O$2];[.$B540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40];SEARCH([.P$2];[.$B540]);LEN([.P$2]))=[.P$2];[.P$1];&quot;&quot;);&quot;&quot;)">
            <text:p/>
          </table:table-cell>
          <table:table-cell table:style-name="ce1" table:formula="of:=IFERROR(IF(MID([.$B540];SEARCH([.Q$2];[.$B540]);LEN([.Q$2]))=[.Q$2];[.Q$1];&quot;&quot;);&quot;&quot;)">
            <text:p/>
          </table:table-cell>
          <table:table-cell table:style-name="ce1" table:formula="of:=IFERROR(IF(MID([.$B540];SEARCH([.R$2];[.$B540]);LEN([.R$2]))=[.R$2];[.R$1];&quot;&quot;);&quot;&quot;)">
            <text:p/>
          </table:table-cell>
          <table:table-cell table:formula="of:=IF(OR([.M540]&lt;&gt;&quot;&quot;;[.N540]&lt;&gt;&quot;&quot;);CONCATENATE([.G540];[.H540];[.I540];[.J540];[.K540];[.L540];[.O540];[.P540];[.Q540];[.R540];[.M540];[.N540]);&quot;&quot;)" office:value-type="string" office:string-value="time_BodyMotion_Gyroscope_Xaxis_StandardDeviation" calcext:value-type="string">
            <text:p>time_BodyMotion_Gyroscope_Xaxis_StandardDeviation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BodyGyro-std()-Y</text:p>
          </table:table-cell>
          <table:table-cell table:formula="of:=ISERROR(SEARCH([.C$2];[.B541]))=FALSE()" office:value-type="boolean" office:boolean-value="true" calcext:value-type="boolean">
            <text:p>TRUE</text:p>
          </table:table-cell>
          <table:table-cell table:formula="of:=ISERROR(SEARCH([.D$2];[.B541]))=FALSE()" office:value-type="boolean" office:boolean-value="false" calcext:value-type="boolean">
            <text:p>FALSE</text:p>
          </table:table-cell>
          <table:table-cell table:formula="of:=OR([.C541];[.D541])" office:value-type="boolean" office:boolean-value="true" calcext:value-type="boolean">
            <text:p>TRUE</text:p>
          </table:table-cell>
          <table:table-cell office:value-type="string" calcext:value-type="string">
            <text:p>time_BodyGyroscope-standardDeviation-Yaxis</text:p>
          </table:table-cell>
          <table:table-cell table:style-name="ce1" table:formula="of:=IF(LEFT([.B541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1];SEARCH([.H$2];[.$B54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1];SEARCH([.I$2];[.$B541]);LEN([.I$2]))=[.I$2];[.I$1];&quot;&quot;);&quot;&quot;)">
            <text:p/>
          </table:table-cell>
          <table:table-cell table:style-name="ce1" table:formula="of:=IFERROR(IF(MID([.$B541];SEARCH([.J$2];[.$B541]);LEN([.J$2]))=[.J$2];[.J$1];&quot;&quot;);&quot;&quot;)">
            <text:p/>
          </table:table-cell>
          <table:table-cell table:style-name="ce1" table:formula="of:=IFERROR(IF(MID([.$B541];SEARCH([.K$2];[.$B541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41];SEARCH([.L$2];[.$B541]);LEN([.L$2]))=[.L$2];[.L$1];&quot;&quot;);&quot;&quot;)">
            <text:p/>
          </table:table-cell>
          <table:table-cell table:style-name="ce1" table:formula="of:=IFERROR(IF(MID([.$B541];SEARCH([.M$2];[.$B541]);LEN([.M$2]))=[.M$2];[.M$1];&quot;&quot;);&quot;&quot;)">
            <text:p/>
          </table:table-cell>
          <table:table-cell table:style-name="ce1" table:formula="of:=IFERROR(IF(MID([.$B541];SEARCH([.N$2];[.$B541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1];SEARCH([.O$2];[.$B541]);LEN([.O$2]))=[.O$2];[.O$1];&quot;&quot;);&quot;&quot;)">
            <text:p/>
          </table:table-cell>
          <table:table-cell table:style-name="ce1" table:formula="of:=IFERROR(IF(MID([.$B541];SEARCH([.P$2];[.$B541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41];SEARCH([.Q$2];[.$B541]);LEN([.Q$2]))=[.Q$2];[.Q$1];&quot;&quot;);&quot;&quot;)">
            <text:p/>
          </table:table-cell>
          <table:table-cell table:style-name="ce1" table:formula="of:=IFERROR(IF(MID([.$B541];SEARCH([.R$2];[.$B541]);LEN([.R$2]))=[.R$2];[.R$1];&quot;&quot;);&quot;&quot;)">
            <text:p/>
          </table:table-cell>
          <table:table-cell table:formula="of:=IF(OR([.M541]&lt;&gt;&quot;&quot;;[.N541]&lt;&gt;&quot;&quot;);CONCATENATE([.G541];[.H541];[.I541];[.J541];[.K541];[.L541];[.O541];[.P541];[.Q541];[.R541];[.M541];[.N541]);&quot;&quot;)" office:value-type="string" office:string-value="time_BodyMotion_Gyroscope_Yaxis_StandardDeviation" calcext:value-type="string">
            <text:p>time_BodyMotion_Gyroscope_Yaxis_StandardDeviation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BodyGyro-std()-Z</text:p>
          </table:table-cell>
          <table:table-cell table:formula="of:=ISERROR(SEARCH([.C$2];[.B542]))=FALSE()" office:value-type="boolean" office:boolean-value="true" calcext:value-type="boolean">
            <text:p>TRUE</text:p>
          </table:table-cell>
          <table:table-cell table:formula="of:=ISERROR(SEARCH([.D$2];[.B542]))=FALSE()" office:value-type="boolean" office:boolean-value="false" calcext:value-type="boolean">
            <text:p>FALSE</text:p>
          </table:table-cell>
          <table:table-cell table:formula="of:=OR([.C542];[.D542])" office:value-type="boolean" office:boolean-value="true" calcext:value-type="boolean">
            <text:p>TRUE</text:p>
          </table:table-cell>
          <table:table-cell office:value-type="string" calcext:value-type="string">
            <text:p>time_BodyGyroscope-standardDeviation-Zaxis</text:p>
          </table:table-cell>
          <table:table-cell table:style-name="ce1" table:formula="of:=IF(LEFT([.B542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2];SEARCH([.H$2];[.$B54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2];SEARCH([.I$2];[.$B542]);LEN([.I$2]))=[.I$2];[.I$1];&quot;&quot;);&quot;&quot;)">
            <text:p/>
          </table:table-cell>
          <table:table-cell table:style-name="ce1" table:formula="of:=IFERROR(IF(MID([.$B542];SEARCH([.J$2];[.$B542]);LEN([.J$2]))=[.J$2];[.J$1];&quot;&quot;);&quot;&quot;)">
            <text:p/>
          </table:table-cell>
          <table:table-cell table:style-name="ce1" table:formula="of:=IFERROR(IF(MID([.$B542];SEARCH([.K$2];[.$B542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42];SEARCH([.L$2];[.$B542]);LEN([.L$2]))=[.L$2];[.L$1];&quot;&quot;);&quot;&quot;)">
            <text:p/>
          </table:table-cell>
          <table:table-cell table:style-name="ce1" table:formula="of:=IFERROR(IF(MID([.$B542];SEARCH([.M$2];[.$B542]);LEN([.M$2]))=[.M$2];[.M$1];&quot;&quot;);&quot;&quot;)">
            <text:p/>
          </table:table-cell>
          <table:table-cell table:style-name="ce1" table:formula="of:=IFERROR(IF(MID([.$B542];SEARCH([.N$2];[.$B542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2];SEARCH([.O$2];[.$B542]);LEN([.O$2]))=[.O$2];[.O$1];&quot;&quot;);&quot;&quot;)">
            <text:p/>
          </table:table-cell>
          <table:table-cell table:style-name="ce1" table:formula="of:=IFERROR(IF(MID([.$B542];SEARCH([.P$2];[.$B542]);LEN([.P$2]))=[.P$2];[.P$1];&quot;&quot;);&quot;&quot;)">
            <text:p/>
          </table:table-cell>
          <table:table-cell table:style-name="ce1" table:formula="of:=IFERROR(IF(MID([.$B542];SEARCH([.Q$2];[.$B542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42];SEARCH([.R$2];[.$B542]);LEN([.R$2]))=[.R$2];[.R$1];&quot;&quot;);&quot;&quot;)">
            <text:p/>
          </table:table-cell>
          <table:table-cell table:formula="of:=IF(OR([.M542]&lt;&gt;&quot;&quot;;[.N542]&lt;&gt;&quot;&quot;);CONCATENATE([.G542];[.H542];[.I542];[.J542];[.K542];[.L542];[.O542];[.P542];[.Q542];[.R542];[.M542];[.N542]);&quot;&quot;)" office:value-type="string" office:string-value="time_BodyMotion_Gyroscope_Zaxis_StandardDeviation" calcext:value-type="string">
            <text:p>time_BodyMotion_Gyroscope_Zaxis_StandardDeviation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BodyGyroJerk-std()-X</text:p>
          </table:table-cell>
          <table:table-cell table:formula="of:=ISERROR(SEARCH([.C$2];[.B543]))=FALSE()" office:value-type="boolean" office:boolean-value="true" calcext:value-type="boolean">
            <text:p>TRUE</text:p>
          </table:table-cell>
          <table:table-cell table:formula="of:=ISERROR(SEARCH([.D$2];[.B543]))=FALSE()" office:value-type="boolean" office:boolean-value="false" calcext:value-type="boolean">
            <text:p>FALSE</text:p>
          </table:table-cell>
          <table:table-cell table:formula="of:=OR([.C543];[.D543])" office:value-type="boolean" office:boolean-value="true" calcext:value-type="boolean">
            <text:p>TRUE</text:p>
          </table:table-cell>
          <table:table-cell office:value-type="string" calcext:value-type="string">
            <text:p>time_BodyGyroscopeJerk-standardDeviation-Xaxis</text:p>
          </table:table-cell>
          <table:table-cell table:style-name="ce1" table:formula="of:=IF(LEFT([.B543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3];SEARCH([.H$2];[.$B54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3];SEARCH([.I$2];[.$B543]);LEN([.I$2]))=[.I$2];[.I$1];&quot;&quot;);&quot;&quot;)">
            <text:p/>
          </table:table-cell>
          <table:table-cell table:style-name="ce1" table:formula="of:=IFERROR(IF(MID([.$B543];SEARCH([.J$2];[.$B543]);LEN([.J$2]))=[.J$2];[.J$1];&quot;&quot;);&quot;&quot;)">
            <text:p/>
          </table:table-cell>
          <table:table-cell table:style-name="ce1" table:formula="of:=IFERROR(IF(MID([.$B543];SEARCH([.K$2];[.$B543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43];SEARCH([.L$2];[.$B543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43];SEARCH([.M$2];[.$B543]);LEN([.M$2]))=[.M$2];[.M$1];&quot;&quot;);&quot;&quot;)">
            <text:p/>
          </table:table-cell>
          <table:table-cell table:style-name="ce1" table:formula="of:=IFERROR(IF(MID([.$B543];SEARCH([.N$2];[.$B543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3];SEARCH([.O$2];[.$B543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43];SEARCH([.P$2];[.$B543]);LEN([.P$2]))=[.P$2];[.P$1];&quot;&quot;);&quot;&quot;)">
            <text:p/>
          </table:table-cell>
          <table:table-cell table:style-name="ce1" table:formula="of:=IFERROR(IF(MID([.$B543];SEARCH([.Q$2];[.$B543]);LEN([.Q$2]))=[.Q$2];[.Q$1];&quot;&quot;);&quot;&quot;)">
            <text:p/>
          </table:table-cell>
          <table:table-cell table:style-name="ce1" table:formula="of:=IFERROR(IF(MID([.$B543];SEARCH([.R$2];[.$B543]);LEN([.R$2]))=[.R$2];[.R$1];&quot;&quot;);&quot;&quot;)">
            <text:p/>
          </table:table-cell>
          <table:table-cell table:formula="of:=IF(OR([.M543]&lt;&gt;&quot;&quot;;[.N543]&lt;&gt;&quot;&quot;);CONCATENATE([.G543];[.H543];[.I543];[.J543];[.K543];[.L543];[.O543];[.P543];[.Q543];[.R543];[.M543];[.N543]);&quot;&quot;)" office:value-type="string" office:string-value="time_BodyMotion_Gyroscope_Jerk_Xaxis_StandardDeviation" calcext:value-type="string">
            <text:p>time_BodyMotion_Gyroscope_Jerk_Xaxis_StandardDeviation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BodyGyroJerk-std()-Y</text:p>
          </table:table-cell>
          <table:table-cell table:formula="of:=ISERROR(SEARCH([.C$2];[.B544]))=FALSE()" office:value-type="boolean" office:boolean-value="true" calcext:value-type="boolean">
            <text:p>TRUE</text:p>
          </table:table-cell>
          <table:table-cell table:formula="of:=ISERROR(SEARCH([.D$2];[.B544]))=FALSE()" office:value-type="boolean" office:boolean-value="false" calcext:value-type="boolean">
            <text:p>FALSE</text:p>
          </table:table-cell>
          <table:table-cell table:formula="of:=OR([.C544];[.D544])" office:value-type="boolean" office:boolean-value="true" calcext:value-type="boolean">
            <text:p>TRUE</text:p>
          </table:table-cell>
          <table:table-cell office:value-type="string" calcext:value-type="string">
            <text:p>time_BodyGyroscopeJerk-standardDeviation-Yaxis</text:p>
          </table:table-cell>
          <table:table-cell table:style-name="ce1" table:formula="of:=IF(LEFT([.B544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4];SEARCH([.H$2];[.$B544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4];SEARCH([.I$2];[.$B544]);LEN([.I$2]))=[.I$2];[.I$1];&quot;&quot;);&quot;&quot;)">
            <text:p/>
          </table:table-cell>
          <table:table-cell table:style-name="ce1" table:formula="of:=IFERROR(IF(MID([.$B544];SEARCH([.J$2];[.$B544]);LEN([.J$2]))=[.J$2];[.J$1];&quot;&quot;);&quot;&quot;)">
            <text:p/>
          </table:table-cell>
          <table:table-cell table:style-name="ce1" table:formula="of:=IFERROR(IF(MID([.$B544];SEARCH([.K$2];[.$B544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44];SEARCH([.L$2];[.$B544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44];SEARCH([.M$2];[.$B544]);LEN([.M$2]))=[.M$2];[.M$1];&quot;&quot;);&quot;&quot;)">
            <text:p/>
          </table:table-cell>
          <table:table-cell table:style-name="ce1" table:formula="of:=IFERROR(IF(MID([.$B544];SEARCH([.N$2];[.$B544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4];SEARCH([.O$2];[.$B544]);LEN([.O$2]))=[.O$2];[.O$1];&quot;&quot;);&quot;&quot;)">
            <text:p/>
          </table:table-cell>
          <table:table-cell table:style-name="ce1" table:formula="of:=IFERROR(IF(MID([.$B544];SEARCH([.P$2];[.$B544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44];SEARCH([.Q$2];[.$B544]);LEN([.Q$2]))=[.Q$2];[.Q$1];&quot;&quot;);&quot;&quot;)">
            <text:p/>
          </table:table-cell>
          <table:table-cell table:style-name="ce1" table:formula="of:=IFERROR(IF(MID([.$B544];SEARCH([.R$2];[.$B544]);LEN([.R$2]))=[.R$2];[.R$1];&quot;&quot;);&quot;&quot;)">
            <text:p/>
          </table:table-cell>
          <table:table-cell table:formula="of:=IF(OR([.M544]&lt;&gt;&quot;&quot;;[.N544]&lt;&gt;&quot;&quot;);CONCATENATE([.G544];[.H544];[.I544];[.J544];[.K544];[.L544];[.O544];[.P544];[.Q544];[.R544];[.M544];[.N544]);&quot;&quot;)" office:value-type="string" office:string-value="time_BodyMotion_Gyroscope_Jerk_Yaxis_StandardDeviation" calcext:value-type="string">
            <text:p>time_BodyMotion_Gyroscope_Jerk_Yaxis_StandardDeviation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BodyGyroJerk-std()-Z</text:p>
          </table:table-cell>
          <table:table-cell table:formula="of:=ISERROR(SEARCH([.C$2];[.B545]))=FALSE()" office:value-type="boolean" office:boolean-value="true" calcext:value-type="boolean">
            <text:p>TRUE</text:p>
          </table:table-cell>
          <table:table-cell table:formula="of:=ISERROR(SEARCH([.D$2];[.B545]))=FALSE()" office:value-type="boolean" office:boolean-value="false" calcext:value-type="boolean">
            <text:p>FALSE</text:p>
          </table:table-cell>
          <table:table-cell table:formula="of:=OR([.C545];[.D545])" office:value-type="boolean" office:boolean-value="true" calcext:value-type="boolean">
            <text:p>TRUE</text:p>
          </table:table-cell>
          <table:table-cell office:value-type="string" calcext:value-type="string">
            <text:p>time_BodyGyroscopeJerk-standardDeviation-Zaxis</text:p>
          </table:table-cell>
          <table:table-cell table:style-name="ce1" table:formula="of:=IF(LEFT([.B545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5];SEARCH([.H$2];[.$B545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5];SEARCH([.I$2];[.$B545]);LEN([.I$2]))=[.I$2];[.I$1];&quot;&quot;);&quot;&quot;)">
            <text:p/>
          </table:table-cell>
          <table:table-cell table:style-name="ce1" table:formula="of:=IFERROR(IF(MID([.$B545];SEARCH([.J$2];[.$B545]);LEN([.J$2]))=[.J$2];[.J$1];&quot;&quot;);&quot;&quot;)">
            <text:p/>
          </table:table-cell>
          <table:table-cell table:style-name="ce1" table:formula="of:=IFERROR(IF(MID([.$B545];SEARCH([.K$2];[.$B545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45];SEARCH([.L$2];[.$B545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45];SEARCH([.M$2];[.$B545]);LEN([.M$2]))=[.M$2];[.M$1];&quot;&quot;);&quot;&quot;)">
            <text:p/>
          </table:table-cell>
          <table:table-cell table:style-name="ce1" table:formula="of:=IFERROR(IF(MID([.$B545];SEARCH([.N$2];[.$B545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5];SEARCH([.O$2];[.$B545]);LEN([.O$2]))=[.O$2];[.O$1];&quot;&quot;);&quot;&quot;)">
            <text:p/>
          </table:table-cell>
          <table:table-cell table:style-name="ce1" table:formula="of:=IFERROR(IF(MID([.$B545];SEARCH([.P$2];[.$B545]);LEN([.P$2]))=[.P$2];[.P$1];&quot;&quot;);&quot;&quot;)">
            <text:p/>
          </table:table-cell>
          <table:table-cell table:style-name="ce1" table:formula="of:=IFERROR(IF(MID([.$B545];SEARCH([.Q$2];[.$B545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45];SEARCH([.R$2];[.$B545]);LEN([.R$2]))=[.R$2];[.R$1];&quot;&quot;);&quot;&quot;)">
            <text:p/>
          </table:table-cell>
          <table:table-cell table:formula="of:=IF(OR([.M545]&lt;&gt;&quot;&quot;;[.N545]&lt;&gt;&quot;&quot;);CONCATENATE([.G545];[.H545];[.I545];[.J545];[.K545];[.L545];[.O545];[.P545];[.Q545];[.R545];[.M545];[.N545]);&quot;&quot;)" office:value-type="string" office:string-value="time_BodyMotion_Gyroscope_Jerk_Zaxis_StandardDeviation" calcext:value-type="string">
            <text:p>time_BodyMotion_Gyroscope_Jerk_Zaxis_StandardDeviation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BodyAccMag-std()</text:p>
          </table:table-cell>
          <table:table-cell table:formula="of:=ISERROR(SEARCH([.C$2];[.B546]))=FALSE()" office:value-type="boolean" office:boolean-value="true" calcext:value-type="boolean">
            <text:p>TRUE</text:p>
          </table:table-cell>
          <table:table-cell table:formula="of:=ISERROR(SEARCH([.D$2];[.B546]))=FALSE()" office:value-type="boolean" office:boolean-value="false" calcext:value-type="boolean">
            <text:p>FALSE</text:p>
          </table:table-cell>
          <table:table-cell table:formula="of:=OR([.C546];[.D546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-standardDeviation-Magnitude</text:p>
          </table:table-cell>
          <table:table-cell table:style-name="ce1" table:formula="of:=IF(LEFT([.B546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6];SEARCH([.H$2];[.$B546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6];SEARCH([.I$2];[.$B546]);LEN([.I$2]))=[.I$2];[.I$1];&quot;&quot;);&quot;&quot;)">
            <text:p/>
          </table:table-cell>
          <table:table-cell table:style-name="ce1" table:formula="of:=IFERROR(IF(MID([.$B546];SEARCH([.J$2];[.$B546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46];SEARCH([.K$2];[.$B546]);LEN([.K$2]))=[.K$2];[.K$1];&quot;&quot;);&quot;&quot;)">
            <text:p/>
          </table:table-cell>
          <table:table-cell table:style-name="ce1" table:formula="of:=IFERROR(IF(MID([.$B546];SEARCH([.L$2];[.$B546]);LEN([.L$2]))=[.L$2];[.L$1];&quot;&quot;);&quot;&quot;)">
            <text:p/>
          </table:table-cell>
          <table:table-cell table:style-name="ce1" table:formula="of:=IFERROR(IF(MID([.$B546];SEARCH([.M$2];[.$B546]);LEN([.M$2]))=[.M$2];[.M$1];&quot;&quot;);&quot;&quot;)">
            <text:p/>
          </table:table-cell>
          <table:table-cell table:style-name="ce1" table:formula="of:=IFERROR(IF(MID([.$B546];SEARCH([.N$2];[.$B546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6];SEARCH([.O$2];[.$B546]);LEN([.O$2]))=[.O$2];[.O$1];&quot;&quot;);&quot;&quot;)">
            <text:p/>
          </table:table-cell>
          <table:table-cell table:style-name="ce1" table:formula="of:=IFERROR(IF(MID([.$B546];SEARCH([.P$2];[.$B546]);LEN([.P$2]))=[.P$2];[.P$1];&quot;&quot;);&quot;&quot;)">
            <text:p/>
          </table:table-cell>
          <table:table-cell table:style-name="ce1" table:formula="of:=IFERROR(IF(MID([.$B546];SEARCH([.Q$2];[.$B546]);LEN([.Q$2]))=[.Q$2];[.Q$1];&quot;&quot;);&quot;&quot;)">
            <text:p/>
          </table:table-cell>
          <table:table-cell table:style-name="ce1" table:formula="of:=IFERROR(IF(MID([.$B546];SEARCH([.R$2];[.$B546]);LEN([.R$2]))=[.R$2];[.R$1];&quot;&quot;);&quot;&quot;)" office:value-type="string" office:string-value="Magnitude_" calcext:value-type="string">
            <text:p>Magnitude_</text:p>
          </table:table-cell>
          <table:table-cell table:formula="of:=IF(OR([.M546]&lt;&gt;&quot;&quot;;[.N546]&lt;&gt;&quot;&quot;);CONCATENATE([.G546];[.H546];[.I546];[.J546];[.K546];[.L546];[.O546];[.P546];[.Q546];[.R546];[.M546];[.N546]);&quot;&quot;)" office:value-type="string" office:string-value="time_BodyMotion_Accelerometer_Magnitude_StandardDeviation" calcext:value-type="string">
            <text:p>time_BodyMotion_Accelerometer_Magnitude_StandardDeviation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GravityAccMag-std()</text:p>
          </table:table-cell>
          <table:table-cell table:formula="of:=ISERROR(SEARCH([.C$2];[.B547]))=FALSE()" office:value-type="boolean" office:boolean-value="true" calcext:value-type="boolean">
            <text:p>TRUE</text:p>
          </table:table-cell>
          <table:table-cell table:formula="of:=ISERROR(SEARCH([.D$2];[.B547]))=FALSE()" office:value-type="boolean" office:boolean-value="false" calcext:value-type="boolean">
            <text:p>FALSE</text:p>
          </table:table-cell>
          <table:table-cell table:formula="of:=OR([.C547];[.D547])" office:value-type="boolean" office:boolean-value="true" calcext:value-type="boolean">
            <text:p>TRUE</text:p>
          </table:table-cell>
          <table:table-cell office:value-type="string" calcext:value-type="string">
            <text:p>time_GravityAccelerometer-standardDeviation-Magnitude</text:p>
          </table:table-cell>
          <table:table-cell table:style-name="ce1" table:formula="of:=IF(LEFT([.B547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7];SEARCH([.H$2];[.$B547]);LEN([.H$2]))=[.H$2];[.H$1];&quot;&quot;);&quot;&quot;)">
            <text:p/>
          </table:table-cell>
          <table:table-cell table:style-name="ce1" table:formula="of:=IFERROR(IF(MID([.$B547];SEARCH([.I$2];[.$B547]);LEN([.I$2]))=[.I$2];[.I$1];&quot;&quot;);&quot;&quot;)" office:value-type="string" office:string-value="GravityAcceleration_" calcext:value-type="string">
            <text:p>GravityAcceleration_</text:p>
          </table:table-cell>
          <table:table-cell table:style-name="ce1" table:formula="of:=IFERROR(IF(MID([.$B547];SEARCH([.J$2];[.$B547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47];SEARCH([.K$2];[.$B547]);LEN([.K$2]))=[.K$2];[.K$1];&quot;&quot;);&quot;&quot;)">
            <text:p/>
          </table:table-cell>
          <table:table-cell table:style-name="ce1" table:formula="of:=IFERROR(IF(MID([.$B547];SEARCH([.L$2];[.$B547]);LEN([.L$2]))=[.L$2];[.L$1];&quot;&quot;);&quot;&quot;)">
            <text:p/>
          </table:table-cell>
          <table:table-cell table:style-name="ce1" table:formula="of:=IFERROR(IF(MID([.$B547];SEARCH([.M$2];[.$B547]);LEN([.M$2]))=[.M$2];[.M$1];&quot;&quot;);&quot;&quot;)">
            <text:p/>
          </table:table-cell>
          <table:table-cell table:style-name="ce1" table:formula="of:=IFERROR(IF(MID([.$B547];SEARCH([.N$2];[.$B547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7];SEARCH([.O$2];[.$B547]);LEN([.O$2]))=[.O$2];[.O$1];&quot;&quot;);&quot;&quot;)">
            <text:p/>
          </table:table-cell>
          <table:table-cell table:style-name="ce1" table:formula="of:=IFERROR(IF(MID([.$B547];SEARCH([.P$2];[.$B547]);LEN([.P$2]))=[.P$2];[.P$1];&quot;&quot;);&quot;&quot;)">
            <text:p/>
          </table:table-cell>
          <table:table-cell table:style-name="ce1" table:formula="of:=IFERROR(IF(MID([.$B547];SEARCH([.Q$2];[.$B547]);LEN([.Q$2]))=[.Q$2];[.Q$1];&quot;&quot;);&quot;&quot;)">
            <text:p/>
          </table:table-cell>
          <table:table-cell table:style-name="ce1" table:formula="of:=IFERROR(IF(MID([.$B547];SEARCH([.R$2];[.$B547]);LEN([.R$2]))=[.R$2];[.R$1];&quot;&quot;);&quot;&quot;)" office:value-type="string" office:string-value="Magnitude_" calcext:value-type="string">
            <text:p>Magnitude_</text:p>
          </table:table-cell>
          <table:table-cell table:formula="of:=IF(OR([.M547]&lt;&gt;&quot;&quot;;[.N547]&lt;&gt;&quot;&quot;);CONCATENATE([.G547];[.H547];[.I547];[.J547];[.K547];[.L547];[.O547];[.P547];[.Q547];[.R547];[.M547];[.N547]);&quot;&quot;)" office:value-type="string" office:string-value="time_GravityAcceleration_Accelerometer_Magnitude_StandardDeviation" calcext:value-type="string">
            <text:p>time_GravityAcceleration_Accelerometer_Magnitude_StandardDeviation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BodyAccJerkMag-std()</text:p>
          </table:table-cell>
          <table:table-cell table:formula="of:=ISERROR(SEARCH([.C$2];[.B548]))=FALSE()" office:value-type="boolean" office:boolean-value="true" calcext:value-type="boolean">
            <text:p>TRUE</text:p>
          </table:table-cell>
          <table:table-cell table:formula="of:=ISERROR(SEARCH([.D$2];[.B548]))=FALSE()" office:value-type="boolean" office:boolean-value="false" calcext:value-type="boolean">
            <text:p>FALSE</text:p>
          </table:table-cell>
          <table:table-cell table:formula="of:=OR([.C548];[.D548])" office:value-type="boolean" office:boolean-value="true" calcext:value-type="boolean">
            <text:p>TRUE</text:p>
          </table:table-cell>
          <table:table-cell office:value-type="string" calcext:value-type="string">
            <text:p>time_BodyAccelerometerJerk-standardDeviation-Magnitude</text:p>
          </table:table-cell>
          <table:table-cell table:style-name="ce1" table:formula="of:=IF(LEFT([.B548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8];SEARCH([.H$2];[.$B54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8];SEARCH([.I$2];[.$B548]);LEN([.I$2]))=[.I$2];[.I$1];&quot;&quot;);&quot;&quot;)">
            <text:p/>
          </table:table-cell>
          <table:table-cell table:style-name="ce1" table:formula="of:=IFERROR(IF(MID([.$B548];SEARCH([.J$2];[.$B548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48];SEARCH([.K$2];[.$B548]);LEN([.K$2]))=[.K$2];[.K$1];&quot;&quot;);&quot;&quot;)">
            <text:p/>
          </table:table-cell>
          <table:table-cell table:style-name="ce1" table:formula="of:=IFERROR(IF(MID([.$B548];SEARCH([.L$2];[.$B548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48];SEARCH([.M$2];[.$B548]);LEN([.M$2]))=[.M$2];[.M$1];&quot;&quot;);&quot;&quot;)">
            <text:p/>
          </table:table-cell>
          <table:table-cell table:style-name="ce1" table:formula="of:=IFERROR(IF(MID([.$B548];SEARCH([.N$2];[.$B548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8];SEARCH([.O$2];[.$B548]);LEN([.O$2]))=[.O$2];[.O$1];&quot;&quot;);&quot;&quot;)">
            <text:p/>
          </table:table-cell>
          <table:table-cell table:style-name="ce1" table:formula="of:=IFERROR(IF(MID([.$B548];SEARCH([.P$2];[.$B548]);LEN([.P$2]))=[.P$2];[.P$1];&quot;&quot;);&quot;&quot;)">
            <text:p/>
          </table:table-cell>
          <table:table-cell table:style-name="ce1" table:formula="of:=IFERROR(IF(MID([.$B548];SEARCH([.Q$2];[.$B548]);LEN([.Q$2]))=[.Q$2];[.Q$1];&quot;&quot;);&quot;&quot;)">
            <text:p/>
          </table:table-cell>
          <table:table-cell table:style-name="ce1" table:formula="of:=IFERROR(IF(MID([.$B548];SEARCH([.R$2];[.$B548]);LEN([.R$2]))=[.R$2];[.R$1];&quot;&quot;);&quot;&quot;)" office:value-type="string" office:string-value="Magnitude_" calcext:value-type="string">
            <text:p>Magnitude_</text:p>
          </table:table-cell>
          <table:table-cell table:formula="of:=IF(OR([.M548]&lt;&gt;&quot;&quot;;[.N548]&lt;&gt;&quot;&quot;);CONCATENATE([.G548];[.H548];[.I548];[.J548];[.K548];[.L548];[.O548];[.P548];[.Q548];[.R548];[.M548];[.N548]);&quot;&quot;)" office:value-type="string" office:string-value="time_BodyMotion_Accelerometer_Jerk_Magnitude_StandardDeviation" calcext:value-type="string">
            <text:p>time_BodyMotion_Accelerometer_Jerk_Magnitude_StandardDeviation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BodyGyroMag-std()</text:p>
          </table:table-cell>
          <table:table-cell table:formula="of:=ISERROR(SEARCH([.C$2];[.B549]))=FALSE()" office:value-type="boolean" office:boolean-value="true" calcext:value-type="boolean">
            <text:p>TRUE</text:p>
          </table:table-cell>
          <table:table-cell table:formula="of:=ISERROR(SEARCH([.D$2];[.B549]))=FALSE()" office:value-type="boolean" office:boolean-value="false" calcext:value-type="boolean">
            <text:p>FALSE</text:p>
          </table:table-cell>
          <table:table-cell table:formula="of:=OR([.C549];[.D549])" office:value-type="boolean" office:boolean-value="true" calcext:value-type="boolean">
            <text:p>TRUE</text:p>
          </table:table-cell>
          <table:table-cell office:value-type="string" calcext:value-type="string">
            <text:p>time_BodyGyroscope-standardDeviation-Magnitude</text:p>
          </table:table-cell>
          <table:table-cell table:style-name="ce1" table:formula="of:=IF(LEFT([.B549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49];SEARCH([.H$2];[.$B54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49];SEARCH([.I$2];[.$B549]);LEN([.I$2]))=[.I$2];[.I$1];&quot;&quot;);&quot;&quot;)">
            <text:p/>
          </table:table-cell>
          <table:table-cell table:style-name="ce1" table:formula="of:=IFERROR(IF(MID([.$B549];SEARCH([.J$2];[.$B549]);LEN([.J$2]))=[.J$2];[.J$1];&quot;&quot;);&quot;&quot;)">
            <text:p/>
          </table:table-cell>
          <table:table-cell table:style-name="ce1" table:formula="of:=IFERROR(IF(MID([.$B549];SEARCH([.K$2];[.$B549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49];SEARCH([.L$2];[.$B549]);LEN([.L$2]))=[.L$2];[.L$1];&quot;&quot;);&quot;&quot;)">
            <text:p/>
          </table:table-cell>
          <table:table-cell table:style-name="ce1" table:formula="of:=IFERROR(IF(MID([.$B549];SEARCH([.M$2];[.$B549]);LEN([.M$2]))=[.M$2];[.M$1];&quot;&quot;);&quot;&quot;)">
            <text:p/>
          </table:table-cell>
          <table:table-cell table:style-name="ce1" table:formula="of:=IFERROR(IF(MID([.$B549];SEARCH([.N$2];[.$B549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49];SEARCH([.O$2];[.$B549]);LEN([.O$2]))=[.O$2];[.O$1];&quot;&quot;);&quot;&quot;)">
            <text:p/>
          </table:table-cell>
          <table:table-cell table:style-name="ce1" table:formula="of:=IFERROR(IF(MID([.$B549];SEARCH([.P$2];[.$B549]);LEN([.P$2]))=[.P$2];[.P$1];&quot;&quot;);&quot;&quot;)">
            <text:p/>
          </table:table-cell>
          <table:table-cell table:style-name="ce1" table:formula="of:=IFERROR(IF(MID([.$B549];SEARCH([.Q$2];[.$B549]);LEN([.Q$2]))=[.Q$2];[.Q$1];&quot;&quot;);&quot;&quot;)">
            <text:p/>
          </table:table-cell>
          <table:table-cell table:style-name="ce1" table:formula="of:=IFERROR(IF(MID([.$B549];SEARCH([.R$2];[.$B549]);LEN([.R$2]))=[.R$2];[.R$1];&quot;&quot;);&quot;&quot;)" office:value-type="string" office:string-value="Magnitude_" calcext:value-type="string">
            <text:p>Magnitude_</text:p>
          </table:table-cell>
          <table:table-cell table:formula="of:=IF(OR([.M549]&lt;&gt;&quot;&quot;;[.N549]&lt;&gt;&quot;&quot;);CONCATENATE([.G549];[.H549];[.I549];[.J549];[.K549];[.L549];[.O549];[.P549];[.Q549];[.R549];[.M549];[.N549]);&quot;&quot;)" office:value-type="string" office:string-value="time_BodyMotion_Gyroscope_Magnitude_StandardDeviation" calcext:value-type="string">
            <text:p>time_BodyMotion_Gyroscope_Magnitude_StandardDeviation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BodyGyroJerkMag-std()</text:p>
          </table:table-cell>
          <table:table-cell table:formula="of:=ISERROR(SEARCH([.C$2];[.B550]))=FALSE()" office:value-type="boolean" office:boolean-value="true" calcext:value-type="boolean">
            <text:p>TRUE</text:p>
          </table:table-cell>
          <table:table-cell table:formula="of:=ISERROR(SEARCH([.D$2];[.B550]))=FALSE()" office:value-type="boolean" office:boolean-value="false" calcext:value-type="boolean">
            <text:p>FALSE</text:p>
          </table:table-cell>
          <table:table-cell table:formula="of:=OR([.C550];[.D550])" office:value-type="boolean" office:boolean-value="true" calcext:value-type="boolean">
            <text:p>TRUE</text:p>
          </table:table-cell>
          <table:table-cell office:value-type="string" calcext:value-type="string">
            <text:p>time_BodyGyroscopeJerk-standardDeviation-Magnitude</text:p>
          </table:table-cell>
          <table:table-cell table:style-name="ce1" table:formula="of:=IF(LEFT([.B550];1)=&quot;t&quot;;&quot;time_&quot;;&quot;frequency_&quot;)" office:value-type="string" office:string-value="time_" calcext:value-type="string">
            <text:p>time_</text:p>
          </table:table-cell>
          <table:table-cell table:style-name="ce1" table:formula="of:=IFERROR(IF(MID([.$B550];SEARCH([.H$2];[.$B55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0];SEARCH([.I$2];[.$B550]);LEN([.I$2]))=[.I$2];[.I$1];&quot;&quot;);&quot;&quot;)">
            <text:p/>
          </table:table-cell>
          <table:table-cell table:style-name="ce1" table:formula="of:=IFERROR(IF(MID([.$B550];SEARCH([.J$2];[.$B550]);LEN([.J$2]))=[.J$2];[.J$1];&quot;&quot;);&quot;&quot;)">
            <text:p/>
          </table:table-cell>
          <table:table-cell table:style-name="ce1" table:formula="of:=IFERROR(IF(MID([.$B550];SEARCH([.K$2];[.$B550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50];SEARCH([.L$2];[.$B550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50];SEARCH([.M$2];[.$B550]);LEN([.M$2]))=[.M$2];[.M$1];&quot;&quot;);&quot;&quot;)">
            <text:p/>
          </table:table-cell>
          <table:table-cell table:style-name="ce1" table:formula="of:=IFERROR(IF(MID([.$B550];SEARCH([.N$2];[.$B550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0];SEARCH([.O$2];[.$B550]);LEN([.O$2]))=[.O$2];[.O$1];&quot;&quot;);&quot;&quot;)">
            <text:p/>
          </table:table-cell>
          <table:table-cell table:style-name="ce1" table:formula="of:=IFERROR(IF(MID([.$B550];SEARCH([.P$2];[.$B550]);LEN([.P$2]))=[.P$2];[.P$1];&quot;&quot;);&quot;&quot;)">
            <text:p/>
          </table:table-cell>
          <table:table-cell table:style-name="ce1" table:formula="of:=IFERROR(IF(MID([.$B550];SEARCH([.Q$2];[.$B550]);LEN([.Q$2]))=[.Q$2];[.Q$1];&quot;&quot;);&quot;&quot;)">
            <text:p/>
          </table:table-cell>
          <table:table-cell table:style-name="ce1" table:formula="of:=IFERROR(IF(MID([.$B550];SEARCH([.R$2];[.$B550]);LEN([.R$2]))=[.R$2];[.R$1];&quot;&quot;);&quot;&quot;)" office:value-type="string" office:string-value="Magnitude_" calcext:value-type="string">
            <text:p>Magnitude_</text:p>
          </table:table-cell>
          <table:table-cell table:formula="of:=IF(OR([.M550]&lt;&gt;&quot;&quot;;[.N550]&lt;&gt;&quot;&quot;);CONCATENATE([.G550];[.H550];[.I550];[.J550];[.K550];[.L550];[.O550];[.P550];[.Q550];[.R550];[.M550];[.N550]);&quot;&quot;)" office:value-type="string" office:string-value="time_BodyMotion_Gyroscope_Jerk_Magnitude_StandardDeviation" calcext:value-type="string">
            <text:p>time_BodyMotion_Gyroscope_Jerk_Magnitude_StandardDeviation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BodyAcc-std()-X</text:p>
          </table:table-cell>
          <table:table-cell table:formula="of:=ISERROR(SEARCH([.C$2];[.B551]))=FALSE()" office:value-type="boolean" office:boolean-value="true" calcext:value-type="boolean">
            <text:p>TRUE</text:p>
          </table:table-cell>
          <table:table-cell table:formula="of:=ISERROR(SEARCH([.D$2];[.B551]))=FALSE()" office:value-type="boolean" office:boolean-value="false" calcext:value-type="boolean">
            <text:p>FALSE</text:p>
          </table:table-cell>
          <table:table-cell table:formula="of:=OR([.C551];[.D551])" office:value-type="boolean" office:boolean-value="true" calcext:value-type="boolean">
            <text:p>TRUE</text:p>
          </table:table-cell>
          <table:table-cell office:value-type="string" calcext:value-type="string">
            <text:p>frequency_BodyAccelerometer-standardDeviation-Xaxis</text:p>
          </table:table-cell>
          <table:table-cell table:style-name="ce1" table:formula="of:=IF(LEFT([.B551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1];SEARCH([.H$2];[.$B55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1];SEARCH([.I$2];[.$B551]);LEN([.I$2]))=[.I$2];[.I$1];&quot;&quot;);&quot;&quot;)">
            <text:p/>
          </table:table-cell>
          <table:table-cell table:style-name="ce1" table:formula="of:=IFERROR(IF(MID([.$B551];SEARCH([.J$2];[.$B551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51];SEARCH([.K$2];[.$B551]);LEN([.K$2]))=[.K$2];[.K$1];&quot;&quot;);&quot;&quot;)">
            <text:p/>
          </table:table-cell>
          <table:table-cell table:style-name="ce1" table:formula="of:=IFERROR(IF(MID([.$B551];SEARCH([.L$2];[.$B551]);LEN([.L$2]))=[.L$2];[.L$1];&quot;&quot;);&quot;&quot;)">
            <text:p/>
          </table:table-cell>
          <table:table-cell table:style-name="ce1" table:formula="of:=IFERROR(IF(MID([.$B551];SEARCH([.M$2];[.$B551]);LEN([.M$2]))=[.M$2];[.M$1];&quot;&quot;);&quot;&quot;)">
            <text:p/>
          </table:table-cell>
          <table:table-cell table:style-name="ce1" table:formula="of:=IFERROR(IF(MID([.$B551];SEARCH([.N$2];[.$B551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1];SEARCH([.O$2];[.$B551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51];SEARCH([.P$2];[.$B551]);LEN([.P$2]))=[.P$2];[.P$1];&quot;&quot;);&quot;&quot;)">
            <text:p/>
          </table:table-cell>
          <table:table-cell table:style-name="ce1" table:formula="of:=IFERROR(IF(MID([.$B551];SEARCH([.Q$2];[.$B551]);LEN([.Q$2]))=[.Q$2];[.Q$1];&quot;&quot;);&quot;&quot;)">
            <text:p/>
          </table:table-cell>
          <table:table-cell table:style-name="ce1" table:formula="of:=IFERROR(IF(MID([.$B551];SEARCH([.R$2];[.$B551]);LEN([.R$2]))=[.R$2];[.R$1];&quot;&quot;);&quot;&quot;)">
            <text:p/>
          </table:table-cell>
          <table:table-cell table:formula="of:=IF(OR([.M551]&lt;&gt;&quot;&quot;;[.N551]&lt;&gt;&quot;&quot;);CONCATENATE([.G551];[.H551];[.I551];[.J551];[.K551];[.L551];[.O551];[.P551];[.Q551];[.R551];[.M551];[.N551]);&quot;&quot;)" office:value-type="string" office:string-value="frequency_BodyMotion_Accelerometer_Xaxis_StandardDeviation" calcext:value-type="string">
            <text:p>frequency_BodyMotion_Accelerometer_Xaxis_StandardDeviation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BodyAcc-std()-Y</text:p>
          </table:table-cell>
          <table:table-cell table:formula="of:=ISERROR(SEARCH([.C$2];[.B552]))=FALSE()" office:value-type="boolean" office:boolean-value="true" calcext:value-type="boolean">
            <text:p>TRUE</text:p>
          </table:table-cell>
          <table:table-cell table:formula="of:=ISERROR(SEARCH([.D$2];[.B552]))=FALSE()" office:value-type="boolean" office:boolean-value="false" calcext:value-type="boolean">
            <text:p>FALSE</text:p>
          </table:table-cell>
          <table:table-cell table:formula="of:=OR([.C552];[.D552])" office:value-type="boolean" office:boolean-value="true" calcext:value-type="boolean">
            <text:p>TRUE</text:p>
          </table:table-cell>
          <table:table-cell office:value-type="string" calcext:value-type="string">
            <text:p>frequency_BodyAccelerometer-standardDeviation-Yaxis</text:p>
          </table:table-cell>
          <table:table-cell table:style-name="ce1" table:formula="of:=IF(LEFT([.B552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2];SEARCH([.H$2];[.$B55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2];SEARCH([.I$2];[.$B552]);LEN([.I$2]))=[.I$2];[.I$1];&quot;&quot;);&quot;&quot;)">
            <text:p/>
          </table:table-cell>
          <table:table-cell table:style-name="ce1" table:formula="of:=IFERROR(IF(MID([.$B552];SEARCH([.J$2];[.$B552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52];SEARCH([.K$2];[.$B552]);LEN([.K$2]))=[.K$2];[.K$1];&quot;&quot;);&quot;&quot;)">
            <text:p/>
          </table:table-cell>
          <table:table-cell table:style-name="ce1" table:formula="of:=IFERROR(IF(MID([.$B552];SEARCH([.L$2];[.$B552]);LEN([.L$2]))=[.L$2];[.L$1];&quot;&quot;);&quot;&quot;)">
            <text:p/>
          </table:table-cell>
          <table:table-cell table:style-name="ce1" table:formula="of:=IFERROR(IF(MID([.$B552];SEARCH([.M$2];[.$B552]);LEN([.M$2]))=[.M$2];[.M$1];&quot;&quot;);&quot;&quot;)">
            <text:p/>
          </table:table-cell>
          <table:table-cell table:style-name="ce1" table:formula="of:=IFERROR(IF(MID([.$B552];SEARCH([.N$2];[.$B552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2];SEARCH([.O$2];[.$B552]);LEN([.O$2]))=[.O$2];[.O$1];&quot;&quot;);&quot;&quot;)">
            <text:p/>
          </table:table-cell>
          <table:table-cell table:style-name="ce1" table:formula="of:=IFERROR(IF(MID([.$B552];SEARCH([.P$2];[.$B552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52];SEARCH([.Q$2];[.$B552]);LEN([.Q$2]))=[.Q$2];[.Q$1];&quot;&quot;);&quot;&quot;)">
            <text:p/>
          </table:table-cell>
          <table:table-cell table:style-name="ce1" table:formula="of:=IFERROR(IF(MID([.$B552];SEARCH([.R$2];[.$B552]);LEN([.R$2]))=[.R$2];[.R$1];&quot;&quot;);&quot;&quot;)">
            <text:p/>
          </table:table-cell>
          <table:table-cell table:formula="of:=IF(OR([.M552]&lt;&gt;&quot;&quot;;[.N552]&lt;&gt;&quot;&quot;);CONCATENATE([.G552];[.H552];[.I552];[.J552];[.K552];[.L552];[.O552];[.P552];[.Q552];[.R552];[.M552];[.N552]);&quot;&quot;)" office:value-type="string" office:string-value="frequency_BodyMotion_Accelerometer_Yaxis_StandardDeviation" calcext:value-type="string">
            <text:p>frequency_BodyMotion_Accelerometer_Yaxis_StandardDeviation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BodyAcc-std()-Z</text:p>
          </table:table-cell>
          <table:table-cell table:formula="of:=ISERROR(SEARCH([.C$2];[.B553]))=FALSE()" office:value-type="boolean" office:boolean-value="true" calcext:value-type="boolean">
            <text:p>TRUE</text:p>
          </table:table-cell>
          <table:table-cell table:formula="of:=ISERROR(SEARCH([.D$2];[.B553]))=FALSE()" office:value-type="boolean" office:boolean-value="false" calcext:value-type="boolean">
            <text:p>FALSE</text:p>
          </table:table-cell>
          <table:table-cell table:formula="of:=OR([.C553];[.D553])" office:value-type="boolean" office:boolean-value="true" calcext:value-type="boolean">
            <text:p>TRUE</text:p>
          </table:table-cell>
          <table:table-cell office:value-type="string" calcext:value-type="string">
            <text:p>frequency_BodyAccelerometer-standardDeviation-Zaxis</text:p>
          </table:table-cell>
          <table:table-cell table:style-name="ce1" table:formula="of:=IF(LEFT([.B553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3];SEARCH([.H$2];[.$B55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3];SEARCH([.I$2];[.$B553]);LEN([.I$2]))=[.I$2];[.I$1];&quot;&quot;);&quot;&quot;)">
            <text:p/>
          </table:table-cell>
          <table:table-cell table:style-name="ce1" table:formula="of:=IFERROR(IF(MID([.$B553];SEARCH([.J$2];[.$B553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53];SEARCH([.K$2];[.$B553]);LEN([.K$2]))=[.K$2];[.K$1];&quot;&quot;);&quot;&quot;)">
            <text:p/>
          </table:table-cell>
          <table:table-cell table:style-name="ce1" table:formula="of:=IFERROR(IF(MID([.$B553];SEARCH([.L$2];[.$B553]);LEN([.L$2]))=[.L$2];[.L$1];&quot;&quot;);&quot;&quot;)">
            <text:p/>
          </table:table-cell>
          <table:table-cell table:style-name="ce1" table:formula="of:=IFERROR(IF(MID([.$B553];SEARCH([.M$2];[.$B553]);LEN([.M$2]))=[.M$2];[.M$1];&quot;&quot;);&quot;&quot;)">
            <text:p/>
          </table:table-cell>
          <table:table-cell table:style-name="ce1" table:formula="of:=IFERROR(IF(MID([.$B553];SEARCH([.N$2];[.$B553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3];SEARCH([.O$2];[.$B553]);LEN([.O$2]))=[.O$2];[.O$1];&quot;&quot;);&quot;&quot;)">
            <text:p/>
          </table:table-cell>
          <table:table-cell table:style-name="ce1" table:formula="of:=IFERROR(IF(MID([.$B553];SEARCH([.P$2];[.$B553]);LEN([.P$2]))=[.P$2];[.P$1];&quot;&quot;);&quot;&quot;)">
            <text:p/>
          </table:table-cell>
          <table:table-cell table:style-name="ce1" table:formula="of:=IFERROR(IF(MID([.$B553];SEARCH([.Q$2];[.$B553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53];SEARCH([.R$2];[.$B553]);LEN([.R$2]))=[.R$2];[.R$1];&quot;&quot;);&quot;&quot;)">
            <text:p/>
          </table:table-cell>
          <table:table-cell table:formula="of:=IF(OR([.M553]&lt;&gt;&quot;&quot;;[.N553]&lt;&gt;&quot;&quot;);CONCATENATE([.G553];[.H553];[.I553];[.J553];[.K553];[.L553];[.O553];[.P553];[.Q553];[.R553];[.M553];[.N553]);&quot;&quot;)" office:value-type="string" office:string-value="frequency_BodyMotion_Accelerometer_Zaxis_StandardDeviation" calcext:value-type="string">
            <text:p>frequency_BodyMotion_Accelerometer_Zaxis_StandardDeviation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BodyAccJerk-std()-X</text:p>
          </table:table-cell>
          <table:table-cell table:formula="of:=ISERROR(SEARCH([.C$2];[.B554]))=FALSE()" office:value-type="boolean" office:boolean-value="true" calcext:value-type="boolean">
            <text:p>TRUE</text:p>
          </table:table-cell>
          <table:table-cell table:formula="of:=ISERROR(SEARCH([.D$2];[.B554]))=FALSE()" office:value-type="boolean" office:boolean-value="false" calcext:value-type="boolean">
            <text:p>FALSE</text:p>
          </table:table-cell>
          <table:table-cell table:formula="of:=OR([.C554];[.D554])" office:value-type="boolean" office:boolean-value="true" calcext:value-type="boolean">
            <text:p>TRUE</text:p>
          </table:table-cell>
          <table:table-cell office:value-type="string" calcext:value-type="string">
            <text:p>frequency_BodyAccelerometerJerk-standardDeviation-Xaxis</text:p>
          </table:table-cell>
          <table:table-cell table:style-name="ce1" table:formula="of:=IF(LEFT([.B554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4];SEARCH([.H$2];[.$B554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4];SEARCH([.I$2];[.$B554]);LEN([.I$2]))=[.I$2];[.I$1];&quot;&quot;);&quot;&quot;)">
            <text:p/>
          </table:table-cell>
          <table:table-cell table:style-name="ce1" table:formula="of:=IFERROR(IF(MID([.$B554];SEARCH([.J$2];[.$B554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54];SEARCH([.K$2];[.$B554]);LEN([.K$2]))=[.K$2];[.K$1];&quot;&quot;);&quot;&quot;)">
            <text:p/>
          </table:table-cell>
          <table:table-cell table:style-name="ce1" table:formula="of:=IFERROR(IF(MID([.$B554];SEARCH([.L$2];[.$B554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54];SEARCH([.M$2];[.$B554]);LEN([.M$2]))=[.M$2];[.M$1];&quot;&quot;);&quot;&quot;)">
            <text:p/>
          </table:table-cell>
          <table:table-cell table:style-name="ce1" table:formula="of:=IFERROR(IF(MID([.$B554];SEARCH([.N$2];[.$B554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4];SEARCH([.O$2];[.$B554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54];SEARCH([.P$2];[.$B554]);LEN([.P$2]))=[.P$2];[.P$1];&quot;&quot;);&quot;&quot;)">
            <text:p/>
          </table:table-cell>
          <table:table-cell table:style-name="ce1" table:formula="of:=IFERROR(IF(MID([.$B554];SEARCH([.Q$2];[.$B554]);LEN([.Q$2]))=[.Q$2];[.Q$1];&quot;&quot;);&quot;&quot;)">
            <text:p/>
          </table:table-cell>
          <table:table-cell table:style-name="ce1" table:formula="of:=IFERROR(IF(MID([.$B554];SEARCH([.R$2];[.$B554]);LEN([.R$2]))=[.R$2];[.R$1];&quot;&quot;);&quot;&quot;)">
            <text:p/>
          </table:table-cell>
          <table:table-cell table:formula="of:=IF(OR([.M554]&lt;&gt;&quot;&quot;;[.N554]&lt;&gt;&quot;&quot;);CONCATENATE([.G554];[.H554];[.I554];[.J554];[.K554];[.L554];[.O554];[.P554];[.Q554];[.R554];[.M554];[.N554]);&quot;&quot;)" office:value-type="string" office:string-value="frequency_BodyMotion_Accelerometer_Jerk_Xaxis_StandardDeviation" calcext:value-type="string">
            <text:p>frequency_BodyMotion_Accelerometer_Jerk_Xaxis_StandardDeviation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BodyAccJerk-std()-Y</text:p>
          </table:table-cell>
          <table:table-cell table:formula="of:=ISERROR(SEARCH([.C$2];[.B555]))=FALSE()" office:value-type="boolean" office:boolean-value="true" calcext:value-type="boolean">
            <text:p>TRUE</text:p>
          </table:table-cell>
          <table:table-cell table:formula="of:=ISERROR(SEARCH([.D$2];[.B555]))=FALSE()" office:value-type="boolean" office:boolean-value="false" calcext:value-type="boolean">
            <text:p>FALSE</text:p>
          </table:table-cell>
          <table:table-cell table:formula="of:=OR([.C555];[.D555])" office:value-type="boolean" office:boolean-value="true" calcext:value-type="boolean">
            <text:p>TRUE</text:p>
          </table:table-cell>
          <table:table-cell office:value-type="string" calcext:value-type="string">
            <text:p>frequency_BodyAccelerometerJerk-standardDeviation-Yaxis</text:p>
          </table:table-cell>
          <table:table-cell table:style-name="ce1" table:formula="of:=IF(LEFT([.B555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5];SEARCH([.H$2];[.$B555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5];SEARCH([.I$2];[.$B555]);LEN([.I$2]))=[.I$2];[.I$1];&quot;&quot;);&quot;&quot;)">
            <text:p/>
          </table:table-cell>
          <table:table-cell table:style-name="ce1" table:formula="of:=IFERROR(IF(MID([.$B555];SEARCH([.J$2];[.$B555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55];SEARCH([.K$2];[.$B555]);LEN([.K$2]))=[.K$2];[.K$1];&quot;&quot;);&quot;&quot;)">
            <text:p/>
          </table:table-cell>
          <table:table-cell table:style-name="ce1" table:formula="of:=IFERROR(IF(MID([.$B555];SEARCH([.L$2];[.$B555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55];SEARCH([.M$2];[.$B555]);LEN([.M$2]))=[.M$2];[.M$1];&quot;&quot;);&quot;&quot;)">
            <text:p/>
          </table:table-cell>
          <table:table-cell table:style-name="ce1" table:formula="of:=IFERROR(IF(MID([.$B555];SEARCH([.N$2];[.$B555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5];SEARCH([.O$2];[.$B555]);LEN([.O$2]))=[.O$2];[.O$1];&quot;&quot;);&quot;&quot;)">
            <text:p/>
          </table:table-cell>
          <table:table-cell table:style-name="ce1" table:formula="of:=IFERROR(IF(MID([.$B555];SEARCH([.P$2];[.$B555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55];SEARCH([.Q$2];[.$B555]);LEN([.Q$2]))=[.Q$2];[.Q$1];&quot;&quot;);&quot;&quot;)">
            <text:p/>
          </table:table-cell>
          <table:table-cell table:style-name="ce1" table:formula="of:=IFERROR(IF(MID([.$B555];SEARCH([.R$2];[.$B555]);LEN([.R$2]))=[.R$2];[.R$1];&quot;&quot;);&quot;&quot;)">
            <text:p/>
          </table:table-cell>
          <table:table-cell table:formula="of:=IF(OR([.M555]&lt;&gt;&quot;&quot;;[.N555]&lt;&gt;&quot;&quot;);CONCATENATE([.G555];[.H555];[.I555];[.J555];[.K555];[.L555];[.O555];[.P555];[.Q555];[.R555];[.M555];[.N555]);&quot;&quot;)" office:value-type="string" office:string-value="frequency_BodyMotion_Accelerometer_Jerk_Yaxis_StandardDeviation" calcext:value-type="string">
            <text:p>frequency_BodyMotion_Accelerometer_Jerk_Yaxis_StandardDeviation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BodyAccJerk-std()-Z</text:p>
          </table:table-cell>
          <table:table-cell table:formula="of:=ISERROR(SEARCH([.C$2];[.B556]))=FALSE()" office:value-type="boolean" office:boolean-value="true" calcext:value-type="boolean">
            <text:p>TRUE</text:p>
          </table:table-cell>
          <table:table-cell table:formula="of:=ISERROR(SEARCH([.D$2];[.B556]))=FALSE()" office:value-type="boolean" office:boolean-value="false" calcext:value-type="boolean">
            <text:p>FALSE</text:p>
          </table:table-cell>
          <table:table-cell table:formula="of:=OR([.C556];[.D556])" office:value-type="boolean" office:boolean-value="true" calcext:value-type="boolean">
            <text:p>TRUE</text:p>
          </table:table-cell>
          <table:table-cell office:value-type="string" calcext:value-type="string">
            <text:p>frequency_BodyAccelerometerJerk-standardDeviation-Zaxis</text:p>
          </table:table-cell>
          <table:table-cell table:style-name="ce1" table:formula="of:=IF(LEFT([.B556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6];SEARCH([.H$2];[.$B556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6];SEARCH([.I$2];[.$B556]);LEN([.I$2]))=[.I$2];[.I$1];&quot;&quot;);&quot;&quot;)">
            <text:p/>
          </table:table-cell>
          <table:table-cell table:style-name="ce1" table:formula="of:=IFERROR(IF(MID([.$B556];SEARCH([.J$2];[.$B556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56];SEARCH([.K$2];[.$B556]);LEN([.K$2]))=[.K$2];[.K$1];&quot;&quot;);&quot;&quot;)">
            <text:p/>
          </table:table-cell>
          <table:table-cell table:style-name="ce1" table:formula="of:=IFERROR(IF(MID([.$B556];SEARCH([.L$2];[.$B556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56];SEARCH([.M$2];[.$B556]);LEN([.M$2]))=[.M$2];[.M$1];&quot;&quot;);&quot;&quot;)">
            <text:p/>
          </table:table-cell>
          <table:table-cell table:style-name="ce1" table:formula="of:=IFERROR(IF(MID([.$B556];SEARCH([.N$2];[.$B556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6];SEARCH([.O$2];[.$B556]);LEN([.O$2]))=[.O$2];[.O$1];&quot;&quot;);&quot;&quot;)">
            <text:p/>
          </table:table-cell>
          <table:table-cell table:style-name="ce1" table:formula="of:=IFERROR(IF(MID([.$B556];SEARCH([.P$2];[.$B556]);LEN([.P$2]))=[.P$2];[.P$1];&quot;&quot;);&quot;&quot;)">
            <text:p/>
          </table:table-cell>
          <table:table-cell table:style-name="ce1" table:formula="of:=IFERROR(IF(MID([.$B556];SEARCH([.Q$2];[.$B556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56];SEARCH([.R$2];[.$B556]);LEN([.R$2]))=[.R$2];[.R$1];&quot;&quot;);&quot;&quot;)">
            <text:p/>
          </table:table-cell>
          <table:table-cell table:formula="of:=IF(OR([.M556]&lt;&gt;&quot;&quot;;[.N556]&lt;&gt;&quot;&quot;);CONCATENATE([.G556];[.H556];[.I556];[.J556];[.K556];[.L556];[.O556];[.P556];[.Q556];[.R556];[.M556];[.N556]);&quot;&quot;)" office:value-type="string" office:string-value="frequency_BodyMotion_Accelerometer_Jerk_Zaxis_StandardDeviation" calcext:value-type="string">
            <text:p>frequency_BodyMotion_Accelerometer_Jerk_Zaxis_StandardDeviation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BodyGyro-std()-X</text:p>
          </table:table-cell>
          <table:table-cell table:formula="of:=ISERROR(SEARCH([.C$2];[.B557]))=FALSE()" office:value-type="boolean" office:boolean-value="true" calcext:value-type="boolean">
            <text:p>TRUE</text:p>
          </table:table-cell>
          <table:table-cell table:formula="of:=ISERROR(SEARCH([.D$2];[.B557]))=FALSE()" office:value-type="boolean" office:boolean-value="false" calcext:value-type="boolean">
            <text:p>FALSE</text:p>
          </table:table-cell>
          <table:table-cell table:formula="of:=OR([.C557];[.D557])" office:value-type="boolean" office:boolean-value="true" calcext:value-type="boolean">
            <text:p>TRUE</text:p>
          </table:table-cell>
          <table:table-cell office:value-type="string" calcext:value-type="string">
            <text:p>frequency_BodyGyroscope-standardDeviation-Xaxis</text:p>
          </table:table-cell>
          <table:table-cell table:style-name="ce1" table:formula="of:=IF(LEFT([.B557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7];SEARCH([.H$2];[.$B557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7];SEARCH([.I$2];[.$B557]);LEN([.I$2]))=[.I$2];[.I$1];&quot;&quot;);&quot;&quot;)">
            <text:p/>
          </table:table-cell>
          <table:table-cell table:style-name="ce1" table:formula="of:=IFERROR(IF(MID([.$B557];SEARCH([.J$2];[.$B557]);LEN([.J$2]))=[.J$2];[.J$1];&quot;&quot;);&quot;&quot;)">
            <text:p/>
          </table:table-cell>
          <table:table-cell table:style-name="ce1" table:formula="of:=IFERROR(IF(MID([.$B557];SEARCH([.K$2];[.$B557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57];SEARCH([.L$2];[.$B557]);LEN([.L$2]))=[.L$2];[.L$1];&quot;&quot;);&quot;&quot;)">
            <text:p/>
          </table:table-cell>
          <table:table-cell table:style-name="ce1" table:formula="of:=IFERROR(IF(MID([.$B557];SEARCH([.M$2];[.$B557]);LEN([.M$2]))=[.M$2];[.M$1];&quot;&quot;);&quot;&quot;)">
            <text:p/>
          </table:table-cell>
          <table:table-cell table:style-name="ce1" table:formula="of:=IFERROR(IF(MID([.$B557];SEARCH([.N$2];[.$B557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7];SEARCH([.O$2];[.$B557]);LEN([.O$2]))=[.O$2];[.O$1];&quot;&quot;);&quot;&quot;)" office:value-type="string" office:string-value="Xaxis_" calcext:value-type="string">
            <text:p>Xaxis_</text:p>
          </table:table-cell>
          <table:table-cell table:style-name="ce1" table:formula="of:=IFERROR(IF(MID([.$B557];SEARCH([.P$2];[.$B557]);LEN([.P$2]))=[.P$2];[.P$1];&quot;&quot;);&quot;&quot;)">
            <text:p/>
          </table:table-cell>
          <table:table-cell table:style-name="ce1" table:formula="of:=IFERROR(IF(MID([.$B557];SEARCH([.Q$2];[.$B557]);LEN([.Q$2]))=[.Q$2];[.Q$1];&quot;&quot;);&quot;&quot;)">
            <text:p/>
          </table:table-cell>
          <table:table-cell table:style-name="ce1" table:formula="of:=IFERROR(IF(MID([.$B557];SEARCH([.R$2];[.$B557]);LEN([.R$2]))=[.R$2];[.R$1];&quot;&quot;);&quot;&quot;)">
            <text:p/>
          </table:table-cell>
          <table:table-cell table:formula="of:=IF(OR([.M557]&lt;&gt;&quot;&quot;;[.N557]&lt;&gt;&quot;&quot;);CONCATENATE([.G557];[.H557];[.I557];[.J557];[.K557];[.L557];[.O557];[.P557];[.Q557];[.R557];[.M557];[.N557]);&quot;&quot;)" office:value-type="string" office:string-value="frequency_BodyMotion_Gyroscope_Xaxis_StandardDeviation" calcext:value-type="string">
            <text:p>frequency_BodyMotion_Gyroscope_Xaxis_StandardDeviation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BodyGyro-std()-Y</text:p>
          </table:table-cell>
          <table:table-cell table:formula="of:=ISERROR(SEARCH([.C$2];[.B558]))=FALSE()" office:value-type="boolean" office:boolean-value="true" calcext:value-type="boolean">
            <text:p>TRUE</text:p>
          </table:table-cell>
          <table:table-cell table:formula="of:=ISERROR(SEARCH([.D$2];[.B558]))=FALSE()" office:value-type="boolean" office:boolean-value="false" calcext:value-type="boolean">
            <text:p>FALSE</text:p>
          </table:table-cell>
          <table:table-cell table:formula="of:=OR([.C558];[.D558])" office:value-type="boolean" office:boolean-value="true" calcext:value-type="boolean">
            <text:p>TRUE</text:p>
          </table:table-cell>
          <table:table-cell office:value-type="string" calcext:value-type="string">
            <text:p>frequency_BodyGyroscope-standardDeviation-Yaxis</text:p>
          </table:table-cell>
          <table:table-cell table:style-name="ce1" table:formula="of:=IF(LEFT([.B558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8];SEARCH([.H$2];[.$B558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8];SEARCH([.I$2];[.$B558]);LEN([.I$2]))=[.I$2];[.I$1];&quot;&quot;);&quot;&quot;)">
            <text:p/>
          </table:table-cell>
          <table:table-cell table:style-name="ce1" table:formula="of:=IFERROR(IF(MID([.$B558];SEARCH([.J$2];[.$B558]);LEN([.J$2]))=[.J$2];[.J$1];&quot;&quot;);&quot;&quot;)">
            <text:p/>
          </table:table-cell>
          <table:table-cell table:style-name="ce1" table:formula="of:=IFERROR(IF(MID([.$B558];SEARCH([.K$2];[.$B558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58];SEARCH([.L$2];[.$B558]);LEN([.L$2]))=[.L$2];[.L$1];&quot;&quot;);&quot;&quot;)">
            <text:p/>
          </table:table-cell>
          <table:table-cell table:style-name="ce1" table:formula="of:=IFERROR(IF(MID([.$B558];SEARCH([.M$2];[.$B558]);LEN([.M$2]))=[.M$2];[.M$1];&quot;&quot;);&quot;&quot;)">
            <text:p/>
          </table:table-cell>
          <table:table-cell table:style-name="ce1" table:formula="of:=IFERROR(IF(MID([.$B558];SEARCH([.N$2];[.$B558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8];SEARCH([.O$2];[.$B558]);LEN([.O$2]))=[.O$2];[.O$1];&quot;&quot;);&quot;&quot;)">
            <text:p/>
          </table:table-cell>
          <table:table-cell table:style-name="ce1" table:formula="of:=IFERROR(IF(MID([.$B558];SEARCH([.P$2];[.$B558]);LEN([.P$2]))=[.P$2];[.P$1];&quot;&quot;);&quot;&quot;)" office:value-type="string" office:string-value="Yaxis_" calcext:value-type="string">
            <text:p>Yaxis_</text:p>
          </table:table-cell>
          <table:table-cell table:style-name="ce1" table:formula="of:=IFERROR(IF(MID([.$B558];SEARCH([.Q$2];[.$B558]);LEN([.Q$2]))=[.Q$2];[.Q$1];&quot;&quot;);&quot;&quot;)">
            <text:p/>
          </table:table-cell>
          <table:table-cell table:style-name="ce1" table:formula="of:=IFERROR(IF(MID([.$B558];SEARCH([.R$2];[.$B558]);LEN([.R$2]))=[.R$2];[.R$1];&quot;&quot;);&quot;&quot;)">
            <text:p/>
          </table:table-cell>
          <table:table-cell table:formula="of:=IF(OR([.M558]&lt;&gt;&quot;&quot;;[.N558]&lt;&gt;&quot;&quot;);CONCATENATE([.G558];[.H558];[.I558];[.J558];[.K558];[.L558];[.O558];[.P558];[.Q558];[.R558];[.M558];[.N558]);&quot;&quot;)" office:value-type="string" office:string-value="frequency_BodyMotion_Gyroscope_Yaxis_StandardDeviation" calcext:value-type="string">
            <text:p>frequency_BodyMotion_Gyroscope_Yaxis_StandardDeviation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BodyGyro-std()-Z</text:p>
          </table:table-cell>
          <table:table-cell table:formula="of:=ISERROR(SEARCH([.C$2];[.B559]))=FALSE()" office:value-type="boolean" office:boolean-value="true" calcext:value-type="boolean">
            <text:p>TRUE</text:p>
          </table:table-cell>
          <table:table-cell table:formula="of:=ISERROR(SEARCH([.D$2];[.B559]))=FALSE()" office:value-type="boolean" office:boolean-value="false" calcext:value-type="boolean">
            <text:p>FALSE</text:p>
          </table:table-cell>
          <table:table-cell table:formula="of:=OR([.C559];[.D559])" office:value-type="boolean" office:boolean-value="true" calcext:value-type="boolean">
            <text:p>TRUE</text:p>
          </table:table-cell>
          <table:table-cell office:value-type="string" calcext:value-type="string">
            <text:p>frequency_BodyGyroscope-standardDeviation-Zaxis</text:p>
          </table:table-cell>
          <table:table-cell table:style-name="ce1" table:formula="of:=IF(LEFT([.B559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59];SEARCH([.H$2];[.$B559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59];SEARCH([.I$2];[.$B559]);LEN([.I$2]))=[.I$2];[.I$1];&quot;&quot;);&quot;&quot;)">
            <text:p/>
          </table:table-cell>
          <table:table-cell table:style-name="ce1" table:formula="of:=IFERROR(IF(MID([.$B559];SEARCH([.J$2];[.$B559]);LEN([.J$2]))=[.J$2];[.J$1];&quot;&quot;);&quot;&quot;)">
            <text:p/>
          </table:table-cell>
          <table:table-cell table:style-name="ce1" table:formula="of:=IFERROR(IF(MID([.$B559];SEARCH([.K$2];[.$B559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59];SEARCH([.L$2];[.$B559]);LEN([.L$2]))=[.L$2];[.L$1];&quot;&quot;);&quot;&quot;)">
            <text:p/>
          </table:table-cell>
          <table:table-cell table:style-name="ce1" table:formula="of:=IFERROR(IF(MID([.$B559];SEARCH([.M$2];[.$B559]);LEN([.M$2]))=[.M$2];[.M$1];&quot;&quot;);&quot;&quot;)">
            <text:p/>
          </table:table-cell>
          <table:table-cell table:style-name="ce1" table:formula="of:=IFERROR(IF(MID([.$B559];SEARCH([.N$2];[.$B559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59];SEARCH([.O$2];[.$B559]);LEN([.O$2]))=[.O$2];[.O$1];&quot;&quot;);&quot;&quot;)">
            <text:p/>
          </table:table-cell>
          <table:table-cell table:style-name="ce1" table:formula="of:=IFERROR(IF(MID([.$B559];SEARCH([.P$2];[.$B559]);LEN([.P$2]))=[.P$2];[.P$1];&quot;&quot;);&quot;&quot;)">
            <text:p/>
          </table:table-cell>
          <table:table-cell table:style-name="ce1" table:formula="of:=IFERROR(IF(MID([.$B559];SEARCH([.Q$2];[.$B559]);LEN([.Q$2]))=[.Q$2];[.Q$1];&quot;&quot;);&quot;&quot;)" office:value-type="string" office:string-value="Zaxis_" calcext:value-type="string">
            <text:p>Zaxis_</text:p>
          </table:table-cell>
          <table:table-cell table:style-name="ce1" table:formula="of:=IFERROR(IF(MID([.$B559];SEARCH([.R$2];[.$B559]);LEN([.R$2]))=[.R$2];[.R$1];&quot;&quot;);&quot;&quot;)">
            <text:p/>
          </table:table-cell>
          <table:table-cell table:formula="of:=IF(OR([.M559]&lt;&gt;&quot;&quot;;[.N559]&lt;&gt;&quot;&quot;);CONCATENATE([.G559];[.H559];[.I559];[.J559];[.K559];[.L559];[.O559];[.P559];[.Q559];[.R559];[.M559];[.N559]);&quot;&quot;)" office:value-type="string" office:string-value="frequency_BodyMotion_Gyroscope_Zaxis_StandardDeviation" calcext:value-type="string">
            <text:p>frequency_BodyMotion_Gyroscope_Zaxis_StandardDeviation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BodyAccMag-std()</text:p>
          </table:table-cell>
          <table:table-cell table:formula="of:=ISERROR(SEARCH([.C$2];[.B560]))=FALSE()" office:value-type="boolean" office:boolean-value="true" calcext:value-type="boolean">
            <text:p>TRUE</text:p>
          </table:table-cell>
          <table:table-cell table:formula="of:=ISERROR(SEARCH([.D$2];[.B560]))=FALSE()" office:value-type="boolean" office:boolean-value="false" calcext:value-type="boolean">
            <text:p>FALSE</text:p>
          </table:table-cell>
          <table:table-cell table:formula="of:=OR([.C560];[.D560])" office:value-type="boolean" office:boolean-value="true" calcext:value-type="boolean">
            <text:p>TRUE</text:p>
          </table:table-cell>
          <table:table-cell/>
          <table:table-cell table:style-name="ce1" table:formula="of:=IF(LEFT([.B560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60];SEARCH([.H$2];[.$B560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60];SEARCH([.I$2];[.$B560]);LEN([.I$2]))=[.I$2];[.I$1];&quot;&quot;);&quot;&quot;)">
            <text:p/>
          </table:table-cell>
          <table:table-cell table:style-name="ce1" table:formula="of:=IFERROR(IF(MID([.$B560];SEARCH([.J$2];[.$B560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60];SEARCH([.K$2];[.$B560]);LEN([.K$2]))=[.K$2];[.K$1];&quot;&quot;);&quot;&quot;)">
            <text:p/>
          </table:table-cell>
          <table:table-cell table:style-name="ce1" table:formula="of:=IFERROR(IF(MID([.$B560];SEARCH([.L$2];[.$B560]);LEN([.L$2]))=[.L$2];[.L$1];&quot;&quot;);&quot;&quot;)">
            <text:p/>
          </table:table-cell>
          <table:table-cell table:style-name="ce1" table:formula="of:=IFERROR(IF(MID([.$B560];SEARCH([.M$2];[.$B560]);LEN([.M$2]))=[.M$2];[.M$1];&quot;&quot;);&quot;&quot;)">
            <text:p/>
          </table:table-cell>
          <table:table-cell table:style-name="ce1" table:formula="of:=IFERROR(IF(MID([.$B560];SEARCH([.N$2];[.$B560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60];SEARCH([.O$2];[.$B560]);LEN([.O$2]))=[.O$2];[.O$1];&quot;&quot;);&quot;&quot;)">
            <text:p/>
          </table:table-cell>
          <table:table-cell table:style-name="ce1" table:formula="of:=IFERROR(IF(MID([.$B560];SEARCH([.P$2];[.$B560]);LEN([.P$2]))=[.P$2];[.P$1];&quot;&quot;);&quot;&quot;)">
            <text:p/>
          </table:table-cell>
          <table:table-cell table:style-name="ce1" table:formula="of:=IFERROR(IF(MID([.$B560];SEARCH([.Q$2];[.$B560]);LEN([.Q$2]))=[.Q$2];[.Q$1];&quot;&quot;);&quot;&quot;)">
            <text:p/>
          </table:table-cell>
          <table:table-cell table:style-name="ce1" table:formula="of:=IFERROR(IF(MID([.$B560];SEARCH([.R$2];[.$B560]);LEN([.R$2]))=[.R$2];[.R$1];&quot;&quot;);&quot;&quot;)" office:value-type="string" office:string-value="Magnitude_" calcext:value-type="string">
            <text:p>Magnitude_</text:p>
          </table:table-cell>
          <table:table-cell table:formula="of:=IF(OR([.M560]&lt;&gt;&quot;&quot;;[.N560]&lt;&gt;&quot;&quot;);CONCATENATE([.G560];[.H560];[.I560];[.J560];[.K560];[.L560];[.O560];[.P560];[.Q560];[.R560];[.M560];[.N560]);&quot;&quot;)" office:value-type="string" office:string-value="frequency_BodyMotion_Accelerometer_Magnitude_StandardDeviation" calcext:value-type="string">
            <text:p>frequency_BodyMotion_Accelerometer_Magnitude_StandardDeviation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BodyBodyAccJerkMag-std()</text:p>
          </table:table-cell>
          <table:table-cell table:formula="of:=ISERROR(SEARCH([.C$2];[.B561]))=FALSE()" office:value-type="boolean" office:boolean-value="true" calcext:value-type="boolean">
            <text:p>TRUE</text:p>
          </table:table-cell>
          <table:table-cell table:formula="of:=ISERROR(SEARCH([.D$2];[.B561]))=FALSE()" office:value-type="boolean" office:boolean-value="false" calcext:value-type="boolean">
            <text:p>FALSE</text:p>
          </table:table-cell>
          <table:table-cell table:formula="of:=OR([.C561];[.D561])" office:value-type="boolean" office:boolean-value="true" calcext:value-type="boolean">
            <text:p>TRUE</text:p>
          </table:table-cell>
          <table:table-cell/>
          <table:table-cell table:style-name="ce1" table:formula="of:=IF(LEFT([.B561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61];SEARCH([.H$2];[.$B561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61];SEARCH([.I$2];[.$B561]);LEN([.I$2]))=[.I$2];[.I$1];&quot;&quot;);&quot;&quot;)">
            <text:p/>
          </table:table-cell>
          <table:table-cell table:style-name="ce1" table:formula="of:=IFERROR(IF(MID([.$B561];SEARCH([.J$2];[.$B561]);LEN([.J$2]))=[.J$2];[.J$1];&quot;&quot;);&quot;&quot;)" office:value-type="string" office:string-value="Accelerometer_" calcext:value-type="string">
            <text:p>Accelerometer_</text:p>
          </table:table-cell>
          <table:table-cell table:style-name="ce1" table:formula="of:=IFERROR(IF(MID([.$B561];SEARCH([.K$2];[.$B561]);LEN([.K$2]))=[.K$2];[.K$1];&quot;&quot;);&quot;&quot;)">
            <text:p/>
          </table:table-cell>
          <table:table-cell table:style-name="ce1" table:formula="of:=IFERROR(IF(MID([.$B561];SEARCH([.L$2];[.$B561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61];SEARCH([.M$2];[.$B561]);LEN([.M$2]))=[.M$2];[.M$1];&quot;&quot;);&quot;&quot;)">
            <text:p/>
          </table:table-cell>
          <table:table-cell table:style-name="ce1" table:formula="of:=IFERROR(IF(MID([.$B561];SEARCH([.N$2];[.$B561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61];SEARCH([.O$2];[.$B561]);LEN([.O$2]))=[.O$2];[.O$1];&quot;&quot;);&quot;&quot;)">
            <text:p/>
          </table:table-cell>
          <table:table-cell table:style-name="ce1" table:formula="of:=IFERROR(IF(MID([.$B561];SEARCH([.P$2];[.$B561]);LEN([.P$2]))=[.P$2];[.P$1];&quot;&quot;);&quot;&quot;)">
            <text:p/>
          </table:table-cell>
          <table:table-cell table:style-name="ce1" table:formula="of:=IFERROR(IF(MID([.$B561];SEARCH([.Q$2];[.$B561]);LEN([.Q$2]))=[.Q$2];[.Q$1];&quot;&quot;);&quot;&quot;)">
            <text:p/>
          </table:table-cell>
          <table:table-cell table:style-name="ce1" table:formula="of:=IFERROR(IF(MID([.$B561];SEARCH([.R$2];[.$B561]);LEN([.R$2]))=[.R$2];[.R$1];&quot;&quot;);&quot;&quot;)" office:value-type="string" office:string-value="Magnitude_" calcext:value-type="string">
            <text:p>Magnitude_</text:p>
          </table:table-cell>
          <table:table-cell table:formula="of:=IF(OR([.M561]&lt;&gt;&quot;&quot;;[.N561]&lt;&gt;&quot;&quot;);CONCATENATE([.G561];[.H561];[.I561];[.J561];[.K561];[.L561];[.O561];[.P561];[.Q561];[.R561];[.M561];[.N561]);&quot;&quot;)" office:value-type="string" office:string-value="frequency_BodyMotion_Accelerometer_Jerk_Magnitude_StandardDeviation" calcext:value-type="string">
            <text:p>frequency_BodyMotion_Accelerometer_Jerk_Magnitude_StandardDeviation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BodyBodyGyroMag-std()</text:p>
          </table:table-cell>
          <table:table-cell table:formula="of:=ISERROR(SEARCH([.C$2];[.B562]))=FALSE()" office:value-type="boolean" office:boolean-value="true" calcext:value-type="boolean">
            <text:p>TRUE</text:p>
          </table:table-cell>
          <table:table-cell table:formula="of:=ISERROR(SEARCH([.D$2];[.B562]))=FALSE()" office:value-type="boolean" office:boolean-value="false" calcext:value-type="boolean">
            <text:p>FALSE</text:p>
          </table:table-cell>
          <table:table-cell table:formula="of:=OR([.C562];[.D562])" office:value-type="boolean" office:boolean-value="true" calcext:value-type="boolean">
            <text:p>TRUE</text:p>
          </table:table-cell>
          <table:table-cell/>
          <table:table-cell table:style-name="ce1" table:formula="of:=IF(LEFT([.B562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62];SEARCH([.H$2];[.$B562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62];SEARCH([.I$2];[.$B562]);LEN([.I$2]))=[.I$2];[.I$1];&quot;&quot;);&quot;&quot;)">
            <text:p/>
          </table:table-cell>
          <table:table-cell table:style-name="ce1" table:formula="of:=IFERROR(IF(MID([.$B562];SEARCH([.J$2];[.$B562]);LEN([.J$2]))=[.J$2];[.J$1];&quot;&quot;);&quot;&quot;)">
            <text:p/>
          </table:table-cell>
          <table:table-cell table:style-name="ce1" table:formula="of:=IFERROR(IF(MID([.$B562];SEARCH([.K$2];[.$B562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62];SEARCH([.L$2];[.$B562]);LEN([.L$2]))=[.L$2];[.L$1];&quot;&quot;);&quot;&quot;)">
            <text:p/>
          </table:table-cell>
          <table:table-cell table:style-name="ce1" table:formula="of:=IFERROR(IF(MID([.$B562];SEARCH([.M$2];[.$B562]);LEN([.M$2]))=[.M$2];[.M$1];&quot;&quot;);&quot;&quot;)">
            <text:p/>
          </table:table-cell>
          <table:table-cell table:style-name="ce1" table:formula="of:=IFERROR(IF(MID([.$B562];SEARCH([.N$2];[.$B562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62];SEARCH([.O$2];[.$B562]);LEN([.O$2]))=[.O$2];[.O$1];&quot;&quot;);&quot;&quot;)">
            <text:p/>
          </table:table-cell>
          <table:table-cell table:style-name="ce1" table:formula="of:=IFERROR(IF(MID([.$B562];SEARCH([.P$2];[.$B562]);LEN([.P$2]))=[.P$2];[.P$1];&quot;&quot;);&quot;&quot;)">
            <text:p/>
          </table:table-cell>
          <table:table-cell table:style-name="ce1" table:formula="of:=IFERROR(IF(MID([.$B562];SEARCH([.Q$2];[.$B562]);LEN([.Q$2]))=[.Q$2];[.Q$1];&quot;&quot;);&quot;&quot;)">
            <text:p/>
          </table:table-cell>
          <table:table-cell table:style-name="ce1" table:formula="of:=IFERROR(IF(MID([.$B562];SEARCH([.R$2];[.$B562]);LEN([.R$2]))=[.R$2];[.R$1];&quot;&quot;);&quot;&quot;)" office:value-type="string" office:string-value="Magnitude_" calcext:value-type="string">
            <text:p>Magnitude_</text:p>
          </table:table-cell>
          <table:table-cell table:formula="of:=IF(OR([.M562]&lt;&gt;&quot;&quot;;[.N562]&lt;&gt;&quot;&quot;);CONCATENATE([.G562];[.H562];[.I562];[.J562];[.K562];[.L562];[.O562];[.P562];[.Q562];[.R562];[.M562];[.N562]);&quot;&quot;)" office:value-type="string" office:string-value="frequency_BodyMotion_Gyroscope_Magnitude_StandardDeviation" calcext:value-type="string">
            <text:p>frequency_BodyMotion_Gyroscope_Magnitude_StandardDeviation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BodyBodyGyroJerkMag-std()</text:p>
          </table:table-cell>
          <table:table-cell table:formula="of:=ISERROR(SEARCH([.C$2];[.B563]))=FALSE()" office:value-type="boolean" office:boolean-value="true" calcext:value-type="boolean">
            <text:p>TRUE</text:p>
          </table:table-cell>
          <table:table-cell table:formula="of:=ISERROR(SEARCH([.D$2];[.B563]))=FALSE()" office:value-type="boolean" office:boolean-value="false" calcext:value-type="boolean">
            <text:p>FALSE</text:p>
          </table:table-cell>
          <table:table-cell table:formula="of:=OR([.C563];[.D563])" office:value-type="boolean" office:boolean-value="true" calcext:value-type="boolean">
            <text:p>TRUE</text:p>
          </table:table-cell>
          <table:table-cell/>
          <table:table-cell table:style-name="ce1" table:formula="of:=IF(LEFT([.B563];1)=&quot;t&quot;;&quot;time_&quot;;&quot;frequency_&quot;)" office:value-type="string" office:string-value="frequency_" calcext:value-type="string">
            <text:p>frequency_</text:p>
          </table:table-cell>
          <table:table-cell table:style-name="ce1" table:formula="of:=IFERROR(IF(MID([.$B563];SEARCH([.H$2];[.$B563]);LEN([.H$2]))=[.H$2];[.H$1];&quot;&quot;);&quot;&quot;)" office:value-type="string" office:string-value="BodyMotion_" calcext:value-type="string">
            <text:p>BodyMotion_</text:p>
          </table:table-cell>
          <table:table-cell table:style-name="ce1" table:formula="of:=IFERROR(IF(MID([.$B563];SEARCH([.I$2];[.$B563]);LEN([.I$2]))=[.I$2];[.I$1];&quot;&quot;);&quot;&quot;)">
            <text:p/>
          </table:table-cell>
          <table:table-cell table:style-name="ce1" table:formula="of:=IFERROR(IF(MID([.$B563];SEARCH([.J$2];[.$B563]);LEN([.J$2]))=[.J$2];[.J$1];&quot;&quot;);&quot;&quot;)">
            <text:p/>
          </table:table-cell>
          <table:table-cell table:style-name="ce1" table:formula="of:=IFERROR(IF(MID([.$B563];SEARCH([.K$2];[.$B563]);LEN([.K$2]))=[.K$2];[.K$1];&quot;&quot;);&quot;&quot;)" office:value-type="string" office:string-value="Gyroscope_" calcext:value-type="string">
            <text:p>Gyroscope_</text:p>
          </table:table-cell>
          <table:table-cell table:style-name="ce1" table:formula="of:=IFERROR(IF(MID([.$B563];SEARCH([.L$2];[.$B563]);LEN([.L$2]))=[.L$2];[.L$1];&quot;&quot;);&quot;&quot;)" office:value-type="string" office:string-value="Jerk_" calcext:value-type="string">
            <text:p>Jerk_</text:p>
          </table:table-cell>
          <table:table-cell table:style-name="ce1" table:formula="of:=IFERROR(IF(MID([.$B563];SEARCH([.M$2];[.$B563]);LEN([.M$2]))=[.M$2];[.M$1];&quot;&quot;);&quot;&quot;)">
            <text:p/>
          </table:table-cell>
          <table:table-cell table:style-name="ce1" table:formula="of:=IFERROR(IF(MID([.$B563];SEARCH([.N$2];[.$B563]);LEN([.N$2]))=[.N$2];[.N$1];&quot;&quot;);&quot;&quot;)" office:value-type="string" office:string-value="StandardDeviation" calcext:value-type="string">
            <text:p>StandardDeviation</text:p>
          </table:table-cell>
          <table:table-cell table:style-name="ce1" table:formula="of:=IFERROR(IF(MID([.$B563];SEARCH([.O$2];[.$B563]);LEN([.O$2]))=[.O$2];[.O$1];&quot;&quot;);&quot;&quot;)">
            <text:p/>
          </table:table-cell>
          <table:table-cell table:style-name="ce1" table:formula="of:=IFERROR(IF(MID([.$B563];SEARCH([.P$2];[.$B563]);LEN([.P$2]))=[.P$2];[.P$1];&quot;&quot;);&quot;&quot;)">
            <text:p/>
          </table:table-cell>
          <table:table-cell table:style-name="ce1" table:formula="of:=IFERROR(IF(MID([.$B563];SEARCH([.Q$2];[.$B563]);LEN([.Q$2]))=[.Q$2];[.Q$1];&quot;&quot;);&quot;&quot;)">
            <text:p/>
          </table:table-cell>
          <table:table-cell table:style-name="ce1" table:formula="of:=IFERROR(IF(MID([.$B563];SEARCH([.R$2];[.$B563]);LEN([.R$2]))=[.R$2];[.R$1];&quot;&quot;);&quot;&quot;)" office:value-type="string" office:string-value="Magnitude_" calcext:value-type="string">
            <text:p>Magnitude_</text:p>
          </table:table-cell>
          <table:table-cell table:formula="of:=IF(OR([.M563]&lt;&gt;&quot;&quot;;[.N563]&lt;&gt;&quot;&quot;);CONCATENATE([.G563];[.H563];[.I563];[.J563];[.K563];[.L563];[.O563];[.P563];[.Q563];[.R563];[.M563];[.N563]);&quot;&quot;)" office:value-type="string" office:string-value="frequency_BodyMotion_Gyroscope_Jerk_Magnitude_StandardDeviation" calcext:value-type="string">
            <text:p>frequency_BodyMotion_Gyroscope_Jerk_Magnitude_StandardDeviation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_id</text:p>
          </table:table-cell>
          <table:table-cell office:value-type="string" calcext:value-type="string">
            <text:p>description</text:p>
          </table:table-cell>
          <table:table-cell table:formula="of:=TRIM([.A1])&amp;&quot;,&quot;&amp;TRIM([.B1])" office:value-type="string" office:string-value="column_id,description" calcext:value-type="string">
            <text:p>column_id,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_BodyMotion_Accelerometer_Xaxis_Mean</text:p>
          </table:table-cell>
          <table:table-cell table:formula="of:=TRIM([.A2])&amp;&quot;,&quot;&amp;TRIM([.B2])" office:value-type="string" office:string-value="1,time_BodyMotion_Accelerometer_Xaxis_Mean" calcext:value-type="string">
            <text:p>1,time_BodyMotion_Accelerometer_Xaxis_M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_BodyMotion_Accelerometer_Yaxis_Mean</text:p>
          </table:table-cell>
          <table:table-cell table:formula="of:=TRIM([.A3])&amp;&quot;,&quot;&amp;TRIM([.B3])" office:value-type="string" office:string-value="2,time_BodyMotion_Accelerometer_Yaxis_Mean" calcext:value-type="string">
            <text:p>2,time_BodyMotion_Accelerometer_Yaxis_Me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_BodyMotion_Accelerometer_Zaxis_Mean</text:p>
          </table:table-cell>
          <table:table-cell table:formula="of:=TRIM([.A4])&amp;&quot;,&quot;&amp;TRIM([.B4])" office:value-type="string" office:string-value="3,time_BodyMotion_Accelerometer_Zaxis_Mean" calcext:value-type="string">
            <text:p>3,time_BodyMotion_Accelerometer_Zaxis_Me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e_GravityAcceleration_Accelerometer_Xaxis_Mean</text:p>
          </table:table-cell>
          <table:table-cell table:formula="of:=TRIM([.A5])&amp;&quot;,&quot;&amp;TRIM([.B5])" office:value-type="string" office:string-value="41,time_GravityAcceleration_Accelerometer_Xaxis_Mean" calcext:value-type="string">
            <text:p>41,time_GravityAcceleration_Accelerometer_Xaxis_Mea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e_GravityAcceleration_Accelerometer_Yaxis_Mean</text:p>
          </table:table-cell>
          <table:table-cell table:formula="of:=TRIM([.A6])&amp;&quot;,&quot;&amp;TRIM([.B6])" office:value-type="string" office:string-value="42,time_GravityAcceleration_Accelerometer_Yaxis_Mean" calcext:value-type="string">
            <text:p>42,time_GravityAcceleration_Accelerometer_Yaxis_Me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e_GravityAcceleration_Accelerometer_Zaxis_Mean</text:p>
          </table:table-cell>
          <table:table-cell table:formula="of:=TRIM([.A7])&amp;&quot;,&quot;&amp;TRIM([.B7])" office:value-type="string" office:string-value="43,time_GravityAcceleration_Accelerometer_Zaxis_Mean" calcext:value-type="string">
            <text:p>43,time_GravityAcceleration_Accelerometer_Zaxis_Mea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ime_BodyMotion_Accelerometer_Jerk_Xaxis_Mean</text:p>
          </table:table-cell>
          <table:table-cell table:formula="of:=TRIM([.A8])&amp;&quot;,&quot;&amp;TRIM([.B8])" office:value-type="string" office:string-value="81,time_BodyMotion_Accelerometer_Jerk_Xaxis_Mean" calcext:value-type="string">
            <text:p>81,time_BodyMotion_Accelerometer_Jerk_Xaxis_Mea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ime_BodyMotion_Accelerometer_Jerk_Yaxis_Mean</text:p>
          </table:table-cell>
          <table:table-cell table:formula="of:=TRIM([.A9])&amp;&quot;,&quot;&amp;TRIM([.B9])" office:value-type="string" office:string-value="82,time_BodyMotion_Accelerometer_Jerk_Yaxis_Mean" calcext:value-type="string">
            <text:p>82,time_BodyMotion_Accelerometer_Jerk_Yaxis_Mea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e_BodyMotion_Accelerometer_Jerk_Zaxis_Mean</text:p>
          </table:table-cell>
          <table:table-cell table:formula="of:=TRIM([.A10])&amp;&quot;,&quot;&amp;TRIM([.B10])" office:value-type="string" office:string-value="83,time_BodyMotion_Accelerometer_Jerk_Zaxis_Mean" calcext:value-type="string">
            <text:p>83,time_BodyMotion_Accelerometer_Jerk_Zaxis_Mea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me_BodyMotion_Gyroscope_Xaxis_Mean</text:p>
          </table:table-cell>
          <table:table-cell table:formula="of:=TRIM([.A11])&amp;&quot;,&quot;&amp;TRIM([.B11])" office:value-type="string" office:string-value="121,time_BodyMotion_Gyroscope_Xaxis_Mean" calcext:value-type="string">
            <text:p>121,time_BodyMotion_Gyroscope_Xaxis_Me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ime_BodyMotion_Gyroscope_Yaxis_Mean</text:p>
          </table:table-cell>
          <table:table-cell table:formula="of:=TRIM([.A12])&amp;&quot;,&quot;&amp;TRIM([.B12])" office:value-type="string" office:string-value="122,time_BodyMotion_Gyroscope_Yaxis_Mean" calcext:value-type="string">
            <text:p>122,time_BodyMotion_Gyroscope_Yaxis_Me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ime_BodyMotion_Gyroscope_Zaxis_Mean</text:p>
          </table:table-cell>
          <table:table-cell table:formula="of:=TRIM([.A13])&amp;&quot;,&quot;&amp;TRIM([.B13])" office:value-type="string" office:string-value="123,time_BodyMotion_Gyroscope_Zaxis_Mean" calcext:value-type="string">
            <text:p>123,time_BodyMotion_Gyroscope_Zaxis_Mea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ime_BodyMotion_Gyroscope_Jerk_Xaxis_Mean</text:p>
          </table:table-cell>
          <table:table-cell table:formula="of:=TRIM([.A14])&amp;&quot;,&quot;&amp;TRIM([.B14])" office:value-type="string" office:string-value="161,time_BodyMotion_Gyroscope_Jerk_Xaxis_Mean" calcext:value-type="string">
            <text:p>161,time_BodyMotion_Gyroscope_Jerk_Xaxis_Mea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ime_BodyMotion_Gyroscope_Jerk_Yaxis_Mean</text:p>
          </table:table-cell>
          <table:table-cell table:formula="of:=TRIM([.A15])&amp;&quot;,&quot;&amp;TRIM([.B15])" office:value-type="string" office:string-value="162,time_BodyMotion_Gyroscope_Jerk_Yaxis_Mean" calcext:value-type="string">
            <text:p>162,time_BodyMotion_Gyroscope_Jerk_Yaxis_Me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ime_BodyMotion_Gyroscope_Jerk_Zaxis_Mean</text:p>
          </table:table-cell>
          <table:table-cell table:formula="of:=TRIM([.A16])&amp;&quot;,&quot;&amp;TRIM([.B16])" office:value-type="string" office:string-value="163,time_BodyMotion_Gyroscope_Jerk_Zaxis_Mean" calcext:value-type="string">
            <text:p>163,time_BodyMotion_Gyroscope_Jerk_Zaxis_Mea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ime_BodyMotion_Accelerometer_Magnitude_Mean</text:p>
          </table:table-cell>
          <table:table-cell table:formula="of:=TRIM([.A17])&amp;&quot;,&quot;&amp;TRIM([.B17])" office:value-type="string" office:string-value="201,time_BodyMotion_Accelerometer_Magnitude_Mean" calcext:value-type="string">
            <text:p>201,time_BodyMotion_Accelerometer_Magnitude_Me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ime_GravityAcceleration_Accelerometer_Magnitude_Mean</text:p>
          </table:table-cell>
          <table:table-cell table:formula="of:=TRIM([.A18])&amp;&quot;,&quot;&amp;TRIM([.B18])" office:value-type="string" office:string-value="214,time_GravityAcceleration_Accelerometer_Magnitude_Mean" calcext:value-type="string">
            <text:p>214,time_GravityAcceleration_Accelerometer_Magnitude_Mea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ime_BodyMotion_Accelerometer_Jerk_Magnitude_Mean</text:p>
          </table:table-cell>
          <table:table-cell table:formula="of:=TRIM([.A19])&amp;&quot;,&quot;&amp;TRIM([.B19])" office:value-type="string" office:string-value="227,time_BodyMotion_Accelerometer_Jerk_Magnitude_Mean" calcext:value-type="string">
            <text:p>227,time_BodyMotion_Accelerometer_Jerk_Magnitude_Mea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ime_BodyMotion_Gyroscope_Magnitude_Mean</text:p>
          </table:table-cell>
          <table:table-cell table:formula="of:=TRIM([.A20])&amp;&quot;,&quot;&amp;TRIM([.B20])" office:value-type="string" office:string-value="240,time_BodyMotion_Gyroscope_Magnitude_Mean" calcext:value-type="string">
            <text:p>240,time_BodyMotion_Gyroscope_Magnitude_Mea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ime_BodyMotion_Gyroscope_Jerk_Magnitude_Mean</text:p>
          </table:table-cell>
          <table:table-cell table:formula="of:=TRIM([.A21])&amp;&quot;,&quot;&amp;TRIM([.B21])" office:value-type="string" office:string-value="253,time_BodyMotion_Gyroscope_Jerk_Magnitude_Mean" calcext:value-type="string">
            <text:p>253,time_BodyMotion_Gyroscope_Jerk_Magnitude_Mea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requency_BodyMotion_Accelerometer_Xaxis_Mean</text:p>
          </table:table-cell>
          <table:table-cell table:formula="of:=TRIM([.A22])&amp;&quot;,&quot;&amp;TRIM([.B22])" office:value-type="string" office:string-value="266,frequency_BodyMotion_Accelerometer_Xaxis_Mean" calcext:value-type="string">
            <text:p>266,frequency_BodyMotion_Accelerometer_Xaxis_Mea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requency_BodyMotion_Accelerometer_Yaxis_Mean</text:p>
          </table:table-cell>
          <table:table-cell table:formula="of:=TRIM([.A23])&amp;&quot;,&quot;&amp;TRIM([.B23])" office:value-type="string" office:string-value="267,frequency_BodyMotion_Accelerometer_Yaxis_Mean" calcext:value-type="string">
            <text:p>267,frequency_BodyMotion_Accelerometer_Yaxis_Mean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requency_BodyMotion_Accelerometer_Zaxis_Mean</text:p>
          </table:table-cell>
          <table:table-cell table:formula="of:=TRIM([.A24])&amp;&quot;,&quot;&amp;TRIM([.B24])" office:value-type="string" office:string-value="268,frequency_BodyMotion_Accelerometer_Zaxis_Mean" calcext:value-type="string">
            <text:p>268,frequency_BodyMotion_Accelerometer_Zaxis_Mean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requency_BodyMotion_Accelerometer_Jerk_Xaxis_Mean</text:p>
          </table:table-cell>
          <table:table-cell table:formula="of:=TRIM([.A25])&amp;&quot;,&quot;&amp;TRIM([.B25])" office:value-type="string" office:string-value="345,frequency_BodyMotion_Accelerometer_Jerk_Xaxis_Mean" calcext:value-type="string">
            <text:p>345,frequency_BodyMotion_Accelerometer_Jerk_Xaxis_Mean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requency_BodyMotion_Accelerometer_Jerk_Yaxis_Mean</text:p>
          </table:table-cell>
          <table:table-cell table:formula="of:=TRIM([.A26])&amp;&quot;,&quot;&amp;TRIM([.B26])" office:value-type="string" office:string-value="346,frequency_BodyMotion_Accelerometer_Jerk_Yaxis_Mean" calcext:value-type="string">
            <text:p>346,frequency_BodyMotion_Accelerometer_Jerk_Yaxis_Mean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requency_BodyMotion_Accelerometer_Jerk_Zaxis_Mean</text:p>
          </table:table-cell>
          <table:table-cell table:formula="of:=TRIM([.A27])&amp;&quot;,&quot;&amp;TRIM([.B27])" office:value-type="string" office:string-value="347,frequency_BodyMotion_Accelerometer_Jerk_Zaxis_Mean" calcext:value-type="string">
            <text:p>347,frequency_BodyMotion_Accelerometer_Jerk_Zaxis_Mea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requency_BodyMotion_Gyroscope_Xaxis_Mean</text:p>
          </table:table-cell>
          <table:table-cell table:formula="of:=TRIM([.A28])&amp;&quot;,&quot;&amp;TRIM([.B28])" office:value-type="string" office:string-value="424,frequency_BodyMotion_Gyroscope_Xaxis_Mean" calcext:value-type="string">
            <text:p>424,frequency_BodyMotion_Gyroscope_Xaxis_Mea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requency_BodyMotion_Gyroscope_Yaxis_Mean</text:p>
          </table:table-cell>
          <table:table-cell table:formula="of:=TRIM([.A29])&amp;&quot;,&quot;&amp;TRIM([.B29])" office:value-type="string" office:string-value="425,frequency_BodyMotion_Gyroscope_Yaxis_Mean" calcext:value-type="string">
            <text:p>425,frequency_BodyMotion_Gyroscope_Yaxis_Mean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requency_BodyMotion_Gyroscope_Zaxis_Mean</text:p>
          </table:table-cell>
          <table:table-cell table:formula="of:=TRIM([.A30])&amp;&quot;,&quot;&amp;TRIM([.B30])" office:value-type="string" office:string-value="426,frequency_BodyMotion_Gyroscope_Zaxis_Mean" calcext:value-type="string">
            <text:p>426,frequency_BodyMotion_Gyroscope_Zaxis_Mean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requency_BodyMotion_Accelerometer_Magnitude_Mean</text:p>
          </table:table-cell>
          <table:table-cell table:formula="of:=TRIM([.A31])&amp;&quot;,&quot;&amp;TRIM([.B31])" office:value-type="string" office:string-value="503,frequency_BodyMotion_Accelerometer_Magnitude_Mean" calcext:value-type="string">
            <text:p>503,frequency_BodyMotion_Accelerometer_Magnitude_Mean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requency_BodyMotion_Accelerometer_Jerk_Magnitude_Mean</text:p>
          </table:table-cell>
          <table:table-cell table:formula="of:=TRIM([.A32])&amp;&quot;,&quot;&amp;TRIM([.B32])" office:value-type="string" office:string-value="516,frequency_BodyMotion_Accelerometer_Jerk_Magnitude_Mean" calcext:value-type="string">
            <text:p>516,frequency_BodyMotion_Accelerometer_Jerk_Magnitude_Mean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requency_BodyMotion_Gyroscope_Magnitude_Mean</text:p>
          </table:table-cell>
          <table:table-cell table:formula="of:=TRIM([.A33])&amp;&quot;,&quot;&amp;TRIM([.B33])" office:value-type="string" office:string-value="529,frequency_BodyMotion_Gyroscope_Magnitude_Mean" calcext:value-type="string">
            <text:p>529,frequency_BodyMotion_Gyroscope_Magnitude_Mean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requency_BodyMotion_Gyroscope_Jerk_Magnitude_Mean</text:p>
          </table:table-cell>
          <table:table-cell table:formula="of:=TRIM([.A34])&amp;&quot;,&quot;&amp;TRIM([.B34])" office:value-type="string" office:string-value="542,frequency_BodyMotion_Gyroscope_Jerk_Magnitude_Mean" calcext:value-type="string">
            <text:p>542,frequency_BodyMotion_Gyroscope_Jerk_Magnitude_Me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_BodyMotion_Accelerometer_Xaxis_StandardDeviation</text:p>
          </table:table-cell>
          <table:table-cell table:formula="of:=TRIM([.A35])&amp;&quot;,&quot;&amp;TRIM([.B35])" office:value-type="string" office:string-value="4,time_BodyMotion_Accelerometer_Xaxis_StandardDeviation" calcext:value-type="string">
            <text:p>4,time_BodyMotion_Accelerometer_Xaxis_StandardDevi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_BodyMotion_Accelerometer_Yaxis_StandardDeviation</text:p>
          </table:table-cell>
          <table:table-cell table:formula="of:=TRIM([.A36])&amp;&quot;,&quot;&amp;TRIM([.B36])" office:value-type="string" office:string-value="5,time_BodyMotion_Accelerometer_Yaxis_StandardDeviation" calcext:value-type="string">
            <text:p>5,time_BodyMotion_Accelerometer_Yaxis_StandardDevi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e_BodyMotion_Accelerometer_Zaxis_StandardDeviation</text:p>
          </table:table-cell>
          <table:table-cell table:formula="of:=TRIM([.A37])&amp;&quot;,&quot;&amp;TRIM([.B37])" office:value-type="string" office:string-value="6,time_BodyMotion_Accelerometer_Zaxis_StandardDeviation" calcext:value-type="string">
            <text:p>6,time_BodyMotion_Accelerometer_Zaxis_StandardDeviati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e_GravityAcceleration_Accelerometer_Xaxis_StandardDeviation</text:p>
          </table:table-cell>
          <table:table-cell table:formula="of:=TRIM([.A38])&amp;&quot;,&quot;&amp;TRIM([.B38])" office:value-type="string" office:string-value="44,time_GravityAcceleration_Accelerometer_Xaxis_StandardDeviation" calcext:value-type="string">
            <text:p>44,time_GravityAcceleration_Accelerometer_Xaxis_StandardDeviati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e_GravityAcceleration_Accelerometer_Yaxis_StandardDeviation</text:p>
          </table:table-cell>
          <table:table-cell table:formula="of:=TRIM([.A39])&amp;&quot;,&quot;&amp;TRIM([.B39])" office:value-type="string" office:string-value="45,time_GravityAcceleration_Accelerometer_Yaxis_StandardDeviation" calcext:value-type="string">
            <text:p>45,time_GravityAcceleration_Accelerometer_Yaxis_StandardDeviati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e_GravityAcceleration_Accelerometer_Zaxis_StandardDeviation</text:p>
          </table:table-cell>
          <table:table-cell table:formula="of:=TRIM([.A40])&amp;&quot;,&quot;&amp;TRIM([.B40])" office:value-type="string" office:string-value="46,time_GravityAcceleration_Accelerometer_Zaxis_StandardDeviation" calcext:value-type="string">
            <text:p>46,time_GravityAcceleration_Accelerometer_Zaxis_StandardDeviati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ime_BodyMotion_Accelerometer_Jerk_Xaxis_StandardDeviation</text:p>
          </table:table-cell>
          <table:table-cell table:formula="of:=TRIM([.A41])&amp;&quot;,&quot;&amp;TRIM([.B41])" office:value-type="string" office:string-value="84,time_BodyMotion_Accelerometer_Jerk_Xaxis_StandardDeviation" calcext:value-type="string">
            <text:p>84,time_BodyMotion_Accelerometer_Jerk_Xaxis_StandardDeviati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ime_BodyMotion_Accelerometer_Jerk_Yaxis_StandardDeviation</text:p>
          </table:table-cell>
          <table:table-cell table:formula="of:=TRIM([.A42])&amp;&quot;,&quot;&amp;TRIM([.B42])" office:value-type="string" office:string-value="85,time_BodyMotion_Accelerometer_Jerk_Yaxis_StandardDeviation" calcext:value-type="string">
            <text:p>85,time_BodyMotion_Accelerometer_Jerk_Yaxis_StandardDeviati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ime_BodyMotion_Accelerometer_Jerk_Zaxis_StandardDeviation</text:p>
          </table:table-cell>
          <table:table-cell table:formula="of:=TRIM([.A43])&amp;&quot;,&quot;&amp;TRIM([.B43])" office:value-type="string" office:string-value="86,time_BodyMotion_Accelerometer_Jerk_Zaxis_StandardDeviation" calcext:value-type="string">
            <text:p>86,time_BodyMotion_Accelerometer_Jerk_Zaxis_StandardDeviatio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ime_BodyMotion_Gyroscope_Xaxis_StandardDeviation</text:p>
          </table:table-cell>
          <table:table-cell table:formula="of:=TRIM([.A44])&amp;&quot;,&quot;&amp;TRIM([.B44])" office:value-type="string" office:string-value="124,time_BodyMotion_Gyroscope_Xaxis_StandardDeviation" calcext:value-type="string">
            <text:p>124,time_BodyMotion_Gyroscope_Xaxis_StandardDeviati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ime_BodyMotion_Gyroscope_Yaxis_StandardDeviation</text:p>
          </table:table-cell>
          <table:table-cell table:formula="of:=TRIM([.A45])&amp;&quot;,&quot;&amp;TRIM([.B45])" office:value-type="string" office:string-value="125,time_BodyMotion_Gyroscope_Yaxis_StandardDeviation" calcext:value-type="string">
            <text:p>125,time_BodyMotion_Gyroscope_Yaxis_StandardDeviati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ime_BodyMotion_Gyroscope_Zaxis_StandardDeviation</text:p>
          </table:table-cell>
          <table:table-cell table:formula="of:=TRIM([.A46])&amp;&quot;,&quot;&amp;TRIM([.B46])" office:value-type="string" office:string-value="126,time_BodyMotion_Gyroscope_Zaxis_StandardDeviation" calcext:value-type="string">
            <text:p>126,time_BodyMotion_Gyroscope_Zaxis_StandardDeviatio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ime_BodyMotion_Gyroscope_Jerk_Xaxis_StandardDeviation</text:p>
          </table:table-cell>
          <table:table-cell table:formula="of:=TRIM([.A47])&amp;&quot;,&quot;&amp;TRIM([.B47])" office:value-type="string" office:string-value="164,time_BodyMotion_Gyroscope_Jerk_Xaxis_StandardDeviation" calcext:value-type="string">
            <text:p>164,time_BodyMotion_Gyroscope_Jerk_Xaxis_StandardDeviatio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ime_BodyMotion_Gyroscope_Jerk_Yaxis_StandardDeviation</text:p>
          </table:table-cell>
          <table:table-cell table:formula="of:=TRIM([.A48])&amp;&quot;,&quot;&amp;TRIM([.B48])" office:value-type="string" office:string-value="165,time_BodyMotion_Gyroscope_Jerk_Yaxis_StandardDeviation" calcext:value-type="string">
            <text:p>165,time_BodyMotion_Gyroscope_Jerk_Yaxis_StandardDeviati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ime_BodyMotion_Gyroscope_Jerk_Zaxis_StandardDeviation</text:p>
          </table:table-cell>
          <table:table-cell table:formula="of:=TRIM([.A49])&amp;&quot;,&quot;&amp;TRIM([.B49])" office:value-type="string" office:string-value="166,time_BodyMotion_Gyroscope_Jerk_Zaxis_StandardDeviation" calcext:value-type="string">
            <text:p>166,time_BodyMotion_Gyroscope_Jerk_Zaxis_StandardDeviatio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ime_BodyMotion_Accelerometer_Magnitude_StandardDeviation</text:p>
          </table:table-cell>
          <table:table-cell table:formula="of:=TRIM([.A50])&amp;&quot;,&quot;&amp;TRIM([.B50])" office:value-type="string" office:string-value="202,time_BodyMotion_Accelerometer_Magnitude_StandardDeviation" calcext:value-type="string">
            <text:p>202,time_BodyMotion_Accelerometer_Magnitude_StandardDeviatio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ime_GravityAcceleration_Accelerometer_Magnitude_StandardDeviation</text:p>
          </table:table-cell>
          <table:table-cell table:formula="of:=TRIM([.A51])&amp;&quot;,&quot;&amp;TRIM([.B51])" office:value-type="string" office:string-value="215,time_GravityAcceleration_Accelerometer_Magnitude_StandardDeviation" calcext:value-type="string">
            <text:p>215,time_GravityAcceleration_Accelerometer_Magnitude_StandardDeviatio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ime_BodyMotion_Accelerometer_Jerk_Magnitude_StandardDeviation</text:p>
          </table:table-cell>
          <table:table-cell table:formula="of:=TRIM([.A52])&amp;&quot;,&quot;&amp;TRIM([.B52])" office:value-type="string" office:string-value="228,time_BodyMotion_Accelerometer_Jerk_Magnitude_StandardDeviation" calcext:value-type="string">
            <text:p>228,time_BodyMotion_Accelerometer_Jerk_Magnitude_StandardDeviatio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ime_BodyMotion_Gyroscope_Magnitude_StandardDeviation</text:p>
          </table:table-cell>
          <table:table-cell table:formula="of:=TRIM([.A53])&amp;&quot;,&quot;&amp;TRIM([.B53])" office:value-type="string" office:string-value="241,time_BodyMotion_Gyroscope_Magnitude_StandardDeviation" calcext:value-type="string">
            <text:p>241,time_BodyMotion_Gyroscope_Magnitude_StandardDeviatio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ime_BodyMotion_Gyroscope_Jerk_Magnitude_StandardDeviation</text:p>
          </table:table-cell>
          <table:table-cell table:formula="of:=TRIM([.A54])&amp;&quot;,&quot;&amp;TRIM([.B54])" office:value-type="string" office:string-value="254,time_BodyMotion_Gyroscope_Jerk_Magnitude_StandardDeviation" calcext:value-type="string">
            <text:p>254,time_BodyMotion_Gyroscope_Jerk_Magnitude_StandardDeviation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requency_BodyMotion_Accelerometer_Xaxis_StandardDeviation</text:p>
          </table:table-cell>
          <table:table-cell table:formula="of:=TRIM([.A55])&amp;&quot;,&quot;&amp;TRIM([.B55])" office:value-type="string" office:string-value="269,frequency_BodyMotion_Accelerometer_Xaxis_StandardDeviation" calcext:value-type="string">
            <text:p>269,frequency_BodyMotion_Accelerometer_Xaxis_StandardDeviatio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requency_BodyMotion_Accelerometer_Yaxis_StandardDeviation</text:p>
          </table:table-cell>
          <table:table-cell table:formula="of:=TRIM([.A56])&amp;&quot;,&quot;&amp;TRIM([.B56])" office:value-type="string" office:string-value="270,frequency_BodyMotion_Accelerometer_Yaxis_StandardDeviation" calcext:value-type="string">
            <text:p>270,frequency_BodyMotion_Accelerometer_Yaxis_StandardDeviatio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requency_BodyMotion_Accelerometer_Zaxis_StandardDeviation</text:p>
          </table:table-cell>
          <table:table-cell table:formula="of:=TRIM([.A57])&amp;&quot;,&quot;&amp;TRIM([.B57])" office:value-type="string" office:string-value="271,frequency_BodyMotion_Accelerometer_Zaxis_StandardDeviation" calcext:value-type="string">
            <text:p>271,frequency_BodyMotion_Accelerometer_Zaxis_StandardDeviation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requency_BodyMotion_Accelerometer_Jerk_Xaxis_StandardDeviation</text:p>
          </table:table-cell>
          <table:table-cell table:formula="of:=TRIM([.A58])&amp;&quot;,&quot;&amp;TRIM([.B58])" office:value-type="string" office:string-value="348,frequency_BodyMotion_Accelerometer_Jerk_Xaxis_StandardDeviation" calcext:value-type="string">
            <text:p>348,frequency_BodyMotion_Accelerometer_Jerk_Xaxis_StandardDeviatio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requency_BodyMotion_Accelerometer_Jerk_Yaxis_StandardDeviation</text:p>
          </table:table-cell>
          <table:table-cell table:formula="of:=TRIM([.A59])&amp;&quot;,&quot;&amp;TRIM([.B59])" office:value-type="string" office:string-value="349,frequency_BodyMotion_Accelerometer_Jerk_Yaxis_StandardDeviation" calcext:value-type="string">
            <text:p>349,frequency_BodyMotion_Accelerometer_Jerk_Yaxis_StandardDeviatio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requency_BodyMotion_Accelerometer_Jerk_Zaxis_StandardDeviation</text:p>
          </table:table-cell>
          <table:table-cell table:formula="of:=TRIM([.A60])&amp;&quot;,&quot;&amp;TRIM([.B60])" office:value-type="string" office:string-value="350,frequency_BodyMotion_Accelerometer_Jerk_Zaxis_StandardDeviation" calcext:value-type="string">
            <text:p>350,frequency_BodyMotion_Accelerometer_Jerk_Zaxis_StandardDeviatio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requency_BodyMotion_Gyroscope_Xaxis_StandardDeviation</text:p>
          </table:table-cell>
          <table:table-cell table:formula="of:=TRIM([.A61])&amp;&quot;,&quot;&amp;TRIM([.B61])" office:value-type="string" office:string-value="427,frequency_BodyMotion_Gyroscope_Xaxis_StandardDeviation" calcext:value-type="string">
            <text:p>427,frequency_BodyMotion_Gyroscope_Xaxis_StandardDeviation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requency_BodyMotion_Gyroscope_Yaxis_StandardDeviation</text:p>
          </table:table-cell>
          <table:table-cell table:formula="of:=TRIM([.A62])&amp;&quot;,&quot;&amp;TRIM([.B62])" office:value-type="string" office:string-value="428,frequency_BodyMotion_Gyroscope_Yaxis_StandardDeviation" calcext:value-type="string">
            <text:p>428,frequency_BodyMotion_Gyroscope_Yaxis_StandardDeviation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requency_BodyMotion_Gyroscope_Zaxis_StandardDeviation</text:p>
          </table:table-cell>
          <table:table-cell table:formula="of:=TRIM([.A63])&amp;&quot;,&quot;&amp;TRIM([.B63])" office:value-type="string" office:string-value="429,frequency_BodyMotion_Gyroscope_Zaxis_StandardDeviation" calcext:value-type="string">
            <text:p>429,frequency_BodyMotion_Gyroscope_Zaxis_StandardDeviation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requency_BodyMotion_Accelerometer_Magnitude_StandardDeviation</text:p>
          </table:table-cell>
          <table:table-cell table:formula="of:=TRIM([.A64])&amp;&quot;,&quot;&amp;TRIM([.B64])" office:value-type="string" office:string-value="504,frequency_BodyMotion_Accelerometer_Magnitude_StandardDeviation" calcext:value-type="string">
            <text:p>504,frequency_BodyMotion_Accelerometer_Magnitude_StandardDeviation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requency_BodyMotion_Accelerometer_Jerk_Magnitude_StandardDeviation</text:p>
          </table:table-cell>
          <table:table-cell table:formula="of:=TRIM([.A65])&amp;&quot;,&quot;&amp;TRIM([.B65])" office:value-type="string" office:string-value="517,frequency_BodyMotion_Accelerometer_Jerk_Magnitude_StandardDeviation" calcext:value-type="string">
            <text:p>517,frequency_BodyMotion_Accelerometer_Jerk_Magnitude_StandardDeviation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requency_BodyMotion_Gyroscope_Magnitude_StandardDeviation</text:p>
          </table:table-cell>
          <table:table-cell table:formula="of:=TRIM([.A66])&amp;&quot;,&quot;&amp;TRIM([.B66])" office:value-type="string" office:string-value="530,frequency_BodyMotion_Gyroscope_Magnitude_StandardDeviation" calcext:value-type="string">
            <text:p>530,frequency_BodyMotion_Gyroscope_Magnitude_StandardDeviation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requency_BodyMotion_Gyroscope_Jerk_Magnitude_StandardDeviation</text:p>
          </table:table-cell>
          <table:table-cell table:formula="of:=TRIM([.A67])&amp;&quot;,&quot;&amp;TRIM([.B67])" office:value-type="string" office:string-value="543,frequency_BodyMotion_Gyroscope_Jerk_Magnitude_StandardDeviation" calcext:value-type="string">
            <text:p>543,frequency_BodyMotion_Gyroscope_Jerk_Magnitude_StandardDeviation</text:p>
          </table:table-cell>
        </table:table-row>
      </table:table>
      <table:named-expressions/>
      <table:database-ranges>
        <table:database-range table:name="__Anonymous_Sheet_DB__0" table:target-range-address="Sheet1.A2:Sheet1.S563" table:display-filter-buttons="true">
          <table:filter>
            <table:filter-and>
              <table:filter-condition table:field-number="4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07:56:12.898963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21:46:10.928041168</meta:creation-date>
    <dc:date>2015-06-18T09:13:03.988089160</dc:date>
    <meta:editing-duration>PT42M8S</meta:editing-duration>
    <meta:editing-cycles>4</meta:editing-cycles>
    <meta:generator>LibreOffice/4.3.3.2$Linux_X86_64 LibreOffice_project/430m0$Build-2</meta:generator>
    <meta:document-statistic meta:table-count="2" meta:cell-count="4185" meta:object-count="0"/>
  </office:meta>
</office:document-meta>
</file>